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rutiger55Roman" svg:font-family="Frutiger55Roman"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S Reference Sans Serif" svg:font-family="'MS Reference Sans Serif'" style:font-pitch="variable"/>
    <style:font-face style:name="Palatino" svg:font-family="Palatino"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tr" fo:country="TR"/>
    </style:style>
    <style:style style:name="P6" style:family="paragraph" style:parent-style-name="TR_20_Baslik_20_1">
      <style:paragraph-properties fo:break-before="page"/>
      <style:text-properties style:font-name="Lato" fo:language="fr" fo:country="FR"/>
    </style:style>
    <style:style style:name="P7" style:family="paragraph" style:parent-style-name="TR_20_Ana_20_Metin">
      <style:paragraph-properties fo:text-align="center" style:justify-single-word="false" fo:break-before="page"/>
      <style:text-properties style:font-name="Lato"/>
    </style:style>
    <style:style style:name="P8" style:family="paragraph" style:parent-style-name="tr_20_son_20_ayet">
      <style:text-properties style:font-name="Lato" fo:language="fr" fo:country="FR"/>
    </style:style>
    <style:style style:name="P9" style:family="paragraph" style:parent-style-name="Contents_20_5">
      <style:text-properties style:font-name="Lato"/>
    </style:style>
    <style:style style:name="P10" style:family="paragraph" style:parent-style-name="TR_20_Alinti_20_Italik">
      <style:text-properties style:font-name="Lato"/>
    </style:style>
    <style:style style:name="P11" style:family="paragraph" style:parent-style-name="TR_20_Alinti_20_Italik">
      <style:text-properties style:font-name="Lato" fo:language="fr" fo:country="FR"/>
    </style:style>
    <style:style style:name="P12" style:family="paragraph" style:parent-style-name="TR_20_Ana_20_Metin">
      <style:text-properties style:font-name="Lato"/>
    </style:style>
    <style:style style:name="P13" style:family="paragraph" style:parent-style-name="TR_20_Ana_20_Metin">
      <style:text-properties style:font-name="Lato" fo:language="fr" fo:country="FR"/>
    </style:style>
    <style:style style:name="P14" style:family="paragraph" style:parent-style-name="TR_20_Ana_20_Metin">
      <style:text-properties style:font-name="Lato" fo:language="tr" fo:country="TR"/>
    </style:style>
    <style:style style:name="P15" style:family="paragraph" style:parent-style-name="TR_20_Ana_20_Metin">
      <style:text-properties style:font-name="Lato" fo:language="tr" fo:country="TR" style:font-name-complex="Frutiger55Roman"/>
    </style:style>
    <style:style style:name="P16" style:family="paragraph" style:parent-style-name="TR_20_Ana_20_Metin">
      <style:paragraph-properties fo:text-align="center" style:justify-single-word="false"/>
      <style:text-properties style:font-name="Lato" fo:language="tr" fo:country="TR"/>
    </style:style>
    <style:style style:name="P17" style:family="paragraph" style:parent-style-name="TR_20_Ana_20_Metin">
      <style:text-properties style:font-name="Lato" fo:language="tr" fo:country="TR" fo:font-weight="bold" style:font-weight-asian="bold" style:font-weight-complex="bold"/>
    </style:style>
    <style:style style:name="P18" style:family="paragraph" style:parent-style-name="TR_20_Ana_20_Metin">
      <style:text-properties style:font-name="Lato" fo:language="tr" fo:country="TR" style:text-underline-style="solid" style:text-underline-width="auto" style:text-underline-color="font-color"/>
    </style:style>
    <style:style style:name="P19" style:family="paragraph" style:parent-style-name="TR_20_Ana_20_Metin">
      <style:paragraph-properties fo:text-align="center" style:justify-single-word="false"/>
      <style:text-properties style:font-name="Lato"/>
    </style:style>
    <style:style style:name="P20" style:family="paragraph" style:parent-style-name="TR_20_Ana_20_Metin">
      <style:text-properties style:font-name="Lato" fo:font-size="9pt" style:font-size-asian="9pt" style:font-size-complex="9pt"/>
    </style:style>
    <style:style style:name="P21" style:family="paragraph" style:parent-style-name="TR_20_Ana_20_Metin">
      <style:text-properties style:font-name="Lato" fo:font-size="9pt" fo:language="tr" fo:country="TR" style:font-size-asian="9pt" style:font-name-complex="HelveticaTurk" style:font-size-complex="9pt"/>
    </style:style>
    <style:style style:name="P22" style:family="paragraph" style:parent-style-name="TR_20_Ana_20_Metin">
      <style:text-properties style:font-name="Lato" fo:font-size="13pt" fo:language="tr" fo:country="TR" style:font-size-asian="13pt" style:font-size-complex="13pt"/>
    </style:style>
    <style:style style:name="P23" style:family="paragraph" style:parent-style-name="TR_20_Ana_20_Metin">
      <style:text-properties style:font-name="Lato" fo:font-size="8.5pt" fo:language="tr" fo:country="TR" style:font-size-asian="8.5pt" style:font-size-complex="8.5pt"/>
    </style:style>
    <style:style style:name="P24" style:family="paragraph" style:parent-style-name="TR_20_Ana_20_Metin">
      <style:text-properties style:text-position="sub 58%" style:font-name="Lato" fo:language="fr" fo:country="FR"/>
    </style:style>
    <style:style style:name="P25" style:family="paragraph" style:parent-style-name="TR_20_Ana_20_Metin_20_Bold">
      <style:text-properties style:font-name="Lato"/>
    </style:style>
    <style:style style:name="P26" style:family="paragraph" style:parent-style-name="TR_20_Ana_20_Metin_20_Bold">
      <style:paragraph-properties fo:text-align="center" style:justify-single-word="false"/>
      <style:text-properties style:font-name="Lato"/>
    </style:style>
    <style:style style:name="P27" style:family="paragraph" style:parent-style-name="TR_20_Ana_20_Metin_20_Bold">
      <style:text-properties style:font-name="Lato" style:text-underline-style="solid" style:text-underline-width="auto" style:text-underline-color="font-color"/>
    </style:style>
    <style:style style:name="P28" style:family="paragraph" style:parent-style-name="TR_20_Ayet">
      <style:text-properties style:font-name="Lato" fo:language="tr" fo:country="TR"/>
    </style:style>
    <style:style style:name="P29" style:family="paragraph" style:parent-style-name="TR_20_Ayet">
      <style:text-properties style:font-name="Lato" fo:language="fr" fo:country="FR"/>
    </style:style>
    <style:style style:name="P30" style:family="paragraph" style:parent-style-name="TR_20_Baslik_20_2">
      <style:text-properties style:font-name="Lato"/>
    </style:style>
    <style:style style:name="P31" style:family="paragraph" style:parent-style-name="TR_20_Baslik_20_2">
      <style:text-properties style:font-name="Lato" fo:language="tr" fo:country="TR"/>
    </style:style>
    <style:style style:name="P32" style:family="paragraph" style:parent-style-name="TR_20_Baslik_20_2">
      <style:text-properties style:font-name="Lato" fo:language="fr" fo:country="FR"/>
    </style:style>
    <style:style style:name="P33" style:family="paragraph" style:parent-style-name="TR_20_Baslik_20_3">
      <style:text-properties style:font-name="Lato"/>
    </style:style>
    <style:style style:name="P34" style:family="paragraph" style:parent-style-name="TR_20_Baslik_20_3">
      <style:text-properties style:font-name="Lato" fo:language="tr" fo:country="TR"/>
    </style:style>
    <style:style style:name="P35" style:family="paragraph" style:parent-style-name="TR_20_Baslik_20_3">
      <style:text-properties style:font-name="Lato" fo:language="fr" fo:country="FR"/>
    </style:style>
    <style:style style:name="P36" style:family="paragraph" style:parent-style-name="TR_20_Baslik_20_4">
      <style:text-properties style:font-name="Lato"/>
    </style:style>
    <style:style style:name="P37" style:family="paragraph" style:parent-style-name="TR_20_Baslik_20_4">
      <style:text-properties style:font-name="Lato" fo:language="tr" fo:country="TR"/>
    </style:style>
    <style:style style:name="P38" style:family="paragraph" style:parent-style-name="Tr_20_Giris_20_1">
      <style:text-properties style:font-name="Lato" fo:language="tr" fo:country="TR"/>
    </style:style>
    <style:style style:name="P39"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fo:font-style="italic" style:font-style-asian="italic"/>
    </style:style>
    <style:style style:name="T3" style:family="text">
      <style:text-properties fo:language="fr" fo:country="FR" fo:font-weight="bold" style:font-weight-asian="bold"/>
    </style:style>
    <style:style style:name="T4" style:family="text">
      <style:text-properties fo:language="tr" fo:country="TR"/>
    </style:style>
    <style:style style:name="T5" style:family="text">
      <style:text-properties fo:language="tr" fo:country="TR" fo:font-weight="bold" style:font-weight-asian="bold"/>
    </style:style>
    <style:style style:name="T6" style:family="text">
      <style:text-properties fo:language="tr" fo:country="TR" fo:font-weight="bold" style:font-weight-asian="bold" style:font-weight-complex="bold"/>
    </style:style>
    <style:style style:name="T7" style:family="text">
      <style:text-properties fo:language="tr" fo:country="TR" fo:font-style="italic" style:font-style-asian="italic" style:font-style-complex="italic"/>
    </style:style>
    <style:style style:name="T8" style:family="text">
      <style:text-properties fo:language="tr" fo:country="TR" style:font-name-asian="Times New Roman"/>
    </style:style>
    <style:style style:name="T9" style:family="text">
      <style:text-properties fo:language="tr" fo:country="TR" style:font-name-complex="Frutiger55Roman"/>
    </style:style>
    <style:style style:name="T10" style:family="text">
      <style:text-properties fo:language="tr" fo:country="TR" style:font-name-complex="Zapf Dingbats"/>
    </style:style>
    <style:style style:name="T11" style:family="text">
      <style:text-properties fo:language="tr" fo:country="TR" style:font-name-asian="Wingdings" style:font-name-complex="Wingdings"/>
    </style:style>
    <style:style style:name="T12" style:family="text">
      <style:text-properties fo:language="tr" fo:country="TR" style:font-name-asian="ZapfDingbats" style:font-name-complex="ZapfDingbats"/>
    </style:style>
    <style:style style:name="T13" style:family="text">
      <style:text-properties fo:language="tr" fo:country="TR" style:font-name-complex="MS Reference Sans Serif"/>
    </style:style>
    <style:style style:name="T14" style:family="text">
      <style:text-properties fo:language="tr" fo:country="TR" style:font-name-asian="Symbol" style:font-name-complex="Symbol"/>
    </style:style>
    <style:style style:name="T15" style:family="text">
      <style:text-properties style:font-name-asian="Times New Roman"/>
    </style:style>
    <style:style style:name="T16" style:family="text">
      <style:text-properties fo:letter-spacing="-0.009cm" fo:language="tr" fo:country="TR" fo:font-weight="bold" style:font-weight-asian="bold" style:font-weight-complex="bold"/>
    </style:style>
    <style:style style:name="T17" style:family="text">
      <style:text-properties style:text-position="sub 58%" fo:language="tr" fo:country="TR"/>
    </style:style>
    <style:style style:name="T18" style:family="text">
      <style:text-properties style:text-position="sub 58%" fo:language="fr" fo:country="FR"/>
    </style:style>
    <style:style style:name="T19"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DÜŞÜNEN İNSANLAR İÇİN</text:h>
      <text:p text:style-name="P13"/>
      <text:p text:style-name="P13"/>
      <text:p text:style-name="P3">HARUN YAHYA (ADNAN OKTAR)</text:p>
      <text:p text:style-name="P13"/>
      <text:p text:style-name="P13"/>
      <text:h text:style-name="P5" text:outline-level="1">YAZAR VE ESERLERİ HAKKINDA</text:h>
      <text:p text:style-name="P14"/>
      <text:p text:style-name="P14"/>
      <text:p text:style-name="P1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4">Harun Yahya'nın eserleri yaklaşık 40.000 resmin yer aldığı toplam 55.000 sayfalık bir külliyattır ve bu külliyat 73 farklı dile çevrilmiştir.</text:p>
      <text:p text:style-name="P14">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text:s text:c="2"/>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4">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4"><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4">Bu gerçekler göz önünde bulundurulduğunda, insanların görmediklerini görmelerini sağlayan, hidayetlerine vesile olan bu eserlerin okunmasını teşvik etmenin de, çok önemli bir hizmet olduğu ortaya çıkmaktadır.</text:p>
      <text:p text:style-name="P1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4">Bu önemli hizmette öncü rolü üstlenmiş olan Harun Yahya Külliyatı, Allah'ın izniyle, 21. yüzyılda dünya insanlarını Kuran'da tarif edilen huzur ve barışa, doğruluk ve adalete, güzellik ve mutluluğa taşımaya bir vesile olacaktır.</text:p>
      <text:p text:style-name="P14"/>
      <text:p text:style-name="P14"/>
      <text:p text:style-name="P7"><text:span text:style-name="T4">Bu kitapta kullanılan ayetler, Ali Bulaç'ın hazırladığı<text:line-break/>"Kur'an-ı Kerim ve Türkçe Anlamı" <text:line-break/>isimli mealden alınmıştır</text:span><text:span text:style-name="T9">.</text:span></text:p>
      <text:p text:style-name="P15"/>
      <text:p text:style-name="P14"/>
      <text:p text:style-name="P16">Üçüncü Baskı: Nisan 1999</text:p>
      <text:p text:style-name="P16">Dördüncü Baskı: Aralık 2000</text:p>
      <text:p text:style-name="P16">Beşinci Baskı: Kasım 2002</text:p>
      <text:p text:style-name="P16">Altıncı Baskı: Ağustos 2005</text:p>
      <text:p text:style-name="P16">Yedinci Baskı: Şubat 2015</text:p>
      <text:p text:style-name="P14"/>
      <text:p text:style-name="P14"/>
      <text:p text:style-name="P14"/>
      <text:p text:style-name="P26">ARAŞTIRMA YAYINCILIK</text:p>
      <text:p text:style-name="P19">Kayışdağı Mah. Değirmen sokak No: 3</text:p>
      <text:p text:style-name="P19">Ataşehir - İstanbul Tel: (0216) 660 00 59</text:p>
      <text:p text:style-name="P12"/>
      <text:p text:style-name="P12"/>
      <text:p text:style-name="P19">Baskı: Express Basımevi</text:p>
      <text:p text:style-name="P19">Deposite İş Merkezi A6 Blok No: 309</text:p>
      <text:p text:style-name="P19">İkitelli OSB / Küçükçekmece / İstanbul</text:p>
      <text:p text:style-name="P19">Tel: (0 212) 671 61 51</text:p>
      <text:p text:style-name="P20"/>
      <text:p text:style-name="P12"/>
      <text:p text:style-name="P26">www.harunyahya.org <text:s/>- www.harunyahya.net</text:p>
      <text:p text:style-name="P26">www.harunyahya.tv - www.a9.com.tr</text:p>
      <text:p text:style-name="P21"/>
      <text:p text:style-name="P14"/>
      <text:h text:style-name="P5" text:outline-level="1">GÖKLERDEKİ VE YERDEKİ DELİLLER<text:line-break/>DÜŞÜNEN İNSANLAR İÇİN</text:h>
      <text:p text:style-name="P14"/>
      <text:p text:style-name="P14"/>
      <text:p text:style-name="P28">Şüphesiz, mü’minler için göklerde ve yerde ayetler vardır. Sizin yaratılışınızda ve türeyip-yaydığı canlılarda kesin bilgiyle inanan bir kavim için ayetler vardır. (Casiye Suresi, 3-4)</text:p>
      <text:p text:style-name="P14"/>
      <text:h text:style-name="P5" text:outline-level="1">OKUYUCUYA</text:h>
      <text:p text:style-name="P22"/>
      <text:p text:style-name="P14"/>
      <text:p text:style-name="P14">•<text:span text:style-name="T15">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4">•<text:span text:style-name="T15"> </text:span>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4">•<text:span text:style-name="T15">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4">•<text:span text:style-name="T15">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4">•<text:span text:style-name="T15">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4">•<text:span text:style-name="T15">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4">•<text:span text:style-name="T15">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14"/>
      <text:p text:style-name="P14"/>
      <text:h text:style-name="P5" text:outline-level="1">İÇİNDEKİLER</text:h>
      <text:p text:style-name="P14"/>
      <text:p text:style-name="P14"/>
      <text:h text:style-name="P9" text:outline-level="1"><text:span text:style-name="T4">G</text:span>İ<text:span text:style-name="T4">R</text:span>İŞ<text:span text:style-name="T4"><text:tab/>11</text:span></text:h>
      <text:h text:style-name="P9" text:outline-level="1"><text:span text:style-name="T5">1. BÖLÜM:<text:line-break/></text:span><text:span text:style-name="T4">KURAN'DA DİKKAT ÇEKİLEN DÖRT HAYVAN<text:tab/>18</text:span></text:h>
      <text:h text:style-name="P9" text:outline-level="1"><text:span text:style-name="T5">2. BÖLÜM:<text:line-break/></text:span><text:span text:style-name="T4">İNSAN<text:tab/>65</text:span></text:h>
      <text:h text:style-name="P9" text:outline-level="1"><text:span text:style-name="T5">3. BÖLÜM:<text:line-break/></text:span><text:span text:style-name="T4">CANLILARDAKİ İBRETLER<text:tab/>124</text:span></text:h>
      <text:h text:style-name="P9" text:outline-level="1"><text:span text:style-name="T5">4. BÖLÜM:<text:line-break/></text:span><text:span text:style-name="T4">DÜNYA<text:tab/>229</text:span></text:h>
      <text:h text:style-name="P9" text:outline-level="1"><text:span text:style-name="T5">5. BÖLÜM:<text:line-break/></text:span><text:span text:style-name="T4">DARWINİZM’İN ÇÖKÜŞÜ<text:tab/>252</text:span></text:h>
      <text:p text:style-name="P14"/>
      <text:p text:style-name="P14"/>
      <text:h text:style-name="P5" text:outline-level="1">Giriş</text:h>
      <text:p text:style-name="P14"/>
      <text:p text:style-name="P14"/>
      <text:p text:style-name="P38">O, biri diğeriyle 'tam bir uyum' (mutabakat) içinde yedi gök yaratmış olandır. Rahman (olan Allah)ın yaratmasında hiç bir 'çelişki ve uygunsuzluk' (tefavüt) göremezsin. İşte gözü(nü) çevirip-gezdir; herhangi bir çatlaklık (bozukluk ve çarpıklık) görüyor musun?</text:p>
      <text:p text:style-name="P38">Sonra gözünü iki kere daha çevirip-gezdir; o göz (uyumsuzluk bulmaktan) umudunu kesmiş bir halde bitkin olarak sana dönecektir.</text:p>
      <text:p text:style-name="P38">(Mülk Suresi, 3-4)</text:p>
      <text:p text:style-name="P14"/>
      <text:p text:style-name="P14"/>
      <text:p text:style-name="P14">Bugün birçok toplumda, Kuran, asıl amacından çok farklı değerlendirilmektedir. Sorulduğunda "ben Müslümanım" diyen insanların nüfusun çoğnuluğunu oluşturduğu ülkelerde ve hatta İslam dünyasının genelinde, Kuran'ın içinde nelerin yazdığını bilen insan sayısı oldukça azdır. </text:p>
      <text:p text:style-name="P14">Kuran, genellikle evlerin duvarlarında süslü bir muhafaza içinde asılı durur. Ve yine genellikle, yaşlılar tarafından okunur. Okuyan kişileri "kazadan-beladan" koruyacağı umulur. Bu batıl inanca göre, belalara karşı bir nevi muska olarak görülür.</text:p>
      <text:p text:style-name="P12"><text:span text:style-name="T4">Oysa, Kuran ayetlerinde Allah, Kuran'ın gönderiliş amacının tüm bu sayılanlardan çok farklı olduğunu bize bildirir. Örneğin İbrahim Suresi'nin 52. ayetinde; </text:span><text:span text:style-name="T6">"İşte bu (Kuran) uyarılıp korkutulsunlar, gerçekten O'nun yalnızca bir tek ilah olduğunu bilsinler ve temiz akıl sahipleri iyice öğüt alıp düşünsünler diye bir bildirip-duyurmadır"</text:span><text:span text:style-name="T4"> şeklinde Allah buyurmaktadır. Buna benzer pek çok ayette, Kuran'ın indirilişinin önemli bir amacının, insanları düşünmeye davet etmek olduğu vurgulanır. </text:span></text:p>
      <text:p text:style-name="P14">Kuran'da, insanlar, toplumun verdiği inanç ve değerleri körü körüne kabul etmekten vazgeçmeye ve düşünmeye davet edilir; tüm önyargıları, tabuları, insan zihnine uygulanan baskıları bir kenara bırakıp özgürce düşünmeye... </text:p>
      <text:p text:style-name="P14">İnsan, nasıl var olduğunu, yaşamının amacının ne olduğunu, neden öldüğünü ve ölümünden sonra kendisini nelerin beklediğini düşünmelidir. Kendinin ve içinde yaşadığı evrenin nasıl var olduğunu ve var olmaya devam ettiğini sorgulamalıdır. Bunu yaparken de, kendini tüm baskı ve önyargılardan kurtarmalıdır. </text:p>
      <text:p text:style-name="P14">Böylece, vicdanını tüm toplumsal, ideolojik ve psikolojik baskılardan kurtararak düşünen insan, hem kendisinin hem de evrenin üstün bir güç tarafından var edilmiş olduğunu rahatlıkla kavrayacaktır. Yalnızca kendi bedenini ya da doğadaki herhangi bir şeyi incelediğinde, büyük bir uyum, plan ve akıl bulacaktır. </text:p>
      <text:p text:style-name="P14">İşte bu aşamada insanın rehberi yine Kuran'dır. Kuran'da insana, neler üzerinde düşünmesi, neleri incelemesi gerektiği bildirilir. Allah'ın varlığına inanan bir kişi, Kuran'da verilen düşünce yöntemleri sayesinde, Allah'ın yaratmasındaki mükemmelliği, sonsuz akıl, bilgi ve gücü daha iyi anlayacaktır. Allah'ın varlığına inanan bir insan, Kuran'da verilen yöntemle düşünmeye başlayınca, tüm evrenin O'nun güç ve sanatının bir göstergesi olduğunu <text:soft-page-break/>fark eder. Çünkü "tabiat bir sanattır; sanatçı olamaz" ve her sanat eseri, o eseri yapanın üstün yeteneğini sergilemek ve vermek istediği mesajları aktarmak için vardır.</text:p>
      <text:p text:style-name="P14">Kuran'la tüm insanlar, Allah'ın varlığına, birliğine ve sıfatlarına açıkça şahitlik eden pek çok olay ve canlı üzerinde inceden inceye düşünmeye davet edilir. Ve Kuran'da bütün bu şahitlik eden varlıklara, "ispatlı delil, kesin bilgi ve gerçek ifade eden" anlamına gelen "ayet" ismi verilir. Dolayısıyla, Allah'ın ayetleri, evrenin her köşesinde Allah'ın varlığını ve vasıflarını gösterip-bildiren tüm varlıkları kapsar. Bakmasını bilen bir göz ise, aslında bütün varlık aleminin yalnızca Allah'ın ayetlerinden oluştuğunu görecektir.</text:p>
      <text:p text:style-name="P14">İşte insanın görevi budur, Allah'ın ayetlerini görmek... Böylece, kendisini ve tüm diğer varlıkları yaratan Rabbimizi tanıyacak, O'na yakınlaşacak, varlığının ve hayatının anlamını çözecek ve kurtuluşa ulaşacaktır.</text:p>
      <text:p text:style-name="P14">Kuşkusuz İnsanın aldığı nefesten, toplumsal ve politik gelişmelere, evrendeki büyük uyumdan, tüm varlıkların yapıtaşı olan atoma kadar herşey Allah'ın birer ayetidir ve O'nun koyduğu kurallarla, O'nun kontrolü ve bilgisi dahilinde işler. Bu nedenle Allah'ın ayetlerini bilip-tanımak, her insanın kendi başına girişeceği bir çabadır. Herkes, kendi aklı ve vicdanı oranında Allah'ın ayetlerini bilip-tanıyacaktır.</text:p>
      <text:p text:style-name="P14">Elbette her konuda olduğu gibi, bu noktada da insanın yol göstericisi Kuran'dır. İnsan, tüm evrenin Allah'ın yarattığı şeylerin bir bütünü olduğunu kavrayacak düşünce yapısına kavuşmak için, Kuran'da özellikle dikkat çekilen belirli konuları inceleyebilir.</text:p>
      <text:p text:style-name="P14">İşte bu kitap, Allah'ın Kuran'da dikkat çektiği ve üzerinde düşünülmesi istediği bazı konuları gündeme getirmek için yazılmıştır. Allah, doğadaki ayetlerin önemini, Kuran'ın Nahl Suresi'nde şöyle haber vermektedir:</text:p>
      <text:p text:style-name="P28">Sizin için gökten su indiren O'dur; içecek ondan, ağaç ondandır (ki) hayvanlarınızı onda otlatmaktasınız. Onunla sizin için ekin, zeytin, hurmalıklar, üzümler ve meyvelerin her türlüsünden bitirir. Şüphesiz bunda, düşünebilen bir topluluk için ayetler vardır.</text:p>
      <text:p text:style-name="P28">Geceyi, gündüzü, Güneş'i ve Ay'ı sizin emrinize verdi; yıldızlar da O'nun emriyle emre hazır kılınmıştır. Şüphesiz bunda, aklını kullanabilen bir topluluk için ayetler vardır. Yerde sizin için üretip-türettiği çeşitli renklerdekileri de. Şüphesiz bunda, öğüt alıp düşünen bir topluluk için ayetler vardır. Denizi de sizin emrinize veren O'dur, ondan taze et yemektesiniz ve giyiminizde ondan süs eşyaları çıkarmaktasınız. Gemilerin onda (suları) yara yara akıp gittiğini görüyorsun. (Bütün bunlar) O'nun fazlından aramanız ve şükretmeniz içindir. Sizi sarsıntıya uğratır diye yerde sarsılmaz dağlar bıraktı, ırmaklar ve yollar da. Umulur ki doğru yolu bulursunuz. Ve işaretler de; onlar yıldız(lar)la da doğru yolu bulabilirler. Yaratan, hiç yaratmayan gibi midir? Artık öğüt alıp-düşünmez misiniz? (Nahl Suresi, 10-17)</text:p>
      <text:p text:style-name="P14">Kuran'da ayrıca akıl sahiplerini Allah, diğer insanların hiç düşünmediği -ya da "evrim", "tesadüf", "doğa mucizesi" gibi "kuru isimler"le sözde açıklamalarla geçiştirmeye çalıştıkları- konular üzerinde düşünmeye davet eder:</text:p>
      <text:p text:style-name="P28">Şüphesiz göklerin ve yerin yaratılışında, gece ile gündüzün art arda gelişinde temiz akıl sahipleri için gerçekten ayetler vardır. Onlar, ayakta iken, otururken, yan yatarken Allah'ı zikrederler ve göklerin ve yerin yaratılışı konusunda düşünürler. (Ve derler ki:) 'Rabbimiz, Sen bunu boşuna yaratmadın. Sen pek Yücesin, bizi ateşin azabından koru'. (Al-i İmran Suresi, 190-191)</text:p>
      <text:p text:style-name="P14">Bu ayetlerde de görüldüğü gibi akıl sahiplerinin sorumluluğu, Allah'ın ayetlerini görmek ve gördükleri bu mükemmelliklerden yola çıkarak Allah'ın sonsuz bilgi, güç ve sanatını kavramaya çalışmaktır.</text:p>
      <text:p text:style-name="P14">Çünkü Allah'ın ilmi sonsuz, yaratışı kusursuzdur...</text:p>
      <text:p text:style-name="P14"><text:soft-page-break/>Ve düşünen insanlar için, çevrelerindeki herşey bu yaratışın birer delilidir...</text:p>
      <text:p text:style-name="P14"/>
      <text:p text:style-name="P14"/>
      <text:h text:style-name="P5" text:outline-level="1">1. BÖLÜM<text:line-break/>KURAN’DA DİKKAT ÇEKİLEN DÖRT HAYVAN</text:h>
      <text:p text:style-name="P14"/>
      <text:p text:style-name="P14"/>
      <text:p text:style-name="P38">"Şüphesiz Allah, bir (dişi) sivrisineği de, ondan üstün olanı da, (herhangi bir şeyi) örnek vermekten çekinmez. <text:s/>Böylece iman edenler, kuşkusuz bunun Rablerinden gelen bir gerçek olduğunu bilirler; inkâr edenler ise, 'Allah, bu örnekle neyi amaçlamış?' derler. (Oysa Allah,) Bununla birçoğunu saptırır, birçoğunu da hidayete erdirir. Ancak O, fasıklardan başkasını saptırmaz."</text:p>
      <text:p text:style-name="P38">(Bakara Suresi, 26)</text:p>
      <text:p text:style-name="P14"/>
      <text:p text:style-name="P14"/>
      <text:h text:style-name="P31" text:outline-level="2">Sivrisinek</text:h>
      <text:p text:style-name="P14"/>
      <text:p text:style-name="P14">Kitabın giriş bölümünde de vurguladığımız gibi, Kuran'da Allah insanları, doğayı incelemeye ve burada yaratılmış olan "ayetleri" görmeye çağırır. Çünkü evrendeki canlı-cansız tüm varlıklar, "yapılmış" olduklarını gösteren işaretlerle doludur ve kendilerini Yaratanın güç, bilgi ve sanatını göstermek için vardırlar. İnsan, aklını kullanarak bu işaretleri görmek ve Allah'ı tanımakla sorumludur. Kuran'da ayrıca Allah'ın özel olarak dikkat çektiği bazı canlılar da vardır. Sivrisinek, bunlardan biridir. Bakara Suresi'nin 26. ayetinde sivrisinekten Allah şöyle bahseder:</text:p>
      <text:p text:style-name="P28">Şüphesiz Allah, bir (dişi) sivrisineği de, ondan üstün olanı da, (herhangi bir şeyi) örnek vermekten çekinmez. Böylece iman edenler, kuşkusuz bunun Rablerinden gelen bir gerçek olduğunu bilirler; inkâr edenler ise, 'Allah, bu örnekle neyi amaçlamış?' derler. (Oysa Allah,) Bununla birçoğunu saptırır, birçoğunu da hidayete erdirir. Ancak O, fasıklardan başkasını saptırmaz. (Bakara Suresi, 26)</text:p>
      <text:p text:style-name="P14">Değersiz ve sıradan bir canlı gibi görülen sivrisinek bile aslında Allah'ın ayetlerini taşıması bakımından dikkat edilmesi, incelenmesi, üzerinde düşünülmesi gereken bir hayvandır. İşte bu nedenle de <text:s text:c="5"/>Allah "sivrisineği de, ondan üstün olanı da, (herhangi bir şeyi) örnek vermekten çekinmez."</text:p>
      <text:p text:style-name="P14"/>
      <text:h text:style-name="P34" text:outline-level="3">SİVRİSİNEĞİN OLAĞANÜSTÜ MACERASI</text:h>
      <text:p text:style-name="P14">Sivrisineklerle ilgili olarak genelde bilinen, onların kan emici yaratıklar oldukları ve kanla beslendikleridir. Oysa bu tam olarak doğru bir bilgi değildir. Çünkü sivrisineklerin tamamı değil sadece dişileri kan emer. Ayrıca dişilerin kan emme sebepleri besleir. Dişilerin, erkeklerden farklı olarak kan emmelerinin tek nedeni, taşıdıkları <text:soft-page-break/>yumurtaların olgunlaşmak için kanda bulunan proteinlere ihtiyaç duymalarıdır. Başka bir deyişle dişi sivrisinek sadece türünün devamını sağlamak için kan emer.</text:p>
      <text:p text:style-name="P14">Buradaki önemli nokta ise, Allah'ın ayette "dişi sivrisineklere" dikkat çekiyor olmasıdır. Daha önce de belirttiğimiz gibi kan emen ve erkeğe göre daha üstün özelliklere sahip olanlar, sadece dişi sivrisineklerdir. Kuran'ın indirildiği dönemde bu önemli ayrıntının bilinmiyor olmasına rağmen, Allah'ın ayette özellikle "dişi" sivrisineğe dikkat çekmesi elbette oldukça anlamlıdır.</text:p>
      <text:p text:style-name="P14">Sivrisineğin en olağanüstü ve hayranlık uyandırıcı özelliklerinden biri de gelişim sürecidir. Bir canlının küçük bir kurttan, çok farklı değişiklikler geçirerek sivrisineğe dönüşümünün kısa öyküsü şöyledir:</text:p>
      <text:p text:style-name="P14">Kanla beslenen ve olgunlaşan sivrisinek yumurtaları, yaz ya da sonbahar aylarında, nemli yaprakların üzerine veya kurumuş gölcüklere dişi sivrisinek tarafından bırakılırlar. Anne sivrisinek ilk önce karnının altındaki hassas alıcılar yardımıyla, zeminde yumurtalar için uygun koşullar arar. Gereken özelliklere sahip bir yer bulduğunda yumurtlamaya başlar. Uzunlukları 1 milimetreyi dahi bulmayan yumurtalar tek tek ya da gruplar halinde olmak üzere sırayla dizilirler. Bazı türler ise yumurtalarını bir sal oluştururcasına birbirine yapışmış şekilde bırakırlar. Bu yumurta gruplarının bazılarında 300 kadar yumurta bulunur. </text:p>
      <text:p text:style-name="P14">Anne sivrisineğin özenle yerleştirdiği beyaz renkli yumurtalar hemen koyulaşmaya başlar ve bir-iki saat içinde de tamamen simsiyah hale gelirler. Bu koyu renk, böceklerin ve kuşların kendilerini fark etmelerini engellediğinden yumurtalar için önemli bir koruma sağlar. Yumurtalardan başka bazı larvalar da bulundukları mekana göre renk değişimine uğrarlar ve bu sayede korunurlar.</text:p>
      <text:p text:style-name="P14">Çeşitli etkenlerden faydalanarak renk değiştirmek oldukça karmaşık kimyasal işlemlerin sonucunda gerçekleşir. Elbette ki sivrisineklerin değişik evrelerindeki renk değişimlerinden ne yumurtaların, ne larvaların, ne de anne sivrisineğin haberi yoktur. Bu canlıların böyle bir sistemi kendilerinin oluşturması ya da bu sistemin tesadüfen ortaya çıkmış olması da söz konusu değildir. Sivrisinekler ilk ortaya çıktıkları andan itibaren bu sistemlerle birlikte yaratılmışlardır.</text:p>
      <text:p text:style-name="P14"/>
      <text:h text:style-name="P34" text:outline-level="3">YUMURTADAN ÇIKIŞ</text:h>
      <text:p text:style-name="P14">Kuluçka dönemi tamamlandığında kurtçuklar hemen hemen aynı zamanda yumurtadan çıkmaya başlarlar. Aralıksız bir şekilde beslenen kurtçuklar süratle büyürler. Kısa bir zamanda derileri daha fazla büyümelerini engelleyecek kadar gerginleşir. Bu ilk deri değişimi zamanının geldiğinin bir göstergesidir. Bu evrede, oldukça sert ve gevrek olan deri kolayca kırılır. Sivrisinek kurtçuğu, gelişimini tamamlayıncaya kadar iki kez daha deri değiştirecektir. </text:p>
      <text:p text:style-name="P14">Kurtçukların beslenmesi için tasarlanmış olan yöntem oldukça ilginçtir. Kurtçuklar, tüylerden oluşan yelpaze biçimindeki iki uzantıyla su içinde küçük girdaplar oluşturarak, bakteri ve diğer mikroorganizmaların ağızlarına doğru akmalarını sağlarlar. Su içinde başaşağı duran kurtçukların solunumu ise dalgıçların kullandığı "şnorkel" benzeri bir hava hortumuyla sağlanır. Vücutlarında salgılanan yapışkan bir salgı da suyun hava aldıkları deliklerden içeri kaçmasını engeller. Görüldüğü gibi bu canlı, birçok hassas dengenin birarada işlemesi sayesinde yaşamını sürdürmektedir. Hava hortumu olmasa sivrisinek kurtçuğu yaşayamayacak, yapışkan salgı olmasa hortum suyla dolacaktır. Bu iki sistemin birbirinden farklı zamanlarda oluşması sivrisineğin bu evrede ölmesi demektir. Bu da sivrisineğin bütün sistemleriyle eksiksiz ortaya çıktığını yani yaratıldığını kanıtlar.</text:p>
      <text:p text:style-name="P14">Kurtçuklar bir kez daha deri değiştirmişlerdir. Son deri değiştirme diğerlerinden oldukça farklıdır. Bu evrede kurtçuklar gerçek bir sivrisinek olmak için son aşama olan "pupa" dönemine girmişlerdir. İçinde bulundukları kılıf <text:soft-page-break/>iyice gerginleşmiştir. Bu da pupanın artık bu kılıftan kurtulma zamanının geldiğini gösterir. Kılıfın içinden öylesine farklı bir canlı çıkar ki, bunların aynı canlının farklı gelişim evreleri olduğuna inanmak gerçekten zordur. Görüldüğü gibi bu değişim, ne kurtçuğun, ne dişi sivrisineğin tasarlayamayacağı kadar karmaşık ve hassas bir işlemdir...</text:p>
      <text:p text:style-name="P14">Bu son değişim sırasında bir boru aracılığıyla suyun üstüne uzanmış olan solunum delikleri kapanacağından, hayvan havasız kalma tehlikesiyle yüz yüze gelir. Ama yeni çıkan canlının solunumu artık bu kanaldan değil, baş tarafında beliren iki boru aracılığıyla yapılacaktır. Bu yüzden kılıf değiştirmeye başlamadan önce bunlar su yüzüne çıkar. Pupa kozasının içindeki sivrisinek artık iyice gelişmiştir. Bir anten biçimindeki duyargaları, hortumları, ayakları, göğsü, kanatları, karnı ve başının büyük bölümünü kaplayan gözleri ile sivrisinek artık uçmaya hazırdır. Pupanın kozası baş taraftan yırtılır. Bu aşamada en büyük tehlike kozanın içine su girmesidir. Ancak yırtılan kozanın baş tarafı, sineğin kafasının su ile temasını engelleyecek yapıda özel bir yapışkan sıvıyla kaplanmıştır. Bu an çok önemlidir; en ufak bir rüzgar bile suya düşüp ölmesine yol açacağı için sivrisinek suya sadece ayakları değerek çıkmak zorundadır. Bunu başarır.</text:p>
      <text:p text:style-name="P14">Acaba ilk sivrisinek böyle bir dönüşümü geçirecek "yeteneğe" nasıl ulaşmıştır? Bir kurtçuk, kendi kendine, üç kez deri değiştirip bir sivrisineğe dönüşmeye "karar" mı vermiştir? </text:p>
      <text:p text:style-name="P14">Elbette hayır, açıktır ki, Allah örnek verdiği bu canlıyı özel olarak bu şekilde yaratmıştır.</text:p>
      <text:p text:style-name="P14"/>
      <text:h text:style-name="P34" text:outline-level="3">AKILALMAZ KAN EMME TEKNİĞİ</text:h>
      <text:p text:style-name="P14">Sivrisineğin "kan emme" tekniği ise akıllara durgunluk verecek kadar <text:s text:c="2"/>detaylı yapıların birlikte işlemesiyle oluşan kompleks bir sisteme bağlıdır.</text:p>
      <text:p text:style-name="P14">Hedef üzerine konan sivrisinek, hortumundaki dudakçıklar aracılığıyla önce bir nokta seçer. Sivrisineğin bir şırıngaya benzeyen iğnesi özel bir kılıfla korunmuştur. Kan emme işlemi sırasında işte bu kılıf iğneden sıyrılır.</text:p>
      <text:p text:style-name="P14">Deri, sanıldığı gibi iğnenin basınçla deriye batırılması yöntemiyle delinmez. Buradaki asıl görev, bıçak keskinliğindeki üst çene ve üzerinde geriye doğru eğimli dişlerin bulunduğu alt çeneye düşmektedir. Alt çene testere gibi ileri-geri hareket eder ve deri üst çenenin yardımıyla adeta kesilir. Açılan yarıktan içeri sokulan iğne kan damarına ulaşınca delme işlemine son verilir. Sivrisinek artık kan emmeye başlayacaktır.</text:p>
      <text:p text:style-name="P14">Ancak bilindiği gibi insan vücudu, damarlardaki en ufak bir zedelenme karşısında kanı anında pıhtılaştırarak, o bölgedeki kan akışını durduran bir enzime sahiptir. Aslında bu enzimin sivrisinek için büyük bir problem oluşturması gerekmektedir. Çünkü sineğin açtığı deliğe de vücut anında tepki gösterecek, o noktadaki kan hemen pıhtılaşmaya başlayacak ve yara onarılacaktır. Tabii ki bu da sivrisineğin hiç kan emememesi demektir.</text:p>
      <text:p text:style-name="P14">Ama sivrisinek için bu sorun tamamen ortadan kaldırılmıştır. Sivrisinek kan emmeye başlamadan önce, vücudunda salgıladığı özel bir sıvıyı soktuğu canlının damarında açtığı deliğin içine bırakmaktadır. Bu sıvı, kandaki pıhtılaşmayı sağlayan enzimi etkisiz hale getirir. Böylece, pıhtılaşma sorunu olmadan, sivrisinek besinine ulaşabilir. Sivrisineğin soktuğu yerde oluşan kaşıntı ve şişmeye neden olan da işte bu pıhtılaşmayı engelleyici sıvıdır. </text:p>
      <text:p text:style-name="P14">Bu, kuşkusuz olağanüstü bir işlemdir ve karşımıza şu soruları çıkarır:</text:p>
      <text:p text:style-name="P14">1) Sivrisinek, insan vücudunda bu tür bir pıhtılaştırıcı enzim olduğunu nereden bilmektedir?</text:p>
      <text:p text:style-name="P14">2) Bu enzime karşı kendi vücudunda bir salgı geliştirmesi için, enzimin içeriğini (kimyasını) bilmek zorundadır. Bu nasıl olabilir?</text:p>
      <text:p text:style-name="P14"><text:soft-page-break/>3) Böyle bir bilgiye ulaşsa(!) bile, nasıl olup da kendi vücudunda böyle bir salgı üretip, bunu iğnesine aktaracak "teknik donanım"ı oluşturabilir?</text:p>
      <text:p text:style-name="P14">Aslında bütün bu soruların cevabı basittir: Sivrisinek bunların hiçbirini başaramaz. Ne bunun için gerekli akla, ne kimya bilgisine, ne de salgıyı üretecek "laboratuvar" donanımına sahiptir. Bahsettiğimiz varlık, bir kaç milimetre büyüklüğünde akılsız ve bilinçsiz bir sinektir, o kadar!...</text:p>
      <text:p text:style-name="P14">Onu böyle inanılmaz, olağanüstü ve hayranlık verici bir sisteme sahip kılan ise, insanı da sivrisineği de yaratan, "göklerin, yerin ve her ikisi arasındakilerin Rabbi olan" Allah'tır.</text:p>
      <text:p text:style-name="P14"/>
      <text:p text:style-name="P14"/>
      <text:h text:style-name="P31" text:outline-level="2">Rabbin bal arısına vahyetti:</text:h>
      <text:p text:style-name="P14"/>
      <text:p text:style-name="P38">“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text:p>
      <text:p text:style-name="P38">(Nahl Suresi, 68-69)</text:p>
      <text:p text:style-name="P14"/>
      <text:p text:style-name="P14"/>
      <text:h text:style-name="P31" text:outline-level="2">Bal arısı</text:h>
      <text:p text:style-name="P14"/>
      <text:p text:style-name="P14">Arıların ürettiği bal dediğimiz maddenin insan vücudu için ne denli önemli bir besin maddesi olduğunu artık hemen herkes bilmektedir. Fakat bu değerli besin maddesini üreten arının olağanüstü özellikleri çok az kişi tarafından bilinir.</text:p>
      <text:p text:style-name="P14">Arıların besin kaynağı bilindiği gibi çiçek özleridir. Ancak kış aylarında çiçek özü bulmaları mümkün değildir. Bu sebeple, topladıkları çiçek özlerini vücutlarındaki özel salgılarla birleştirerek, yeni bir besin maddesini yani balı üretir ve bunu kış için depolarlar. </text:p>
      <text:p text:style-name="P14">Burada dikkat çeken nokta, arıların, ihtiyaçlarının çok üzerinde bal depolamalarıdır. Tabii akla gelen ilk soru, arı için gereksiz zaman ve enerji kaybı gibi gözüken bu "aşırı üretim"den niçin vazgeçilmediğidir. Sorunun cevabı ise Allah'ın Kuran'da bildirdiği "vahiy"de gizlidir.</text:p>
      <text:p text:style-name="P14">Arılar yaratılışları gereği sadece kendilerine değil insanlara da bal yapmaktadırlar. Yani arılar da yeryüzündeki birçok canlı gibi insanların hizmetine sunulmuşlardır. Tıpkı her gün kendisine pek faydası olmamasına rağmen en az bir yumurta veren tavuk veya yavrusunun ihtiyacının çok üstünde süt üreten inek gibi...</text:p>
      <text:p text:style-name="P14"/>
      <text:h text:style-name="P34" text:outline-level="3"><text:soft-page-break/>KOVAN İÇİNDEKİ MÜKEMMEL ORGANİZASYON</text:h>
      <text:p text:style-name="P14">Arıların kovan içi yaşantıları ve bal üretimleri de son derece ilginç bilgiler içerir. Biz, fazla ayrıntıya girmeden, arıların "sosyal yaşam"larını temel özellikleriyle tanıyalım. Arıların yapmaları gereken çok sayıda "iş" vardır ve mükemmel bir organizasyonla bu işlerin üstesinden gelirler:</text:p>
      <text:p text:style-name="P12"><text:span text:style-name="T6">Nemin ayarlanması ve havalandırma: </text:span><text:span text:style-name="T4">Bala önemli derecede koruyucu özellik kazandıran kovan içi nem daima belli bir sınırda olmalıdır. Kovanın içindeki nemin normalin altında veya üstünde olması durumunda bal, hem besleyici hem de koruyucu özelliğini kaybedecek, yani bozulacaktır. Aynı şekilde kovanın ısısı da on ay müddetince tam 320 C olmak zorundadır. Kovandaki ısı ve nemin devamlı olarak gerekli sınırlarda tutulması için özel bir 'vantilatör grubu' görevlendirilmiştir.</text:span></text:p>
      <text:p text:style-name="P14">Sıcak bir günde arıların kovanlarını havalandırdıkları kolayca görülebilir. Kovan girişi arılarla dolar, zemin tahtasına adeta kenetlenir ve kanatlarıyla kovanı yelpazelerler. Standart bir kovanda hava, bir taraftan girip öteki taraftan çıkması için zorlanır. Kovanın içindeki ekstra yelpazeciler de havayı dört bir tarafa sürerler.</text:p>
      <text:p text:style-name="P14">Kovan içi havalandırma sisteminin bir diğer yararı da, kovanı dumandan ve havadaki kirlilikten korumaktır.</text:p>
      <text:p text:style-name="P12"><text:span text:style-name="T6">Sağlık sistemi:</text:span><text:span text:style-name="T4"> Arıların balın niteliğinin bozulmaması için gösterdikleri çaba sadece ısı ve nem ayarı ile sınırlı değildir. Kovanda, bakteri üremesine neden olan bütün olayları kontrol altında tutmak için mükemmel bir sağlık sistemi çalıştırılır. Bu sistem ilk olarak bakteri üretmesi ihtimali olan maddelerin ortadan kaldırılmasını hedefler. Sağlık sisteminin ana prensibi yabancı maddelerin kovana girmesini engellemektir. Bu nedenle kovanın girişinde daima iki nöbetçi bulundurulur. Bu tedbire rağmen içeri yabancı bir böcek ya da cisim girmişse, bunun en kısa zamanda kovandan uzaklaştırılması için arılar seferber olurlar ve bunu hemen dışarı atarlar.</text:span></text:p>
      <text:p text:style-name="P14">Kovan dışına atılamayacak büyüklükteki yabancı cisimler için ise başka bir korunma mekanizması devreye girer: Arılar bu yabancı cisimleri "mumyalar"lar. Arılar böyle durumlar için "propolis (arı reçinesi)" adı verilen bir madde üretir ve bununla mumyalama işlemini gerçekleştirirler. Çam, kavak, akasya gibi ağaçlardan topladıkları reçinelere bazı özel salgılar ekleyerek üretilen arı reçinesi kovan içindeki çatlakların yamanmasında da kullanılır. Arılar tarafından çatlak üzerine sürülen reçine hava ile temasa geçtiğinde kuruyarak sert bir yüzey oluşturur, böylece her türlü dış etkiyi engeller. Arılar pek çok işlerinde bu maddeyi kullanırlar. </text:p>
      <text:p text:style-name="P14">Bu noktada akla pek çok soru gelecektir. Propolisin özelliği, içinde bakteri barınamamasıdır. Bu da propolisi mumyalama işi için ideal bir madde haline getirir. Arılar bu maddenin mumyalama için ideal bir madde olduğunu nereden bilmektedirler? Belli seviyede bir kimya bilgisi ile, laboratuvarlarda ve teknoloji kullanılarak üretilebilecek bir maddeyi awrılar nasıl üretmektedirler? Bir böcek öldüğünde bakteri üreyeceğini ve bunun mumyalama işlemi ile önleneceğini nasıl bilmektedirler?</text:p>
      <text:p text:style-name="P14">Arının bu konu hakkında ne bir bilgisinin, ne de vücudunda bir laboratuvarın bulunmadığı açıktır. Arı sadece 1-2 cm.lik bir böcektir ve sadece kendisine Allah'ın ilham ettiği şekilde davranmaktadır.</text:p>
      <text:p text:style-name="P14"/>
      <text:h text:style-name="P34" text:outline-level="3">EN AZ MALZEME İLE EN FAZLA DEPOLAMA</text:h>
      <text:p text:style-name="P14">Bal arıları küçük balmumu parçalarına şekil vererek, 30.000 arının yaşayabileceği ve birlikte çalışabileceği bir kovan inşa ederler. </text:p>
      <text:p text:style-name="P14">Kovan, her bir yüzünde yüzlerce küçük hücre bulunan balmumu duvarlı peteklerden oluşur. Bütün petek hücreleri tamı tamına aynı büyüklüktedir. Bu mühendislik harikası, binlerce arının birlikte çalışmasıyla yapılır. Arılar, bu hücreleri, besin depolamak ve genç arıların bakımı için kullanırlar.</text:p>
      <text:p text:style-name="P14"><text:soft-page-break/>Bal arıları, petek hücrelerini milyonlarca yıldır (100 milyon yıl öncesine ait arı fosili bulunmuştur) altıgen şeklinde inşa ederler. Acaba neden sekizgen, veya beşgen gibi geometrik şekiller değil de özellikle altıgen seçilmiştir? Bu sorunun cevabını matematikçiler veriyor: "Birim alanın maksimum kullanımı için en uygun geometrik şekil altıgendir." Petekler altıgen yerine başka bir biçimde inşa edilseydi kullanılmayan bölgeler ortaya çıkacak, böylece daha az bal depolanabilecek ve kovandan daha az sayıda arı yararlanabilecekti.</text:p>
      <text:p text:style-name="P14">Derinlikleri aynı olduğu sürece üçgen ve dörtgen hücrelerde de altıgen hücrelerdeki kadar bal depo edilebilirdi. Ancak bu şekillerden çevresi en kısa olan altıgendir. Aynı hacime sahip olmasına rağmen, altıgen hücreler için kullanılan malzeme üçgen veya dörtgen için kullanılandan daha azdır. </text:p>
      <text:p text:style-name="P14">Bu durumda şu sonuca varılır: Altıgen hücre, en çok miktarda bal depolarken, inşası için en az balmumu gerektiren şekildir. Karmaşık geometri işlemleri ile ortaya çıkan bu sonuç, elbette arılar tarafından hesaplanmış değildir. Bu küçük hayvanlar, altıgeni, yaratılışlarının bir gereği olarak, yalnızca kendilerine öğretildiği, bir başka deyişle "vahyedildiği" için kullanmaktadırlar. </text:p>
      <text:p text:style-name="P14">Arıların altı köşeli hücreleri her yönden kullanışlı bir tasarımdır. Hücreler birbirine uygun ve duvarları ortaktır. Bu, yine en az balmumuyla en fazla depolamayı sağlar. Hücre duvarları oldukça ince olmalarına rağmen kendi ağırlıklıklarının birkaç katını taşıyabilecek güçtedirler.</text:p>
      <text:p text:style-name="P14">Arılar hücrelerin yan yüzeylerinin yanında, dip taraflarını da yaparken en çok tasarruf ilkesini göz önünde bulundururlar.</text:p>
      <text:p text:style-name="P14">Petekler, sırt sırta vermiş iki sıralı bir dilim şeklinde yapılır. Bu durumda iki hücrenin birleşim noktaları problemi doğacaktır. Bu sorun, hücre tabanlarının, üç eşkenar dörtgeni birleştirerek inşa edilmesiyle çözülmüştür. Peteğin bir yüzünde üç hücre yapılması, tabanın öteki yüzdeki bir hücre tabanının kendiliğinden yapılmış olması demektir.</text:p>
      <text:p text:style-name="P14">Taban eşkenar dörtgen şeklindeki balmumu plakalarından oluştuğundan, bu yöntemle yapılan hücrelerin dibinde aşağı doğru bir derinleşme görülür. Bu hücrenin hacminin, dolayısıyla da depolanacak balın miktarının artması demektir.</text:p>
      <text:p text:style-name="P14"/>
      <text:h text:style-name="P34" text:outline-level="3">PETEK HÜCRELERİNİN DİĞER ÖZELLİKLERİ</text:h>
      <text:p text:style-name="P14">Bal arılarının petek inşası sırasında dikkat ettikleri bir başka özellik, hücrelerin eğimidir. Hücreler her iki yana doğru 13'er derece yükseltilerek yere tam paralel olmaları engellenir. Böylece bal, ağız kısmından akıp gitmez.</text:p>
      <text:p text:style-name="P14">İşçi bal arıları çalışırken birbirlerine halkalar şeklinde asılarak salkım biçiminde toplanırlar. Bundaki amaç, balmumu üretimi için gerekli olan ısının sağlanabilmesidir. Karınlarındaki torbacıklar saydam bir sıvı üretirler. Bu sıvı, dışarı sızar ve beyaz ince balmumu tabakalarını sertleştirir. Arılar, balmumunu ayaklarındaki küçük kancalarla toplarlar. Bu balmumunu ağızlarına koyarlar ve yumuşayıncaya kadar ağızlarında işlerler ve peteklerde onu şekillendirirler. Birçok arı birlikte hareket ederek, balmumunun yumuşak ve işlenebilir halde kalması için çalışma yerinin tam istenilen ısıda olmasını sağlarlar. </text:p>
      <text:p text:style-name="P14">Peteğin inşasında çok ilginç bir nokta daha vardır: Peteğin yapılmasına kovanın üst kısmından başlanır ve aynı anda iki-üç dizi aşağı doğru örülür. Bir petek dilimi her iki yana doğru genişlerken, önce içerdiği iki sıranın tabanları birleşir. Bu iş gayet uyumlu ve düzenli bir şekilde gerçekleşir. Öyle ki peteğin farklı iki ya da üç parçadan meydana getirildiğini fark etmek mümkün değildir. Aynı anlarda değişik uçlardan yapılan petek dilimleri o kadar düzgündür ki, yüzlerce açı barındırmasına rağmen tek parça bir yapı izlenimi verir.</text:p>
      <text:p text:style-name="P14"><text:soft-page-break/>Bunun oluşabilmesi için, arıların başlangıç ve birleşme noktaları arasındaki uzaklıkları önceden hesaplayıp, hücrelerin boyutlarını ona göre planlamaları gerekir. Binlerce arının bu kadar hassas bir hesabı tutturabilmesi bilim adamlarını hayretler içinde bırakmıştır.</text:p>
      <text:p text:style-name="P14">İnsanların bile altından kalkamayacağı bu işi arıların düzenleyebileceklerini düşünmenin akılcı olmadığı ortadadır. O kadar ince bir hesap ve ayrıntılı bir organizasyon vardır ki, bunu kendi kendilerine başarmaları mümkün değildir. Öyleyse arılar bunu nasıl başarmaktadırlar? Evrim taraftarlarının bu konuda söyleyecekleri tek şey, olayın "içgüdü" sayesinde başarıldığıdır. Ama bu içgüdü denilen, nasıl bir şeydir ki, aynı anda binlerce arıya hitap etmekte ve onların kollektif bir iş yapmalarını sağlamaktadır? Çünkü arıların her birinin kendi "içgüdüleri" ile böyle bir işe yönlendirilmeleri yetmez; yaptıkları işin birbiriyle uyumlu olması da gerekmektedir. Bu sebeple aynı merkezden gelen bir "içgüdü" ile yönlendirilmelidirler. Farklı noktalardan kovanı inşa etmeye başlayan, en sonunda da hiçbir açıklık kalmadan ve tüm altıgenler eşit olacak biçimde inşa ettiklerini birleştiren arılar, hiç şüphesiz ki aynı merkezden "içgüdü"sel mesajlar alıyor olmalıdırlar!...</text:p>
      <text:p text:style-name="P12"><text:span text:style-name="T4">Yaptığımız açıklamada kullandığımız "içgüdü" kelimesi aslında Allah'ın Yusuf Suresi'nin 40. ayetinde </text:span><text:span text:style-name="T6">"Sizin Allah'tan başka taptıklarınız, Allah'ın kendileri hakkında hiçbir delil indirmediği, sizin ve atalarınızın ad olarak adlandırdıklarınızdan başkası değildir." </text:span><text:span text:style-name="T4">hükmüyle haber verdiği isimlerden başka bir şey değildir. Böylesine apaçık gerçekleri örtbas edebilmek endişesiyle "kuru isimler" üzerinde ısrar etmenin bir faydası yoktur. Arılar, topluca tek bir yerden yönlendirilmekte ve böylece asla kendi başlarına yapamayacakları işleri başarmaktadırlar. Onları buna yönelten de ismi konulmuş fakat hiçbir tanımı olmayan içgüdüler değil, Nahl Suresi'nde Allah'ın bildirdiği üzere, "vahiy"dir. Bu küçük hayvanlar, kendilerini belirli bir görev için yaratmış olan Allah'ın, kendilerine verdiği "program"ı uygulamaktan başka bir şey yapmamaktadırlar.</text:span></text:p>
      <text:p text:style-name="P14"/>
      <text:h text:style-name="P34" text:outline-level="3">YÖNLERİNİ NASIL TAYİN EDİYORLAR?</text:h>
      <text:p text:style-name="P14">Arılar çoğu zaman yiyecek bulmak için uzaklara giderek geniş alanları taramak zorunda kalırlar. Kovanlarının 800 m. ötesine kadar uzanan bir alan içerisinde, kır çiçeklerinden bal özü ve çiçek tozu toplarlar. Çiçekleri bulan arı, bunların yerini haber vermek üzere kovanına döner. Ancak bu arı, kovandaki arkadaşlarına çiçeklerin yerini nasıl anlatacaktır?</text:p>
      <text:p text:style-name="P14">Dans yoluyla!... Kovana dönen arı bir çeşit dans yapmaya başlar. Bu dans, diğer arıların, çiçeklerin yerini bulabilmeleri için kullanılan bir anlatım yoludur. Arının yaptığı tekrarlı dans, diğer arılara hedefe ulaşmak için gereken doğrultu, yön, uzaklık gibi bütün bilgileri eksiksiz olarak verir.</text:p>
      <text:p text:style-name="P14">Dans, arının devamlı olarak çizdiği "8" şeklinden ibarettir (üstte). Arı, sekizin ortasını, kuyruk kısmını titreterek zig-zaglar halinde çizer. Zig-zaglı yolun Güneş-kovan arasındaki doğrultuyla yaptığı açı, çiçek kaynağının tam yönünü verir. (Aşağıda)</text:p>
      <text:p text:style-name="P14">Kaynağın yönünü bilmek de tek başına bir işe yaramaz. İşçi arılar bal özü toplayabilmek için, ne kadar uzağa gitmeleri gerektiğini de "bilmeli"dir. Kovana dönen arı, diğer arılara, yine belirli vücut hareketleriyle çiçek polenlerinin bulunduğu uzaklığı "anlatır". Bunu gövdesinin alt kısmını sallayıp ani hava akımları oluşturarak belirtir. Diğer arılar da antenleri ile bu akımları algılayarak gidecekleri besin kaynağının uzaklığını tesbit ederler. Örneğin; 250 metre uzaklıktaki yeri "tarif etmek" için yarım dakikalık bir süre içinde vücudunun alt kısmını 5 kez sallar. Böylece belirtilen açı ve uzaklıkla hedefin yeri kesin olarak belirtilmiş olur.</text:p>
      <text:p text:style-name="P14"><text:soft-page-break/>Ama kaynağa gidiş-geliş süresi uzun süren uçuşlarda, arıyı yeni bir sorun bekler: Besin kaynağını sadece Güneş'e göre tarif etme yeteneğine sahip olan arı, kovana dönene kadar, Güneş her 4 dakikada bir 1 derece yer değiştirir. Buna göre arı, yolda geçirdiği her 4 dakika için arkadaşlarına verdiği yönde bir derece hata yapacaktır.</text:p>
      <text:p text:style-name="P14">Elbette arının böyle bir problemi de yoktur. Çünkü gözü yüzlerce minik altıgen mercekten oluşur. Her mercek tıpkı bir teleskopta olduğu gibi çok dar bir alanı görür. Günün belirli bir anında Güneş'e doğru bakan bir arı, uçarken sürekli olarak yerini bulabilir. Ayrıca arının bu hesabı, zamana göre Güneş'in verdiği aydınlığın değişmesinden faydalanarak yaptığı tahmin edilmektedir. Sonuçta arı, Güneş ilerledikçe kovanda vereceği yönde düzeltme yaparak hedefin yönünü hatasız olarak belirler.</text:p>
      <text:p text:style-name="P14"/>
      <text:h text:style-name="P34" text:outline-level="3">ÇİÇEK İŞARETLEME YÖNTEMİ</text:h>
      <text:p text:style-name="P14">Bal arıları, bir çiçeğin nektarının daha önce başka arılarca tüketildiğini konar konmaz anlar ve hemen çiçeği terk ederler. Bu sayede hem vakit hem de enerji kaybından kurtulurlar. Peki arı çiçek üzerinde inceleme yapmadan nektarın tükendiğini nereden anlamaktadır? </text:p>
      <text:p text:style-name="P14">Çünkü çiçekten faydalanan ve nektarı tüketen "arkadaşları" o çiçeği, özel kokulu bir damla bırakarak işaretlerler. Onlardan sonra gelen herhangi bir arı çiçeğe konar konmaz önceden bırakılan kokuyu alır ve çiçeğin işe yaramaz olduğunu anlayarak hemen başka bir çiçeğe yönelir. Böylece birden fazla arının aynı çiçekle zaman kaybetmeleri engellenmiş olur.</text:p>
      <text:p text:style-name="P17"/>
      <text:h text:style-name="P34" text:outline-level="3">BAL MUCİZESİ</text:h>
      <text:p text:style-name="P14">Allah'ın küçücük bir hayvan kanalıyla insanlara sunduğu balın ne denli büyük bir besin kaynağı olduğunu biliyor musunuz? </text:p>
      <text:p text:style-name="P14">Bal, fruktoz ve glukoz gibi şekerlerin yanı sıra magnezyum, potasyum, kalsiyum, sodyum klorür, kükürt, demir ve fosfor gibi minerallere sahiptir. Nektar ve polen kaynaklarının niteliklerine göre değişmekle birlikte, balda B1, B2, C, B6, B5 ve B3 vitaminleri bulunmaktadır. Ayrıca bakır, iyot, demir ve çinko da az miktarlarda bulunur. Balın içeriğinde bunların dışında bazı hormonlar da vardır.</text:p>
      <text:p text:style-name="P12"><text:span text:style-name="T4">Bal, Kuran ayetinde vurgulandığı gibi, "insanlara şifa" olma özelliği taşımaktadır. 20-26 Eylül 1993'te Çin'de yapılan Dünya Arıcılık Kongresi'nde bilim adamlarının bal hakkındaki yorumları da bunu doğrulamaktadır: "Kongre'de, arı ürünleri ile tedavi konusu ağırlık kazandı. Özellikle ABD'li bilim adamları bal, arı sütü, polen ve arı reçinasının (propolis) birçok hastalığı tedavi ettiğini bildirdiler. Romanyalı bir doktor balı katarakt hastaları üzerinde denediğini ve 2094 hastadan 2002'sinin (%95) bal sayesinde tam olarak iyileştiğini açıkladı. Polonyalı doktorlar ise arı reçinasının hemoroid, deri hastalıkları, kadın hastalıkları gibi birçok hastalığa iyi geldiğini tespit ettiklerini bildirdiler." </text:span><text:span text:style-name="T7">(Hürriyet Gazetesi, 19 Ekim 1993)</text:span></text:p>
      <text:p text:style-name="P14">Bilimde en ön sıraları alan ülkelerde arıcılık ve arı ürünleri artık başlıbaşına bir araştırma dalı durumundadır. Balın diğer yararları ise şöyle sıralanabilir:</text:p>
      <text:p text:style-name="P14">Kolayca sindirilir: İçindeki şekerlerin bir başka cins şekere (fruktozun glukoza) dönüşebilme özelliği sayesinde bal, yüksek miktarda asit içermesine rağmen en hassas mideler tarafından bile kolaylıkla sindirilir. Aynı zamanda bağırsakların ve böbreklerin daha iyi çalışmasına yardımcı olur.</text:p>
      <text:p text:style-name="P14">Süratle kana karışır: Bal ılık suyla karıştırıldığında 7 dakika içinde kana karışır. İçerdiği serbest şekerlerden dolayı beynin çalışması kolaylaşır.</text:p>
      <text:p text:style-name="P14"><text:soft-page-break/>Kan yapımına destek olur: Bal, kan yapımı için vücudun gereksinim duyduğu enerjinin önemli bir bölümünü karşılar. Ayrıca kanın temizlenmesine de yardımcı olur. Kan dolaşımını hem düzenleyici, hem de kolaylaştırıcı yönde etkisi vardır. Damar sertliğine karşı önemli bir koruyucudur.</text:p>
      <text:p text:style-name="P14">İçinde bakteri barınamaz: Balın bakteri barınmasına olanak tanımayan özelliği "inhibine etki" olarak adlandırılır. Yapılan deneyler sulandırılmış balın bakteri öldürücü özelliğinin saf bala göre iki kat arttığını göstermiştir. İlginç olan ise, arı kolonisine yeni dahil olacak kurtçukların, kendilerine bakmakla görevli arılarca -sulandırılmış balın bu özelliğini bilirmişcesine- sulandırılmış balla beslenmeleridir.</text:p>
      <text:p text:style-name="P14">Arı Sütü: Arı sütü, kovandaki işçi arıların ürettiği bir maddedir. Çok besleyici olan arı sütünde şeker, protein, yağ ve birçok vitamin bulunur. Vücudun kuvvetsiz düştüğü durumlarda ve doku yaşlanmalarından ileri gelen bozukluklarda kullanılır.</text:p>
      <text:p text:style-name="P14">Arıların ihtiyaçlarından çok fazla ürettikleri balı, insanlar için ve insanlara uygun olarak yaptıkları açıktır. Bu inanılmaz görevi "kendi başlarına" yapamayacakları da...</text:p>
      <text:p text:style-name="P14"/>
      <text:p text:style-name="P14"/>
      <text:h text:style-name="P31" text:outline-level="2">"Bakmıyorlar mı o deveye nasıl yaratıldı?"</text:h>
      <text:p text:style-name="P14"/>
      <text:p text:style-name="P38">"Bakmıyorlar mı o deveye; nasıl yaratıldı? Göğe, nasıl yükseltildi? Dağlara; nasıl oturtulup-kuruldu? Yere; nasıl yayılıp-döşendi? Artık sen, öğüt verip -hatırlat. Sen, yalnızca öğüt verici bir hatırlatıcısın."</text:p>
      <text:p text:style-name="P38">(Gaşiye Suresi, 17-21)</text:p>
      <text:p text:style-name="P14"/>
      <text:p text:style-name="P14">Tüm varlıkların sahip oldukları özelliklerle kendilerini Yaratan Rabbimiz'in sonsuz gücünü ve ilmini gösterdiklerine hiçbir kuşku yoktur. Allah, Kuran'daki birçok ayette bu gerçeği bildirmekte, Allah'ın her yarattığının bir ayet, yani 'bir delil ve ibret' olduğuna sürekli dikkat çekmektedir. </text:p>
      <text:p text:style-name="P14">Gaşiye Suresi'nin 17. ayetinde de üzerinde dikkatle düşünülmesi ve ibret alınması gereken bir hayvandan, "deve"den bahsedilmektedir. </text:p>
      <text:p text:style-name="P14">Bu bölümde, Allah'ın Kuran'da "bakmıyorlar mı o deveye nasıl yaratıldı" ifadesiyle dikkat çektiği bu canlıyı inceleyeceğiz. </text:p>
      <text:p text:style-name="P14">Deveyi "özel bir canlı" yapan, en ağır şartlardan bile etkilenmeyen vücut yapısıdır. Bu öyle bir vücuttur ki açlık ve <text:s text:c="9"/>susuzluğa günlerce dayanır, günler boyu, sırtında yüzlerce kilo ağırlıkla yol katedebilir.</text:p>
      <text:p text:style-name="P14">Devenin, ayrıntısını ilerleyen sayfalarda göreceğiniz özellikleri, onun, kurak ortamlar için özel bir yaratılışla var edildiğini ve insanın hizmetine verildiğini göstermektedir. Ve bu da düşünen insanlar için açık bir yaratılış delilidir.</text:p>
      <text:p text:style-name="P28">"Allah'ın göklerde ve yerde yarattığı şeylerde korkup-sakınan bir topluluk için elbette ayetler vardır." (Yunus Suresi, 6)</text:p>
      <text:p text:style-name="P14"/>
      <text:h text:style-name="P34" text:outline-level="3"><text:soft-page-break/>Besin deposu hörgüç</text:h>
      <text:p text:style-name="P12"><text:span text:style-name="T10"></text:span><text:span text:style-name="T8"> </text:span><text:span text:style-name="T4">Bir yağ y</text:span>ığı<text:span text:style-name="T4">nt</text:span>ı<text:span text:style-name="T4">s</text:span>ı<text:span text:style-name="T4"> </text:span>ş<text:span text:style-name="T4">eklindeki hörgüç, Hecin devesinin k</text:span>ı<text:span text:style-name="T4">tl</text:span>ı<text:span text:style-name="T4">k an</text:span>ı<text:span text:style-name="T4">nda periyodik olarak beslenmesini sa</text:span>ğ<text:span text:style-name="T4">lar. Hayvan bu sayede 3 hafta su içmeden ya</text:span>ş<text:span text:style-name="T4">ayabilir. Bu s</text:span>ı<text:span text:style-name="T4">rada vücut a</text:span>ğı<text:span text:style-name="T4">rl</text:span>ığı<text:span text:style-name="T4">n</text:span>ı<text:span text:style-name="T4">n %33'-ünü kaybeder. Ayn</text:span>ı<text:span text:style-name="T4"> ko</text:span>ş<text:span text:style-name="T4">ullar alt</text:span>ı<text:span text:style-name="T4">nda insan, vücut a</text:span>ğı<text:span text:style-name="T4">rl</text:span>ığı<text:span text:style-name="T4">n</text:span>ı<text:span text:style-name="T4">n %8'ini kaybeder ve 36 saat içinde vücut suyunu tamamen yitirerek ölür.</text:span></text:p>
      <text:p text:style-name="P14"/>
      <text:h text:style-name="P34" text:outline-level="3">Isıya karşı yalıtkan kürk</text:h>
      <text:p text:style-name="P12"><text:span text:style-name="T10"></text:span><text:span text:style-name="T8"> </text:span><text:span text:style-name="T4">Bu kürk, hayvan</text:span>ı<text:span text:style-name="T4">n vücudunu s</text:span>ı<text:span text:style-name="T4">ca</text:span>ğ<text:span text:style-name="T4">a ve so</text:span>ğ<text:span text:style-name="T4">u</text:span>ğ<text:span text:style-name="T4">a kar</text:span>şı<text:span text:style-name="T4"> koruyan, su kayb</text:span>ı<text:span text:style-name="T4">n</text:span>ı<text:span text:style-name="T4"> azaltan kal</text:span>ı<text:span text:style-name="T4">n ve keçele</text:span>ş<text:span text:style-name="T4">mi</text:span>ş<text:span text:style-name="T4"> tüylerden olu</text:span>ş<text:span text:style-name="T4">mu</text:span>ş<text:span text:style-name="T4">tur. Hecin devesi gündüzleri iç s</text:span>ı<text:span text:style-name="T4">cakl</text:span>ığı<text:span text:style-name="T4">n</text:span>ı<text:span text:style-name="T4"> 41 dereceye kadar ç</text:span>ı<text:span text:style-name="T4">kararak terlemeyi geciktirir. Böylece su kayb</text:span>ı<text:span text:style-name="T4">n</text:span>ı<text:span text:style-name="T4"> engellemi</text:span>ş<text:span text:style-name="T4"> olur.</text:span></text:p>
      <text:p text:style-name="P12"><text:span text:style-name="T10"></text:span><text:span text:style-name="T8"> </text:span><text:span text:style-name="T4">Kal</text:span>ı<text:span text:style-name="T4">n kürkü sayesinde, Asya'n</text:span>ı<text:span text:style-name="T4">n, yaz</text:span>ı<text:span text:style-name="T4">n (+) 50 dereceye varan s</text:span>ı<text:span text:style-name="T4">ca</text:span>ğı<text:span text:style-name="T4">na, k</text:span>ışı<text:span text:style-name="T4">n ise (-) 50 dereceye kadar ula</text:span>ş<text:span text:style-name="T4">an so</text:span>ğ<text:span text:style-name="T4">u</text:span>ğ<text:span text:style-name="T4">una dayanabilir.</text:span></text:p>
      <text:p text:style-name="P14"/>
      <text:h text:style-name="P34" text:outline-level="3">Kumdan korunan baş </text:h>
      <text:p text:style-name="P12"><text:span text:style-name="T10"></text:span><text:span text:style-name="T8"> </text:span><text:span text:style-name="T4">Kirpikleri birbiri içine geçebilen bir sisteme sahiptir. Herhangi bir tehlike an</text:span>ı<text:span text:style-name="T4">nda otomatik olarak kapan</text:span>ı<text:span text:style-name="T4">rlar. </text:span>İ<text:span text:style-name="T4">ç içe geçen kirpikler hayvan</text:span>ı<text:span text:style-name="T4">n gözüne en ufak bir toz tanesinin bile girmesine izin vermezler.</text:span></text:p>
      <text:p text:style-name="P12"><text:span text:style-name="T10"></text:span><text:span text:style-name="T8"> </text:span><text:span text:style-name="T4">Burun ve kulaklar, kum ve tozdan korunmas</text:span>ı<text:span text:style-name="T4"> için uzun k</text:span>ı<text:span text:style-name="T4">llarla kapl</text:span>ı<text:span text:style-name="T4">d</text:span>ı<text:span text:style-name="T4">r.</text:span></text:p>
      <text:p text:style-name="P12"><text:span text:style-name="T10"></text:span><text:span text:style-name="T8"> </text:span><text:span text:style-name="T4">Uzun boynu yerden 3 metre yükseklikteki yapraklar</text:span>ı<text:span text:style-name="T4"> bile yemesine imkan tan</text:span>ı<text:span text:style-name="T4">r.</text:span></text:p>
      <text:p text:style-name="P14"/>
      <text:h text:style-name="P34" text:outline-level="3">Her türlü araziye uygun ayaklar</text:h>
      <text:p text:style-name="P12"><text:span text:style-name="T10"></text:span><text:span text:style-name="T8"> </text:span><text:span text:style-name="T4">Ayaklar, esnek bir yast</text:span>ı<text:span text:style-name="T4">kla birle</text:span>ş<text:span text:style-name="T4">mi</text:span>ş<text:span text:style-name="T4"> iki parmakla donanm</text:span>ış<text:span text:style-name="T4">t</text:span>ı<text:span text:style-name="T4">r. Hayvan</text:span>ı<text:span text:style-name="T4">n topra</text:span>ğı<text:span text:style-name="T4"> daha iyi kavramas</text:span>ı<text:span text:style-name="T4">n</text:span>ı<text:span text:style-name="T4"> sa</text:span>ğ<text:span text:style-name="T4">layan bu yap</text:span>ı<text:span text:style-name="T4">, ya</text:span>ğı<text:span text:style-name="T4">ms</text:span>ı<text:span text:style-name="T4"> dört toptan olu</text:span>ş<text:span text:style-name="T4">mu</text:span>ş<text:span text:style-name="T4">tur. Her türlü arazi </text:span>ş<text:span text:style-name="T4">art</text:span>ı<text:span text:style-name="T4">na uygundur.</text:span></text:p>
      <text:p text:style-name="P12"><text:span text:style-name="T10"></text:span><text:span text:style-name="T8"> </text:span><text:span text:style-name="T4">T</text:span>ı<text:span text:style-name="T4">rnaklar aya</text:span>ğı<text:span text:style-name="T4"> herhangi bir çarp</text:span>ış<text:span text:style-name="T4">madan dolay</text:span>ı<text:span text:style-name="T4"> olu</text:span>ş<text:span text:style-name="T4">acak zararlardan korur.</text:span></text:p>
      <text:p text:style-name="P12"><text:span text:style-name="T10"></text:span><text:span text:style-name="T8"> </text:span><text:span text:style-name="T4">Dizler bir boynuz kadar sert ve kal</text:span>ı<text:span text:style-name="T4">n bir zardan olu</text:span>ş<text:span text:style-name="T4">an nas</text:span>ı<text:span text:style-name="T4">rla kapl</text:span>ı<text:span text:style-name="T4">d</text:span>ı<text:span text:style-name="T4">r. Bu nas</text:span>ı<text:span text:style-name="T4">rlar hayvan kumlara yatt</text:span>ığı<text:span text:style-name="T4">nda onu a</text:span>şı<text:span text:style-name="T4">r</text:span>ı<text:span text:style-name="T4"> s</text:span>ı<text:span text:style-name="T4">cak olan zeminden ve yaralanmalardan korur. </text:span></text:p>
      <text:p text:style-name="P14"/>
      <text:p text:style-name="P12"><text:span text:style-name="T6">AÇLIK VE SUSUZLUĞA OLAĞANÜSTÜ DAYANMA YETENEĞİ: </text:span><text:span text:style-name="T4">Deve, 50°C sıcaklıkta 8 gün aç-susuz kalabilir. Bu süre içinde toplam ağırlığının %22'sini kaybeder. İnsan, vücudunda bulunan suyun %12'sini kaybettiğinde ölürken, deve, vücudundaki suyun %40'ını kaybettiği halde ölmez. Devenin susuzluğa dayanıklılığının diğer bir sebebi de, gündüz vücut ısısını 41°C'ye kadar çıkartan bir mekanizmaya sahip olmasıdır. Bu sayede gündüz aşırı çöl sıcağında su kaybını minimum seviyede tutabilmektedir. Soğuk çöl gecelerinde ise vücut ısısını 30°C'ye kadar düşürebilmektedir.</text:span></text:p>
      <text:p text:style-name="P14"/>
      <text:p text:style-name="P12"><text:span text:style-name="T6">MÜKEMMEL SU KULLANIM ÜNİTESİ:</text:span><text:span text:style-name="T4"> Develer, 10 dakikada ağırlıklarının üçte biri oranında su içerler. Bu miktar kimi zaman 130 litreyi bulabilmektedir. Bunun yanı sıra deve, insana oranla 100 kat daha geniş alanı kaplayan bir burun mukozasına sahiptir. Hayvan, çok büyük ve kıvrımlı burun mukozası sayesinde, havadaki nemin %66'sını tutabilmektedir.</text:span></text:p>
      <text:p text:style-name="P14"><text:soft-page-break/></text:p>
      <text:p text:style-name="P12"><text:span text:style-name="T6">BESİNLERDEN VE SUDAN MAKSİMUM İSTİFADE: </text:span><text:span text:style-name="T4">Hayvanların çoğu böbreklerinde biriken üre kana karıştığı anda zehirlenerek ölürler. Oysa deve, vücudunda oluşan üreyi defalarca karaciğerinden geçirerek, sudan ve besinlerden maksimum derecede istifade edebilmektedir.</text:span></text:p>
      <text:p text:style-name="P14">Devenin kan ve hücre yapısı da, çöl şartlarında uzun süre susuz yaşayabilmesini sağlayabilecek şekildedir.</text:p>
      <text:p text:style-name="P14">Hücre duvarları, hücrelerinin fazla su kaybetmesini engelleyecek bir yapıdadır. Kan yapısı ise, devenin vücudunda su minimuma indiğinde bile kan akışında bir ağırlaşmaya olanak vermeyecek biçimdedir. Ayrıca kanında, susuzluğa dayanıklılığı artıran albümin enzimi, diğer canlılardan daha fazla miktarda bulunmaktadır. </text:p>
      <text:p text:style-name="P14">Devenin bir başka destekleyicisi de hörgücüdür. Hörgüçlerde vücut ağırlığının beşte biri kadar yağ depo edilmiştir. Devede yağın tek bir noktada toplanması, vücudun -yağa bağlı olarak- her yerinde yoğun oranda su atılmasını engeller. Bu da devenin suyu minimum oranda kullanmasına sebep olur. </text:p>
      <text:p text:style-name="P14">Bir hörgüçlü deve, normalde günde 30-50 kilo besin alabilirken, zor şartlarda günde sadece 2 kg kuru otla bir ay boyunca yaşayabilmektedir. Devenin ağız ve dudak yapısı, ayakkabı köselesini delecek kadar sivri dikenleri bile rahatlıkla yiyebileceği şekildedir. Dört yüzlü midesi ve sindirim sistemi ise önüne çıkan herşeyi öğütebilecek kadar güçlüdür. Normalde yiyecek sınıfına girmeyen kauçuk gibi maddelerden bile istifade etmesini bilir. Kurak ortamlarda bu özelliğin ne kadar değerli olduğu açıktır.</text:p>
      <text:p text:style-name="P14"/>
      <text:p text:style-name="P12"><text:span text:style-name="T6">HORTUMLARA VE FIRTINALARA KARŞI ÖNLEM: </text:span><text:span text:style-name="T4">Devenin gözleri iki kat kirpiklidir. Kirpikler, kapan gibi içiçe geçerek, gözü şiddetli kum fırtınalarına karşı tam bir korumaya alırlar. Develer ayrıca burun deliklerini de kum girmesini engellemek için kapatabilirler.</text:span></text:p>
      <text:p text:style-name="P14"/>
      <text:p text:style-name="P12"><text:span text:style-name="T16">KAVURUCU SICAĞA VE DONDURUCU SOĞUĞA KARŞI ÖNLEM</text:span><text:span text:style-name="T6">: </text:span><text:span text:style-name="T4">Bütün vücudunu kaplayan sık tüyler çölün yakıcı güneşinin hayvanın derisine ulaşmasına engel olurlar. Bunlar aynı zamanda soğukta da hayvanın ısınmasını sağlarlar. Çöl develeri 70°C'lik sıcaklıktan etkilenmezken, çift hörgüçlü develer sıfırın altında 52 derecelik soğuklarda yaşayabilmektedir. Bu tip develer, 4.000 metrelik yüksek yaylalarda bile hayatlarını sürdürebilmektedirler. </text:span></text:p>
      <text:p text:style-name="P14"/>
      <text:p text:style-name="P12"><text:span text:style-name="T6">KIZGIN KUMLAR İÇİN ÖNLEM:</text:span><text:span text:style-name="T4"> Bacaklarına oranla son derece büyük olan ayakları da özel olarak "dizayn" edilmiş, hayvan kuma batmadan yürüyebilsin diye genişletilip yayılmıştır. Ayak tabanlarındaki özel kalın deri ise kızgın çöl kumlarına karşı alınmış bir tedbirdir.</text:span></text:p>
      <text:p text:style-name="P14"/>
      <text:p text:style-name="P14">Tüm bu bilgilerin ışığında düşünelim: Deve, kendi vücudunu çöl ortamına göre kendisi mi ayarlamıştır? </text:p>
      <text:p text:style-name="P14">Burun mukozasını kendisi oluşturup, tepesindeki hörgücü o mu meydana getirmiştir? </text:p>
      <text:p text:style-name="P14">Ya da hortum ve fırtınalara karşı göz ve burun yapısını kendisi mi tasarlamıştır? </text:p>
      <text:p text:style-name="P14">Kan ve hücre yapısını, devenin kendisi mi 'su harcamama esası' üzerine düzenlemiştir?</text:p>
      <text:p text:style-name="P14">Vücudundaki tüylerin dokusunu o mu seçmiştir? </text:p>
      <text:p text:style-name="P14">O mu kendisini "çöl gemisi"ne dönüştürmüştür?</text:p>
      <text:p text:style-name="P12"><text:soft-page-break/><text:span text:style-name="T4">Deve -canlıların tümünde olduğu gibi- elbette ki bunları yapamaz. </text:span><text:span text:style-name="T6">"Bakmıyorlar mı o deveye, nasıl yaratıldı?" </text:span><text:span text:style-name="T4">ayeti, gerçekten de bu olağanüstü hayvanın varoluşunu en iyi biçimde açıklamaktadır. Deve de, diğer bütün varlıklar gibi yaratılmış, özelliklerle bezenmiş ve Allah'ın yaratmadaki üstünlüğünün bir işareti olarak yeryüzüne yerleştirilmiştir. </text:span></text:p>
      <text:p text:style-name="P14">Deve, bu tür üstün fiziksel özelliklerle yaratılırken, insana hizmetle görevlendirilmiştir. İnsan ise, tüm varlık aleminin içindeki buna benzer yaratılış mucizelerini görmek ve tüm varlıkların yaratıcısı olan Allah'ı bilip-tanımakla...</text:p>
      <text:p text:style-name="P14"/>
      <text:p text:style-name="P14"/>
      <text:h text:style-name="P31" text:outline-level="2">"Bir sinek bile yaratamazlar..."</text:h>
      <text:p text:style-name="P14"/>
      <text:p text:style-name="P38">Ey insanlar, (size) bir örnek verildi şimdi onu dinleyin. Sizin, Allah'ın dışında tapmakta olduklarınız -hepsi bunun için biraraya gelseler dahi- gerçekten bir sinek bile yaratamazlar...</text:p>
      <text:p text:style-name="P38">Onlar, Allah'ın kadrini hakkıyla takdir edemediler. Şüphesiz Allah, güç sahibidir, azizdir.</text:p>
      <text:p text:style-name="P38">(Hac Suresi, 73-74)</text:p>
      <text:p text:style-name="P14"/>
      <text:h text:style-name="P33" text:outline-level="3"><text:span text:style-name="T4">B</text:span>İ<text:span text:style-name="T4">NLERCE MERCEKTEN MÜKEMMEL GÖRÜŞ GÜCÜ</text:span></text:h>
      <text:p text:style-name="P14">Sineğin gözlerini oluşturan merceklerin altıgen yapısı sıradan bir mercekten çok daha geniş bir görüş alanı sağlar. Bu merceklerin sayısı bazı sineklerde 5000'e kadar çıkmaktadır. Ayrıca gözlerin küresel yapısı sineğe arkasını görme imkanı da vermekte, tabi bu düşmanlarından kaçışta büyük avantajlar sağlamaktadır.</text:p>
      <text:p text:style-name="P14"/>
      <text:h text:style-name="P33" text:outline-level="3"><text:span text:style-name="T4">S</text:span>İ<text:span text:style-name="T4">NEĞ</text:span>İ<text:span text:style-name="T4">N EM</text:span>İ<text:span text:style-name="T4">C</text:span>İ<text:span text:style-name="T4"> POMPASI: HORTUM</text:span></text:h>
      <text:p text:style-name="P14">Sineklerin bir diğer ilginç özelliği besinlerini diğer birçok canlı gibi ağızlarında değil dışarıda öğütmeleridir. Sinekler besin maddesi üzerine hortumları vasıtasıyla özel bir sıvı boşaltırlar. Bu sıvı besinleri sineğin emebileceği kıvama getirir. Sinek daha sonra boğazındaki emici pompalarla besini içine doğru çeker.</text:p>
      <text:p text:style-name="P14"/>
      <text:p text:style-name="P14"/>
      <text:h text:style-name="P5" text:outline-level="1">2. BÖLÜM<text:line-break/>İNSAN</text:h>
      <text:p text:style-name="P14"/>
      <text:p text:style-name="P14"/>
      <text:h text:style-name="P31" text:outline-level="2">Rahimlerdeki yaratılış</text:h>
      <text:p text:style-name="P14"/>
      <text:p text:style-name="P14">Eğer insan, aklını kullanıp "ben nasıl var oldum?" sorusuna samimi bir cevap bulmaya çalışmazsa, genellikle "nasıl oldumsa oldum!..." gibi bir mantığa kapılacaktır. Bu mantığa kapılınca da zaten, ona bu tür konular üzerinde bir daha düşünmeye pek zaman bırakmayacak bir hayat tarzını benimseyecektir.</text:p>
      <text:p text:style-name="P12"><text:span text:style-name="T4">Oysa akıl sahibi insana düşen, nasıl var olduğu üzerinde düşünmek ve hayatın anlamını buna göre belirlemektir. Bunu yaparken de, kimilerinin yaptığı gibi, varacağı sonucun "ben yaratılmışım" şeklinde çıkmasından korkmamalıdır. Çünkü sözünü ettiğimiz insanlar, kendilerini bir Yaratıcıya karşı sorumlu hissetmek istemezler. Yaratılmış olduklarını kabul ettiklerinde, hayat tarzlarını, kurulu düzenlerini veya bağlı oldukları ideolojilerini terk etmek zorunda kalmaktan çekinirler. Ya da kendilerini Yaratana boyun eğmekten kaçarlar. Bu psikolojiyi taşıyanlar, Kuran'da Allah'ın bildirdiği gibi </text:span><text:span text:style-name="T6">"vicdanları kabul ettiği halde, zulüm ve büyüklenme dolayısıyla"</text:span><text:span text:style-name="T4"> (Neml Suresi, 14) Allah'ı inkar edenlerdir.</text:span></text:p>
      <text:p text:style-name="P14">Varlığını "zulüm ve büyüklenme"ye kapılmadan, akıl ve vicdan ölçüsünde değerlendiren insan ise, kendinde Allah'ın yaratışından başka birşey görmeyecektir. Varlığının, kendisinin yaratmadığı ve kontrol edemediği binlerce karmaşık sistemin uyumuna bağlanmış olduğunu fark edecektir. "Yaratılmış" olduğunu kavrayacak ve Yaratıcımız olan Allah'ı tanıyıp O'nun kendisini hangi amaca yönelik olarak yarattığını anlamaya yönelecektir.</text:p>
      <text:p text:style-name="P14">İnsan "yaratılmış" olduğunu izlerken, ona rehberlik eden bir kaynak vardır: Kuran. Bu kitabı, Yaratıcımız olan Allah ona ve diğer insanlara indirmiştir. Kuran tüm insanlar için bir "yol göstericidir". Yaratılış olayının aynen Kuran'da tarif edildiği gibi gerçekleşmiş olması da, akıl sahibi insanlara önemli mesajlar vermektedir. İleriki sayfalarda, akıl ve vicdan sahiplerine nasıl "yaratıldıklarını" ve bu yaratılışın içindeki muhteşemliği gösteren bilgilere yer verilmiştir.</text:p>
      <text:p text:style-name="P14">İnsanın yaratılışının öyküsü, birbirinden çok uzak iki ayrı yerde başlar. İnsan, kadın ve erkek bedeninde birbirinden tümüyle bağımsız olarak oluşan, ama birbiriyle tümüyle uyumlu olan iki ayrı özün birleşmesiyle hayata adım atar. Erkek bedeninde oluşan spermin erkeğin isteği ya da kontrolü ile oluşmadığı ortadadır, aynı kadın bedeninde oluşan yumurtanın kadının isteği ya da kontrolü ile oluşmadığı gibi. Onların bu olaylardan haberi bile yoktur.</text:p>
      <text:p text:style-name="P28">Sizleri Biz yarattık, yine de tasdik etmeyecek misiniz? Şimdi (rahimlere) dökmekte olduğunuz meniyi gördünüz mü? Onu sizler mi yaratıyorsunuz, yoksa yaratıcı Biz miyiz? (Vakıa Suresi, 57-59)</text:p>
      <text:p text:style-name="P14">Aslında, çok açıktır ki, erkekten gelen öz de, kadından gelen öz de, birbirlerine uyumlu olarak yaratılmışlardır. Bu iki özün yaratılışı da, birleşmeleri de, gelişip insan haline dönüşmeleri de gerçekte büyük birer mucizedir.</text:p>
      <text:p text:style-name="P14"/>
      <text:h text:style-name="P34" text:outline-level="3"><text:soft-page-break/>TESTİS VE SPERMLER</text:h>
      <text:p text:style-name="P14">Yeni bir insan yaratılmasının ilk basamağı olacak spermler erkek vücudunun "dışında" üretilir. Bunun sebebi üretimin ancak vücut ısısının yaklaşık 2 0C altında gerçekleşebilmesidir. Bu ısının sabitlenmesi için bir de testis üstüne yerleştirilmiş özel deri çalışır. Bunun fonksiyonu soğukta büzüşerek, sıcakta ise genleşip terleyerek gerekli olan ısıyı sabit tutmaktır. Acaba bu hassas dengeyi erkeğin kendisi mi "ayarlayıp" düzenlemektedir? Elbette ki hayır. Erkeğin bundan haberi bile yoktur. Yaratılışı reddetmekte direnenler, bunun ancak "insan vücudunun keşfedilmemiş bir fonksiyonu" olduğunu söyleyebilirler. Bu "keşfedilmemiş fonksiyon" sözü ise "kuru bir isimlendirme"den başka bir şey değildir.</text:p>
      <text:p text:style-name="P14">Testislerde dakikada ortalama 1000 adet üretilen spermler erkekten kadının yumurtalarına doğru yapacağı yolculuk için sanki oradaki ortamı "biliyormuşcasına" özel bir dizayna sahiptirler. Sperm, baş, boyun ve kuyruktan oluşur. Kuyruğu, spermin bir balık gibi ana rahminde ilerlemesini sağlayacaktır.</text:p>
      <text:p text:style-name="P14">Bebeğin genetik şifresinin bir bölümünü barındıracak olan baş kısmı ise özel bir koruyucu zırhla kaplanmıştır. Bu zırhın faydası anne rahminin girişinde fark edilir: Buradaki ortam son derece asidiktir. Spermin, bu asidin varlığını bilen "birisi" tarafından koruyucu zırhla kaplandığı ise son derece açıktır. (Bu asidik ortamın da nedeni annenin mikroplardan korunmasıdır.)</text:p>
      <text:p text:style-name="P14">Erkekten rahme atılan sadece milyonlarca sperm değildir. Meni birbirinden farklı sıvıların karışımından oluşur. Allah Kuran'da, bu gerçeği şöyle vurgular:</text:p>
      <text:p text:style-name="P28">"Gerçek şu ki, insanın üzerinden, daha kendisi anılmaya değer bir şey değilken, uzun zamanlardan bir süre gelip-geçti. Şüphesiz Biz insanı, karmaşık olan bir damla sudan yarattık..." (İnsan Suresi, 1-2)</text:p>
      <text:p text:style-name="P14">Meni içindeki bu sıvılar spermlerin gerek duyduğu enerjiyi karşılayacak olan şekeri içerir. Ayrıca baz özelliğiyle ana rahminin girişindeki asitleri nötralize etmek, spermin hareket edeceği kaygan ortamı sağlamak gibi görevleri de vardır. Burada da yine iki ayrı ve bağımsız varlığın birbiriyle kusursuz bir uyum içinde yaratıldığını görüyoruz.</text:p>
      <text:p text:style-name="P14">Spermler yumurtaya varana kadar annenin vücudunda zorlu bir yolculuk geçirirler. Kendilerini ne kadar savunurlarsa savunsunlar, 200-300 milyon spermden yumurtaya ulaşanların sayısı bini pek aşamaz.</text:p>
      <text:p text:style-name="P14"/>
      <text:h text:style-name="P34" text:outline-level="3">YUMURTA</text:h>
      <text:p text:style-name="P14">Sperm yumurtaya uygun olarak düzenlenirken, çok ayrı ve farklı bir ortamda da yumurta hayata tohum olmaya hazır hale getirilmektedir... Kadının haberi bile yokken, yumurtalıklarda oluşan bir yumurta önce karın boşluğuna bırakılır ve hemen sonra ana rahminin fallop tüpü denen uzantılarının ucunda yer alan kollar sayesinde yakalanır. Ardından yumurta fallop tüpünün iç yüzeyindeki tüylerin hareketiyle ilerlemeye başlar. Büyüklüğü ise bir tuz tanesinin ancak yarısı kadardır.</text:p>
      <text:p text:style-name="P14">Yumurta-sperm buluşmasının yeri fallop tüpüdür. Burada yumurta özel bir sıvı salgılamaya başlar. İşte bu sıvı sayesinde spermler yumurtanın yerini bulurlar. Dikkat edelim: Yumurta "salgılamaya başlar" derken bir insandan ya da şuurlu bir varlıktan söz etmiyoruz. Bu ufacık protein yığınının, "kendi kendine" böyle bir şeye "karar vermesi", daha da ötesi spermi kendine çekecek bir kimyasal bileşim "hazırlayıp" salgılaması tesadüfle açüklanamaz. Ortada açık bir yaratılış vardır.</text:p>
      <text:p text:style-name="P14">Allah vücudun üreme sistemini özellikle yumurtayla spermi buluşturacak şekilde var etmiştir. Ve kadın üreme sistemini spermlere, spermleri de kadın vücudundaki ortama uygun olarak yaratmıştır.</text:p>
      <text:p text:style-name="P14"><text:soft-page-break/></text:p>
      <text:h text:style-name="P34" text:outline-level="3">SPERM VE YUMURTA BULUŞMASI</text:h>
      <text:p text:style-name="P14">Yumurtayı dölleyecek sperm yumurtaya yaklaştığında, yine yumurtanın salgılamaya "karar verdiği" (!) ve sperm için özel olarak hazırlanmış bir sıvı, spermin koruyucu zırhını eritir. Bunun sonucunda da bu kez spermin ucunda olan ve yine özel olarak yumurta için hazırlanmış bulunan eritici enzim kesecikleri açığa çıkar. Sperm yumurtaya ulaştığında bu enzimler yumurtanın zarını delerek spermin içeri girmesini sağlarlar. Yumurtanın etrafını kuşatan spermler içeri girmek için büyük bir yarışa başlarlar. Ancak yumurtayı genelde tek bir sperm döller. </text:p>
      <text:p text:style-name="P14">Allah'ın Kuran'da bu aşama ile ilgili olarak verdiği bilgiler son derece dikkat çekicidir. Allah Kuran'da, insanın sıvının yani meninin özünden meydana getirildiğini şöyle bildirmektedir:</text:p>
      <text:p text:style-name="P28">"(Allah) sonra insanın neslini bir özden, değersiz bir sıvının özünden meydana getirdi." (Secde Suresi, 8) </text:p>
      <text:p text:style-name="P14">Allah'ın ayette bildirdiği gibi, yumurtayı spermleri taşıyan sıvının kendisi değil, içinde taşıdığı tek bir sperm, hatta onun da "özü" olan kromozomlar döllemektedir. Tek bir spermi içeri alan yumurtaya artık bir başka spermin girmesi mümkün değildir. Bunun sebebi yumurtanın etrafında bir elektriksel alan bulunmasıdır. Yumurta çevresi (-) elektrik yüklüdür ve ilk sperm yumurtaya girer girmez bu potansiyel (+) olur. Böylece dışarıdaki spermlerle aynı elektrik yükünü taşıyan yumurta, bu kez onları itmeye başlar. </text:p>
      <text:p text:style-name="P14">Yani birbirinden ayrı ve bağımsız olarak oluşan iki özün elektriksel yükleri de birbirleriyle uyum içindedir.</text:p>
      <text:p text:style-name="P14">Sonunda spermdeki erkeğin DNA'sıyla kadının DNA'sı birleşir. Artık annenin karnında yabancı, yeni bir hücre (zigot), yeni bir insanın ilk tohumu vardır.</text:p>
      <text:p text:style-name="P14"/>
      <text:h text:style-name="P34" text:outline-level="3">RAHİME YAPIŞAN ALAK...</text:h>
      <text:p text:style-name="P14">Erkekten gelen sperm ve kadındaki yumurta üstte değindiğimiz şekilde birleştiğinde, doğacak bebeğin ilk özü de oluşmuş olur. Biyolojide "zigot" olarak tanımlanan bu tek hücre, hiç zaman yitirmeden bölünerek çoğalacak ve giderek bir "et parçası" haline gelecektir.</text:p>
      <text:p text:style-name="P14">Ancak zigot bu büyümesini boşlukta gerçekleştirmez. Rahim duvarına tutunur, sahip olduğu uzantılar sayesinde toprağa yerleşen kökler gibi oraya yapışır. Bu bağ sayesinde de, gelişimi için ihtiyaç duyduğu maddeleri annenin vücudundan alabilir.</text:p>
      <text:p text:style-name="P14">Kuşkusuz böyle bir detay, çok iyi bir tıp bilgisi olmadan bilinemez. Bundan 14 yüzyıl önce insanların böyle bir bilgiye sahip olamayacağı da açıktır. Ama ne ilginçtir ki, Allah Kuran'da anne karnında büyümeye başlayan zigottan söz ederken, onu hep "alak" olarak tanımlamaktadır:</text:p>
      <text:p text:style-name="P28">Yaratan Rabbin adıyla oku. O, insanı bir alak'tan (asılıp tutunan şeyden) yarattı. Oku, Rabbin en büyük kerem sahibidir. (Alak Suresi, 1-3)</text:p>
      <text:p text:style-name="P28">İnsan, "kendi başına ve sorumsuz" bırakılacağını mı sanıyor? Kendisi, akıtılan meniden bir damla su değil miydi? Sonra bir alak oldu, derken (Allah, onu) yarattı ve bir "düzen içinde biçim verdi." Böylece ondan, erkek ve dişi olmak üzere çift kıldı." (Kıyamet Suresi, 36-39)</text:p>
      <text:p text:style-name="P14">Bu "alak" kelimesinin Arapçadaki anlamı ise, "bir yere asılıp tutunan şey"dir. Hatta kelime asıl olarak bir bedene yapışıp oradan kan emen sülükler için kullanılır. Bu kelimenin, rahim duvarına yapışıp oradan yaşamı için gerekli şeyleri emen zigotu tanımlamak için kullanılabilecek en uygun kelime olduğu ise açıktır.</text:p>
      <text:p text:style-name="P14"><text:soft-page-break/>Allah'ın Kuran'da zigot hakkında verdiği bilgiler bununla da bitmez. Döl yatağına tam anlamıyla tutunmuş olan zigot gelişmeye başlar. Anne rahmi ise, zigotu saran ve "amnion sıvısı" denen bir sıvı ile doludur. Bebeğin içinde büyüdüğü amnion sıvısının dikkati çeken en önemli özelliği, dışarıdan gelecek darbelere karşı bebeğin güvenliğini sağlamasıdır. Kuran'da bu gerçeği de Allah şöyle bildirmektedir:</text:p>
      <text:p text:style-name="P28">"Sizi basbayağı bir sudan yarattık. Sonra onu savunması sağlam bir karar yerine yerleştirdik." (Mürselat Suresi, 20-21)</text:p>
      <text:p text:style-name="P14">İnsanın oluşumu ile ilgili olarak verilen bilgiler, Kuran'ın bu oluşumu en ince ayrıntısına kadar bilen bir kaynaktan geldiğini göstermektedir bize. Bu durum, bizlere Kuran'ın Allah'ın sözleri olduğunu bir kez daha ispatlar.</text:p>
      <text:p text:style-name="P14">Bu arada, zaman geçtikçe, başlangıçta jelatini andıran ceninde büyük bir değişim görülür. İlk baştaki o yumuşak yapının içinde vücudun dik durmasını sağlayacak sert kemikler oluşmaya başlar. Öyle ki başlangıçta aynı yapıya sahip olan hücreler farklılaşarak, kimi ışığa karşı hassas göz hücrelerini, kimi sıcağı, soğuğu ya da acıyı algılayan sinir hücrelerini veya ses titreşimlerini algılayan hücreleri oluşturur. Bu farklılaşmaya hücreler mi karar vermektedir? Kendi kendilerine, insan gözünü ya da kalbini oluşturmaya karar verip, bu akılalmaz işi onlar mı başarmaktadır? Yoksa onlar bu işe uygun olarak mı yaratılmışlardır? Akıl ve vicdan kuşkusuz ikinci seçeneği kabul edecektir.</text:p>
      <text:p text:style-name="P14">Bütün bu anlatılan işlemlerin sonunda, bebek annesinin karnındaki gelişimini tamamlamış ve dünyaya gelmiştir. Bu haliyle anne karnındaki halinden 100 milyon kat büyük, 6 milyar kat da ağırdır... Burada anlatılanlar, başka herhangi bir canlının değil, bizim hayata başlangıç hikayemizdir. İnsan için, böylesine karmaşık, olağanüstü bir olayın kaynağını bulmaktan daha önemli ne olabilir?</text:p>
      <text:p text:style-name="P14">Bütün bu karmaşık işlemlerin "kendi kendine" oluştuğunu düşünmek akıl dışıdır. Hiç kimse kendi kendini ya da başka bir insanı veya herhangi bir maddeyi yaratma gücüne sahip değildir. Anlatılan mükemmel sistemlerin hepsini Allah yaratmaktadır. Hem de her anını, her saniyesini ve her aşamasını...</text:p>
      <text:p text:style-name="P28">"O'nun bilgisi olmaksızın, hiçbir dişi gebe kalmaz ve doğurmaz da. Ömür sürene, ömür verilmesi ve onun ömründen kısaltılması da mutlaka bir kitaptadır. Gerçekten bu, Allah'a göre kolaydır." (Fatır Suresi, 11)</text:p>
      <text:p text:style-name="P14">"Akıtılan bir meniden" insana dönüşen vücudumuz milyonlarca hassas denge içerir. Biz farkında olmasak da, vücudumuzda yaşamamızı sağlayan son derece karmaşık ve hassas sistemler vardır. Tüm bu sistemleri, insanın, kendisinin "yaratıldığını" anlaması için, herşeyin tek sahibi, Yaratıcımız ve Rabbimiz olan Allah var etmektedir.</text:p>
      <text:p text:style-name="P14">İnsan Allah'ın yarattığı bir varlıktır. Yaratıldığına göre, "kendi başına ve sorumsuz" bırakılacak değildir.</text:p>
      <text:p text:style-name="P14"/>
      <text:h text:style-name="P34" text:outline-level="3">ANNE SÜTÜ...</text:h>
      <text:p text:style-name="P14">Spermden bebeğe dönüşen yeni insanın beslenmesi de başlıbaşına bir mucizedir. Bebek için özel olarak hazırlanan ve ne annenin ne de başkasının yapımına katkıda bulunmadığı anne sütü, olabilecek en iyi besindir.</text:p>
      <text:p text:style-name="P14">Anne sütü bileşimindeki maddeler sayesinde hem yeni doğan yavru için mükemmel bir besin kaynağı, hem de bebeğin ve annenin hastalıklara karşı direncini artıran bir maddedir. Doktorlar suni olarak üretilen mamaların ancak sütün yetersiz gelmesi halinde kullanılması, çocuğun özellikle ilk aylarda kesinlikle anne sütüyle beslenmesi gerektiği konusunda birleşmektedirler. Anne sütünü biraz tanıyalım:</text:p>
      <text:p text:style-name="P12"><text:span text:style-name="T11"></text:span><text:span text:style-name="T12"> </text:span><text:span text:style-name="T4">Anne sütünün en ilginç özelliği, bebeğin gelişme dönemlerine göre karışımının değişmesidir. Sütün kalori miktarı ve besin dengesi, bebeğin erken veya zamanında doğmuş olmasına göre de değişiklikler gösterir. Bebek </text:span><text:soft-page-break/><text:span text:style-name="T4">erken doğumla dünyaya gelmişse, anne sütünün içerdiği yağ ve protein miktarı normal olgunluktaki bebeğinkine göre daha fazladır. Çünkü erken doğan bebeğin yüksek kaloriye ihtiyacı vardır.</text:span></text:p>
      <text:p text:style-name="P12"><text:span text:style-name="T11"></text:span><text:span text:style-name="T12"> </text:span><text:span text:style-name="T4">Bebeğin ihtiyacı olan savunma sistemi elemanları, yani antikorlar ve savunma hücreleri, anne sütünün içinde bebeğe hazır olarak verilir, adeta paralı askerler gibi ait olmadıkları bir vücut için savunma yapar ve bebeği düşmanlarından korurlar. </text:span></text:p>
      <text:p text:style-name="P12"><text:span text:style-name="T11"></text:span><text:span text:style-name="T12"> </text:span><text:span text:style-name="T4">Antibakteriyeldir. Oda sıcaklığında altı saat tutulan sütlerde bakteriler gelişerek sütü bozduğu halde, bu süre zarfında anne sütünde bakteri oluşmaz.</text:span></text:p>
      <text:p text:style-name="P12"><text:span text:style-name="T11"></text:span><text:span text:style-name="T12"> </text:span><text:span text:style-name="T4">Bebeği damar sertliğinden korur.</text:span></text:p>
      <text:p text:style-name="P12"><text:span text:style-name="T11"></text:span><text:span text:style-name="T12"> </text:span><text:span text:style-name="T4">Bebek tarafından kısa sürede sindirilir.</text:span></text:p>
      <text:p text:style-name="P14">Modern laboratuarlarda beslenme uzmanlarınca yapılan mamaların hiçbirinin anne sütü kadar yararlı olmadığını biliyoruz. Bu bebek mamalarından daha üstün olan bebek sütünün, bir laboratuvarda değil, insan vücudunda ve annenin haberi bile yokken kimin tarafından üretildiği sorusu nasıl açıklanabilir? Açıktır ki, anne sütünü, o süte ihtiyacı olan bebeği de yaratan Allah var etmiştir.</text:p>
      <text:p text:style-name="P14"/>
      <text:h text:style-name="P30" text:outline-level="2">Vücudumuzdaki makineler</text:h>
      <text:p text:style-name="P12"/>
      <text:p text:style-name="P14">Allah, Kuran'ın pek çok ayetinde insanın yaratılışına dikkat çekmiş ve insanları bu yaratılış üzerinde düşünmeye davet etmiştir:</text:p>
      <text:p text:style-name="P28">"Ey insan, 'üstün kerem sahibi' olan Rabbine karşı seni aldatıp-yanıltan nedir? Ki O, seni yarattı, 'sana bir düzen içinde biçim verdi' ve seni bir itidal üzere kıldı. Dilediği bir surette seni tertip etti." (İnfitar Suresi, 6-8)</text:p>
      <text:p text:style-name="P14">İnsanı, Allah belli bir düzen içinde yaratmıştır. İnsan doğadaki en mükemmel, en karmaşık ve en olağanüstü sistemlere sahip canlılardan biridir.</text:p>
      <text:p text:style-name="P14">İnsan vücudu, ortalama 60-70 kiloluk bir et ve kemik yığınıdır. Bilindiği gibi et doğadaki en dayanıksız malzemelerden biridir. Açıkta kaldığında birkaç saatte bozulur, bir-iki gün içinde kurtlanır ve dayanılmaz bir koku yaymaya başlar. Bu çürük malzeme, insanın vücudunun büyük bölümünü oluşturur. Ama onu besleyen kan dolaşımı ve dışarıdaki bakterilerden koruyan deri sayesinde, 70-80 yıl boyunca, bozulmadan, çürümeden saklanır. </text:p>
      <text:p text:style-name="P14">Vücudun yetenekleri ise hayranlık vericidir. Örneğin beş duyu, ayrı ayrı birer mucizedir. İnsan dış dünyayı bu duyular sayesinde tanır, bu duyulardaki bütünlük sayesinde rahatça yaşamını sürdürebilir. Görme, koklama, dokunma, işitme, tad alma duyuları incelendiğinde karşılaşılan detaylar, ortaya çıkan kusursuz tasarımlar bir Yaratıcının varlığını kanıtlayan deliller olarak karşımıza çıkar.</text:p>
      <text:p text:style-name="P14">İnsan vücudundaki mucizevi yapılar sadece beş duyu ile sınırlı değildir.Hayatı bize kolaylaştıran bütün organların tümü ayrı birer mucizedir. Hepsi tam ihtiyacı karşılayacak fonksiyonlara sahiptir. Elsiz olarak yaratılmış olsak, ne kadar zor yaşardık bir düşünelim. Bacaklarımız olmasa, vücudumuz deriyle değil de dikenlerle, pullarla veya kabukla kaplı olsaydı neler olurdu?</text:p>
      <text:p text:style-name="P14"><text:soft-page-break/>Bu sayılanların yanı sıra, insan vücudunun içindeki solunum, beslenme, üreme, savunma gibi karmaşık sistemlerin varlığı ve insan vücudunun estetiği de ayrı ayrı mucizelerdir.</text:p>
      <text:p text:style-name="P14">Görüldüğü gibi insan vücudu içinde çok sayıda hassas denge vardır. Birbirine tamamen bağlı çalışan sistemlerin, vücuttaki diğer sistemlerle olan kusursuz bağlantısı sayesinde insan hayati fonksiyonlarını hiçbir aksama olmadan gerçekleştirebilmektedir. </text:p>
      <text:p text:style-name="P14">Üstelik bunları, özel bir çaba göstermeden, hiçbir zorlukla da karşılaşmadan yapmaktadır. Hatta tüm bunlar olup biterken çoğu zaman kişinin bunlardan haberi bile olmaz. Midesindeki sindirimin ne zaman başlayıp ne zaman bittiğinden, kalbinin ritminden, kanın vücuttaki gerekli yerlere tam da en gereken maddeleri taşımasından, görmesinden, duymasına kadar çoğu şeyden insanın haberi dahi olmaz.</text:p>
      <text:p text:style-name="P14">İnsan vücudunda kusursuz bir sistem kurulmuştur ve mükemmel bir şekilde işlemektedir. Bu gökten yere her işi evirip düzene koyan Allah'ın yaratmasıdır. Allah evrendeki herşeyi, her detayı tüm canlıları gereken özelliklere sahip olarak yaratmıştır. İnsan vücudu da detaylı incelendiğinde fark edilen tasarım Allah'ın yaratma sanatındaki örneksizliğin ve eksiksizliğin bir delili olarak karşımıza çıkar.</text:p>
      <text:p text:style-name="P14">Allah evrendeki kusursuzluğa Mülk Suresi'nde şöyle dikkat çeker:</text:p>
      <text:p text:style-name="P28">...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14">İnsan vücudu içindeki bu sayısız hassas dengeden bir kaç tanesi şöyledir:</text:p>
      <text:p text:style-name="P14">Beş duyu, tam insanın ihtiyacına yönelik olarak düzenlenmiştir. Sözgelimi kulak ancak belirli sınırlar arasında gelen ses titreşimlerini algılar. Çok daha geniş sınırlar içinde duymak ilk başta avantajlı gibi gözükebilir. Ancak, "duyum eşiği" olarak adlandırılan bu algı sınırları, belirli bir amaca yönelik olarak ayarlanmıştır. Eğer çok hassas bir kulağa sahip olsaydık, kalbimizin atarken çıkardığı sesten, yerdeki mikroskobik böceklerin çıkardığı hışırtılara kadar birçok sesle her an muhatap olmak durumunda kalacaktık. Bu da bizim için oldukça rahatsızlık verecek bir durum meydana getirecekti.</text:p>
      <text:p text:style-name="P14">Aynı "hassas ayar" dokunma duyusu için de geçerlidir. İnsan derisinin altında yer alan dokunmaya hassas sinirler, olabilecek en iyi biçimde duyarlılaştırılmış ve vücuda dağıtılmışlardır. En çok sinir ucu, parmak uçlarında, dudaklarda ve cinsel organda yer alır. Buna karşın daha "önemsiz" bölgelerde, örneğin sırt bölgesinde oldukça az sayıda sinir ucu vardır. Bu insana büyük avantajlar sağlar. Bunun aksinin olduğunu düşünelim: Parmak uçlarının son derece duyarsız olduğunu, tüm sinir uçlarının sırtta toplandığını varsayalım. Bu kuşkusuz oldukça zorluk verici olurdu; elimizi doğru düzgün kullanamazken, sırtımıza temas eden en ufak maddeyi bile -mesela elbisemizin kıvrımlarını- hissederdik.</text:p>
      <text:p text:style-name="P14">Vücudumuzdaki diğer yapıların gelişimi de birer "hassas denge" örneğidir, sözgelimi saç ve kirpikler: Her ikisi de sonuçta birer "kıl" olmasına karşın, geçen zamanda eşit olarak uzamazlar. Kirpiklerin saç kadar uzayıp gözlerimizin önüne düştüğünü bir düşünün. Hem görüşümüzü engelleyecek, hem de göze girerek bizim için hayati önem taşıyan bu organımıza zarar vereceklerdi. Kirpiklerin belirli bir uzunluğu vardır ve bu uzunluk sabit kalır. Yanma ve benzeri bir kaza sonucu kirpiklerimiz kısalırsa, yeniden eski "ideal" boya gelinceye kadar uzar ve yine dururlar.</text:p>
      <text:p text:style-name="P14">Dahası kirpiklerin şekilleri de çok önemlidir. Hafif yukarı doğru kıvrık olmaları nedeniyle hem gözün görüş alanını daraltmaz, hem de son derece estetik bir görünüm kazandırırlar. Kirpikler göz kapağının ucundan çıkarken <text:soft-page-break/>burada bulunan özel bezler tarafından yağlanarak kaplanırlar. İşte kirpiklerin fırça gibi <text:s text:c="3"/>sert ve düz olmaması bu özel kaplama sayesindedir. İnsan bedeninin her noktasında, çok ince detaylarla donatılmış bir yaratılış mucizesi görülmektedir...</text:p>
      <text:p text:style-name="P14">Bu ölçülü yaratılış, yeni doğan bir bebekte de, gelişme çağındaki insanlarda da kendini çarpıcı bir şekilde ortaya koyar. Mesela yeni doğan bir bebeğin kafatası kemikleri çok yumuşaktır. Ve bu kemikler, birbirlerinin üzerinde az da olsa hareket edebilirler. Bu esneklik sayesinde bebeğin başı doğumda bir hasar görmez. Eğer kafatası kemikleri doğum sırasında sert bir yapıda olsalardı, anne karnından çıkarken çatlayabilir hatta kırılarak bebeğin beyninde büyük hasarlara yol açarlardı.</text:p>
      <text:p text:style-name="P14">Aynı kusursuzlukla, gelişme çağındaki bir insanda tüm organlar, birbirine uyumlu olarak büyür. Örneğin, gelişen kafa yapısında, beyinle birlikte onu çevreleyen kafatası da büyümektedir. Beyne oranla daha yavaş genişleyen bir kafatası olsaydı, beyni sıkıştıracak ve kısa sürede insanın ölümüne neden olacaktı. </text:p>
      <text:p text:style-name="P14">Aynı denge kalp ve akciğerlerle göğüs kafesi, göz ile göz çukuru gibi başka organlar için de geçerlidir.</text:p>
      <text:p text:style-name="P14">Bu nedenle, yaratılıştaki sanatı ve kudreti görebilmek için kendi bedenimizdeki olağanüstü yapıları incelemekte fayda vardır. Üstün bir teknoloji ile donatılmış ve en gelişmiş fabrikalardan daha kusursuz bir yapıya sahip olan bu bedenin her parçası, Allah'ın benzersiz yaratışını göstererek, O'nun tüm bedenimiz üzerindeki egemenliğini ispatlamaktadır.</text:p>
      <text:p text:style-name="P14">İnsan vücudundaki sistemler ve organlar incelendiğinde kusursuz ve ölçülü bir yaratılışın delilleri daha yakından görülecektir.</text:p>
      <text:p text:style-name="P14"/>
      <text:h text:style-name="P34" text:outline-level="3">SİNDİRİM</text:h>
      <text:p text:style-name="P14">Sindirimin hemen başında devreye giren tükürük salgısı, besinleri ıslatarak dişler tarafından öğütülmelerini ve yemek borusundan aşağı kaymalarını kolaylaştırır. Bir diğer özelliği kimyasal yapısı sayesinde nişastayı şekere çevirmesidir. Peki ağızda böylesine önemli bir madde olan tükürüğün salgılanmadığını düşünün. Böyle bir durumda ne yediklerimizi yutabilir, ne de ağız kuruluğundan dolayı doğru dürüst konuşabilirdik. Katı hiçbir besin alamaz, sadece sıvı ve sıvıya yakın maddelerle beslenebilirdik.</text:p>
      <text:p text:style-name="P14">Midedeki sistemde de mükemmel bir denge söz konusudur. Besinlerin midedeki sindirimi, bu organın içindeki hidroklorik asit tarafından gerçekleştirilir. Ancak bu asit o denli güçlüdür ki, yalnız besinleri değil, mide duvarını bile <text:s/>eritebilecek güçtedir. Fakat bunun çözümü yaratılmıştır elbette: Sindirim sırasında salgılanan mukus adlı bir madde midenin tüm duvarlarını kaplar ve asidin parçalayıcı etkisine karşı mükemmel bir koruma sağlar. Böylece midenin kendi kendini yok etmesi engellenmiş olur. Mukusun bileşimindeki bir hata onun koruyucu özelliğini bozabilir. Oysa, gerek midenin sindirim için kullandığı asitte, gerekse o salgıdan mideyi korumak için ortaya çıkan mukusta kusursuz bir uyum vardır. </text:p>
      <text:p text:style-name="P14">Mide boşken, proteinleri yani et gibi hayvansal gıdaları parçalamakla sorumlu salgı midede bulunmaz. Daha doğrusu mide boşken bu salgı tamamen farklı, parçalayıcı özelliği olmayan bir madde olarak midede mevcuttur. Protein içeren bir besin mideye geldiğinde, mideye salgılanan HCL, bu etkisiz maddeyi çok güçlü bir protein parçalayıcısı haline getirir. Böylece mide boş kaldığında bu güçlü protein parçalayıcı, proteinlerden yapılmış olan mideye zarar vermez.</text:p>
      <text:p text:style-name="P14">Burada dikkat edilmesi gereken, söz konusu sistemi evrimin hiçbir şekilde açıklayamadığıdır. Çünkü evrim, küçük yapısal değişikliklerin, basamak basamak üst üste eklenmesiyle, ilkel canlılardan bugünkü karmaşık organizmaların oluştuğunu savunur. Oysa açıkça görüldüğü gibi, midedeki sistemin basamak basamak <text:soft-page-break/>oluşmasına imkan yoktur. Tek bir faktörün bulunmaması canlının sonunu getirir. Evrimin tutarsızlığını daha iyi anlamak için bir örnek yeterli olur. Midesinde ürettiği asitle, kendi midesini eriten bir canlı düşünün; acılar içinde önce midesi parçalanır, daha sonra diğer iç organları bu asit tarafından tahrip edilir. Kendi kendini, canlı canlı yiyerek ölür. </text:p>
      <text:p text:style-name="P14">Midedeki sıvının, besin geldiğinde parçalayıcı özellik kazanması, bir dizi kimyasal işlem sonucunda gerçekleşir. Sözde evrim süreci içinde, midesinde böylesine planlı kimyasal dönüşüm yapılamayan bir canlı düşünün. Midesindeki sıvı bir türlü parçalayıcı özellik kazanmayan canlı, yediklerini sindiremeyecek, karnında sindirilmemiş bir yiyecek kütlesi olduğu halde, besinsizlikten ölecekti.</text:p>
      <text:p text:style-name="P14">Konuya bir başka açıdan bakalım. Mide asidini üreten mide hücreleridir. Bu hücreler de, vücudun herhangi bir yerindeki diğer hücreler de (örneğin göz hücreleri) aynı hücrenin anne karnında bölünmesiyle oluşmuş kardeş hücrelerdir. Dahası her ikisi de aynı genetik bilgiye sahiptirler. Yani her iki hücrenin bilgi bankasında hem gözün ihtiyacı olan proteinlerin, hem de midede kullanılan asitin genetik bilgisi bulunur. Fakat nereden geldiği bilinmeyen bir emre uyan göz hücresi, milyonlarca bilgi içinde yalnızca göze ait bilgileri, mide hücresi de mideye ait bilgileri kullanır. Peki, göze ait proteinleri niçin ürettiğini bile bilmediğimiz göz hücreleri, bir gün mide asidini üretmeye başlasalar -ki mide asidinin nasıl üretileceğine ait bilgilere gerçekten sahiptirler- sonuç ne olur? İnsan kendi gözünü olduğu yerde eritir ve sindirir.</text:p>
      <text:p text:style-name="P14">Kendi içimizdeki mükemmel dengeyi incelemeye devam edelim: </text:p>
      <text:p text:style-name="P14">Sindirim işleminin devamı da aynı derecede planlıdır. Besinlerin sindirim sistemi tarafından parçalanmış, işe yarayan kısımları, ince bağırsak çeperleri tarafından emilerek kana karışır. İnce bağırsağın iç yüzeyi enine kıvrımlarla kaplı olup buruşuk bir kumaşı andırır. Her kıvrımın üzerinde 'villus' adı verilen daha küçük kıvrımlar vardır. Bu kıvrımlar sayesinde emme işlemini yapan bağırsak yüzeyleri muazzam bir şekilde artar. Villusların üzerindeki hücrelerin üst kısımlarında da 'mikrovillus' denilen mikroskobik uzantılar bulunur. Bu uzantılar birer pompa gibi çalışarak besinleri emerler. Dahası bu pompaların içleri, farklı besinler için farklı iletim yollarıyla döşenmiş kusursuz bir iletim sistemiyle dolaşım sistemine bağlanmışlardır. Böylece bu pompaların emdikleri besinler, dolaşım sistemiyle vücudun her yanına ulaştırılırlar. </text:p>
      <text:p text:style-name="P14">Her bir villus yaklaşık olarak 3000 mikrovillusa sahiptir. İnce bağırsağın iç çeperinde bir milimetre karelik alan, 200 milyon kadar mikrovillusla kaplıdır. Bir milimetre karede 200 milyon pompa her an insanın hayatını sürdürmesi için yorulmadan, bozulmadan çalışmaktadır. Bu kadar çok pompa, çok büyük ve geniş bir yüzey buruşturularak, çok küçük bir yere sıkıştırılmıştır. Bu sistem, aldığımız besinlerden vücudumuzun maksimum derecede yararlanmasını, sonuç olarak da hayatımızın devamını sağlar.</text:p>
      <text:p text:style-name="P14"/>
      <text:h text:style-name="P34" text:outline-level="3">SOLUNUM</text:h>
      <text:p text:style-name="P14">Solunum hassas dengeler üzerine kuruludur. Solurken ciğerlerimize çektiğimiz havanın soğuk ve kirli olması sağlığımızı olumsuz yönden etkiler. Bu yüzden havanın önceden temizlenmiş ve ısıtılmış olması gerekmektedir. Burnumuz tam da bu işe uygun olarak yaratılmıştır; burun duvarlarında bulunan kıllar ve içerideki yapışkan madde, içeri giren havadaki tozları yutarak süzme işini gerçekleştirir. Ayrıca hava, burun içindeki kıvrımlardan geçerek ısınır. Burun kemikleri içinde öyle özel bir yapı vardır ki içeri giren hava, burun içinde ancak birkaç tur attıktan ve ısındıktan sonra ciğerlere gidebilir. Küçücük bir kemiğin içinde hava akımına bir kaç tur attıracak yapı ancak özel bir yaratılış sayesinde ortaya çıkabilir. Çünkü havanın hareketini yönlendirmek bir takım hesap ve planlamanın sonucunda gerçekleştirilebilir. Böyle özel bir yapının, bir başka sistemin ihtiyacına cevap vermek -ciğere giden havayı ısıtmak ve temizlemek- için var olması her iki sistemi de Allah'ın özel olarak yarattığının bir <text:soft-page-break/>delilidir. Bütün bu saydığımız basamaklar sonucunda içeri giren hava nemlendirilmiş ve tozlardan arınmış şekilde nefes borusuna gelir.</text:p>
      <text:p text:style-name="P14"/>
      <text:h text:style-name="P34" text:outline-level="3">İSKELET</text:h>
      <text:p text:style-name="P14">İskelet başlı başına bir mühendislik harikasıdır. Vücudun yapısal destek sistemidir. Aynı zamanda beyin, kalp, akciğer gibi hayati organların korumasını yapar, iç organlara destek olur. İnsan vücuduna, hiçbir yapay makina tarafından taklit edilemeyen üstün bir hareket kabiliyeti verir. Dahası kemik dokusu çoğu kimsenin zannettiği gibi cansız değildir. Kemik dokusu vücudun kalsiyum, fosfat ve birçok önemli mineralinin bankasıdır. Vücudun ihtiyacına göre bu mineralleri depo eder veya daha önceden depo ettiklerini vücuda verir. Bütün bunların yanı sıra kırmızı kan hücrelerinin üretimi kemikler tarafından yapılır.</text:p>
      <text:p text:style-name="P14">İskelet bütün olarak mükemmel bir işleve sahip olmasının yanında, iskeleti oluşturan kemikler de üstün bir yapıya sahiptirler. Vücudun taşınması ve korunması gibi önemli bir görevi üstlenen kemikler, bu işi rahatlıkla yerine getirebilecek kapasitede ve sağlamlıkta yaratılmışlardır. Vücudun karşılaşacağı zor durumlar da hesaba katılmıştır. Örneğin; uyluk kemiği, dikey durumda bir ton ağırlığı kaldırabilecek kapasitededir. Nitekim atılan her adımda bu kemiğimize, vücut ağırlığımızın üç katı kadar bir yük binmektedir. Hatta sırıkla yüksek atlama yapan bir atlet yere inerken kalça kemiğinin her santimetrekaresi 1400 kiloluk bir basınca maruz kalır. Peki kemik denen ve bir tek hücrenin bölünmesi sonucunda ortaya çıkan bu yapıyı, bu kadar kuvvetli kılan nedir? Sorunun cevabı kemiklerin eşsiz yaratılışında gizlidir. </text:p>
      <text:p text:style-name="P14">Konuyu daha iyi anlamak için günümüz teknolojisinden bir örnek vermek yerinde olacaktır. Büyük ve yüksek yapıların inşasında kafes sistemleri kullanılır. Bu inşaat tekniğinde yapının taşıyıcı elemanları, yekpare yapıda değil, birbiri içine geçmiş, kafes şeklinde çubuklardan oluşur. Ancak bilgisayarların yapabileceği karmaşık hesaplar sayesinde, büyük köprüler ve endüstriyel yapılar çok daha dayanıklı ve daha ucuza inşa edilmektedirler. </text:p>
      <text:p text:style-name="P14">İşte kemiklerin iç yapısı da, insanların binalarda ve köprülerde kullandığı bu kafes yapı sistemiyle benzer bir yapıdadır. Önemli bir farkla; kemik içindeki sistem, insanların geliştirdiğinden çok daha üstün ve karmaşıktır. Bu sayede kemikler, hem son derece sağlam, hem de rahatlıkla kullanılabilecek hafifliktedirler. Eğer aksi olsaydı, yani kemiklerin içi, dışı gibi sert ve tamamen dolu olsaydı, hem kemik ağırlığı insanın taşıyabileceğinin çok üzerinde olurdu, hem de kemiğin yapısı gevrek ve sert olup en küçük bir darbede çatlama ve kırılma yapardı.</text:p>
      <text:p text:style-name="P14">Kemiklerimizin bu mükemmel tasarımı, bizim son derece rahat bir hayat sürmemizi, çok zor hareketleri kolaylıkla ve hiç acı duymadan yapabilmemizi sağlamaktadır. Kemiğin yapısının bir başka özelliği de vücudun gerekli bölgelerinde esnek bir yapıya sahip olmasıdır. Örneğin göğüs kafesi; kalp ve akciğer gibi hayati organları korurken, bir yandan da akciğerlere havanın dolmasını ve boşalmasını sağlayacak şekilde genişler ve büzülür. </text:p>
      <text:p text:style-name="P14">Kemiklerin esneklikleri zamanla değişebilir. Örneğin kadınlarda leğen kuşağı kemikleri, hamileliğin son aylarına doğru gevşer ve birbirlerinden biraz ayrılırlar. Bu son derece önemli bir ayrıntıdır, çünkü bu gevşeme sayesinde bebeğin başı doğum sırasında ezilmeden dışarı çıkabilir.</text:p>
      <text:p text:style-name="P14">Kemikteki mucizeler bunlarla da sınırlı kalmaz. Kemikler esneklikleri, dayanıklılıkları ve hafifliklerinin yanı sıra, kendilerini tamir etme özelliğine de sahiptirler.Bu da vücuttaki pek çok işlem gibi, milyonlarca hücrenin beraber çalışmasıyla gerçekleşir. </text:p>
      <text:p text:style-name="P14">İskeletin hareket kabiliyeti de üzerinde durulması gereken önemli bir ayrıntıdır. Her adım atışımızda omurgamızı oluşturan omurlar birbiri üstünde hareket ederler. Bu sürekli hareket ve sürtünme, omurların aşınmasına sebebiyet verecekken bu tehlikeyi önlemek için her bir omur arasına disk denen dayanıklı kıkırdaklar <text:soft-page-break/>yerleştirilmiştir. Bu diskler amortisör görevi yaparlar. Dahası her adım atışta, vücut ağırlığından kaynaklanan bir tepki kuvveti yerden vücuda gelir. Bu kuvvet, omurganın sahip olduğu amortisörler ve "kuvvet dağıtıcı" kıvrımlı şekli sayesinde, vücuda zarar vermez.Eğer tepkiyi azaltan esneklik ve özel yapı olmasa, ortaya çıkan kuvvet direk kafatasına iletilirdi ve omurganın üst ucu, kafatası kemiklerini parçalayarak beynin içine girerdi.</text:p>
      <text:p text:style-name="P14">Kemiklerin birbirlerine eklendikleri yerlerde de yaratılışın delilleri görülür. Eklemler bir ömür boyunca hareket ettikleri halde yağlanmaya ihtiyaç duymazlar. Biyologlar bunun nedenini araştırdılar: Eklemlerdeki sürtünme nasıl ortadan kalkıyordu?</text:p>
      <text:p text:style-name="P14">Bilim adamları, olayın "tam bir yaratılış mucizesi" olarak nitelendirilebilecek bir sistemle çözüldüğünü gördüler: Eklemlerin sürtünme yüzeyleri, ince ve gözenekli bir kıkırdak tabakasıyla kaplanmıştır ve bu tabakaların altında ağdalı ve kaygan bir sıvı bulunur. Kemik, eklemin bir yerine baskıda bulunursa bu sıvı gözeneklerden dışarı fışkırır ve eklem yüzeyinin "yağ gibi" kaymasını sağlar.</text:p>
      <text:p text:style-name="P14">Tüm bunlar insan bedeninin çok mükemmel bir tasarımın, daha doğrusu üstün bir yaratışın ürünü olduğunu göstermektedir. İnsan bu mükemmel tasarım sayesinde birbirinden çok farklı hareketleri büyük bir hız ve rahatlık içinde yerine getirir.</text:p>
      <text:p text:style-name="P14">Herşeyin bu kadar mükemmel olmadığını mesela tüm bacağımızın tek bir uzun kemikten meydana geldiğini düşünün. Yürümek büyük bir sorun haline gelecek, son derece hantal ve hareketsiz bir bedenimiz olacaktı. Bir yere oturmak bile güçleşecek, bu tür hareketler sırasındaki zorlamalar nedeniyle bacak kemiği kolaylıkla kırılabilecekti. Oysa insanın iskeleti, vücudunun her hareketine kolaylıkla izin verecek bir yapıdadır.</text:p>
      <text:p text:style-name="P14">İskeletin sahip olduğu tüm özellikleri <text:s text:c="2"/>Allah yaratmıştır ve halen de yaratmaktadır. Allah, yarattığı insanı bu gerçek üzerinde düşünmeye ise şöyle davet eder:</text:p>
      <text:p text:style-name="P28">... Kemiklere de bir bak nasıl biraraya getiriyoruz, sonra da onlara et giydiriyoruz?... (Bakara Suresi, 259)</text:p>
      <text:p text:style-name="P14">İnsana düşen bu gerçeği düşünmek ve kendisini yaratmış olan Allah'ın gücünü takdir edip, O'na şükretmektir. Bunu yapmadığı takdirde ise büyük bir kayba uğrayacaktır. Kemikleri ilk kez yaratıp sonra da onlara et giydiren Allah, bunu dilediği zaman dilediği şekilde yapmaya kadirdir. Allah bu gerçeği Kuran'da şöyle bildirir:</text:p>
      <text:p text:style-name="P28">İnsan, Bizim kendisini bir damla sudan yarattığımızı görmüyor mu? Şimdi o, apaçık bir düşman kesilmiştir. Kendi yaratılışını unutarak Bize bir örnek verdi; dedi ki: "Çürümüş-bozulmuşken, bu kemikleri kim diriltecekmiş?" De ki: "Onları, ilk defa yaratıp-inşa eden diriltecek. O, her yaratmayı bilir." (Yasin Suresi, 77-79)</text:p>
      <text:p text:style-name="P14"/>
      <text:h text:style-name="P34" text:outline-level="3">VÜCUTTAKİ KOORDİNASYON</text:h>
      <text:p text:style-name="P14">İnsan vücudunda, belli bir amaç için, yani vücudun canlılığının devamlılığı için, bütün sistemler birarada, bağlantılı bir şekilde ve tam bir uyum içinde çalışır. Her gün yaptığımız çok küçük hareketler, mesela nefes almak, gülmek bile insan vücudundaki kusursuz koordinasyonun bir sonucudur.</text:p>
      <text:p text:style-name="P14">İçimizde her an işleyen, akılalmaz karmaşıklıkta ve büyüklükte bir koordinasyon ağı vardır. Amaç canlılığı devam ettirmektir. Bu koordinasyon özellikle vücudun hareket sisteminde görülür. Çünkü en küçük hareket için bile iskelet sistemi, kaslar ve sinir sistemi mükemmel bir iş birliği içinde çalışmak zorundadır.</text:p>
      <text:p text:style-name="P14">Vücuttaki koordinasyonun ilk şartı doğru bilgi teminidir. Ancak doğru bilgilerin elde edilmesiyle, yeni değerlendirilmeler yapılabilir bunun için de son derece gelişmiş bir haber alma ağı mevcuttur.</text:p>
      <text:p text:style-name="P14"><text:soft-page-break/>Koordine edilmiş bir hareketi yapabilmek için herşeyden önce o hareketle ilgili vücut organlarının konumlarının ve birbirleriyle ilişkilerinin bilinmesi gereklidir. Bu bilgi beyne; gözlerden, iç kulaktaki denge mekanizmasından, kaslardan, eklemlerden ve deriden gelir. Her saniye milyarlarca bilgi işlenir, değerlendirilir ve bunlara göre yeni kararlar verilir. İnsanın ise kendi vücudunda gerçekleşen bu baş döndürücü hızdaki işlemlerden haberi bile yoktur. O yalnızca hareket eder, güler, konuşur, koşar, yemek yer, düşünür. Bu işlemlerin yapılması için hiçbir çabası olmaz. Örneğin basit bir gülümseme için bile on yedi kasın aynı anda çalışması gereklidir. Bu kaslardan birinin çalışmaması veya yanlış çalışması yüz ifadesini tamamen değiştirir. Yürüyebilmek için ise ayaklarda, bacaklarda, kalçada, kasıklarda ve sırtta elli dört ayrı kas uyum içinde çalışmalıdır. </text:p>
      <text:p text:style-name="P14">Kaslar ve eklemlerin içinde, vücudun o anki konumuna ait bilgileri veren milyarlarca küçük, mikroskobik algılayıcı vardır. Bu algılayıcılardan gelen mesajlar, merkezi sinir sistemine ulaşır ve burada yapılan değerlendirmeye göre, kaslara yeni emirler gönderilir. </text:p>
      <text:p text:style-name="P14">Vücuttaki koordinasyonun mükemmelliği şu örnekle daha iyi anlaşılacaktır: Yalnızca elinizi havaya kaldırmanız için omuzunuzun bükülmesi, "biceps" ve "triceps" denilen ön ve arka kol kaslarınızın sırayla kasılıp gevşemeleri, dirseğiniz ve bileğiniz arasında bulunan kasların bileği döndürmeleri gerekir. Hareketin her aşamasında, bu kasların içindeki milyarlarca algılayıcı, her an kasların konumlarını merkeze bildirir. Merkezden de kaslara bir an sonra ne yapmaları gerektiği iletilir. Tabii ki insan bütün bunların farkına varmaz, yalnızca elini kaldırmak ister ve kaldırır.</text:p>
      <text:p text:style-name="P14">Mesela vücudun dik durması için, bacak kaslarında, ayaklarda, sırtta, karında, göğüste, boyunda bulunan milyarlarca algılayıcıdan gelen bilgi değerlendirilir ve bu emirlerin hepsi her saniye kaslara iletilir.</text:p>
      <text:p text:style-name="P14">Konuşmak için de özel bir çaba harcamayız. İstediğimiz sözcüklerin ağzımızdan dökülmeleri için, ses tellerinin hangi açıklıkta, ne kadar titreşmesi gerektiğini, ağzımızdaki, dilimizdeki, boğazımızdaki yüzlerce kastan hangilerini, hangi sıra ile kaç defa, ne oranda kasıp gevşeteceğimizi, ciğerlerimize kaç santimetreküp hava alıp, bu havayı hangi hız ve aralıklarla boşaltmamız gerektiğini oturup da hesaplamayız. İstesek de bunu yapamayız! Çünkü ağzımızdan çıkan tek bir kelimenin oluşumu, insanın solunum sisteminden sinir sistemine, kaslarından kemiklerine kadar uzanan pek çok yapının uyumlu çalışmasının bir sonucudur. </text:p>
      <text:p text:style-name="P14">Bu koordinasyonda bir aksaklık olması durumunda neler olur? Gülümsemek isterken yüzümüzde başka bir ifade oluşabilir ya da konuşmak istediğimizde başaramayabiliriz, yürüyemeyebiliriz. Oysa ne zaman istersek güleriz, konuşuruz, yürüyebiliriz, hiçbir aksaklık olmaz. Çünkü burada anlatılan herşey "sonsuz kudret" gerektiren bir yaratılış sonucunda gerçekleşir. </text:p>
      <text:p text:style-name="P14">Bu nedenle insan, her zaman için tüm hayatını ve varlığını, kendisini yaratan Allah'a borçlu olduğunu bilmelidir. İnsanın, övünecek, böbürlenecek hiçbir şeyi yoktur. Sahip olduğu güç, sağlık ya da güzellik, kendisinin eseri değildir ve kendisine ebediyen verilmiş de değildir. Mutlaka yaşlanacak, mutlaka sağlığını ve güzelliğini yitirecektir. Allah Kuran'da bu gerçeğe şöyle dikkat çekmektedir:</text:p>
      <text:p text:style-name="P28">"Size verilen herşey, yalnızca dünya hayatının metaı ve süsüdür. Allah Katında olan ise, daha hayırlı ve daha süreklidir. Yine de, akıllanmayacak mısınız?" (Kasas Suresi, 60)</text:p>
      <text:p text:style-name="P14">Eğer bunların çok daha üstününü, ebediyen, ahirette elde etmek istiyorsa; Allah'ın kendine verdiği nimete şükretmeli ve O'nun istediği biçimde hayatına yön vermelidir.</text:p>
      <text:p text:style-name="P14">Bu örneklerde de görüldüğü gibi insan vücudundaki organların ve sistemlerin hepsi "mucizevi" özelliklere sahiptir. Bu özellikler incelendiğinde insan, varlığının ne denli ince hesaplara dayandığını ve yaratılışındaki mucizeleri görecektir ve Allah'ın sonsuz ilmini ve insan üzerindeki kusursuz sanatını bir kez daha kavrayacaktır.</text:p>
      <text:p text:style-name="P14"><text:soft-page-break/></text:p>
      <text:h text:style-name="P34" text:outline-level="3">KARACİĞER</text:h>
      <text:p text:style-name="P14">Karın boşluğunun sağ üst kısmında yer alan karaciğer, kan dolaşımı içinde mükemmel bir filtre görevini üstlenmiştir. Suda çözülebilen, vücut artığı basit maddeler böbrekte temizlenirken, ilaçlar ve hormonlar gibi karmaşık yapılı atıkları karaciğer temizler.</text:p>
      <text:p text:style-name="P12"><text:span text:style-name="T6">Savunma sistemini lojistik yönden destekler: </text:span><text:span text:style-name="T4">Karaciğer sadece beslenme ve metabolizma atıkları için bir filtre olarak kalmamakta, ayrıca bağışıklık maddeleri olan globulinleri ve damar tamir grupları olan enzimleri de üretmektedir.</text:span></text:p>
      <text:p text:style-name="P12"><text:span text:style-name="T6">Bakterileri temizler:</text:span><text:span text:style-name="T4"> Karaciğerde bulunan Kupffer hücreleri, buradan geçen, özellikle de bağırsaklardan gelen kanda bulunan önemli miktardaki bakterileri yutarlar. Kupffer hücreleri kandaki parçacıkların ya da öteki yan ürünlerin artması durumunda, bunları kandan filtre edebilmek için kendi sayılarını da artırırlar.</text:span></text:p>
      <text:p text:style-name="P12"><text:span text:style-name="T6">Vücudun enerji kaynaklarını üretir: </text:span><text:span text:style-name="T4">Karaciğerin özelliklerinden biri de vücudun en önemli enerji kaynağı olan glukozu üretmesidir.</text:span></text:p>
      <text:p text:style-name="P14">Normal beslenme sırasında alınan glukoz, glikojene çevrilerek karaciğerde depolanır. Karaciğer kandaki glukoz oranını devamlı kontrol eder. Yemek aralarında besin alınmadığı ve kandaki glukoz miktarı düşmeye başladığı zaman, karaciğer depoladığı glikojeni tekrar glukoza çevirerek kana verir. Böylece kandaki glukoz düzeyinin fazlaca düşmesi engellenmiş olur. Karaciğer ayrıca yağ asitleri ve amino asitlerden de glukoz üretebildiği gibi, enerji üretiminde kullanılması mümkün olmayan diğer karbonhidratları da glukoza çevirebilir. </text:p>
      <text:p text:style-name="P12"><text:span text:style-name="T6">Kanı depolar: </text:span><text:span text:style-name="T4">Karaciğer, genişleyebilen veya küçülebilen bir yapıya sahiptir. Bu özelliği sayesinde kan damarlarındaki kanı depolayabilir veya salabilir.</text:span></text:p>
      <text:p text:style-name="P14">Karaciğer sağlıklı bir vücutta, toplam kanın %10'unu, yani 450 ml kanı bünyesinde tutar. Bazı durumlarda, örneğin kalp yetmezliği söz konusu olduğunda vücutta dolaşan kan miktarı, kalbin çalışma temposuna fazla gelecektir. Bu durumda karaciğer kan tutma hacmini iki kat daha artırarak, 1 litre kanı fazladan depolar. Böylece kalbin, kaldırabileceği bir tempoda çalışmasına fırsat yaratır.</text:p>
      <text:p text:style-name="P14">Vücutta kan ihtiyacı arttığında ise (örneğin ağır egzersizler sırasında) karaciğer, bünyesinde depoladığı kanı dolaşıma vererek kan ihtiyacını giderir. </text:p>
      <text:p text:style-name="P12"><text:span text:style-name="T6">Ekonomik çalışır: </text:span><text:span text:style-name="T4">Kaslarda glukoz harcanması sırasında, metabolizma artığı olan laktik asit açığa çıkar. Laktik asit kasta kaldığı sürece acı verir ve çalışmasını engeller. Karaciğer bu asidi kaslardan toplar ve yeniden glukoza döndürebilir.</text:span></text:p>
      <text:p text:style-name="P12"><text:span text:style-name="T6">Ölü alyuvarların yenilerini üretir: </text:span><text:span text:style-name="T4">Karaciğer ve dalak, ölen alyuvarların yerine yenilerinin üretildiği, proteinin büyük bir kısmının parçalandığı ve amino asitler olarak yeniden farklı amaçlar için kullanıldığı yerdir. Karaciğer ayrıca, vücutta önemli işlevleri olan demirin de depolandığı organdır. </text:span></text:p>
      <text:p text:style-name="P14">Bu haliyle vücudun en gelişmiş deposudur. Tüm mineralleri, proteinleri, az miktarda yağı ve vitaminleri karaciğer depolar. İhtiyaç duyulduğunda, depoladığı maddeyi en kısa yoldan gerekli bölgeye verir. Vücudun yeterli enerjiye sahip olup olmadığını hassas bir biçimde denetler, bunun için özel bir haberleşme sistemi geliştirmiştir. Vücuttaki tüm organlar karaciğer ile bağlantılıdır. </text:p>
      <text:p text:style-name="P12"><text:span text:style-name="T6">Kendi kendini onarabilir: </text:span><text:span text:style-name="T4">Karaciğerin kendi kendisini tamir etme yeteneği de vardır. Bir kısmı tahrip olsa, kalan diğer hücreler hemen çoğalarak eksik kısmı tamamlar. Hatta organın üçte ikisi alınsa bile, kalan kısım karaciğeri bir bütün olarak yeniden meydana getirebilir. </text:span></text:p>
      <text:p text:style-name="P14"><text:soft-page-break/>Organ kendi kendisini onarırken, ölen ve zedelenen hücrelerini ortamdan uzaklaştırır ve yerine yenilerini koyar. Bir karaciğer hücresi, yaklaşık 500'den fazla işlemi yapabilecek yetenektedir. Bu işlemleri, birbiri arkasından değil çoğu kez aynı zamanda başarmaktadır. </text:p>
      <text:p text:style-name="P14"/>
      <text:h text:style-name="P34" text:outline-level="3">DERİ</text:h>
      <text:p text:style-name="P14">Metrelerce uzunlukta ama tek parçadan oluşan bir doku düşünün; bu hem ısınmayı, hem de serinlemeyi sağlayacak özelliklere aynı anda sahip olan; sağlam ama aynı zamanda çok estetik, her türlü dış etkiye karşı çok etkin bir koruma sağlayan bir doku olsun. </text:p>
      <text:p text:style-name="P14">İnsan vücudunu ve diğer tüm canlıların vücutlarını türlere göre bazı değişiklikler göstererek kaplayan deri dokusu yukarıdaki özelliklerin tümüne sahiptir.</text:p>
      <text:p text:style-name="P14">Deri dokusu da, diğer pek çok yapı gibi, eksikliği durumunda insanın yaşamını tehlikeye atacak kadar önemli bir organdır. Derinin sadece bir bölümünün bile tahrip olması öncelikle vücutta önemli bir su kaybına sebep olacağı için ölüme yol açar. Bu özelliğiyle tek başına deri evrim teorisini çürüten bir organdır. <text:s/>Çünkü her organı tamam ama derisi henüz evrimleşmemiş veya kısmen ortaya çıkmış bir canlının hayatta kalabilmesi mümkün değildir. Bu da bize insanların da, hayvanların da tüm vücut parçalarının eksiksiz ve kusursuz olarak hep birlikte ortaya çıktığını yani yaratılmış olduklarını gösterir.</text:p>
      <text:p text:style-name="P14">Birbirinden tamamen farklı yapılardan meydana gelen derinin alt kısmında yağdan oluşan bir katman vardır. Bu yağ katmanı ısıya karşı yalıtım görevi görür. Bu tabakanın üstünde deriye esneklik özelliğini veren ve büyük kısmı proteinlerden oluşan başka bir bölüm vardır. </text:p>
      <text:p text:style-name="P14">Derimizin 1 cm altını kaldırdığımızda karşılaşacağımız manzara; işte bu yağların ve proteinlerin oluşturduğu, çok çeşitli damarların da bulunduğu estetik olmayan, hatta ürkütücü bile sayılabilecek bir görüntü olacaktır. Deri, bütün bu yapıları kapatıcı özelliği sayesinde hem vücudumuza çok önemli bir estetik katkıda bulunurken, hem de tüm dış etkenlerden korunmamızı sağlar ki sadece bu özelliği bile derimizin varlığının ne kadar önemli olduğunu göstermeye yeter.</text:p>
      <text:p text:style-name="P14">Derinin bütün fonksiyonları hayatidir. İşte bunlardan birkaçı:</text:p>
      <text:p text:style-name="P12"><text:span text:style-name="T6">Vücudun su dengesinin bozulmasını engeller: </text:span><text:span text:style-name="T4">Üst derinin her iki tarafı da su geçirmez bir yapıya sahiptir. Derinin bu özelliği sayesinde vücuttaki su miktarının kontrolü sağlanır. Deri, kulaktan, burundan hatta gözden bile önemli bir organdır. Diğer duyu organlarımız olmadan yaşayabiliriz. Ama deri olmadan insanın hayatını sürdürmesi mümkün değildir. Çünkü insan vücudunun en hayati sıvısı olan "su"yun deri olmadan vücutta tutulması mümkün değildir. </text:span></text:p>
      <text:p text:style-name="P12"><text:span text:style-name="T6">Dayanıklı ve esnektir: </text:span><text:span text:style-name="T4">Üst deri yüzeyindeki hücrelerin önemli bir kısmı ölüdür. Alt deri ise canlı hücrelerden oluşur. Üst deri hücreleri bir süre sonra hücre niteliklerini kaybetmeye başlarlar ve 'keratin' adını verdiğimiz sert bir maddeye dönüşürler. Ölen bu hücreleri keratin maddesi birarada tutar ve vücudu koruyucu bir zırh oluşturur. Derinin daha sert ve kalın olması halinde koruyucu özelliğinin artacağı düşünülebilir. Ancak bu yanıltıcıdır. Eğer bir filin ya da gergedanınki kadar sert ve kalın bir deriye sahip olsaydık, oldukça hareketli olan bedenimiz bu yeteneğini yitirecek ve hantallaşacaktı.</text:span></text:p>
      <text:p text:style-name="P14">Zaten hangi canlı türü olursa olsun deri hiçbir zaman gereğinden kalın olmaz. Derinin yapısında çok ölçülü, çok kontrollü bir plan vardır. Üst deri hücrelerinin sürekli öldüğünü ve bu işlemin belli bir yerde durmadığını düşünelim. Bu durumda derimiz kalınlaşmaya devam edecek bir süre sonra timsah derisi gibi kalın bir hale <text:soft-page-break/>dönüşecekti. Ama hiçbir zaman böyle olmaz, deri hep gerektiği kalınlıktadır. Peki bu nasıl olur? Deri hücreleri nerede duracaklarını nasıl bilirler?</text:p>
      <text:p text:style-name="P14">Deri dokusunu oluşturan hücrelerin nerede duracaklarını kendi kendilerine bulduklarını ya da bu sistemin tesadüfi bir şekilde oluştuğunu iddia etmek son derece mantıksız ve komik bir iddia olacaktır. Derinin yapısında apaçık bir tasarım vardır. Bu tasarımı oluşturan da hiç kuşkusuz ki alemlerin Rabbi olan, Tek ve Bir olan Allah'tır. </text:p>
      <text:p text:style-name="P12"><text:span text:style-name="T6">Sıcak havalarda vücudun serinlemesini sağlayan mekanizmaları içerir: </text:span><text:span text:style-name="T4">Alt deriyi çok ufak kılcal damarlar sarmıştır. Bunlar sadece deriyi beslemezler, aynı zamanda derideki kan miktarını da kontrol ederler. Vücut ısısı arttığında damarlar genişleyerek gereğinden fazla sıcak olan kanın vücudun nispeten serin olan dış kısmından geçmesini ve ısının dışarı verilmesini sağlar. Vücudu serinleten bir başka mekanizma da terdir. İnsan derisi "gözenek" adı verilen deliklerle doludur. Gözenekler ter bezlerinin bulunduğu alt deriye kadar uzanırlar. Bu bezler kandan aldıkları suyu gözeneklerden geçirerek vücudun dışına atarlar. Dışarı atılan sıvı buharlaşmak için vücudun ısısını kullanır, bu da bir serinleme yaratır.</text:span></text:p>
      <text:p text:style-name="P12"><text:span text:style-name="T6">Soğuk havalarda vücut sıcaklığını korur: </text:span><text:span text:style-name="T4">Soğuk havalarda derideki ter bezleri çalışmalarını yavaşlatır ve kan damarları daralır. Böylece deri altında kan dolaşımı azalacağından vücut ısısının dışarı kaçması engellenmiş olur.</text:span></text:p>
      <text:p text:style-name="P14">Tüm bunların bize gösterdiği sonuç, insan derisinin hayatımızı kolaylaştırmak için özel olarak tasarlanmış mükemmel bir organ olduğudur. Deri hem korur, hem "klima" görevi görür, hem de esnekliği sayesinde hareket kolaylığı sağlar. Dahası, son derece estetiktir.</text:p>
      <text:p text:style-name="P12"><text:span text:style-name="T4">Bu tür bir derinin yerine sert, kalın ve kaba bir derimiz olabilirdi. Esnek olmayan, bu nedenle biraz kilo aldığımızda çatlayıp yarılacak bir derimiz de olabilirdi. Ya da yazın sıcaktan baygınlık geçirmemize, kışın kolayca donmamıza neden olacak bir deriye de sahip olabilirdik. Ancak bizi yaratan Allah, en konforlu, en kullanışlı ve en estetik şekilde deriyle bedenimizi kaplamıştır. Çünkü O, </text:span><text:span text:style-name="T6">"... Yaratan'dır, kusursuzca var edendir, şekil ve suret verendir."</text:span><text:span text:style-name="T4"> (Haşr Suresi, 24)</text:span></text:p>
      <text:p text:style-name="P14"/>
      <text:h text:style-name="P34" text:outline-level="3">KALP</text:h>
      <text:p text:style-name="P14">İnsan vücudundaki 100 trilyon hücreyi teker teker gezen dolaşım sisteminin en önemli elemanı, hiç kuşkusuz ki kalptir. Kalp; kirli ve temiz kanın birbirlerine karışmadan vücudun farklı bölgelerine pompalanmasını sağlayan dört farklı odacığıyla, emniyet sübabı görevi yapan kapakçıklarıyla son derece hassas dengeler üzerine kurulmuş bir tasarıma sahiptir.</text:p>
      <text:p text:style-name="P14">Hiçbir müdahalemiz olmamasına rağmen yaşamımız boyunca belirli bir tempoda hiç ara vermeden atan kalbimiz, Yaratılışın açık delillerinden biridir.</text:p>
      <text:p text:style-name="P14">Henüz anne karnındayken atmaya başlayan kalp, dakikada 70-100 atışlık bir tempoyla yaşam boyunca hiç ara vermeden çalışır; sadece her çarpma arasında yarım saniye dinlenir ve bir gün içinde yaklaşık 10.000 kez atar. Bu rakamı insan ömrünün uzunluğunu gözönüne alarak değerlendirirsek karşımıza hesaplamakta oldukça zorlanacağımız bir rakam çıkacaktır. </text:p>
      <text:p text:style-name="P14">İşleyişinde son derece hassas bir düzen olan kalpteki bütün yapılar özel olarak yaratılmıştır. Kalpte; temiz ve kirli kanın birbirlerine karışmamalarından, vücut basıncının ayarlanmasına, besinlerin tüm vücuda taşınması için gerekli işlemlerden, kanı gerektiği kadar pompalayan sistemlere kadar her detay için farklı bir özellik düşünülmüş ve kalp buna göre yaratılmıştır. </text:p>
      <text:p text:style-name="P14"><text:soft-page-break/>Bir tasarım harikası olan kalpte; kesinlikle tesadüfen oluşamayacak komplekslikte bir sistem vardır. Bu özelliklerin hepsi de kendilerini tasarlayanı; yani alemlerin Rabbi olan, kusursuz ve örneksiz Yaratan Allah'ı bize tanıtırlar. </text:p>
      <text:p text:style-name="P14">İşte kalbin özelliklerinden birkaçı;</text:p>
      <text:p text:style-name="P12"><text:span text:style-name="T6">Kalp, vücudun en güvenli yerlerinden birine yerleştirilmiştir: </text:span><text:span text:style-name="T4">En önemli organlardan olan kalp, yine özel bir tasarımla göğüs kafesinin içinde yer alarak, dışarıdan gelecek darbelere karşı oldukça iyi korunmuştur.</text:span></text:p>
      <text:p text:style-name="P12"><text:span text:style-name="T6">Temiz ve kirli kan hiçbir şekilde birbirine karışmaz:</text:span><text:span text:style-name="T4"> Kalpte temiz ve kirli kan sürekli hareket halindedir. Özel bir doku sayesinde kalp 4 farklı özellikte odacığa bölünmüştür. Sol ve sağ kulakçıktan oluşan üst iki bölüm dolum odacıklarıdır. Kendilerine gelen kanı alttaki karıncıklara yollarlar. Buradaki hassas düzen sayesinde kanlar birbirlerine kesinlikle karışmazlar.</text:span></text:p>
      <text:p text:style-name="P14">Kan basıncını organlara zarar vermeyecek şekilde ayarlar: Kalbimiz tek bir pompa gibi değil de yanyana duran iki pompa gibi çalışır. Her pompanın kendi kulakçığı ve karıncığı vardır. Bu bölünme aynı zamanda dolaşım sistemini de ikiye ayırır. Kalbin sağ tarafı kirli kanı nisbeten düşük bir basınçla akciğerlere yollar. Sol taraf ise temiz kanı yüksek bir basınçla tüm vücuda pompalar. Bu basınç ayarı vücut için çok önemlidir, çünkü eğer akciğere giden kan, vücuda yayılan kanla aynı basınçta pompalanmış olsaydı, akciğerler bu basınca dayanamayarak parçalanırlardı. Kalpteki mükemmel denge sayesinde akciğerlerde hiçbir zaman böyle bir problem olmaz. Çünkü kalpte kusursuz bir tasarım vardır.</text:p>
      <text:p text:style-name="P12"><text:span text:style-name="T6">Vücudun ihtiyaç duyduğu, birçok maddenin organlara iletilmesini sağlar: </text:span><text:span text:style-name="T4">Kalpten gelen temiz kan, aort yoluyla dokulara yollanır ve bütün hücrelere ulaşan damarlar aracılığıyla taşıdığı oksijeni dokulara bırakır. Kan; kılcal damarlardaki bu dolaşım sırasında oksijenden başka içine aldığı hormon, besin ve diğer türden maddeleri de dokulara dağıtır.</text:span></text:p>
      <text:p text:style-name="P12"><text:span text:style-name="T6">Kanın akış yönünü düzenleyen ve son derece uyumlu çalışan kapakçıklara sahiptir: </text:span><text:span text:style-name="T4">Kalpte her odacığın ağzında yer alan ve kanın akım yönünün tersine dönmesini engelleyen kapakçıklar vardır. Kulakçıklarla karıncıklar arasındaki bu kapakçıklar lifsi dokulardan oluşur. Bunlar çok ince kaslar tarafından tutulmaktadır. Bu kaslardan tek bir tanesi çalışmasa kulakçıklara doğru fazla kan akacağından, bu durumda insanı ölüme kadar götüren ağır kalp yetmezliği ortaya çıkardı. Böyle bir problemle ancak bir hastalık durumunda karşılaşırız. Aksi bir durum hiçbir zaman söz konusu olmaz.</text:span></text:p>
      <text:p text:style-name="P12"><text:span text:style-name="T6">Değişen şartlara göre, gerektiği kadar kan pompalar: </text:span><text:span text:style-name="T4">Kalbin pompaladığı kan miktarı vücudun ihtiyacına göre değişir. Normal şartlarda kalp dakikada 70 kez atar. Yorucu egzersizler sırasında ise kaslarımız daha çok oksijene ihtiyaç duyduğu için, kalp çalışma temposunu dakikada 180 defaya kadar yükselterek pompaladığı kan miktarını artırır. Böyle olmasaydı ne olurdu? Vücudun daha fazla enerjiye ihtiyaç duyduğu bir anda, kalp normal bir tempoda çalışsaydı, dengesi bozulacağından vücutta hasarlar meydana gelirdi. Oysa kalbin sahip olduğu mükemmel yapı sayesinde böyle bir şey olmaz. Bizim bir ayarlama yapmamıza gerek kalmadan kalp, pompalanacak kan miktarını kendisi ayarlar.</text:span></text:p>
      <text:p text:style-name="P12"><text:span text:style-name="T6">Kontrolümüz dışında ama gerektiği kadar çalışır: </text:span><text:span text:style-name="T4">Kalbin pompalayacağı kan miktarını özel bir sinir sistemi kontrol eder. İster uykuda olalım, ister uyanık olalım sinir sistemimiz pompalanması gereken kan miktarı ve kan pompalanış hızını kendiliğinden ayarlar. Nerede, ne zaman, ne kadar kan gerektiğini hiçbir müdahale olmadan ayarlayan kalpteki yapı tek kelimeyle kusursuzdur. Bu sistemi kalp kendi kendine oluşturamayacağına ya da bu mükemmel sistem tesadüfen oluşamayacağına göre, kalp yaratılmıştır. Sonsuz ilim sahibi olan <text:s text:c="4"/>Allah kalbimizi de olabilecek en kusursuz şekilde yaratmıştır.</text:span></text:p>
      <text:p text:style-name="P12"><text:soft-page-break/><text:span text:style-name="T6">Kendine has bir elektriksel sistemle çalışır: </text:span><text:span text:style-name="T4">Kalbin atmasını sağlayan ve kalp adalesi denen kas, vücudumuzda bulunan diğer kasların tümünden farklıdır. Vücuttaki adale hücreleri sadece sinir sistemi uyarıda bulununca kasılırlar. Oysa kalp adalelerinin hücreleri kendi kendilerine kasılırlar. Bu hücrelerde kendi elektriksel akımlarını başlatma ve yayma özelliği vardır. Her bir hücrenin bu yeteneği olmasına karşın hiçbiri birbirinden bağımsız olarak kasılmaz ve kendilerini kontrol eden elektriksel sistemin talimatına aykırı hareket etmez. Yani biri kasılırken diğeri gevşemek suretiyle kalbin çalışmasını sekteye uğratacak bir kargaşaya düşmezler. Bir zincir halinde duran bu hücreler elektriksel sistemden gelen emirle hep birlikte hareket ederler. Yine kusursuz bir uyum söz konusudur.</text:span></text:p>
      <text:p text:style-name="P14">Bütün özelliklerinde de görüldüğü gibi kalpteki yapı da bize ondaki kusursuz tasarımı yani "yaratılmışlığı" gösterir ve kendisini tasarlayan üstün güç sahibi Allah'ın sanatını tanıtır. Allah bir ayette Kendisi'nden başka İlah olmadığını şöyle haber vermektedir:</text:p>
      <text:p text:style-name="P28">İşte Rabbiniz olan Allah budur. O'ndan başka İlah yoktur. Herşeyin yaratıcısıdır, öyleyse O'na kulluk edin. O, herşeyin üstünde bir vekildir. (Enam Suresi, 102)</text:p>
      <text:p text:style-name="P14"/>
      <text:h text:style-name="P34" text:outline-level="3">ELLERİMİZDEKİ TAKLİT EDİLEMEYEN TASARIM</text:h>
      <text:p text:style-name="P14">Bir çayı karıştırmak, gazetenin sayfalarını çevirmek, yazı yazmak gibi sıradan gördüğümüz işlemleri yürüten elimiz gerçekte inanılmaz bir mühendislik harikası olarak çalışmaktadır.</text:p>
      <text:p text:style-name="P14">Elin en önemli özelliği, tamamen standart bir yapısı olmasına rağmen birbirinden çok farklı kullanım alanlarında büyük bir verimle işlemesidir. Çok sayıda kas ve sinire sahip olan kollarımız, şartlara göre elimizin kuvvetli veya yumuşak kavramasında yardımcı olurlar. Örneğin insan eli, yumruk sıkılmamış haldeyken bile herhangi bir nesnenin üzerine 45 kilo ağırlığında bir güçle darbe indirebilir; <text:s/>diğer taraftan da başparmak ve işaret parmağı arasına aldığı, milimetrenin onda biri inceliğindeki bir kağıt parçasını da hissedebilir. </text:p>
      <text:p text:style-name="P14">Görüldüğü gibi bu iki işlem de birbirinden tamamen farklı niteliklere sahip işlemlerdir. Biri çok ince bir ayar gerektirirken, diğeri tam tersine büyük bir güç gerektirmektedir. Ama biz, kağıdı alırken de, yumruk atarken de 1 saniye bile nasıl yapmamız gerektiğini düşünmeyiz, ikisi arasındaki güç farkını ayarlamayı da düşünmeyiz. "Şimdi bir kağıt alacağım en iyisi 500 gramlık bir güç uygulayayım, şimdi de su dolu kovayı kaldıracağım bunun için de 40 kiloluk bir güç uygulayayım" demeyiz. Bunlar aklımıza bile gelmez. </text:p>
      <text:p text:style-name="P14">Çünkü insan eli bütün bu işlemleri aynı anda yapabilecek şekilde tasarlanmıştır. El, bütün özellikleriyle birlikte, kendisine bağlı bütün yapılarla birlikte aynı anda yaratılmıştır.</text:p>
      <text:p text:style-name="P14">Eldeki bütün parmaklar, işlevlerine göre en uygun uzunluktadırlar ve en uygun yerdedirler, ayrıca birbirlerine orantılıdırlar. Mesela, normal başparmağa sahip bir elle atılan yumruğun gücü, normalden daha kısa bir başparmağa sahip elin attığı yumruğun gücünden daha fazladır. Çünkü başparmak, kendisi için seçilen uygun uzunluk sayesinde diğer parmakların üzerine kıvrılabilmekte, böylece onları destekleyerek güç artırımını sağlamaktadır.</text:p>
      <text:p text:style-name="P14">Elin yapısında çok ince detaylar vardır; mesela kas ve sinirlerin yanında bazı küçük yapıları da barındırır. Mesela parmaklarımızın ucundaki tırnaklar kesinlikle gereksiz aksesuarlar değildir. Yere düşmüş bir iğneyi alırken, parmaklarımız kadar tırnaklarımızın da yardımına başvururuz. Elimizdeki parmak izlerini oluşturan pürüzler ve tırnaklar sayesinde de küçük şeyleri rahatlıkla kavrarız. Hepsinden önemlisi tırnaklar, parmakların, tuttukları cisme uygulamaları gereken hassas basıncın ayarlanmasında büyük rol oynarlar. </text:p>
      <text:p text:style-name="P14">Elimizi diğer organlarımızdan ayıran bir başka özelliği de yorulmamasıdır. </text:p>
      <text:p text:style-name="P14"><text:soft-page-break/>Tıp ve bilim dünyasının en büyük çabalarından biri; insan elinin bir benzerini yapay olarak üretebilmektir. Yapılan robot eller; güç açısından insan eliyle aynı performansa sahiptirler, ancak insan elinde var olan dokunmadaki hassasiyet, mükemmel manevra yeteneği ve değişik işler yapabilme yetenekleri konusunda aynı şeyi söylemek mümkün değildir. </text:p>
      <text:p text:style-name="P12"><text:span text:style-name="T4">Nitekim birçok bilim adamı, insan elinin tüm fonksiyonlarına sahip robot bir elin yapılamayacağını düşünmektedir. "Karlsruhe Eli" olarak adlandırılan robot eli yapan mühendis Hans J. Schneebeli bu konuda, </text:span><text:span text:style-name="T7">"Robot eller üzerinde ne kadar çok çalışırsam, insanların sahip oldukları ellere de o kadar çok hayran oluyorum. İnsan elinin yaptığı işin bir kısmına bile ulaşabilmemiz için daha çok zamanın geçmesi gerekir" </text:span><text:span text:style-name="T4">demektedir.</text:span></text:p>
      <text:p text:style-name="P14">Diğer yandan el genelde gözün ortaklığıyla işleyen bir organdır. Gözün algıladığı sinyaller beyne ulaştırılır ve beyinden gelen yeni bir komutla; el, yapacağı işe uygun olarak harekete geçer. Tabii ki bunlar çok kısa sürede ve bizim bu iş için özel bir çaba sarf etmemize gerek kalmadan gerçekleşir. Robot eller ise, ancak ya görme ya da dokunma özelliğini esas alarak hareket edebilirler. Yapacakları her işlem için farklı komutlar verilmesi gereklidir. Ayrıca robot eller farklı farklı fonksiyonları da yerine getiremezler. Örneğin piyano çalabilen bir <text:s text:c="2"/>robot el, çekiç tutamaz. Çekiç tutan bir robot el ise yumurtayı kırmadan tutamaz. Yoğun araştırmalar sonucunda yeni yeni üretilmeye başlayan bazı robot eller, bu işlemlerin 2-3 tanesini birarada yapabilmektedir ama bu, elin kabiliyetlerinin yanında son derece ilkel kalmaktadır.</text:p>
      <text:p text:style-name="P14">Tüm bunların üstüne; insanda iki elin aynı anda, mükemmel bir uyumla çalıştığı da eklenince, eldeki tasarımın kusursuzluğu daha net ortaya çıkmaktadır.</text:p>
      <text:p text:style-name="P14">Allah eli insanlar için özel olarak yaratmıştır. Her özelliğiyle Allah'ın yaratma sanatındaki kusursuzluğu ve örneksizliği bizlere gösterir.</text:p>
      <text:p text:style-name="P14"/>
      <text:h text:style-name="P34" text:outline-level="3">SONUÇ</text:h>
      <text:p text:style-name="P14">İnsan vücudunun sahip olduğu bu mükemmel mekanizmalar, çoğu kez biz farkında olmadan çalışmaktadır. Kalbimizin atması, karaciğerin fonksiyonları, derinin kendini yenilemesi bizim bilgimiz dışındadır. Burada değinmediğimiz yüzlerce organ aynı durumdadır. Böbreklerin kanı süzdüğünden, midenin yediklerimizi sindirdiğinden, bağırsakların hareketlerinden, ya da nefes almamızı sağlayan akciğerlerin uyumlu çalışmasından haberimiz bile olmaz.</text:p>
      <text:p text:style-name="P14">İnsan, kendine verilmiş olan bu vücut adlı mükemmel mekanizmanın değerini, ancak hastalandığında, bir organı işlevini yerine getiremez hale geldiğinde anlamaktadır.</text:p>
      <text:p text:style-name="P14">Peki içinde yaşadığımız bu mükemmel mekanizma nasıl var olmuştur? Akıl ve vicdan sahibi bir insan için, bu vücudun "yaratılmış" olduğunu anlayıp hissetmek zor değildir kuşkusuz.</text:p>
      <text:p text:style-name="P14">Bu vücudun tesadüfler sonucu var olduğunu öne süren evrimcilerin iddiası son derece gülünçtür. Çünkü, evrimciler, tesadüflerin birbiri üzerine eklenerek bir organizma var ettiğini öne sürerler. Oysa insan vücudu, ancak tüm organları birden var olduğunda çalışabilir. Böbreksiz, kalpsiz, bağırsaksız bir insan yaşayamaz. Bu organlar var olsa da, eğer görevlerini tam yerine getirmiyorlarsa yine insan yaşamı sürmez.</text:p>
      <text:p text:style-name="P14">Dolayısıyla, insan vücudu, yaşayabilmek ve neslini sürdürebilmek için, bir bütün olarak eksiksiz bir biçimde var olmuş olmalıdır. İnsan vücudunun, "bir anda, tümüyle eksiksiz bir biçimde var olması"nın diğer bir söyleniş tarzı da "yaratılmış olması"dır. Allah bu gerçeği Vakıa Suresi'nde şöyle haber vermektedir:</text:p>
      <text:p text:style-name="P28"><text:soft-page-break/>"Sizleri Biz yarattık, yine de tasdik etmeyecek misiniz? Şimdi dökmekte olduğunuz meniyi gördünüz mü? Onu sizler mi yaratıyorsunuz, yoksa yaratıcı Biz miyiz? Sizin aranızda ölümü takdir eden Biziz ve Bizim önümüze geçilmiş değildir; benzerlerinizi getirip-değiştirme ve sizi şimdi bilemeyeceğiniz bir şekilde-inşa etme konusunda." (Vakıa Suresi, 57-61)</text:p>
      <text:p text:style-name="P14"/>
      <text:h text:style-name="P30" text:outline-level="2">Savunma Sistemimiz</text:h>
      <text:p text:style-name="P12"/>
      <text:p text:style-name="P14">Bilindiği gibi ülkelerin varlıklarını sürdürebilmeleri için en fazla önem vermek zorunda oldukları konu savunmadır. İçten ve dıştan gelebilecek her türlü tehdit, saldırı, savaş ve terör durumuna karşı daima hazırlıklı olmak zorundadırlar. Bu yüzden devlet bütçelerinin büyük bir bölümü savunma harcamalarına ayrılır. Ordular en ileri teknoloji ürünü uçaklar, gemiler, silahlarla donatılarak savunma gücü hep üst düzeyde tutulur.</text:p>
      <text:p text:style-name="P14">İnsan vücudu da birçok düşman ve tehlike odağı ile çepeçevre kuşatılmış durumdadır. Bu düşmanlar bakteriler, virüsler ve buna benzer mikroskobik canlılardır. Düşmanlar, solunan havadan, içilen suya, yenilen yemekten içinde bulunulan ortama kadar her yerde bulunur.</text:p>
      <text:p text:style-name="P14">Çoğu insanın hiç farkında olmadığı bir gerçek ise, insan vücudunun düşmanlara karşı savaşan üstün bir orduya, bir savunma sistemine sahip oluşudur. Bu, farklı görevdeki birçok "asker" ve "subay"dan oluşan, özel eğitilmiş, yüksek teknoloji kullanan, fiziksel ve kimyasal silahlarla çarpışan gerçek bir ordudur. </text:p>
      <text:p text:style-name="P14">Bu ordu ile düşman kuvvetleri arasında her gün, hatta her dakika haberimizin olmadığı bir savaş yaşanır. Bu savaş, küçük yerel çatışmalar halinde sürebildiği gibi, tüm vücudun topyekün savaşa giriştiği ve alarma geçtiği büyük çarpışmalar şeklinde de meydana gelebilir. Bu büyük çaptaki savaşları, biz "hastalık" olarak isimlendiriyoruz.</text:p>
      <text:p text:style-name="P14">Bu savaşın genel mantığı hemen hiç değişmez; vücuda sızan düşmanın kendini kamufle ederek karşı tarafı yanıltmaya çalışması, savunma güçlerinin düşmanı deşifre amacıyla özel eğitimli keşif kolu göndermesi, düşmanın tespiti ve düşmanı imha edecek uygun silahların üretilmesi, sıcak temas, düşmanın yenilmesi, ateşkes, savaş alanının temizlenmesi ve yenilen düşmanın tekrar saldırma ihtimaline karşı, düşman hakkındaki her türlü bilginin dosyalanması...</text:p>
      <text:p text:style-name="P14">Şimdi bu ilginç savaşı biraz daha yakından inceleyelim.</text:p>
      <text:p text:style-name="P14"/>
      <text:h text:style-name="P36" text:outline-level="4">Kuşatılmış Kale: İnsan Bedeni</text:h>
      <text:p text:style-name="P14">İnsan vücudunu düşmanlarla kuşatılmış bir kaleye benzetebiliriz. Düşmanlar her an bu kaleyi işgal etmek için bir yol ararlar. İşte insan derisi de bu kalenin surları konumundadır. </text:p>
      <text:p text:style-name="P14">Deri hücrelerinde bulunan keratin maddesi bakteri ve mantarlar için aşılması çok zor bir engel oluşturur. Deri üzerine gelen yabancı canlılar bu duvarı aşıp içeri giremezler. Dahası keratin içeren dış deri sürekli dökülür ve alttan gelen deri ile tazelenir. Böylece deri arasına sıkışan istenmeyen misafirler, derinin bu içten dışa doğru yenilenme hareketi sayesinde, ölü deri ile birlikte vücuttan uzaklaştırılırlar. Düşmanın içeri girmesi, sadece deri üzerinde açılan bir yara ile mümkün olur.</text:p>
      <text:p text:style-name="P14"/>
      <text:h text:style-name="P37" text:outline-level="4"><text:soft-page-break/>Ön Cephe</text:h>
      <text:p text:style-name="P14">Virüslerin vücuda girmek için kullandıkları yollardan biri de havadır. Düşman, solunan bu hava sayesinde vücuda girmeyi dener. Ancak burun mukozasında bulunan özel bir salgı ve akciğerlerde bulunan hücre yutan savunma elemanları (fagositler), bu düşmanları karşılar ve çoğu kez tehlike büyümeden duruma el koyarlar. Yiyecekler yoluyla bedene girmeye kalkan mikropların çok büyük bölümü de mide asidi ve ince bağırsaktaki sindirim enzimleri tarafından saf dışı edilirler. </text:p>
      <text:p text:style-name="P14"/>
      <text:h text:style-name="P37" text:outline-level="4">Düşmanların Çatışması</text:h>
      <text:p text:style-name="P14">İnsan vücudunun çeşitli bölgelerine (deri, deri kıvrımları, ağız, burun, göz, üst solunum yolları, sindirim kanalı, genital organlar) yerleşen ancak hastalanmamıza neden olmayan birtakım mikroplar vardır. </text:p>
      <text:p text:style-name="P14">Bu mikroplar herhangi bir yabancı mikrobun vücuda girmesiyle birlikte, yaşadıkları bölgeler de işgal altına girmiş olacağından -kendi yaşam alanlarını yabancılara "kaptırmamak" için- vargüçleriyle savaşırlar. Bunları vücut için çalışan paralı askerler olarak da tanımlayabiliriz. Menfaat karşılığında bulundukları bölgeyi korumaya çalışırlar. Böylece vücudumuzdaki kompleks orduya, bir de bu mikro destekçiler eklenmiş olur.</text:p>
      <text:p text:style-name="P14"/>
      <text:h text:style-name="P37" text:outline-level="4">Sıcak Savaşa Adım Adım</text:h>
      <text:p text:style-name="P14">Vücuda giren yabancı bir mikroorganizma, nöbetçi savunma elemanlarını ve paralı asker gibi görev yapan bakterileri atlatırsa, savaşın başlamasına neden olur. Artık vücut düzenli ordusuyla bu yabancı orduya karşı mükemmel bir saldırı-savunma savaşı verecektir. Savunma sistemimizin savaşı dört önemli bölümden oluşur;</text:p>
      <text:p text:style-name="P14">1- Düşmanın tespiti ve ilk müdahale,</text:p>
      <text:p text:style-name="P14">2- Savunmanın güçlendirilmesi ve saldırı silahlarının hazırlanması,</text:p>
      <text:p text:style-name="P14">3- Saldırı ve çatışma,</text:p>
      <text:p text:style-name="P14">4- Normal duruma dönüş.</text:p>
      <text:p text:style-name="P14">Düşman birliklerini ilk karşılayan hücreler "fagositoz yapan" yani düşmanı yutan makrofaj hücreleridir. Bu hücreler düşmanla sıcak temas sağlayıp, göğüs göğüse bir mücadele verirler. Tıpkı düşman birlikleriyle süngü savaşı yapan ve ordunun en ön saflarında bulunan piyade askerleri gibi.</text:p>
      <text:p text:style-name="P14">Dahası makrofajlar ordunun istihbarat birimi, bir anlamda gizli servisi gibi de çalışırlar. Parçaladıkları düşmanın bir parçasını saklarlar. Bu parça düşmanın kimliğinin tanınmasına ve özelliklerinin tespit edilmesine yarayacaktır. Makrofajlar ellerindeki bu parçayı diğer bir istihbarat birimi olan mesajcı-T hücrelerine ulaştırırlar.</text:p>
      <text:p text:style-name="P14"/>
      <text:h text:style-name="P37" text:outline-level="4">Genel Alarm</text:h>
      <text:p text:style-name="P14">Bir ülke savaşa girdiğinde yurt çapında seferberlik ilan edilir. Bütün doğal kaynaklar ve bütçe birinci planda savaş giderleri için harcanır. Ekonomi tamamen bu olağanüstü duruma göre baştan ayarlanır ve ülke topyekün bir hareket içine girer. Vücudun savunma ordusunun bütün hatlarıyla katılacağı bir savaşta da mutlaka bir seferberlik ilan edilir. Nasıl mı?</text:p>
      <text:p text:style-name="P14">Saldırıya geçen süvari birlikleri (makrofajlar), eğer düşman başedebileceklerinden daha fazla ise özel bir madde salgılarlar. Bu maddenin adı "projen"dir ve bir nevi alarm durumuna geçme çağrısıdır. "Projen" uzun bir yolu katederek beyine ulaşır ve beynin ateş yükseltici merkezini uyarır. Bu uyarının ardından beyin, vücudu <text:soft-page-break/>alarm durumuna geçirir ve insanın ateşi yükselir. Ateşi yükselen hasta, doğal olarak dinlenme ihtiyacı hisseder. Böylece savunma ordusunun ihtiyacı olan enerji başka alanlarda harcanmamış olur. Görüldüğü gibi, ortada inanılmaz derecede karmaşık bir planlama ve bir tasarım vardır.</text:p>
      <text:p text:style-name="P14"/>
      <text:h text:style-name="P37" text:outline-level="4">Düzenli Ordu Devrede</text:h>
      <text:p text:style-name="P14">Vücuda giren yabancı mikroorganizma ile savunma sistemi arasındaki savaş, "seferberlik" ilanından -yani sizin yatağa düşmenizden- sonra daha da karmaşık bir hale gelir. Piyadeler (fagositler) ve süvariler (makrofajlar) yetersiz kalmış, bütün vücut genel alarma geçmiş ve savaş tam anlamıyla kızışmıştır. İşte bu aşamada devreye lenfositler (T ve B hücreleri) girer.</text:p>
      <text:p text:style-name="P14">Süvariler (makrofajlar) düşman hakkında ele geçirdikleri bilgiyi yardımcı-T hücrelerine verirler. Bu hücreler de savaş alanına öldürücü-T hücrelerini ve B hücrelerini çağırırlar. Bunlar, savunma sisteminin en etkili savaşçılarıdır.</text:p>
      <text:p text:style-name="P14"/>
      <text:h text:style-name="P37" text:outline-level="4">Silah Yapımı</text:h>
      <text:p text:style-name="P14">B hücreleri düşmanla ilgili bilgiyi alır almaz "antikor" adlı silahların üretimine başlarlar. Bu silahlar, güdümlü bir füze gibi, yalnızca hakkında bilgi verilen düşmanı vurmak üzere yapılır. Bu üretim o kadar mükemmeldir ki, vücuda giren yabancı organizmanın üç boyutlu yapısıyla, üretilen silahın üç boyutlu yapısı tam olarak birbirlerine oturur. Bu uyum tıpkı anahtarla kilit arasındaki uyuma benzer. </text:p>
      <text:p text:style-name="P14">Antikorlar düşmanın üzerine gidip kenetlenirler. Bu aşamadan sonra düşman, paletleri, topu ve tüfeği çalışmayan tahrip olmuş bir tank gibi etkisiz hale getirilir. Daha sonra savunma sisteminin başka elemanları gelip etkisiz hale getirilmiş düşmanı tamamen ortadan kaldırırlar.</text:p>
      <text:p text:style-name="P14">Burada dikkat edilmesi gereken çok önemli bir nokta vardır: Savunma sisteminin karşılaşacağı milyonlarca çeşit düşman vardır. Düşman her kim olursa olsun, B hücreleri bu düşmana uygun silah üretebilirler. Bu, şu demektir: Savunma sistemi, milyonlarca çeşit kilide uygun anahtarı doğuştan yapabilecek bilgi ve beceriye sahiptir. Şuursuz hücrelerin milyonlarca çeşit antikor yapabilecek bir yeteneğe sahip olup, bu yeteneği başarılı bir biçimde kullanmaları, çok üstün bir güç sahibinin gerçekleştirdiği yaratılışın varlığını ispatlamaktadır.</text:p>
      <text:p text:style-name="P14">Kaldı ki, sistem daha da karmaşıktır. B hücreleri ürettikleri güdümlü silahlarla düşmanı tahrip ederken, öldürücü T hücreleri de düşmana karşı zorlu bir savaş verirler. Kimi virüsler bir hücrenin içine girdiklerinde, B hücrelerinin ürettiği silahlardan gizlenebilirler. İşte öldürücü T hücreleri, kamuflaj yapmış bu düşmanın gizlendiği hastalıklı hücreleri bulur ve tahrip ederler.</text:p>
      <text:p text:style-name="P14"/>
      <text:h text:style-name="P37" text:outline-level="4">Zaferin Ardından</text:h>
      <text:p text:style-name="P14">Düşmanın yenilgiye uğratılmasından sonra devreye baskılayıcı T hücreleri girer. Bu hücreler savunma ordusuna ateşkes emri verir, öldürücü T ve B hücrelerinin faaliyetlerini durdurmalarını sağlarlar. Böylece vücut gereksiz yere seferberlik halini devam ettirmez. Savaş bittikten sonra, savaş için üretilen T ve B hücrelerinin çoğu ömürlerini tamamlar ve ölür. Ancak yapılan bu zorlu savaş unutulmayacaktır. Savaş öncesinde düşman tanınıp, gerekli hazırlıklar yapılana kadar biraz süre geçmiştir. Ancak düşman bir daha gelirse vücut çok daha hazırlıklı olacaktır. Düşmanın özelliklerini tanıyan bir grup bellek hücresi, bundan sonra savunma sisteminde sürekli görev yapacaktır. Olası bir saldırı tekrarında, savunma sistemi, bellek hücrelerindeki bilgi sayesinde düşman güçlenmeden tepki verme imkanına sahip olacaktır. Bir kez kabakulak ya da kızamık olduktan sonra bir daha olmamamız, yani "bağışıklık" kazanmamız, savunma sisteminin bu hafızasından kaynaklanır.</text:p>
      <text:p text:style-name="P14"><text:soft-page-break/></text:p>
      <text:h text:style-name="P37" text:outline-level="4">Bu Mükemmel Sistem Nasıl Var Olmuştur</text:h>
      <text:p text:style-name="P14">İncelediğimiz tüm bu bilgilerin ardından, hayatımızı borçlu olduğumuz bu mükemmel savunma sisteminin nasıl var olduğu sorusu üzerinde biraz durup düşünmemiz gerekir. Ortada kusursuz bir plan vardır. Gerekli olan herşey bu planın işleyebilmesi için eksiksiz olarak biraradadır; makrofajlar, projen maddesi, beynin ateş yükseltme merkezi, vücudun ateş yükseltme mekanizmaları, B hücreleri, T hücreleri, silahlar... Peki ama bu mükemmel sistem nasıl ortaya çıkmıştır?</text:p>
      <text:p text:style-name="P14">Canlıların rastlantılarla ortaya çıktığını öne süren evrim teorisi, elbette bu son derece kompleks sistemin nasıl ortaya çıktığını açıklayamaz. Evrim teorisinin iddiası, canlıların ve canlı sistemlerinin küçük rastlantıların birbirine eklenmesi sayesinde aşama aşama oluştuğudur. Oysa savunma sisteminin "aşama aşama" oluşması söz konusu olamaz. Çünkü sistemi oluşturan faktörlerden tek biri bile olmasa ya da işlevini görmese, sistem çalışamaz ve insan, hayatını sürdüremez. Sistemin eksiksiz ve kusursuz bir biçimde, bütün parçaları ile tam olarak ortaya çıkması gerekmektedir. Bu gerçek, <text:s/>"rastlantı" kavramını anlamsızlaştırır.</text:p>
      <text:p text:style-name="P14">Peki bu planı yapan kimdir? Vücudun ısısının yükselmesinin gerektiğini, ancak böylece savunma ordusunun ihtiyacı olan enerjinin başka yerlere harcanmayacağını bilen kimdir? Makrofajlar mı? Makrofajlar sadece küçük birer hücredirler. Düşünme yetenekleri yoktur. Ancak kurulmuş bir üst sisteme itaat eden ve görevlerini yapan canlılardır.</text:p>
      <text:p text:style-name="P14">İnsan mı? Hayır. İnsan kendi vücudunda böylesine mükemmel bir sistemin işlediğinden haberdar bile değildir. Oysa farkında olmadığı bu sistem onu mutlak bir ölümden korur. Açıktır ki, savunma sistemini yaratan, tüm insan bedenini yaratan, üstün bilgi ve güç sahibi bir Yaratıcıdır. İşte o Yaratıcı, insan vücudunu "bir damla sudan" yaratan Allah'tır. </text:p>
      <text:p text:style-name="P14"/>
      <text:h text:style-name="P5" text:outline-level="1">3. BÖLÜM<text:line-break/>CANLILARDAKİ İBRETLER</text:h>
      <text:p text:style-name="P14"/>
      <text:p text:style-name="P14"/>
      <text:h text:style-name="P31" text:outline-level="2">Profesyonel avcılar</text:h>
      <text:p text:style-name="P14"/>
      <text:p text:style-name="P14">Hud Suresi'nin 6. ayeti ile Allah, tüm canlıların "rızık"larını yani yaşamalarını sağlayan besinlerin tümünü Kendisi'nin yarattığını bildirmektedir:</text:p>
      <text:p text:style-name="P28">Yeryüzünde hiçbir canlı yoktur ki, rızkı Allah'a ait olmasın. Onun karar yerini de ve geçici bulunduğu yeri de bilir. (Bunların) Tümü apaçık bir kitaptadır. (Hud Suresi, 6)</text:p>
      <text:p text:style-name="P14">İnsan, akıl ve vicdan gözüyle etrafına baktığında, Allah'ın tüm canlıları nasıl "rızıklandırdığını" rahatlıkla görebilir. Yiyip-içtiklerimizin tamamı "yaratılmış" maddelerdir. İçilen su, yenilen ekmek, sebze ve mevyeler, tümü özel bir yaratılışın sonucudur. </text:p>
      <text:p text:style-name="P14">Bir meyveyi, sözgelimi bir portakalı düşünürsek... Bu meyve, aslında bir tahta kütlesinden başka bir şey olmayan bir ağacın dalında oluşmuştur. Ağaç, topraktan su ve mineral alacak, bunu güneşten aldığı enerjiyle birleştirecektir. Sonuçta ortaya, yalnızca insanın kullanacağı, insan vücudu için son derece yararlı, son derece lezzetli ve güzel kokulu bir ürün çıkacaktır. Hem de çok estetik ve sağlıklı bir ambalaj içinde. </text:p>
      <text:p text:style-name="P14">Ağaç, nasıl olup da böyle bir ürün ortaya çıkarmaktadır? Bu ürün neden insan vücudu için son derece yararlıdır? Neden tüm meyveler tam da yetiştikleri mevsimlere göre gerekli vitaminleri içermektedirler? Neden son derece lezzetlidir, acı da olamaz mıydı? Neden güzel kokuludur, son derece kötü de kokamaz mıydı?</text:p>
      <text:p text:style-name="P14">Kuşkusuz ağaç ancak bir tahta kütlesidir ve "kendi kendine" bir meyve üretmesi, hele bunu insan için gerekli özelliklerle donatması söz konusu değildir. </text:p>
      <text:p text:style-name="P14">Aynı insan gibi diğer tüm canlıları da Allah rızıklandırır. İlerleyen satırlarda bazı canlıların rızıklarına ulaşmak için kullandıkları çarpıcı ve şaşırtıcı avlanma sistemlerini inceleyeceğiz. </text:p>
      <text:p text:style-name="P14">Canlıların besinlerine ulaşabilmek için sahip oldukları sistemleri akıl, mantık ve vicdan ölçüleri içinde değerlendiren bir insan için Allah'ın güç ve kudretini anlamak son derece kolaydır. Bu bölümde yer verdiğimiz her bir hayvan Allah'ın yeryüzünde yaydığı büyük delillerdendir. Örneğin yandaki resimlerde gördüğünüz balığın "avlanma tekniği" hayret vericidir. Bu balık ne avını kovalar ne de kayalar ardına gizlenip avının üzerine atılmayı bekler. Balığın ilk bakışta diğerlerinden bir farkı yok. Ama yüzgecini kaldırır kaldırmaz birdenbire sırtında bir "sahte balık" belirir. Diğer balıklar yüzgecin sahibini fark etmeyip, küçük sahte balığı avlamak için yaklaştıklarında ise avcı balığa oldukça kolay bir yem olurlar...</text:p>
      <text:p text:style-name="P14">Acaba bu balık yüzgecine balık görüntüsünü kendi mi vermiştir?Yoksa rastlantılar rastlantılara eklenip balığa tesadüfen böyle bir özellik mi katmışlardır? Elbette böylesine bilinçli bir hareketin ve planın bir balık tarafından yapılabildiğini iddia etmek mümkün değildir. Kuşkusuz canlıların sahip olduğu tüm özellikler karşımıza tek bir gerçeği çıkarmaktadır: Doğada var olan üstün aklın ve tasarımın tek sahibi, Rabbimiz olan Allah'tır.</text:p>
      <text:p text:style-name="P14"><text:soft-page-break/></text:p>
      <text:h text:style-name="P34" text:outline-level="3">SIÇRAYAN ÖRÜMCEK</text:h>
      <text:p text:style-name="P14">Bilindiği gibi, örümcekler, avlanmak için bir ağ örer ve buna takılacak hayvanı beklemeye koyulurlar. Buna karşın, sıçrayan örümcek, diğerlerinin tersine, avına kendisi gitmeyi tercih eder. Avına ulaşmak için çok usta bir sıçrayış yapar. Yarım metre ötesinden geçmekte olan bir sineği, sıçrayarak havada yakalayabilir.</text:p>
      <text:p text:style-name="P14">Örümcek, şaşırtıcı sıçrayışını, hidrolik basınç ilkelerine dayanan 8 ayağı ile yapar ve saldırı alanındaki avının üzerine bir anda çökerek güçlü kıskaçlarını avına geçirir. Bu atlayış çoğu zaman bitkiler arasındaki karmaşık ortamlarda gerçekleşir. Hayvan, başarılı bir atlayış için en uygun açıyı hesaplamak, yakalamak istediği avının hız ve yönünü de göz önünde bulundurmak zorundadır.</text:p>
      <text:p text:style-name="P14">Daha da ilginç olan, avını yakaladıktan sonra ölmekten nasıl kurtulduğudur. Örümcek ölebilir, çünkü avını yakalamak için atlarken doğal olarak kendini de boşluğa atmaktadır ve bulunduğu yüksek mesafeden (çoğunlukla bir ağacın tepesindedir) yere çakılabilir.</text:p>
      <text:p text:style-name="P14">Ama, örümcek böyle bir sonla karşılaşmaz. Çünkü sıçramadan hemen önce salgıladığı ve bulunduğu dala yapıştırdığı iplik, onu yere düşmekten kurtarır, havada asılı tutar. Bu iplik, hem kendini, hem de yakaladığı avını taşıyacak kadar sağlamdır. </text:p>
      <text:p text:style-name="P14">Bu örümceğin diğer bir ilginç özelliği kurbanına enjekte ettiği zehirin, yakaladığı hayvanın dokularını sıvı hale getirmesidir. Çünkü örümceğin besini, avının sıvılaşmış dokularından başka birşey değildir. </text:p>
      <text:p text:style-name="P14">Kuşkusuz hayvanın sahip olduğu bu özellikler, tesadüflerin ona bir hediyesi(!)değildir. Çünkü hem sıçrama, hem de kendisini düşmekten koruyacak bir ağ yapma yeteneğini aynı anda kazanmış olması gerekmektedir; eğer sıçrayamasaydı, aç kalır ve ölürdü, ağ yapamasa veya ağı yeterince sağlam olmasa bu kez de yere çakılırdı. Hayvanın hem sıçramaya uygun bir vücut yapısı olmalı, hem de kendisini ve avını taşıyabilecek güçte bir halat salgılayabileceği sistemi olmalıdır.</text:p>
      <text:p text:style-name="P14">Kaldı ki örümcek sadece iplik üreten ve sıçrayan bir mekanizma değil, komple bir canlıdır ve tüm özellikleriyle aynı anda var olmak zorundadır. Biri sonraya kalamaz. Örneğin sindirim sistemi tamamlanmamış bir örümcek düşünebilir misiniz?..</text:p>
      <text:p text:style-name="P14"/>
      <text:h text:style-name="P34" text:outline-level="3">KARINCALARIN KAMUFLAJ TEKNİĞİ</text:h>
      <text:p text:style-name="P14">Üstteki resimde ne gördüğünüz sorulsa, doğal olarak, "yaprağın altında ve üstünde birkaç karınca var" dersiniz.</text:p>
      <text:p text:style-name="P14">Oysa resimdekilerden yaprağın altında olan, canlı karıncaları avlayabilmek için pusuda bekleyen bir sıçrayan örümcektir. Sıçrayan örümceğin bu türü, karıncalara o denli benzer ki karıncalar bile onu kendilerinden sanarlar. </text:p>
      <text:p text:style-name="P14">Karıncayla örümceği ayırt eden tek özellik bacak sayılarıdır. Örümcek 8 bacaklı, karınca ise 6 bacaklıdır.</text:p>
      <text:p text:style-name="P14">Sıçrayan örümcek, kolayca tanınmasını sağlayacak bu "açığı" gidermek için, öndeki iki bacağını daha da öne uzatır ve havaya kaldırır. Bu sayede, bu iki bacağı aynen karıncaların antenlerine benzer.</text:p>
      <text:p text:style-name="P14">Ama kamuflaj bundan ibaret değildir. Hayvanın, bir de kendisini karınca gibi gösterecek bir göz motifine ihtiyacı vardır. Çünkü kendi gözleri, karıncanınki gibi büyük ve siyah bir nokta şeklinde değildir. Ama, yaratılışındaki bir özellik, bu sorunu çözer. Başının iki yanında iki büyük siyah benek vardır. Bu iki benek, aynı <text:soft-page-break/>karınca gözlerine benzer. (Üstteki resimde yaprağın altında duran örümceğin kafasının yanındaki beneklere dikkat ediniz.)</text:p>
      <text:p text:style-name="P14"/>
      <text:h text:style-name="P34" text:outline-level="3">ÇINGIRAKLI YILAN</text:h>
      <text:p text:style-name="P14">Bu yılan türünün başının ön kısmındaki yüz çukurlarında bulunan ısı algılayıcılar, çevresindeki avın vücut sıcaklığının neden olduğu infrared ışınını saptar. Bu saptama, ortam sıcaklığındaki 1/300'lük bir derece artışını tespit edebilecek kadar hassastır. Yılan, koku alma organı olan çatal dilinin yardımıyla, koyu karanlıkta yarım metre ilerisinde yere çömelmiş hareketsiz bir sincabın durduğunu anlayabilir. Avının yerini hatasız tespit eden yılan önce ona sessizce sokulur, saldırı mesafesine girer, ardından boynunu yay gibi gerer ve avının üzerine büyük bir hızla atılır. Bu sırada 180 derece açılabilen güçlü çenesindeki dişlerini avına geçirmiştir bile. </text:p>
      <text:p text:style-name="P14">Tüm bunlar, bir otomobilin yarım saniye içinde sıfırdan 90 km/saat hıza erişmesi ile eşdeğer bir süratte olup biter. Yılanın, avını etkisiz hale getirmek için kullandığı en büyük silahı olan 'zehir dişleri'nin uzunluğu 4 cm kadardır. Bu dişlerin içi oyuktur ve zehir bezlerine bağlıdır. Bez kasları, yılan ısırdığı anda büzülür ve zehiri önce diş kanalına, oradan da avın cilt altına basınçla püskürtürler. Yılan zehiri, ya avın, merkezi sinir sistemini felce uğratır ya da kanını pıhtılaştırarak ölümüne neden olur. Bazı yılanların 0.028 gramlık zehiri, 125.000 fareyi öldürecek kadar güçlüdür. Zehir, avın yılana bir zarar vermesini engelleyecek kadar çabuk etki eder. Artık yılanın yapacağı iş, felce uğramış avını son derece esnek olan ağzıyla yutmaktır. </text:p>
      <text:p text:style-name="P14">Yılanın zehirli oluşu herkesçe bilinen bir konu olduğundan, hemen hiç kimse bunun nasıl olabildiği üzerinde düşünmez. Oysa, bir hayvanın başka bir hayvanı zehirleyerek öldürme gibi bir "teknoloji"ye sahip olması, gerçekten de şaşırtıcı ve olağanüstüdür.</text:p>
      <text:p text:style-name="P14">Allah'ın varlığını inkar etmekte diretenler, yılanın nasıl böylesine olağandışı bir yeteneğe sahip olduğunu açıklayamazlar elbette. Çünkü yılanın ağzında yer alan zehir sistemi, son derece karmaşık ve hesaplı bir sistemdir. Bu sistemin işlemesi için hayvanın içleri oyuk özel "zehir dişleri" olması, bu dişlere bağlı zehir bezleri olması, bu bezlerin içinde düşmanlarını anında felç edecek kadar güçlü bir zehirin oluşması ve hayvan avını soktuğu anda bu sistemi çalıştıracak bir refleksin ortaya çıkması gerekir. Bu çok parçalı sistemin tek bir parçası dahi olmasa, sistem çalışmaz. Bu da yılanın avlamak için seçtiği hayvanlara yem olmasıyla sonuçlanacaktır. Hayvanın ısı değişikliklerini ve kokuları algılamadaki olağanüstü yetenekleri de karşı karşıya olduğumuz dizaynın ne denli detaylı olduğunu gösterirler.</text:p>
      <text:p text:style-name="P14">Ortada alışılmışın dışında ve ancak "mucize" terimiyle ifade edilebilecek olağanüstü bir olay vardır. Doğanın ise, "doğaüstü" olan mucizeyi yaratması gibi bir durum söz konusu olamaz. Doğa, çevremizde gördüğümüz düzenin tümüne konulmuş bir isimdir. Bu düzeni kuran da elbette bu düzenin kendisi değildir. Doğa kanunları Allah'ın koyduğu ve yarattıkları arasındaki ilişkileri düzenleyen kanunlardır. Kavramları doğru tanımlamak gerçekleri ortaya çıkarır. Kavramları karıştırmak ise inkar edenlerin bir özelliğidir. Bunu da gerçekleri örtbas etmek, değiştirmek amacıyla yaparlar. </text:p>
      <text:p text:style-name="P14"/>
      <text:h text:style-name="P34" text:outline-level="3">FARKLI BİR AVCI:VENÜS BİTKİSİ</text:h>
      <text:p text:style-name="P14">Bitkiler arasında avlananlar, et ile beslenenler vardır. Birbirinden şaşırtıcı yöntemlerle avlanan bitkilerden biri ise Venüs bitkisidir. </text:p>
      <text:p text:style-name="P14"><text:soft-page-break/>"Venüs", üzerinde dolaşan böcekleri yakalar ve bunlarla beslenir. Bu bitkinin avlanma sistemi son derece karmaşıktır. Çeşitli bitkiler etrafında gezinerek kendine yiyecek arayan bir sinek, birdenbire oldukça cazip bir bitki ile, yani venüsle karşılaşır. Bir çanağı kavramış ellere benzeyen bu bitkiyi cazip kılan şey, yapraklarının dikkat çekici kırmızı rengi ve daha da önemlisi, bu yaprakların çevresindeki bezlerden salgılanan şeker kokulu salgıdır. Kokunun dayanılmaz cazibesine kapılan sinek fazla tereddüt etmeden bu ilginç bitkinin üzerine konar. Yiyecek kaynağına doğru ilerlerken bitki üzerindeki zararsız görünümlü tüylere de ister istemez dokunur. İşte bunun üzerine bitki aniden kapanıverir. Sinek, ansızın üzerine sımsıkı kapanan bir çift yaprağın arasında sıkışıp kalır. Venüs bitkisi biraz sonra "et eritici" sıvısını salgılamaya başlayacak ve kısa bir süre içinde sineği bir tür pelteye dönüştürecek, sonra da emerek tüketecektir.</text:p>
      <text:p text:style-name="P14">Bitkinin sineği yakalamaktaki hızı son derece etkileyicidir. Bitkinin kapanma hızı, insan elinin maksimum kapanma hızından daha fazladır (eliniz açıkken ortasına konan bir sineği yakalamayı denerseniz, büyük olasılıkla başaramazsınız, ama bitki bu işi başarabilmektedir). Peki kasları, kemikleri olmayan bir bitki nasıl olup da böyle ani bir hareket yapabilmektedir?</text:p>
      <text:p text:style-name="P14">Araştırmalar venüs bitkisinin içinde elektriksel bir sistem olduğunu ortaya koymuştur. Sistem şöyle çalışır: Bitkinin tüycüklerinde sineğin çarpmasıyla oluşan mekanik etki, tüycüklerin altındaki alıcılara iletilir. Eğer mekanik itme yeterince güçlüyse, alıcılardan tıpkı bir havuzdaki dalgalar gibi tüm yaprak boyunca elektriksel sinyaller yollanacaktır. Sinyaller yaprakları ani bir biçimde hareket ettiren motor hücrelere ulaşır ve sineği yutacak mekanizma harekete geçer.</text:p>
      <text:p text:style-name="P14">Bitkinin uyarı sisteminin yanında, yapraklarının kapanmasını sağlayan mekanik sistem de son derece mükemmel bir yaratılıştadır. Bitki içindeki hücreler elektriksel uyarı alır almaz bünyelerindeki su dengelerini değiştirirler. Yaprakların oluşturduğu kapanın iç tarafındaki hücreler bünyelerindeki suyu bırakıp çökerler. Bu olay havası alınmış bir balonun sönmesine benzer. Kapanın hemen dışındaki hücreler ise aşırı su alarak şişer. Böylece insanın kolunu hareket ettirmesi için bir kasın gevşerken ötekinin kasılmasına benzer şekilde, kapan kapanır. İçerde hapsolan sinek ise her çırpınmasında tüylere tekrar tekrar değerek, elektriksel itmenin tekrar oluşumuna ve dolayısıyla da yaprağın daha sıkı kapanmasına neden olmaktadır. </text:p>
      <text:p text:style-name="P14">Bu arada kapanın yüzeyindeki hazım bezleri de uyarılmaktadır. Uyarı sonucunda bezler sineği yavaşça eritecek sıvıyı salgılamaya başlarlar. Böylece bitki, protein bakımından hayli zengin bir çorba haline gelen sineğin peltesini kullanarak beslenir. Sindirimin sonunda ise, tuzağın kapanmasını sağlayan mekanizma tersine işleyerek kapanın açılması sağlanır.</text:p>
      <text:p text:style-name="P14">Ayrıca sistemin bir ilginç özelliği daha vardır: Tuzağın harekete geçmesi için tüylere üst üste iki kez dokunulması şarttır. İlk dokunma elektrik potansiyelini oluşturmakta fakat tuzak kapanmamaktadır. Tuzak ancak ikinci bir dokunmayla elektrik potansiyelinin belirli bir boşalma düzeyine ulaşması sonucu kapanmaktadır. Sinek tuzağı bu çift hareketli mekanizma sayesinde gereksiz yere kapanmaz. Örneğin bitkinin içine bir yağmur damlasının düşmesi durumunda kapan harekete geçmez.</text:p>
      <text:p text:style-name="P14">Şimdi bu etkileyici avlanma sistemi üzerinde düşünelim. Bitkinin avını yakalayabilmesi ve sindirilebilmesi için tüm sistemin var olması gereklidir. Bir parçanın bile eksikliği bitki için ölüm demektir. Örneğin; yaprak içindeki tüyler olmasa böcek içerde gezmesine rağmen reaksiyon hiçbir zaman başlayamayacağından bitki kapanamayacaktır. Veya kapanma sistemi olsa ancak böceği sindirecek salgılar olmasa, tüm sistem boşa gidecektir. Bitki sinekleri cezbedecek bir koku salgılamasa, bu kez kapan kendisine av bulamayacaktır. </text:p>
      <text:p text:style-name="P14"><text:soft-page-break/>Bir fare kapanı gördüğünüzde, bunun bir tasarım örneği olduğunu bilirsiniz. Çünkü hassas mekanizmanın her parçası, fareyi yakalamak için özel olarak ayarlanmıştır. Sinek yakalayan bu bitki ise, bir fare kapanından çok daha karmaşık ve ince bir tasarımdır. </text:p>
      <text:p text:style-name="P14">Ortada öyle büyük bir tasarım ve kusursuz bir planlama vardır ki, bunun sahibinin hem venüs bitkisini, hem de tüm doğayı yaratmış olan Allah olduğu apaçık bir gerçektir.</text:p>
      <text:p text:style-name="P14"/>
      <text:h text:style-name="P30" text:outline-level="2">Savunma Teknikleri</text:h>
      <text:p text:style-name="P12"/>
      <text:p text:style-name="P14">Yandaki resimde görülen hayvan yılan değil, sadece küçük bir tırtıl. Bu hayvan yılana benzerliği sayesinde düşmanlarından korunuyor. Bu küçük yaratık, düşman saldırısına uğradığında büyük bir soğukkanlılıkla kuyruğunu düşmanına çeviriyor ve şişiriyor. İşte o anda düşmanının karşısına korkunç bir yılan dikiliveriyor... Tabii düşmanı için artık kaçıp canını kurtarmaktan başka bir seçenek yok... </text:p>
      <text:p text:style-name="P14">Tırtılın sahip olduğu bu kuyruk yılana o kadar benziyor ki, yılan gözü yerine geçen kara lekelerin içindeki göz parıltıları dahi eksik bırakılmamış. Son derece yavaş hareket eden ve bu nedenle düşmanları için çok kolay bir av olan tırtıl, vücudundaki bu olağanüstü özellik sayesinde çoğu tehlikeden kurtulmayı başarıyor.</text:p>
      <text:p text:style-name="P14">Peki, tırtıl nasıl olup da böyle bir özelliğe sahip olmuş? Bu denli çarpıcı bir "dizayn" elbette doyurucu bir açıklama gerektiriyor. Şimdi sorunun cevabıyla ilgili olarak, üretilebilecek senaryolara bir göz atalım:</text:p>
      <text:p text:style-name="P12"><text:span text:style-name="T6">Senaryo 1:</text:span><text:span text:style-name="T4"> Uzun yıllar önce düşman saldırılarından korunmanın çaresini arayan bir 'tırtıl' çevresini dikkatle gözlemlemeye başlar. Bir gün tüm hasımlarının yılandan korktuğunu fark eder. O anda vücudunu gözden geçirir ve kendini yılana "benzetmeye" karar verir. (Vücudunu nasıl olup da yılana "benzetebileceği", dış görünümünü, derisinin rengini ve vücudunun şeklini nasıl ayarlayacağı sorusuna herhangi bir açıklama getiremiyoruz! "Kendini zorlar, birşeyler yapar" diyelim!...) Ama "değişmek" için vakti kısıtlıdır. Hayatın küçük bölümünü tırtıl olarak geçirecek sonra kelebek olup uçacaktır.</text:span></text:p>
      <text:p text:style-name="P14">Vücudunu "değiştirirken" eksik birşey kalmaması çok önemlidir. Çünkü yeni kuyruğunu denemek için tek bir imkanı vardır. İlk deneme başarılı olamaz ve düşmanını kandıramazsa tüm emekleri boşa gidecek, üstelik canından da olacaktır. Tabii bu yeniden yapılanma süreci içinde hayatını da sürdürmek zorundadır. Düşmanlarından korunarak sonunda zoru başarır ve kuyruğunu yılana "benzetir".</text:p>
      <text:p text:style-name="P12"><text:span text:style-name="T6">Senaryo 2: </text:span><text:span text:style-name="T4">Ağaç, çiçek, böcek, gökyüzü, su, yağmur, güneş vs. yani dünyada hayat süren tüm varlıklar ortaklaşa hareket ederek kendilerine bir sistem kurmuşlar, bu sistem içinde tırtıla da bir kuyruk ekleyivermişlerdir!</text:span></text:p>
      <text:p text:style-name="P14">Temelde evrim teorisine dayanan bu senaryoların tutarlı olmadığını anlamak için çok da zeki olmaya gerek yok! Ne tırtıl uyanık bir gözlemci veya tasarımcıdır, ne de dünya üzerinde, tasarlama ve var etme yeteneğine sahip bir sistem bulunur. Diğer bir deyişle; ne bir canlı istediği zaman vücuduna müdahale ederek üstün özellikler kazanabilir veya kendini değiştirerek yeni bir canlıya dönüşebilir, ne de dışarıda bunu yapabilecek bir mekanizma vardır.</text:p>
      <text:p text:style-name="P14">Aslında doğayı bir bakıma üstün yetenekli bir makina olarak görüp "doğa icat etti", "doğa harikası", "tabiat ana" vs. gibi yorumlara yönelenler de gayet iyi bilirler ki "doğa" olarak adlandırdıkları şey, hava, su, toprak, ağaç, çiçek, böcek kısaca dünyayı ve dünyanın içinde bulunduğu Güneş Sistemi'ni ifade etmektedir. İnsanlara tüm <text:soft-page-break/>canlıları, tüm güzellikleri "dünya yaptı" veya bunlar "toprağın eseri" denmiş olsa herhalde gülüp geçerlerdi. Ama "tabiat-doğa" gibi kelimelerle yapılan geniş çaplı propagandalar, kişilerin doğayı neredeyse bilinç sahibi bir güç olarak görmeye başlamalarına sebep olabilmektedir. Oysa unutmamak gerekir ki doğa, gördüğümüz olağanüstü düzenli ve mükemmel sistemin adıdır, bu sistemi kuran ve ona sürekli olarak hayat verenin değil! Dünya üzerinde hayatını sürdüren her canlıyı Allah yaratmıştır ve Allah kendilerini hangi özelliklerle yarattıysa, onlarla varlıklarını sürdürmektedirler.</text:p>
      <text:p text:style-name="P14">Bu gerçeğin ışığında, doğadaki bazı canlıların sahip oldukları savunma sistemlerini inceleyelim. Bunu yaparken akılda tutmamız gereken en önemli nokta, doğanın canlılar arasında sürekli devam eden bir avlama-avlanma ilişkisi üzerine kurulu olduğudur. Bu ilişki öyle hassas bir dengeye oturmuştur ki, milyonlarca yıldır, milyonlarca tür canlı bir diğerini yiyerek beslenmekte, ama bu canlılar yok olmamaktadır. Eğer avlama-avlanma zinciri içindeki önemli türlerden birinin soyu tükense, büyük bir dengesizlik ortaya çıkar. Örneğin dünyadaki karıncayiyenlerin soyu tükense, karıncalar kısa sürede büyük toprakları istila edebilirler.</text:p>
      <text:p text:style-name="P14">Canlılar arasındaki bu avlama-avlanma ilişkisi, insanoğlunun zararlı müdahaleleri olmadığı sürece, büyük bir uyum içinde devam etmektedir. Bu dengenin sürmesini sağlayan en önemli sistem ise, canlıların sahip oldukları avlama ya da savunma sistemleridir. Önceki satırlarda, bazı canlıların son derece olağanüstü avlanma sistemleri ile birlikte yaratıldıklarını ve bu sayede "rızıklandırıldıklarını" gördük. Ama doğada yalnızca bu tür saldırı sistemlerine sahip canlılar olsaydı, yem olmaya aday canlıları aşırı biçimde tüketip, soylarının yok olmasına neden olurlardı. Bu canlılar yok olunca, onları yiyenler de aç kalacak ve doğa yokoluşa sürüklenecekti.</text:p>
      <text:p text:style-name="P14">Ama Allah'ın kurduğu büyük denge içinde bu problem de çözülmüştür. Çünkü "avcı" hayvanlar mükemmel saldırı sistemleriyle donatılırken, "yem" statüsündeki hayvanlar da yine mükemmel savunma sistemleriyle donatılmışlardır. İki tarafın yetenekleri birbirini dengelemektedir. Ve bu olağanüstü yetenekler insana, bu yetenekleri yaratan Allah'ın sonsuz güç, akıl ve bilgisini az da olsa tanıma fırsatı vermektedir.</text:p>
      <text:p text:style-name="P14">Her canlı, kendisini savunmak için farklı yeteneklerle birlikte var edilmiştir. Kimisi çok hızlı ve çeviktir; kendini kaçarak kurtarır. Kimisi yerinden kımıldayamaz; ama sağlam zırhlarla kaplıdır. Kimisi önceki sayfada yer alan tırtıl gibi olağanüstü "korkutma" becerilerine sahiptir. Bazıları, zehirli, yakıcı, ya da kötü kokulu gazlar püskürtür. Daha başkaları, ölü taklidi yapabilecek yetenekte yaratılmışlardır. Vücutları kamuflaj için olağanüstü derecede uygun olarak var edilenler de bulunur. Ama unutmamak gerekir ki, bunlar yalnızca birer örnektir ve canlılar burada değinemediğimiz, hatta insanoğlunun henüz keşfedemediği daha binlerce ilginç sistemle donatılmışlardır. Tüm bu sistemler, Allah'ın yarattığı evrende hiçbir 'çelişki ve uygunsuzluk' olmadığını ve O'nun güç, akıl ve ilminin sonsuz olduğunu göstermektedir. Allah bu gerçeği Kuran'da şöyle haber vermektedir:</text:p>
      <text:p text:style-name="P28">"... Rahman'ın yaratmasında hiçbir 'çelişki ve uygunsuzluk'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14"/>
      <text:h text:style-name="P30" text:outline-level="2">Şaşırtıcı mimarlar</text:h>
      <text:p text:style-name="P12"/>
      <text:p text:style-name="P14">Kitabın önceki sayfalarında, bal arılarının olağanüstü özelliklerini incelemiştik. Arı kolonisinin, büyük bir mühendislik harikası sayılan kovanı nasıl inşa ettiğini, kovanın inşasında çok ince ve hassas hesapların <text:soft-page-break/>kullanıldığını görmüş ve insanların bile başarmakta zorlanacağı işlemlerin arılar tarafından otomatik olarak yapıldığını belirlemiştik.</text:p>
      <text:p text:style-name="P14">Arılar, konuyu incelerken de vurguladığımız gibi, bu olağanüstü zor işi, insanlardan daha zeki olduklarından değil, kendilerine öyle "vahyedildiği" için yaparlar. Aksi halde, binlerce bilinçsiz hayvanın, tek bir merkezden kontrol gerektiren o denli zor ve karmaşık bir işlemi başarmaları mümkün olamazdı.</text:p>
      <text:p text:style-name="P14">Ama doğadaki kusursuz mimarlar, yalnızca arılar değildir. İlerleyen sayfalarda, yine arılarınki kadar zor ve karmaşık "inşaat" işlerini büyük bir ustalıkla başaran hayvanlara göz atacağız. Bu hayvanlar da, aynı arılar gibi kendilerine "vahyedilen" bilgiyi kullanarak, yaratılışlarında kendilerine verilen bazı ilginç özelliklerin yardımıyla mimari harikalar meydana getirirler.</text:p>
      <text:p text:style-name="P14">Doğadaki kusursuz mimarlardan akla ilk gelen kunduzlardır. Bu hayvanlar, yuvalarını durgun bir göletin içinde yaparlar. Ancak bu göletin özelliği, kunduzların dere üzerinde inşa ettikleri bir baraj ile suni olarak oluşturulmuş olmasıdır.</text:p>
      <text:p text:style-name="P14">Kunduz, suyun önünü kesmek ve kendisine yuva yapabileceği durgun bir gölet oluşturabilmek için bir baraj inşa etmeye koyulur. Bunun için, ilk olarak kalın dalları dere yatağının içine iter. Ardından daha ince dalları, daha ağır olanların üzerine yığar. Ama karşısına çıkan en büyük sorun akan suyun bu kitleyi alıp götürme tehlikesidir. Eğer baraj dere yatağına sağlam bir şekilde kenetlenemezse akan su kısa sürede onu tahrip edecektir. Barajın su tarafından dağıtılmaması için yapılacak en güzel şey, önce dere yatağına kazıklar çakmak ve bu kazıklar üzerine barajı inşa etmektir. Bu nedenle kunduzlar, barajlarını yaparken ana taşıyıcı olarak büyük kazıklar kullanırlar. Ama bu kazıkları dere yatağına çakmakla uğraşmazlar, onların yaptığı kazık olarak kullanacakları parçaları taşlarla ağırlaştırarak su içinde sabitlemektir. Kunduzlar, en son olarak yığdıkları dalları, kil ve ölü yapraklardan yaptıkları özel bir harçla birbirlerine yapıştırırlar. Bu harç su geçirmediği gibi, suyun aşındırıcı gücüne karşı da çok dayanıklıdır. </text:p>
      <text:p text:style-name="P14">Kunduzun, inşa ettiği baraj, suyun önünü tam 45 derecelik bir açıyla keser. Yani hayvan barajını, dalları suyun önüne rastgele atarak değil tamamen planlı bir şekilde inşa etmektedir. Burada ilginç olan günümüz hidroelektrik santrallerinin tümünün bu açıyla inşa edilmesidir. Kunduzlar, bunun yan ısıra, suyun önünü tamamen kesmek gibi bir hata da yapmazlar. Barajı istedikleri yükseklikte su tutabilecek şekilde inşa eder, fazla suyun akması için özel kanallar bırakırlar. </text:p>
      <text:p text:style-name="P14"/>
      <text:h text:style-name="P34" text:outline-level="3">TERMİTLERİN GÖKDELENLERİ</text:h>
      <text:p text:style-name="P14">Doğadaki mimarlar arasında termitlerin yeri tartışılmazdır. Görünüş olarak karıncalara çok benzeyen bir böcek türü olan termitler, topraktan yaptıkları görkemli yuvalarda yaşarlar. Bu yuvaların yükseklikleri 6 metreyi, genişliği ise 12 metreyi bulur. İşin en ilginç yanı ise, bu hayvanların kör olmalarıdır.</text:p>
      <text:p text:style-name="P14">Yuvanın yapı malzemesi işçilerin salyalarını toprakla karıştırarak yaptıkları, sert ve dayanıklı bir harçtır. Termitlerin yapı sanatının en olağanüstü özelliği ise, koloniye düzenli hava ve şaşılacak bir sabitlikte ısı ve nem sağlamasıdır. Topraktan yaptıkları gökdelenlerin kalın ve sert duvarları, yuvanın iç kısmının dışarıdaki sıcaktan uzak tutulmasına yarar. Hava çevirimi için yuvanın iç duvarları boyunca uzanan özel koridorlar yaparlar. Diğer taraftan gözenekler havayı sürekli filtre eder. </text:p>
      <text:p text:style-name="P14">Orta boydaki bir yuvanın sakinlerinin ihtiyaç duyduğu oksijen için, her gün 1500 lt hava gereklidir. Eğer bu hava doğrudan doğruya içeri alınırsa, yuvada oluşan ısı termitler için son derece tehlikeli boyutlara çıkacaktır. Ancak termitler başlarına geleceği biliyormuşçasına bunun tedbirini almışlardır. </text:p>
      <text:p text:style-name="P14"><text:soft-page-break/>Aşırı ısınmaya karşı yuvanın altına nemli mahzenler yaparlar. Büyük Sahra'da yaşayan türler ise zemininin 40 metre kadar aşağısına bir su cetveli kazıp, yukarıdaki yuvaya suyun buharlaşarak ulaşmasını sağlar. Gökdelenin kalın duvarları ise içerdeki nemin korunmasına yardımcı olur.</text:p>
      <text:p text:style-name="P14">Sıcaklık kontrolü de nem gibi büyük hassasiyetle yapılır. Dıştaki hava, yuvanın yüzeyine yapılmış ince kanallardan geçerek nemli mahzenlere girer ve buradan yuvanın en üstündeki bir hole uzanır; orada hava, böceklerin bedenleriyle temas edip ısınarak yükselir. Böylece basit bir fiziksel ilke yoluyla, koloni işçilerinin sürekli olarak denetlediği bir hava dolaşımı sistemi sağlanmış olur.</text:p>
      <text:p text:style-name="P14">Ayrıca yuva dışında, su baskınlarına karşı eğimli bir dam ve oluklar göze çarpar. Görme yeteneğinden yoksun, bir milimetreküpten bile küçük bir beyine sahip olan bu canlılar, bu kadar karmaşık bir inşaatı nasıl başarmaktadırlar?</text:p>
      <text:p text:style-name="P14">Termitlerin yaptığı bu iş, açıktır ki, hayvanlar arasındaki kollektif bir çalışmanın sonucudur. Çünkü "hayvanlar birbirlerinden bağımsız tüneller kazıyorlar da, bunlar tesadüfen birbirine uygun çıkıyor" demek yalnızca bir safsatadır. Ama bu noktada şöyle bir soruyla karşılaşıyoruz: Hayvanlar bu karmaşık işi yaparken birbirleriyle nasıl uyum içinde çalışabilmektedirler? Bu tür bir inşaat insanlar tarafından yapıldığında, inşaatın bir mimar tarafından önceden çizildiğini, sonra planlarının işçilere dağıtıldığını ve tüm inşaatın bir şantiyede organize edilip düzenlendiğini biliyoruz. Ama aralarında bu tür bir iletişim olmayan, üstelik bir de kör olan termitler, nasıl böyle dev bir inşaatı uyum içinde başarmışlardır?</text:p>
      <text:p text:style-name="P14">Konuyla ilgili yapılmış olan bir deney, yukarıda sorduğumuz soruya cevap bulunmasını kolaylaştırmıştır. </text:p>
      <text:p text:style-name="P14">Deneyde, inşasına başlanan bir termit evi, daha ilk aşamada ikiye ayrılmıştır. İnşaat boyunca iki grup termitin birbirleriyle temasları engellenmiştir. Sonuç oldukça şaşırtıcıdır. Ortaya iki ayrı yuva değil, bir yuvanın iki parçası çıkmışır. Parçalar biraraya getirildiğinde, yapılan tüm kanal ve yolların birbirini tuttuğu görülmüştür.</text:p>
      <text:p text:style-name="P14">Bu olay nasıl açıklanabilir? Öncelikle, termit evinin, bütün olarak inşası hakkında gerekli olan bilginin bütün termitlerde var olmadığı açıktır. Birey olarak bir termit dahil edildiği sürecin ancak bir kısmını bilebilir. Bu nedenle tüm bilgilerin korunduğu yerin termitler topluluğu olduğu sonucuna varabiliriz. Bu durumda biz bilgiden, daha doğrusu büyük bilgiden bahsedebiliriz. Böyle bir bilgi ancak aynı türe ait bireyler topluluğunun söz konusu edilmesi halinde var olur. Kaldı ki bu örnek tek değildir. Örneğin çekirgeler, topluca uçtukları zaman çoğunlukla belirlenmiş bir yöne uçarlar. Şimdi bu topluluktan bir çekirgeyi ayırıp kapalı bir kutuya koysak, hareket yönünü o anda kaybeder ve panik içinde her tarafa uçmaya çalışır. Eğer bu kutuyu uçan oğulun ortasına koysak kutunun içindeki çekirge birdenbire doğru olan istikameti bulur ve şimdi ancak bir yöne, yani oğulun uçtuğu yöne süratle uçmaya başlar!</text:p>
      <text:p text:style-name="P14">Kısacası, ferdi organizmaların toplu olarak meydana getirdikleri eserlere ve organizasyona ait bilgi, ancak topluluk düzeyinde ortaya çıkar. Bireylerde ayrı ayrı mevcut değildir. Bir başka deyişle, termit ve arı gibi kollektif "inşaat"lar yapan hayvanlar, bireysel olarak ne yaptıklarının farkında değillerdir. Ancak hepsinin ötesinde, hepsini kontrol eden ve hepsinin yaptığı işi biraraya getirerek mükemmel sonucu var eden bir başka akıl vardır.</text:p>
      <text:p text:style-name="P14">Kuran'da bal yapımının arılara "vahyedildiği"nin bildirildiğini önceki sayfalarda incelemiştik. Aynı şey termitler ve diğer bütün hayvanlar için de söz konusudur.</text:p>
      <text:p text:style-name="P14">Kuşkusuz, bu mükemmel işlemler, hayvanlara "öğretilmiş", hayvanlar, bu işi yapacak şekilde programlanmışlardır. Çünkü yaptıkları inanılmaz inşaatı, insanlar ancak yıllarca mimari eğitimi gördükten sonra ve pek çok teknik alet kullanarak gerçekleştirebilirler. İnsan gibi akıl ve bilinç sahibi olmayan bu canlıların, bu işi yapacak şekilde özel olarak yaratıldıkları ve böylece kendilerini Yaratanın sonsuz bilgi ve gücünü göstermeye aracı oldukları apaçık ortadadır.</text:p>
      <text:p text:style-name="P14"><text:soft-page-break/>Yaptıkları büyük mimari harikaların sonucunda, övülmeye ve hayran olunmaya layık olan, kuşkusuz bu küçük yaratıklar değil, onları bu yetenekle var edip-yaratan Allah'tır.</text:p>
      <text:p text:style-name="P14"/>
      <text:h text:style-name="P31" text:outline-level="2">Hayvanların üremesindeki sırlar</text:h>
      <text:p text:style-name="P14"/>
      <text:p text:style-name="P14">Canlıların nesillerini sürdürebilmeleri, sahip oldukları üreme sistemlerinin kusursuz olmasıyla mümkün olmaktadır. Ancak insan ve hayvanlarda üreme sistemlerinin var olması yeterli değildir; üremeyi cazip görmeleri için özel bir dürtü de (cinsellik dürtüsü) gereklidir. Aksi halde, üreme imkanları olmasına rağmen, çoğu bu işe kalkışamayacaktır. Diğer taraftan doğum veya yumurtlama ve ardından gelen kuluçka döneminin zorluklarını fark ettiklerinde bunlara neden olan girişimden titizlikle kaçınacaklardır. </text:p>
      <text:p text:style-name="P14">Bunun yanısıra canlılar çiftleşip dünyaya yeni bir canlı getirseler bile, eğer ona bakma, onu koruma isteğine sahip olmazlarsa türleri sona erebilir. Eğer, canlı türlerinin çoğunun sahip olduğu anne-baba şefkati olmasaydı türler yok olacaktı. Burada evrimci mantıktaki kimseler "nesilleri devam ettirme bilinci"nden bahsederler. Onlara göre nasıl her fert, kendini savunmak için olağanüstü çaba gösteriyorsa neslinin devamı için de çaba harcamaktadır. Oysa bir hayvanın "benden sonra soyum devam etmeli, onun için de yapmam gerekenleri yapmalıyım" diye düşünemeyeceği ortadır. Hayvan bir şeyler umarak veya gelecekle ilgili menfaat beklentileriyle değil, öyle var olduğu için yavrusunu kollayıp-gözetir.</text:p>
      <text:p text:style-name="P14">Buna karşın bazı canlılar dünyaya getirdikleri yavrularını bırakıp giderler, ama bu canlılar bir kerede çok fazla yavru dünyaya getirmekte ve hiçbir koruma olmaksızın da bunların bazıları sağ kalabilmektedir. Eğer bunları korumaya çalışacak şekilde yaratılmış olsalar, bu kez türlerinde büyük bir nüfus patlaması yaşanır ve doğanın dengesi bozulurdu.</text:p>
      <text:p text:style-name="P14">Kısacası canlılığın sürmesinin birinci şartı olan üreme, canlılığın sürmesi için <text:s text:c="3"/>Allah'ın yarattığı bir sistemdir. Allah, "hayat veren"dir. Canlıları var eden de O'dur, var ettiklerinden yeni canlılar çıkaran da O'dur. Tüm canlılar Allah'ın dilemesiyle yaşamaktadırlar. Hayatlarını, anne, babalarını kendilerini ve herşeyi yaratan Allah'a borçludurlar. Allah Kuran'da, bu konuda şöyle buyurmaktadır:</text:p>
      <text:p text:style-name="P28">"O, sizi yeryüzünde yaratıp-türetendir ve hepiniz yalnızca O'na toplanacaksınız." (Müminun Suresi, 79)</text:p>
      <text:p text:style-name="P14">İlerleyen sayfalarda, Allah'ın bazı canlılara verdiği üreme sistemlerine değineceğiz. Bu canlılar, türlerinin devamını sağlayabilmek için büyük zorluklara katlanıyorlar. Ve kuşkusuz bunları, "türümüzün devamını sağlamamız gerekiyor" gibi bir mantık yürüttüklerinden değil, Allah'ın onlara verdiği şefkat ve merhamet dürtüleriyle yapıyorlar.</text:p>
      <text:p text:style-name="P14">Bazı çarpıcı sistemlere sahip olan bu canlılar yalnızca birer örnektir. Aslında her canlının üremesi, başlı başına bir mucizedir.</text:p>
      <text:p text:style-name="P14"/>
      <text:h text:style-name="P34" text:outline-level="3">KUTUP İKLİMİNE GÖRE YARATILAN PENGUEN</text:h>
      <text:p text:style-name="P14">Penguenlerin yaşadığı kutup dairesinde hava sıcaklığı -40°C'ye kadar düşmektedir. Penguenlerin bu denli soğuk bir ortamda hayatlarını sürdürebilmeleri için vücutları kalın bir yağ tabakasıyla kaplanmıştır. Bunun dışında besinleri çok hızlı parçalayan bir sindirim sistemine sahiptirler. Bu iki unsur biraraya geldiğinde ortalama +400C'lik bir vücut ısısına kavuşan penguenler için soğuğun pek önemi kalmaz.</text:p>
      <text:p text:style-name="P14"><text:soft-page-break/></text:p>
      <text:h text:style-name="P34" text:outline-level="3">HERŞEY YAVRU PENGUENLER İÇİN</text:h>
      <text:p text:style-name="P14">Penguenlerin kuluçkaya yattıkları dönem kutup kışına rastlar. Üstelik kuluçkaya yatan da dişi değil, erkek penguendir. Penguen çiftini bu zamanda -40°C'ye kadar düşen soğuğun yanında bir de buzul dağları zorlayacaktır. Kış boyunca buzullar gittikçe büyüyecek, kuluçka yeri ile en yakın besin kaynaklarının bulunduğu deniz kıyısı arasındaki mesafe fazlasıyla artacaktır. Bu mesafe bazen 100 km'yi geçebilmektedir.</text:p>
      <text:p text:style-name="P14">Dişi penguenler sadece bir yumurta yumurtlar ve kuluçka görevini erkeklerine devredip denize dönerler. Erkek kuluçkaya yattığı dört ay boyunca hızı zaman zaman 120 km'yi bulan kutup fırtınalarına karşı koymak zorundadır. Bu süre içinde sürekli yumurtaların başındadır, bu yüzden avlanma imkanı da bulamaz. Zaten en yakın yiyecek kaynağı birkaç günlük mesafededir. Dört ay boyunca hiçbir şey yemeden yatan erkek bu süre zarfında yarı yarıya kilo kaybeder. Ama asla yumurtayı terk etmez. Aylarca aç kalmasına rağmen kendisi için av bulmaya çıkmaz, açlığa katlanır.</text:p>
      <text:p text:style-name="P14">Dört ay sonunda yumurtalar kırılmaya başladığında birden dişi belirir. Bu dört ay boyunca boş durmamıştır, sürekli yavrusu için çalışmış, kursağında yemek biriktirmiştir.</text:p>
      <text:p text:style-name="P14">Anne yüzlerce penguenin arasından eşi ve yavrusunu güçlük çekmeden bulur. Anne geçen zaman içerisinde sürekli olarak avlandığından son derece dolu bir kursakla gelmiştir. Kursağındakileri boşaltarak bakım işini üstlenir. </text:p>
      <text:p text:style-name="P14">Bahar geldiğinde buzul erimeye başlamış ve buz tabakası üzerinde denizin ortaya çıktığı delikler belirmiştir. Artık anne ve baba bu deliklerden balık avlayarak beslenecek, yavrularını da aynı yiyecekle besleyeceklerdir.</text:p>
      <text:p text:style-name="P14">Yavruya bakmak oldukça zahmetli bir iştir; onun beslenmesi için ebeveynler bazen uzun süre hiçbir şey yemezler. Ayrıca her yerin buzlarla kaplı olduğu ortamda yuva yapma olanağı yoktur. Anne ile babanın, yavruyu buzun soğuğundan korumak için yapabilecekleri tek şey, yavruyu ayaklarının üstüne koyup, karınlarıyla ısıtmaktır.</text:p>
      <text:p text:style-name="P14">Hayvanların yumurtlamadaki zamanlamaları da oldukça önemlidir.</text:p>
      <text:p text:style-name="P14">Acaba niçin penguenler yazın değil de kışın yumurtlarlar? Bunun tek sebebi vardır: eğer yazın yumurtlanmış olsa, yavrunun büyümesi kışa rastlayacak o zaman da etraftaki denizler donmuş olacaktı. Bu durumda hem hava şartları çok ağır olduğundan, hem de besin kaynağı olan deniz çok uzaklarda kaldığından ebeveynler yavruyu besleyecek besini zor bulacaklardı. </text:p>
      <text:p text:style-name="P14"/>
      <text:h text:style-name="P34" text:outline-level="3">OLAĞANÜSTÜ BİR DOĞUM HİKAYESİNİN KAHRAMANI: KANGURU</text:h>
      <text:p text:style-name="P14">Kanguruların üreme sistemi diğer memelilerden oldukça farklıdır. Kanguru embriyosu, normalde rahimde geçirmesi gereken evrenin bir kısmını rahmin dışında tamamlar.</text:p>
      <text:p text:style-name="P14">Döllenmeden kısa bir süre sonra, henüz bir santimetre boyunda olan kör kanguru yavrusu dünyaya gelir. Genellikle bir seferde tek yavru doğar. Bu aşamadaki yavruya "neonat" adı verilir. Bu aşamayı tüm memeliler anne karnında geçirirken, kanguru yavrusu daha bir santimetre boyundayken dünyaya gelmektedir. Henüz doğru dürüst gelişmemiştir; ön ayakları belli belirsiz bir halde ve arka ayakları da küçük çıkıntılardan ibarettir. </text:p>
      <text:p text:style-name="P14">Elbette bu haldeyken annesinden ayrılması mümkün değildir. Rahimden çıkan neonat ön ayaklarıyla kendisini çekerek annesinin kürkünün içinde hareket etmeye başlar ve yaklaşık üç dakikalık yolculuk sonunda annesinin <text:soft-page-break/>kesesine varır. Diğer memeliler için anne rahmi neyse, küçük kanguru için de bu kese odur. Ama önemli bir fark vardır. Diğerleri dünyaya bebek olarak gelirken, kanguru yavrusu, rahimden çıktığında şekil itibariyle tam bir embriyodur. Ayakları, yüzü ve daha pek çok uzvu henüz son halini almamıştır.</text:p>
      <text:p text:style-name="P14">Anne kesesine ulaşan yavru dört meme ucundan birine tutunur ve süt emmeye başlar.</text:p>
      <text:p text:style-name="P14">İşte tam bu dönemde anne yeniden çiftleşme sürecine girmiş, rahminde yeni bir yumurta oluşmuştur. Dişi yeniden çiftleşir ve yeni yumurta döllenir.</text:p>
      <text:p text:style-name="P14">Ancak bu sefer yumurta hemen gelişmeye başlamaz. Bu esnada Orta Avustralya'da çoğu kez olduğu gibi kuraklık varsa, rahimdeki döllenmiş yumurta kuraklık atlatılana kadar yine gelişmemiş olarak durur. Ama tam tersine yağışlar yoğunsa ve iyi yetişmiş otlaklar bulunuyorsa yumurtanın gelişimi yeniden başlar. </text:p>
      <text:p text:style-name="P14">Tabi burada karşımıza, bu hesabı kimin yaptığı, yumurtanın gelişimini, dışardaki şartlara göre kimin ayarladığı sorusu çıkmaktadır. Bu ayarlamayı, elbette yumurtanın kendisi yapamaz; o zaten henüz tam bir canlı değildir, bilinci yoktur, dışardaki hava durumundan ise hiç haberi yoktur. Bu ayarlamayı, annenin kendisi de yapamaz, çünkü o da diğer canlılar gibi, vücudunun içindeki gelişmeleri kontrol etme imkanına sahip değildir. Bu olağanüstü olayı, kuşkusuz yumurtayı da, anneyi de yaratan Allah denetlemektedir.</text:p>
      <text:p text:style-name="P14">Hava şartları uygun olduğunda, döllenmeden 33 gün sonra fasulye büyüklüğündeki yeni neonat, annenin rahim ağzından kıvrılarak çıkar ve aynı kardeşi gibi sürünerek keseye ulaşır.</text:p>
      <text:p text:style-name="P14">Bu arada kesede bulunan ilk neonat da bir hayli büyümüştür. Kesedeki 1 cm.lik kardeşine hiçbir zarar vermeden hayatını sürdürür. 190 günlük olduğunda, kesenin dışına ilk yolculuğunu yapacak erginliğe erişmiştir. Bundan sonra zamanını daha çok kese dışında geçirecek, doğumunun 235. gününde ise keseyi tamamen terk edecektir.</text:p>
      <text:p text:style-name="P14">Dişi ikinci yavrunun doğumundan kısa süre sonra bir defa daha çiftleşir. Böylece dişi kendisine bağımlı üç bebeğe sahip olur. Birincisi, genç, ayakta ot kemirebilen ancak arada süt emmeye geri dönen, ikincisi memeden süt emerek gelişen küçük yavru, üçüncüsü ondan çok daha küçük olan neonat.</text:p>
      <text:p text:style-name="P14">Değişik gelişim sürecindeki üç yavrunun anneye bağımlı olmasından daha da ilginç olan, 3 yavrunun da büyüklüklerine göre farklı nitelikteki sütle beslenmesidir.</text:p>
      <text:p text:style-name="P14">Bir yavru kese içindeki memeye vardığında emmeye başladığı süt renksiz ve berrak iken, giderek beyazlaşmaya ve gerçek süt görünümünü almaya başlar. Sütün birleşimindeki yağ ve diğer bileşikler yavrunun büyümesine paralel olarak zamanla iyice artar.</text:p>
      <text:p text:style-name="P14">Bu yavru kendi bünyesine göre hazırlanmış sütü emmeye devam ederken hemen ardından doğan ikinci yavrunun ulaştığı memeden de hazmı kolay olan süt verilmeye başlanır. Böylece anne vücudu aynı anda iki değişik nitelikte süt üretmeye başlar. Üçüncü yavru dünya geldiğinde ise, farklı nitelikte üretilen sütlerin sayısı üçe çıkar. Büyükler için yüksek besin değerli, küçükler için düşük yağ ve besin oranına sahip üç değişik süt üretilir. Burada dikkat çekici bir diğer nokta da her doğan yavrunun kendine hazırlanan memeyi bulabilmesidir. Aksi takdirde vücuduna zararlı olacak birleşimdeki sütü emecek ve aldığı süt kendisine zarar verecektir.</text:p>
      <text:p text:style-name="P14">Bu beslenme sistemi de olağanüstüdür ve özel bir yaratılışın eseri olduğu çok açıktır. Annenin bu işi bilinçli olarak düzenleme imkanı yoktur. Bir hayvan, nasıl olur da, farklı büyüklüklerdeki yavruların ihtiyacı olan sütün bileşimini hesaplar? Hesaplasa bile, bunu nasıl kendi vücudunda üretebilir? Bu üç ayrı sütü, üç ayrı kanaldan nasıl verebilir?</text:p>
      <text:p text:style-name="P14"><text:soft-page-break/>Kuşkusuz kangru bunların hiçbirini yapmamaktadır, onun, vücudundan çıkan sütün üç ayrı türü olduğundan haberi bile yoktur. Bu, olağanüstü işlem, kuşkusuz Allah'ın üstün yaratışından kaynaklanmaktadır.</text:p>
      <text:p text:style-name="P14"/>
      <text:h text:style-name="P34" text:outline-level="3">TİMSAH NASIL BİR ANNEDİR?</text:h>
      <text:p text:style-name="P14">Nehirlerin vahşi yaratığı timsahın yavrusuna gösterdiği özen oldukça şaşırtıcıdır.</text:p>
      <text:p text:style-name="P14">Hayvan, yumurtalarının gelişimi için bir çukur kazar. Ancak bu çukurda ısı hiçbir zaman 30 0C'yi geçmemelidir. Çünkü bu sıcaklığın biraz artması yumurta içindeki yavruların hayatını tehdit edecektir. Timsah, bu iş için önceden bir tedbir almış ve yumurtalarını yerleştirdiği çukurların yerini fazla güneş almayacak şekilde ayarlamıştır. Ancak bu tek başına yeterli bir önlem olmayabilir. Anne timsah bu ihtimalden haberdarmışçasına yumurtalarını sabit sıcaklıkta tutabilmek için olağanüstü bir çaba harcar.</text:p>
      <text:p text:style-name="P14">Bazı timsah türleri ise çukur kazmak yerine (yan sayfadaki resimdeki gibi) serin suyun üzerine ottan bir yuva inşa ederler. Buna önleme rağmen eğer yuvadaki ısı yükselirse bu defa üzerine üre serperek ortamı serinletirler. Yumurtaların kırılma aşamasında yuvadan oldukça kuvvetli sesler gelmeye başlar. Bu sesler anne için kritik anın geldiğini bildiren uyarıdır. Anne timsah hemen yumurtaları açığa çıkartır. Yavruların dışarı çıkma çabasına dişlerini adeta bir cımbız gibi kullanarak yardım eder. Doğan yavrular için en güvenli yer, annelerinin ağzında bulunan ve özel olarak bu iş için yaratılmış olan ve yaklaşık yarım düzine yavruyu barındırabilecek kapasitedeki koruyucu kesedir.</text:p>
      <text:p text:style-name="P14">Buraya kadar verilen birkaç örnekte de görüldüğü gibi tüm canlılar arasında bir yardımlaşma ve bir fedakarlık söz konusudur. Bilinçli bir insan için doğada görülen mükemmel uyum, üstün bir Yaratıcının varlığının delillerini açıkça ortaya koyar. Yani göklerdeki ve yerdeki herşeyin Yaratıcısı olan Allah'ın apaçık varlığının delillerini...</text:p>
      <text:p text:style-name="P17"/>
      <text:h text:style-name="P34" text:outline-level="3">MEGAPOD KUŞU'NUN ISI TEKNOLOJİSİ</text:h>
      <text:p text:style-name="P14">Pasifik adalarında yaşayan megapod isimli kuş, yavruları için ilginç bir "kuluçka makinesi" hazırlar. </text:p>
      <text:p text:style-name="P14">Dişi megapod, yaz mevsimi boyunca her 6 günde bir tane yumurta yumurtlar. Ancak megapodun yumurtaları kendi boyutuna göre oldukça büyük, neredeyse devekuşu yumurtası kadardır. Bu nedenle de anne megapod, ancak birinin üzerinde kuluçkaya oturabilir. Bu durumda, ilerleyen her 6 günde bir annenin yumurtlayacağı yeni yumurtalar, açıkta kalma, dolayısıyla da ısı yetersizliğinden ölme tehlikesiyle karşı karşıya kalır. Oysa megapod için bu bir sorun değildir. Çünkü az önce de belirttiğimiz gibi, bu sorun, bir tür kuluçka makinesi sayesinde çözülür. Baba megapod, doğada en kolay bulunan materyalleri yani kum ve toprağı kullanarak, kuluçka makinesi üretecek yetenekte yaratılmıştır.</text:p>
      <text:p text:style-name="P14">Bunun için baba megapod, daha yumurtlama devresi başlamadan 6 ay önce, dev pençeleriyle 5 m. çapında ve 1 m. derinliğinde bir çukur kazmaya başlar. Ardından çukuru yaş otlar ve yapraklarla doldurur. Bundaki amaç, çürüyen bitkilerdeki bakterilerin ürettiği sıcaklığı, yumurtalar için kullanmaktır.</text:p>
      <text:p text:style-name="P14">Ancak bu işlemin gerçekleşmesi için ek düzenlemeler de gerekmektedir. Çünkü bitkilerin çürümelerinin ve ısı açığa çıkarmalarının asıl nedeni, megapodun bitki yığını içine yaptığı huni biçimindeki deliktir. Bu delik kış boyunca yağmurun içeri sızmasını ve organik maddelerin nemli tutulmasını sağlar. Böylece nem nedeniyle üzeri kumla örtülmüş olan bitkilerde çürüme başlar ve ısı açığa çıkar.</text:p>
      <text:p text:style-name="P14"><text:soft-page-break/>İlkbaharın, yani Avustralya için kurak mevsimin başlamasından az önce erkek, çürümüş bitki tabakasını havalandırmaya başlar. Bu ısı dengesinin korunması içindir. Dişi kuş da arasıra çukurun yanına gelerek erkeğin çalışıp çalışmadığını kontrol eder. Sonunda dişi, çürüyen bitkilerin üzerindeki kuma yumurtlar.</text:p>
      <text:p text:style-name="P17"/>
      <text:h text:style-name="P34" text:outline-level="3">HASSAS BİR TERMOMETRE; ERKEK MEGAPOD</text:h>
      <text:p text:style-name="P14">"Kuluçka makinesi"nin üstündeki yavruların gelişebilmesi için, ısının (+) 33oC'de sabit tutulması gerekmektedir. Erkek, bunu sağlayabilmek için, bir termometre kadar hassas gagası ile sık sık kumların ısısını ölçer. Gerekirse yükselen ısıyı düşürmek için havalandırma delikleri açar. Öyle ki dışarıdan kum öbeğinin üzerine 1-2 avuç toprak atılacak olsa, erkek megapod hemen fazla kumu ayaklarıyla dışarı atarak, ısıdaki en küçük bir değişimi bile engeller. Bu koruma altında yavrular dünyaya gelir. Dünyaya yeni gelen yavrular o kadar gelişmiştir ki, yumurtadan çıktıktan birkaç saat sonra uçabilirler.</text:p>
      <text:p text:style-name="P14">İnsanoğlunun bile yapmakta zorlanacağı böyle bir işi, bu hayvanlar milyonlarca yıldır nasıl başarmaktadır? Hayvanlarda, insan gibi bir bilinç olmadığını bildiğimize göre, bu olayın tek açıklaması, hayvanın bu iş için "programlanmış", önceden bu işi yapacak şekilde yaratılmış olduğudur. Aksi halde, ne bu iş için 6 ay önceden hazırlık yapması, ne de karmaşık kimyasal işlemin yapısını bilmesinin açıklanması mümkün değildir. Neden yumurtaları korumak için böyle bir zahmete giriştiği ise başlı başına bir sorudur. Tek cevabı ise, Allah'ın canlılara verdiği çoğalma ve yavruları koruma isteğinde gizlidir.</text:p>
      <text:p text:style-name="P14"/>
      <text:h text:style-name="P34" text:outline-level="3">GUGUK KUŞU</text:h>
      <text:p text:style-name="P14">Guguk kuşunun, başka kuşların yuvalarına yumurtlayıp, yavrularını bu yuvalardaki ebeveynlere baktırdığını biliyor muydunuz?...</text:p>
      <text:p text:style-name="P14">Dişi guguk, yumurtlama vakti geldiğinde adeta zamanla yarışır. Devamlı uyanık ve dikkatli olan kuş, yapraklar arasında gizlenerek, yuva yapan çiftleri gözler. Daha önceden iyi tanıdığı bir kuş türünün yuva yaptığını görünce ne zaman yumurtlaması gerektiğine karar verir. Artık, yavruya bakacak kuş belirlenmiştir.</text:p>
      <text:p text:style-name="P14">Guguk, bakıcı kuşun yumurtlamaya başladığını görür görmez harekete geçer. Kuş yumurtladıktan sonra yuvadan ayrılır ayrılmaz, hiç vakit kaybetmeden yuvaya gider ve kendi yumurtasını bırakır. Ama burada çok akıllıca bir şey daha yaparak, yuvanın gerçek yumurtalarından birini aşağı atar. Bu, yuvanın sahibi olan kuşun şüphelenmesini engelleyecektir.</text:p>
      <text:p text:style-name="P14">Anne guguk kuşu, yavrusunun güvenilir bir hayata atılması için şaşılacak kadar mükemmel bir strateji ve zamanlama yapmaktadır. Çünkü dişi guguk bir mevsimde 1 değil tam 20 tane yumurta yapar. Buna uygun olarak, çok sayıda bakıcı ebeveyn saptayıp, bunları gözetlemesi ve yumurtlama zamanlarını iyi ayarlaması gerekmektedir. Anne gugukların iki günde bir yumurtlamaları ve her yumurtanın yumurtalıkta beş günde oluşması dolayısıyla, kuşun kaybedecek bir dakikası yoktur.</text:p>
      <text:p text:style-name="P14">12 günlük bir kuluçka devresi geçirip yumurtadan çıkan guguk yavrusu, 4 gün sonra gözlerini ilk kez açtığında, ona çok müşfik davranan -ama aslında kendisinin olmayan- ebeveynleri ile karşılaşır. Yumurtasından çıkar çıkmaz ilk işi de, ebeveynlerin olmadığı bir zamanda, yuvadaki diğer yumurtaları aşağı atmaktır. Bakıcı ebeveynler kendilerinin sandıkları yavruyu büyük bir özenle beslerler. Yavrunun yuvadan ayrılacağı 6. haftaya doğru karşımıza ufak iki kuşun (ebeveynin) doyurduğu koca bir kuşun, yani guguğun ilginç görüntüsü çıkar. </text:p>
      <text:p text:style-name="P14"><text:soft-page-break/>Guguk kuşunun, yavrularını başka kuşların himayesine terk etmesi üzerinde düşünelim. Acaba anne guguk, yavrularına bakmaya üşendiğinden veya yuva yapmayı bir türlü beceremediğinden mi böyle bir yola başvurmuştur? Yoksa, daha önceleri yuva yapıp yavrusuna baktığı halde, bunun oldukça zahmetli bir iş olduğunu fark etmiş, ardından bu yöntemi mi keşfetmiştir? Sizce bir kuş kendi başına böyle bir plan yapabilir mi? Elbette ki bu varsayımların hiçbiri doğru değildir. Bu canlıya neler yapacağı ilham edilmektedir. Guguk kuşları da diğer bütün varlıklar gibi Allah'ın kendilerine emrettiklerini yapmaktadırlar.</text:p>
      <text:p text:style-name="P14"/>
      <text:h text:style-name="P34" text:outline-level="3">YABAN ARISI "PEPSİS"İN TARANTULA İLE SAVAŞI</text:h>
      <text:p text:style-name="P14">Dev yaban arısı "pepsis" üreme mevsimi boyunca, diğer birçok hayvanın aksine, yuva yapmak, kuluçkaya yatmak gibi işlerle uğraşmaz. Çünkü yaratılışında ona verilen üreme mekanizması çok farklıdır. Yaban arısı, dünyanın en iri ve en zehirli örümceği olan tarantulayı kullanarak yumurtalarını besleyip-koruyacaktır.</text:p>
      <text:p text:style-name="P14">Tarantulalar genellikle toprak altında kazdıkları tünellerde saklanırlar. Ancak yaban arısı, tarantulanın kokusuna hassas özel algılayıcılarla donatılmıştır ve bu nedenle avını bulması pek de zor olmaz. Ancak tarantula sık rastlanacak türden bir hayvan değildir. Bu yüzden yaban arısının tek bir tarantula bulmak için saatlerce toprak üzerinde yürüdüğü olur. Bu yolculuk sırasında duyargalarının hassasiyetlerini kaybetmemesi için onları sık sık temizlemeyi de ihmal etmez.</text:p>
      <text:p text:style-name="P14">Tarantula bulunduğunda ise büyük bir savaş başlar. Tarantulanın asıl silahı öldürücü olan korkunç zehiridir. Mücadelenin ilk başında tarantula hemen arıyı sokar. Ama bu yaban arıları (pepsis) tarantulanın zehirine karşı özel bir panzehirle korunmuştur. Vücutlarındaki özel bir salgı sayesinde örümceğin kuvvetli zehirinden etkilenmezler. </text:p>
      <text:p text:style-name="P14">Bu durumda örümceğin arıya karşı yapabileceği pek bir şey yoktur. Sokma sırası arıya gelmiştir. Örümceği karnının sol üst tarafından sokan arı zehirini buraya boşaltır. Örümceğin vücudunun bu kısmının seçilmesi son derece ilginçtir; çünkü örümceğin en hassas yeri bu bölgedir. Olayın en ilgi çekici yanı bu aşamadan sonra başlar:Arının zehiri, tarantulayı öldürmek için değil onu felç etmek için vücuduna konulmuştur. </text:p>
      <text:p text:style-name="P14">Hareketsiz kalan tarantulayı sürükleyerek uygun bir yere taşıyan yaban arısı, burada bir çukur kazar ve tarantulayı çukurun içine taşır. Bundan sonra tarantulanın karnında bir delik açan yaban arısı buraya tek bir yumurta bırakır.</text:p>
      <text:p text:style-name="P14">Birkaç gün içinde yumurtadan pepsisin yavrusu çıkar. Yavru değişim geçireceği koza dönemine kadar tarantulanın etini yiyerek beslenecek ve onun vücudu içinde korunacaktır. </text:p>
      <text:p text:style-name="P14">Yaban arısı, üreme mevsimi boyunca bırakacağı 20 yumurtanın her biri için, bir tarantula bulmak zorundadır.</text:p>
      <text:p text:style-name="P14">Bu inanılmaz yönteme baktığımızda görünen, arının üreme sisteminin özel olarak tarantulaya ayarlanmış biçimde yaratıldığıdır. Aksi halde, arının vücudunda tarantula zehrine karşı panzehir bulunması, ya da tarantulayı felç edecek nitelikte bir sıvı salgılaması hiçbir şekilde açıklanamaz.</text:p>
      <text:p text:style-name="P14"/>
      <text:h text:style-name="P30" text:outline-level="2">Kuşların göçleri</text:h>
      <text:p text:style-name="P12"/>
      <text:p text:style-name="P12"><text:span text:style-name="T4">Kuran'da Allah</text:span><text:span text:style-name="T5">,"Onlar, üstlerinde dizi dizi kanat açıp kapayarak uçan kuşları görmüyorlar mı? Onları Rahman (olan Allah)'dan başkası tutmuyor. Şüphesiz O, herşeyi hakkıyla görendir."</text:span><text:span text:style-name="T4"> (Mülk Suresi, 19) ayetiyle, </text:span><text:soft-page-break/><text:span text:style-name="T4">kuşların uçuşlarına dikkat çekmektedir. Bu bölümde, özellikle göçmen kuşlar ele alınmış, bunların göklerde ne denli mükemmel dengelerle yolculuk ettikleri ve vücutlarının sahip olduğu sistemler anlatılarak, Allah'ın onları "gökte tutması" ile ilgili sırlarının ana hatlarına yer verilmiştir.</text:span></text:p>
      <text:p text:style-name="P14"/>
      <text:h text:style-name="P34" text:outline-level="3">GÖÇ ZAMANINI NASIL BELİRLİYORLAR?</text:h>
      <text:p text:style-name="P14">Kuşların nasıl ve neden göç etmeye başladıkları, "göç kararı"nı neye dayanarak aldıkları yüzyıllardır merak edilen bir konudur. Kimi bilim adamları göçün nedenini mevsim değişikliklerine, kimileri de yiyecek arayışına bağlarlar. Önemli olan, bu uzun mesafeli uçuşların kendi bedenlerinden başka hiçbir korunmaya, teknik donanıma ve güvenliğe sahip olmayan bu hayvanlar tarafından nasıl gerçekleştirildiğidir. Çünkü göç olayı yön bulma, gıda depolama, uzun süre uçabilme gibi beceriler gerektirmektedir. Bu özelliklere sahip olmayan bir hayvanın birdenbire göç eden bir hayvana dönüşmesi mümkün değildir.</text:p>
      <text:p text:style-name="P14">Bu konuya cevap vermek için yapılan deneylerden biri şöyledir: Bahçe bülbülleri, ısı ve ışık gibi iç koşulları değiştirilebilen bir laboratuvarda deneylere tabi tutulmuştur. İçerideki koşullar dışarıdakilerden farklı olarak düzenlenmiştir. Örneğin dışarıda kış mevsimi yaşanırken, laboratuvarda bahar ortamı sağlanmıştır, bunun üzerine kuşlar içerideki şartlara göre vücutlarındaki düzenlemeleri yapmışlardır. Aynı göç vaktinin yaklaştığı zamanlarda yaptıkları gibi, yakıt için yağ depolamışlardır. Fakat kuşlar, yapay mevsime göre kendilerini ayarlayıp, erkenden göç edecekmiş gibi hazırlansalar da, göç hareketine vaktinden önce girişmemişlerdir. Kuşlar dışarıdaki mevsime uymuşlardır. Bu sonuç kuşların göçe başlama kararını mevsim şartlarını gözlemleyerek almadıklarının bir ispatıdır. </text:p>
      <text:p text:style-name="P14">Peki kuşlar göç vaktini neye dayanarak belirlerler? Bilim adamları bu sorunun cevabını hala bulamamışlardır. Bu nedenle, canlılarda, kapalı bir ortamda zamanlama yapabilmeyi ve mevsim değişikliklerini ayırt edebilmeyi sağlayan bir "iç saat"in var olduğunu düşünüyorlar. Ama, "kuşların bir iç saati var, bu sayede göç vaktini anlıyorlar" cevabı bilim dışı bir cevaptır. Bu nasıl bir saattir, vücudun hangi organına bağlıolarak çalışmaktadır ve nasıl oluşmuştur?Bu saatin bozulması, geri kalması durumunda ne olur? </text:p>
      <text:p text:style-name="P14">Aynı sistemin sadece tek bir göçmen kuş için değil, bütün göç eden canlılar için geçerli olduğunu düşünürsek bu soruların cevapları daha da önem kazanır.</text:p>
      <text:p text:style-name="P14">Bilindiği gibi göçmen kuşlar aynı yerden göçe başlamazlar, çünkü her biri aynı yerde bulunmamaktadır. Çoğu tür, önce belirli bir yerde toplanır, sonra hep birlikte göçe başlarlar. Peki bu zamanlamayı nasıl yapmaktadırlar? Nasıl olup da, kuşların sahip oldukları kabul edilen "saat"ler, birbiriyle bu denli uyumludur? Bu denli düzenli bir sistemin kendi kendine oluşması düşünülebilir mi?</text:p>
      <text:p text:style-name="P14">Göç gibi planlı bir hareketin kendi kendine oluşması imkansızdır. Ayrıca kuşlarda ve göç eden diğer tüm canlılarda ne çeşitte olursa olsun bir saat yoktur. Göç eden bütün canlılar bunu her sene kendi belirledikleri zamanlarda yaparlar, ama bunu bir iç saate uyarak yamzalar. Bazı kişilerin iç saat olarak nitelendirdikleri şey; Allah'ın bu canlılar üzerindeki kontrolüdür. Evrendeki herşey gibi göç eden canlılar da Allah'ın emirlerine uymaktadırlar.</text:p>
      <text:p text:style-name="P14"/>
      <text:h text:style-name="P34" text:outline-level="3">ENERJİ KULLANIMI</text:h>
      <text:p text:style-name="P14">Kuşlar uçmak için büyük bir enerji sarfederler. Bu yüzden de kara ve denizdeki tüm canlılardan daha çok yakıta ihtiyaç duyarlar. Örneğin, 3.000 km.'lik Hawai-Alaska mesafesini katedebilmek için birkaç gramlık "sarısalkım kuşu", yolculuğu boyunca 2.5 milyon kez kanat çırpmak zorundadır. Buna rağmen 36 saat gibi uzun <text:soft-page-break/>bir süre havada kalabilmektedir. Bu yolculuğu sırasındaki sürati ise saatte ortalama 80 km.dir. Bu kadar yorucu bir uçuş sırasında, kuşların kanındaki asit miktarı aşırı derecede artar ve yükselen vücut ısısı nedeniyle de kuş bayılma tehlikesiyle karşı karşıya kalır. Bazı kuşlar bu tehlikeyi karaya inerek engellerler. Peki engin denizlerin üzerinde göç etmekte olanlar nasıl kurtulacaktır? Kuş bilimciler <text:s/>bu durumda kuşların kanatlarını mümkün olduğu kadar açıp, kendilerini bırakarak serinlediklerini gözlemlemişlerdir.</text:p>
      <text:p text:style-name="P14">Göçmen kuşların metabolizmaları da, bu işi kaldıracak kadar güçlüdür. Örneğin göç eden en küçük kuş olan "kolibri"nin vücudundaki metabolizma hareketi, bir filinkinden 20 kat daha fazladır. Kuşun vücut sıcaklığı 62°C'ye ulaşır.</text:p>
      <text:p text:style-name="P14"/>
      <text:h text:style-name="P34" text:outline-level="3">UÇUŞ TEKNİKLERİ</text:h>
      <text:p text:style-name="P14">Kuşlar, böyle zorlu uçuşlar için uygun bir tarzda yaratılmış olmalarının yanında, bir de elverişli rüzgarlardan faydalanmalarını sağlayacak yeteneklerle donatılmışlardır.</text:p>
      <text:p text:style-name="P14">Örneğin leylek, yükselmekte olan ılık hava akımlarıyla 2.000 m.ye kadar çıkar, ardından kanat çırpmaksızın bir sonraki ılık hava akımına doğru süzülür.</text:p>
      <text:p text:style-name="P14">Kuş sürülerinin bir başka uçuş tekniği ise "V" şeklindeki uçuştur. Bu sayede, önde giden kuvvetli ve büyük kuşlar, karşı hava akımına karşı bir çeşit kalkan oluşturarak, daha zayıf olanların işlerini kolaylaştırırlar. Uçak mühendisi Dietrich Hummel bu şekilde bir organizasyonun sürü genelinde %23 tasarruf sağladığını ispatlamıştır.</text:p>
      <text:p text:style-name="P14"/>
      <text:h text:style-name="P34" text:outline-level="3">YÜKSEK İRTİFADA UÇUŞ</text:h>
      <text:p text:style-name="P14">Göçmen kuşların bir bölümü çok yüksek irtifada uçarlar. Örneğin kazlar 8.000 m. yükseklerde uçabilirler. Atmosferin, 5.000 m.'de bile deniz seviyesine kıyasla %63 daha az yoğun olduğu hatırlandığında kazların uçtuğu yüksekliğin ne denli akılalmaz olduğu anlaşılmaktadır. Çünkü, atmosferin bu denli seyrek olduğu bir yükseklikte uçan kuş, daha hızlı kanat çırpmak ve dolayısıyla daha fazla oksijen bulmak zorundadır.</text:p>
      <text:p text:style-name="P14">Ancak bu hayvanların ciğerleri, yükseklerdeki oksijenden maksimum oranda faydalanabilecek şekilde yaratılmıştır. Memeli hayvanlarınkinden farklı bir şekilde çalışan akciğerler, kuşların seyrek havadan normalden fazla enerji almalarını sağlar.</text:p>
      <text:p text:style-name="P14"/>
      <text:h text:style-name="P34" text:outline-level="3">MÜKEMMEL DUYMA YETENEĞİ </text:h>
      <text:p text:style-name="P14">Kuşlar göçleri sırasında hava olaylarına da dikkat ederler. Örneğin yaklaşan bir fırtınanın odağına girmemek için yollarını değiştirirler. Kuşların bu özelliğini araştıranlardan ornitolog Melvin L. Kreithen bazı kuşların atmosferde çok uzak mesafelere yayılan son derece küçük frekanslı sesleri işittiklerini saptamıştır. Bu sayede göçmen kuş, bulunduğu yerden çok uzaktaki bir dağın üzerinde patlayan fırtınayı veya yüzlerce kilometre ileride, denizin üzerindeki gök gürültüsünü işitebilmektedir. Ayrıca, kuşların göç yollarını, hava şartlarının genelde tehlikeli olduğu bölgelerden uzak tuttukları da bilinmektedir.</text:p>
      <text:p text:style-name="P14"/>
      <text:h text:style-name="P34" text:outline-level="3"><text:soft-page-break/>YÖN ALGILAMA</text:h>
      <text:p text:style-name="P14">Kuşlar, binlerce kilometrelik uçuşları sırasında, pusula, harita ya da benzeri yön belirleyicilerden yoksun olarak, nasıl doğru yönü bulmaktadırlar?...</text:p>
      <text:p text:style-name="P14">Bununla ilgili olarak ilk öne sürülen teori, kuşların yer şekillerini ezberledikleri ve böylece yolu şaşırmadan katedebildikleri şeklindeydi. Ama yapılan deneyler, bu teorinin yanlış olduğunu göstermiştir. </text:p>
      <text:p text:style-name="P14">Konuyla ilgili olarak güvercinler üzerinde yapılan bir deneyde, hayvanların gözlerine etrafı görmelerini engelleyen donuk lensler takılmıştır. Ancak, böylece yeryüzü şekillerini görmeleri engellenmiş güvercinler, sürülerinden birkaç kilometre ötede bırakılsalar bile, yine gidecekleri yolu bulabilmişlerdir. </text:p>
      <text:p text:style-name="P14">Daha sonra yapılan araştırmalarda, dünyanın manyetik alanının özellikle kuş türleri üzerinde etkili olduğu anlaşılmıştır. Yapılan çeşitli çalışmalarla, kuşların yerin manyetik alanından yararlanarak yönlerini bulmalarını sağlayan oldukça gelişmiş bir "manyereseptör" (manyetik alan algılayıcısı) sistemine sahip oldukları ortaya konmuştur. Bu sistem sayesinde, kuşlar, göç sırasında dünyanın değişen manyetik alanını hissederek, yönlerini belirlemektedirler. Deneyler, göçmen kuşların, manyetik alandaki %2'lik bir değişimi bile algıladıklarını göstermiştir.</text:p>
      <text:p text:style-name="P14">Bazıları, kuşların vücudunda bir tür pusula olduğunu söyleyerek, konuyu açıkladıklarını zannetmektedirler. Ancak, asıl büyük soru bu noktadan doğmaktadır.</text:p>
      <text:p text:style-name="P14">Soru şudur: Kuşlar. nasıl olmuş da birer "doğal pusula" ile donatılmışlardır? Pusulanın, "icad" edilen bir şey olduğunu, insan aklı tarafından yapıldığını biliyoruz. Peki insanın bilgi birikimiyle ortaya çıkardığı bir aygıt olan pusula, kuşların vücudunda nasıl var olmuştur? Acaba yıllar önce, bir kuş türü, yön bulurken dünyanın manyetik alanından yararlanmanın faydasını düşünmüş ve kendi vücudu için bir "manyereseptör" mü icad etmiştir?Yoksa yine yıllar önce, bir kuş türü "tesadüfen" böyle bir mekanizma ile mi donanmıştır? Kuşkusuz hayır... </text:p>
      <text:p text:style-name="P14">Ne kuşun kendisi, ne de bir tesadüf, vücuda son derece gelişmiş bir pusula ekleyemez. Kuşun vücut yapısı, akciğeri, kanatları, sindirim sistemi vb. gibi, yön bulma yetenekleri de Allah'ın kusursuz yaratışının örneğidir:</text:p>
      <text:p text:style-name="P28">Dediler ki: "Allah oğul edindi." O, (bu yakıştırmadan) yücedir. Hayır, göklerde ve yerde her ne varsa O'nundur, tümü O'na gönülden boyun eğmişlerdir. (Bakara Suresi, 116)</text:p>
      <text:p text:style-name="P14"/>
      <text:h text:style-name="P34" text:outline-level="3">MONARK KELEBEKLERİNİN HAYRET VERİCİ YOLCULUĞU</text:h>
      <text:p text:style-name="P14">Güneydoğu Kanada'da yaşayan Monark kelebeklerinin göç öyküsü ise, kuşlarınkinden daha da karmaşıktır.</text:p>
      <text:p text:style-name="P14">Monark kelebekleri, normalde, tırtıllıktan kurtulup tam bir kelebek olduktan sonra ancak 5-6 hafta yaşarlar. Bir yıl içinde, 4 Monark nesli yaşar. Bu dört neslin üçü, ilkbahar ve yaz aylarında yaşar.</text:p>
      <text:p text:style-name="P14">Sonbahar geldiğinde durum değişir. Çünkü sonbaharla birlikte, göç başlayacaktır ve bu göçü üstlenecek olan Monark nesli, aynı yıl içinde gelip-geçmiş olan diğer nesillerden çok daha uzun yaşayacaktır. Göç edecek olan Monarklar, mevsimin dördüncü kuşak kelebekleridir.</text:p>
      <text:p text:style-name="P14">Göç, çok ilginç bir biçimde, tam sonbaharda gecenin gündüze eşitlendiği gecede başlar. Güneye göçen bu kelebekler, önceki diğer üç kuşaktan altı ay daha fazla yaşayacaklardır. Çünkü çıktıkları yolculuğu tamamlayıp geri dönebilmeleri için bu kadar süre yaşamaları şarttır.</text:p>
      <text:p text:style-name="P14">Güneye inen kelebekler, Yengeç Dönencesi'ni geçip soğukları geride bıraktıklarında dağılmazlar. Kıtanın yarısını aşan bir göçten sonra milyonlarca kelebek Meksika'nın ortasında konaklar. Burası üzeri zengin bitki <text:soft-page-break/>örtüsü ile kaplı volkanik dağların sırtlarıdır. 3000 m. yükseklikteki bu yer kelebeklerin yaşayabileceği kadar sıcaktır. Burada Aralık'tan Mart'a kadar 4 ay boyunca hiçbir şey yemezler. Yaşamlarını vücutlarındaki yağ stoklarıyla sürdürürken, yalnızca su içerler.</text:p>
      <text:p text:style-name="P14">İlkbaharda açmaya başlayan çiçekler Monarklar için önemlidir. 4 aylık bir bekleyişten sonra ilk defa kendilerine bir bal özü ziyafeti çekerler. Artık Kuzey Amerika'ya dönüş için gerekli enerjiyi depolamışlardır. 2 aylık yaşam süresini sekiz aya genişletilmiş olarak yaşayan bu kuşağın başka yönlerden diğerlerinden hiçbir farkı yoktur. Mart sonunda yola koyulmadan önce çiftleşirler. Tam gece ile gündüz eşitlendiği gün koloni kuzeye uçmaya başlar. Yolculuklarını tamamlayıp Kanada'ya vardıktan az sonra da ölürler. Ancak, ölmeden önce, soylarının devamı için gerekli olan kuşağı da dünyaya getirirler.</text:p>
      <text:p text:style-name="P14">Yeni doğan kuşak, yılın ilk neslidir ve yaklaşık bir buçuk ay yaşayacaktır. Daha sonra ikinci ve üçüncü kuşaklar... Dördüncü kuşağa gelindiğinde göç yine başlayacak, bu kuşak yine diğerlerinden altı ay daha fazla yaşayacaktır ve zincir böyle sürüp gidecektir...</text:p>
      <text:p text:style-name="P14">Bu ilginç sistem, akla birçok soru getirmektedir: Nasıl olmaktadır da, her dört nesilden biri altı ay daha uzun yaşayacak şekilde doğmaktadır? Nasıl olmaktadır da, bu uzun yaşayan nesil binlerce yıldır tam kış aylarına denk gelmektedir? Nasıl olmaktadır da, kelebekler göçe tam gece ile gündüzün eşit olduğu günde başlamakta, bu ince hesabı tutturabilmektedir, yoksa takvim mi kullanmaktadırlar?</text:p>
      <text:p text:style-name="P14">Kuşkusuz bu soruların evrim ya da benzeri teorilerin içinde hiçbir cevabı bulunamaz. Çünkü, kelebekler bu ilginç özellikleri var oldukları andan beri taşıyor olmalıdırlar. Eğer dünya üzerindeki ilk dördüncü Monark nesli uzun yaşama özelliğine sahip olmasaydı, bütün kelebekler o kış içinde ölürdü ve hayvanların nesli tükenirdi.</text:p>
      <text:p text:style-name="P14">Monarklar, var edildikleri andan itibaren bu olağanüstü özelliği taşıyor olmalıdırlar. "Tesadüf"ler, hayvanın neslini göçe göre ayarlama gibi bir yeteneğe şüphesiz sahip değildir. Kelebekler, şöyle bir düşünüp, dördüncü nesillerini uzun yaşatmaya karar vermiş, sonra da metabolizmalarını, DNA'larını, genlerini buna göre ayarlamış da olamazlar. </text:p>
      <text:p text:style-name="P14">Açıktır ki, Monarklar, böyle bir özelliğe sahip olarak yaratılmışlardır. Herşeyden haberdar olan Allah yaratma sanatının benzersizliğini Monarkların yaşamlarında bir kere daha bize göstermektedir.</text:p>
      <text:p text:style-name="P14"/>
      <text:h text:style-name="P30" text:outline-level="2">Doğa ve Teknoloji</text:h>
      <text:p text:style-name="P12"/>
      <text:p text:style-name="P14">İnsanoğlu her geçen gün teknolojide ilerlemeler kaydetmekte, tasarım ve üretimde harikalar meydana getirmektedir. İnsan, kendisine Allah'ın verdiği yeteneklerle yeni ürünler tasarlayabilmekte ve üretebilmektedir. Fakat bu nokta çok önemlidir; çünkü bu yeteneği kendisine Allah vermiştir. Bu nedenle kişinin gururlanmaya ya da büyüklenmeye hakkı yoktur. </text:p>
      <text:p text:style-name="P14">Bunun böyle olduğunun bir delili de doğadır. Çevresine dikkatli bir gözle bakan her insan Allah'ın doğayı sayısız harikalıklarla donattığını görecektir. Bitkilerden, hayvanlara, karalardan denizlere kadar her yer ve her canlı şaşırtıcı özelliklerle donatılmıştır. İşte teknolojiye örnek olan canlıların tanıtıldığı bu bölümün bir amacı da, insanın kendi becerisiyle ulaştığını sandığı şeylerin, doğada zaten var olduğunu göstermek ve insanın kendi kendisiyle övünmesinin ne denli büyük bir hata olacağını hatırlatmaktır. </text:p>
      <text:p text:style-name="P14"><text:soft-page-break/>İnsanlığın büyük bir bilgi birikimi, yıllar süren araştırmalar, uğraşılar ve teknolojik gelişmeler sonucu ürettiği bazı şeyler doğada milyonlarca yıldır bulunmaktadır. Bunu fark eden bilim adamları çok uzunca bir süredir doğayı gözlemlemekte ve buluşlarında doğadan yararlanmaktadırlar. Yine doğadaki örneklere bakarak yeni modeller geliştirmeye başlamışlardır. Kendi kullandıkları tekniklerle doğadaki mükemmel teknikler arasında çok büyük bir fark olduğunu da hayretle fark etmişlerdir. Bu da onları doğaya hakim olan üstün bir akıl sahibinin varlığına götürmüştür. Çünkü tüm bu inceliklerin tesadüflerle oluşmasının imkansızlığını görmektedirler. Bilim yoluyla kavradıkları bu üstün aklın sahibi, kuşkusuz göklerin ve yerin Rabbi olan Allah'tır.</text:p>
      <text:p text:style-name="P12"><text:span text:style-name="T4">Sözgelimi, önceleri "V" biçimli yapılan gemi pruvalarına, yunuslar incelendikten sonra, "yunus burnu" adı verilen bir çıkıntı yerleştirilmiştir. Çünkü, yunusların burun tasarımlarının, suyun en mükemmel biçimde yarılması için ideal olduğu anlaşılmıştır. Elbette yunusun sadece burun yapısı değil, taşıdığı tüm özellikler kendisi için idealdir çünkü her biri </text:span><text:span text:style-name="T6">"kusursuzca yaratan" </text:span><text:span text:style-name="T4">(Haşr Suresi, 24) Allah'ın eseridir.</text:span></text:p>
      <text:p text:style-name="P14">Bu bölümde, yunus örneğinde olduğu gibi doğadan taklit edilerek yapılan modellere yer verecek ve Allah'ın yaratışındaki üstünlüğe dikkat çekeceğiz. Canlılardaki her biri tasarım harikası olan bu özellikler, Allah'ın büyüklüğünü takdir etmek bakımından önemlidir. Burada yer verilen canlıların özellikleri milyonlarca yıldır yani yaratıldıkları andan beri vardır. Oysa insanoğlu bunları ancak son bir-iki yüzyıldır taklit edebilmektedir. Allah'ın yüceliğini görebilenler için, doğadaki herşey böyle özelliklerle donatılmıştır. Bu durumu Allah bir ayette şöyle haber vermektedir:</text:p>
      <text:p text:style-name="P28">"(Bunlar,) 'İçten Allah'a yönelen' her kul için 'hikmetle bakan bir iç göz' ve bir zikirdir." (Kaf Suresi, 8)</text:p>
      <text:p text:style-name="P14"/>
      <text:h text:style-name="P34" text:outline-level="3">Uçak tasarımcıları kuş kanatlarını örnek alıyor</text:h>
      <text:p text:style-name="P14">Kuşlar uçarken kanatlarını maruz kaldıkları şartlara göre en iyi biçimde kullanırlar. Sıcaklık ve rüzgar gibi değişkenlere göre gerekli değişiklikleri otomatik olarak yapacak bir şekilde yaratılmış oldukları için de en iyi uçucu olarak kabul edilirler. Şu anda uçak teknolojisine yön veren firmalar kuşların bu yaratılış özelliklerinden faydalanarak projeler yapmaktadırlar.</text:p>
      <text:p text:style-name="P14">NASA, Boeing şirketi ve ABD Hava Kuvvetleri, uçağa yerleştirilmiş bir bilgisayardan gelen bilgilere göre biçim değiştirme yeteneği taşıyan, cam liflerden yapılmış esnek bir kanat tasarlamışlardır. Söz konusu bilgisayar aynı zamanda uçuş koşullarını (sıcaklık, rüzgar kuvveti) bildiren ölçü aygıtlarının verdiği bilgileri işleme yeteneğine de sahip olacaktır. Bilgisayar bu şekilde aldığı bilgilere göre, kanatların eğriliğini en uygun biçimde değiştirebilecektir. </text:p>
      <text:p text:style-name="P14">Bu konuda çalışan bir başka firma da Airbus'tır. Airbus da uçağın kanatlarına, tıpkı kuşlarınki gibi uçuş koşullarına göre şekil alabilme özelliği kazandıracak uyarlanabilen kanatlar (adaptive wings) yapmaya çalışmaktadır. Amaçları ise yakıt sarfiyatını en aza indirmektir.</text:p>
      <text:p text:style-name="P14">Kısacası kuşların uçuş şekilleri ve kanat yapıları tam anlamıyla bir tasarım harikasıdır. Kuşlardaki bu eşsiz tasarım yıllardan beri uçak mühendislerinin ilham kaynağı olmuştur. Allah bu canlıları uçmaya en elverişli sistemlerle donatmıştır.</text:p>
      <text:p text:style-name="P14"/>
      <text:h text:style-name="P34" text:outline-level="3"><text:soft-page-break/>Köpek Balığı Derisinden Örnek Alınarak Hazırlanan Mayolar ve Suyun Yüzey Direnci</text:h>
      <text:p text:style-name="P14">1/100 saniyenin altın madalyayı belirlediği olimpiyat yarışmalarında, yarışmacılar açısından suyun vücutlarının üzerinde oluşturduğu sürtünme direnci oldukça önemlidir. Bu nedenle birçok yüzücü, sürtünme direncini en aza indirecek yeni mayoları tercih etmektedir. </text:p>
      <text:p text:style-name="P14">Bu mayolar yüzücüde olabildiğince geniş bir yüzeyi kaplar ve vücuda sımsıkı yapışır. Mayonun kumaşı, dikey reçine şeritleri üstüne köpek balığı derisinin özelliklerini taşıyan bir dokumadan ibarettir.</text:p>
      <text:p text:style-name="P14">Köpek balıkları üzerinde taramalı elektron mikroskobuyla yapılan incelemelerde, balığın derisinin şeritler içerdiği görülmüştür. Şeritler, dikey su girdapları veya su spiralleri oluşturarak suyu balığın vücuduna daha çok yapıştırır ve suyun yüzmeye karşı direncini azaltır. Şeritlerin bu etkisi "Ribblet etkisi" olarak bilinir ve bu konu ile ilgili NASA'nın Langley Araştırma Merkezi'nde Ribblet deri araştırmaları yapılmaktadır. Son on yıldır da bu etki mayolar üzerinde uygulanmaktadır.</text:p>
      <text:p text:style-name="P14">Yeni lifler ve yeni dokuma teknikleri ile yapılan mayolar, yüzücünün vücudunu sararak suya en az direnç gösterecek şekilde üretilmektedir. Nitekim yapılan araştırmalar bu mayoların diğer mayo tiplerine oranla sürtünme direncini %8 oranında azalttığını göstermiştir.</text:p>
      <text:p text:style-name="P14"/>
      <text:p text:style-name="P14"/>
      <text:h text:style-name="P5" text:outline-level="1">4. BÖLÜM<text:line-break/>DÜNYA</text:h>
      <text:p text:style-name="P14"/>
      <text:p text:style-name="P14"/>
      <text:p text:style-name="P38">“Görmüyor musunuz ki, şüphesiz Allah, göklerde ve yerde olanları emrinize amade kılmış, açık ve gizli sizin üzerinizdeki nimetlerini genişletip-tamamlamıştır. (Buna rağmen) İnsanların öyleleri vardır ki, hiçbir ilme dayanmadan, bir yol gösterici ve aydınlatıcı bir kitap olmadan Allah hakkında mücadele edip durur.”</text:p>
      <text:p text:style-name="P38">(Lokman Suresi, 20)</text:p>
      <text:p text:style-name="P14"/>
      <text:p text:style-name="P14"/>
      <text:h text:style-name="P30" text:outline-level="2">İnsan için yaratılan gezegen</text:h>
      <text:p text:style-name="P12"/>
      <text:p text:style-name="P14">Materyalist felsefe, evrendeki düzen ve denge karşısında tek bir açıklama öne sürer:Tesadüf... </text:p>
      <text:p text:style-name="P14">Bu iddiaya göre tüm evren tesadüflerle şekil almıştır.</text:p>
      <text:p text:style-name="P14">Oysa evreni biraz incelediğimizde bile bu iddianın tamamen gerçek dışı olduğunu görürüz. Çünkü tesadüfler ortaya sadece karmaşa çıkarır, evrende ise karmaşa değil düzen vardır. Bu düzen de bize, evreni yoktan var etmiş ve sonra da şekillendirmiş olan Allah'ın varlığını ve sonsuz gücünü ispatlar.</text:p>
      <text:p text:style-name="P14">Evreni incelemeye kalktığımızda sayısız düzen örnekleriyle karşılaşırız. Yaşadığımız Dünya da bunlardan biridir. Dünya sahip olduğu tüm özelliklerle, canlılığın sürdürülebilmesine uygun olacak şekilde son derece hassas dengeler üzerinde yaratılmıştır. </text:p>
      <text:p text:style-name="P14">Dünya'nın Güneş'e olan uzaklığı, ekseninin yörüngesine olan eğimi, atmosferdeki dengeler, Dünya'nın kendi etrafında ve Güneş etrafındaki dönüş hızları, Dünya üzerindeki okyanusların, dağların fonksiyonları, canlıların sahip oldukları özellikler ve bunların birbirleriyle olan bağlantıları bu ekolojik dengenin parçalarından sadece birkaçıdır.</text:p>
      <text:p text:style-name="P14">Evrendeki diğer gezegenler ve Dünya karşılaştırıldığında Dünya'nın insan için özel olarak tasarlandığı daha da belirginleşir. Örneğin su uzayda çok nadir rastlanan bir bileşimdir. Sıvı halindeki su Güneş Sistemi'nde sadece bizim gezegenimizde vardır. Üstelik Dünya'nın %70'lik bir bölümü sularla kaplıdır. Milyonlarca çeşit canlı bu ortamda hayatlarını sürdürür. Suyun donması, ısıyı çekme ve tutma kapasitesinin bulunması, okyanuslar gibi son derece geniş su kütlelerinin varlığı ve ısının bu sayede Dünya üzerinde dengeli bir şekilde dağılması, hepsi Dünya'ya özgü özelliklerdir. Başka hiçbir gezegende böyle sürekli dönüşüm halinde bulunan bir sıvı kütlesi yoktur. </text:p>
      <text:p text:style-name="P14"><text:soft-page-break/>Dünya'nın ekseni yörüngesine 23 derecelik bir açıyla eğim yapar. Mevsimler bu eğim sayesinde oluşur. Bu eğim şimdiki değerinden daha fazla ya da daha az olsaydı, mevsimler arasındaki sıcaklık farkı aşırı boyutlara ulaşacağından yeryüzü üzerinde dayanılmaz sıcaklıkta yazlar ve aşırı soğuk kışlar yaşanırdı.</text:p>
      <text:p text:style-name="P14">Dünya'nın kendi etrafındaki dönüşü de canlılar için en uygun hızdadır. Güneş Sistemi'ndeki diğer gezegenlere baktığımızda bunların da geceyi ve gündüzü yaşadıklarını görürüz. Ancak zaman farkları Dünya'nınkinden çok daha uzun olduğu için gündüz ve gece arasındaki sıcaklık farklılıkları da çok fazladır. Diğer gezegenlerin atmosferindeki şiddetli rüzgar hareketleri, bu dengeli dönüş sayesinde Dünya atmosferinde yaşanmaz.</text:p>
      <text:p text:style-name="P14">Atmosferi oluşturan gazların cinsleri ve atmosfer içindeki miktarları da yalnızca insanın değil, yeryüzündeki tüm canlıların varlığı için son derece önemlidir. Atmosferdeki gazların Dünya üzerinde tam gerektiği oranlarda oluşması ve bu oranların sabit kalması da pek çok hassas dengenin birarada bulunmasıyla gerçekleşir.</text:p>
      <text:p text:style-name="P14">Bu saydığımız özelliklerin dışında daha yüzlerce madde çıkarılabilir. Ancak buraya kadar verilen örnekler bile, bizlere kesin bir gerçeği göstermektedir.</text:p>
      <text:p text:style-name="P14">Üzerinde yaşadığımız Dünya, canlı hayatı için çok özel bir biçimde inşa edilmiştir. Tesadüflerin değil, tamamen bilinçli bir düzenlemenin ürünüdür.</text:p>
      <text:p text:style-name="P14">Tüm evrene de hakim olan bu kusursuz düzen bizi tek bir sonuca götürür. Evreni sonsuz bir güç ve akıl sahibi olan bir Yaratıcı yani alemlerin Rabbi olan Allah yaratmıştır.</text:p>
      <text:p text:style-name="P14"/>
      <text:h text:style-name="P34" text:outline-level="3">ATMOSFERDEKİ BÜYÜK DENGE</text:h>
      <text:p text:style-name="P14">Dünya'nın atmosferinde dört temel gaz bulunur. Bunlar azot (%78), oksijen (%21), argon (%1'den az) ve karbondioksittir (%0.03). Atmosferde bulunan gazlar "reaksiyona giren" ve "reaksiyona girmeyen" olarak iki ana sınıfa ayrılırlar. Reaksiyona giren gazları incelediğimizde bunların yaptıkları reaksiyonların hayat için vazgeçilmez olduğunu, diğer gazların ise reaksiyona girmeleri durumunda canlılığı yok edecek bileşikler oluşturduklarını saptayabiliriz. Örneğin argon ve azot pasif gazlardır, bunlar çok çok az kimyasal reaksiyona dahil olabilirler. Ancak bunlar örneğin oksijen gibi kolaylıkla reaksiyona girebilselerdi, okyanuslar nitrik asit haline gelirlerdi.</text:p>
      <text:p text:style-name="P14">Öte yandan oksijen diğer atomlarla, organik bileşiklerle ve hatta kayalarla bile reaksiyona girer. Bu reaksiyonlar su gibi, karbondioksit gibi hayatın varlığı için en temel molekülleri oluştururlar.</text:p>
      <text:p text:style-name="P14">Gazların reaksiyona girme-girmeme özelliklerinin yanısıra, mevcut oranları da canlı hayatı için son derece kritiktir.</text:p>
      <text:p text:style-name="P14">Örneğin oksijeni ele alalım. Oksijen atmosferimizde en yoğun bulunan reaktif gazdır. Atmosferimizdeki bol oksijen bizi diğer gezegenlerden de ayıran bir özelliktir, çünkü Güneş Sistemi'ndeki diğer gezegenlerde oksijenin zerresine bile rastlanmamıştır.</text:p>
      <text:p text:style-name="P14">Atmosferde şimdikinden daha fazla oksijen olsaydı, yanma reaksiyonları daha süratli olarak gerçekleşecek, kayalar ve metaller çok daha çabuk aşınacaktı. Bu yüzden yeryüzü hızla aşınıp eriyecek ve canlı yaşamı için büyük bir tehdit oluşacaktı. Eğer biraz daha az oksijenimiz olsaydı, solunum zorlaşacak, daha az ozon gazı üretilecekti. Ozon miktarındaki değişmeler de canlılık için öldürücü olacaktı. Şimdikinden daha az ozon, Güneş'in morötesi ışınlarının Dünya'ya daha şiddetli ulaşmasına ve canlıların yok olmasına sebebiyet verecekti. Şimdikinden daha fazla ozon ise güneş ısısının Dünya'ya ulaşmasını engelleyeceğinden öldürücü etkiye sahip olurdu. </text:p>
      <text:p text:style-name="P14"><text:soft-page-break/>Karbondioksit de benzeri hassas dengelere sahiptir. Bitkiler bu gaz sayesinde Güneş'in radyasyonunu alır, onu suyla karıştırır, bunun sonucunda da kayaları eriten bikarbonatı oluşturur ve onu okyanuslara bırakırlar. Yine bu gazı ayrıştırarak oksijeni atmosfere geri verirler. Canlıların vazgeçilmez ihtiyacı olan oksijen bu sayede atmosfere sürekli olarak verilir. Öte yandan yine bu gaz sayesinde Dünya bir "sera etkisi" yaşayarak şimdiki ısısını muhafaza eder.</text:p>
      <text:p text:style-name="P14">Eğer daha az karbondioksit olsaydı, karadaki ve denizdeki bitkilerin miktarı azalacaktı, böylece hayvanlar için daha az besin üretilmiş olacaktı. <text:s/>Okyanuslarda ise daha az bikarbonat olacak, bunun sonucunda da asit oranı artacaktı. Atmosferdeki karbondioksitin artması ise kıtaların kimyasal olarak aşınmasını hızlandıracak, okyanuslarda zararlı alkali bir ortam oluşacaktı. Öte yandan sera etkisi artacağından Dünya'nın yüzey ısısı yükselecek ve hayat yok olacaktı. Görüldüğü gibi Dünya'daki yaşamın sürekliliği açısından atmosferin varlığı son derece önem taşımaktadır. Atmosferin varlığının gerçekleşmesi için bazı astrofizik şartların birarada bulunması gerekir.</text:p>
      <text:p text:style-name="P14"/>
      <text:p text:style-name="P25">A ) Dünya yüzeyi belirli bir sıcaklıkta, devamlı ve ılımlı ölçüler içinde kalmalıdır: Bunun sağlanması için:</text:p>
      <text:p text:style-name="P14">1- Dünya Güneş'e belli bir uzaklıkta olmalıdır. Çünkü bu uzaklık Güneş'ten Dünya'ya ulaşan ısı enerjisinin miktarında rol oynayacaktır. Dünyanın bugün Güneş etrafında izlediği yörüngeden, biraz yakınlaşma ya da uzaklaşma şeklindeki bir sapma, Güneş'ten Dünya'ya ulaşan ısı enerjisinin miktarında büyük değişmelere neden olacaktır. Hesaplara göre Dünya'ya ulaşan güneş enerjisindeki %13'lük bir azalma yeryüzünün 1000 metre kalınlığında bir buzul tabakasıyla örtülmesiyle sonuçlanır. Enerjinin biraz artması halinde ise tüm canlılar kavrularak öleceklerdir.</text:p>
      <text:p text:style-name="P14">2- Yerkürenin bütünündeki ısının homojen olması gereklidir. Bu amaçla Dünya'nın kendi etrafında belirli bir hızda (Ekvatorda 1670 km/saat) dönmesi gerekir. Eğer Dünya'nın dönüşü belirli hızdan daha fazla olursa, atmosfer fazlaca ısınacağından gaz moleküllerinin Dünya'dan kaçış hızları artacak, bu nedenle de atmosfer uzaya dağılarak yok olacaktı. Dünya'nın dönüş hızı gerekenden daha az olsaydı, bu sefer Dünya'dan kaçış hızları azalan gaz molekülleri, yerçekiminin etkisiyle toprak tarafından emilerek yok olacaktı.</text:p>
      <text:p text:style-name="P14">3- Dünya'nın ekseninin 230 27΄lik eğimi, kutuplarla ekvator arasındaki atmosferin oluşmasında engel oluşturabilecek aşırı sıcaklığı önler. Eğer bu eğim olmasaydı, kutup bölgeleriyle ekvator arasındaki sıcaklık farkı çok daha artacak ve yaşanabilir bir atmosferin var olması imkansızlaşacaktı. </text:p>
      <text:p text:style-name="P14"/>
      <text:p text:style-name="P25">B ) Oluşan ısının dağılmasını önleyecek bir tabakaya ihtiyaç vardır: </text:p>
      <text:p text:style-name="P14">Dünya'nın yüzey ısısının kararlı kalması için özellikle geceleri ısı kaybının önlenmesi gerekir. Bunun için atmosferde ısı yansımasını engelleyen bir bileşiğe ihtiyaç vardır. Bu ihtiyaç, atmosfere karbondioksit ilave edilerek giderilmiştir. Bu gaz, yeryüzünü adeta bir yorgan gibi örterek ısının uzaya dağılıp yok olmasını engeller. </text:p>
      <text:p text:style-name="P14"/>
      <text:p text:style-name="P25">C ) Yeryüzünde, kutuplar ile ekvator arasındaki ısı farkının dengelenmesini sağlayan yapılar vardır:</text:p>
      <text:p text:style-name="P14">Bilindiği gibi Dünya'nın ekvatoru ile kutupları arasında 120°C'lik bir ısı farkı vardır. Eğer böyle bir ısı farkı fazla engebesi olmayan bir yüzeyde gerçekleşmiş olsaydı, burada öyle şiddetli bir atmosfer hareketi olurdu ki, hızı saatte 1000 km'ye varan fırtınalar Dünya'yı allak bullak ederdi. Bu fırtınalar sonucunda, kısa sürede atmosferdeki statik denge yok olur ve atmosfer dağılırdı.</text:p>
      <text:p text:style-name="P14"><text:soft-page-break/>Halbuki yeryüzü, ısı farkından dolayı ortaya çıkması muhtemel kuvvetli hava akımlarını bloke edecek engebelerle donatılmıştır. Bu engebeler, Çin'de Himalayalarla başlar, Anadolu'da Toroslarla devam eder ve Avrupa'da Alplere kadar sıradağlar halinde uzanarak batıda Atlas Okyanusu, doğuda Büyük Okyanus'la birleşir. Okyanuslarda ise ekvatorda oluşan fazla ısı, sıvıların ısı farkını dereceli bir şekilde dengelemesi sayesinde kuzeye ve güneye doğru aktarılır. </text:p>
      <text:p text:style-name="P14">Görüldüğü gibi yaşamın en önemli temellerinden biri olan havanın varlığı binlerce fizik ve ekolojik dengenin kurulması sayesinde sağlanmıştır. Üstelik Dünya üzerinde canlılığın devamı için gezegenimizdeki şartların tek başına gerçekleşmiş olması da yeterli değildir. Dünya, jeofizik yapısından uzaydaki hareket şekillerine kadar bugünkü haliyle var olsa, ancak bulunduğu galaksideki konumu farklılık gösterse, gerekli dengeler yine alt-üst olacaktı.</text:p>
      <text:p text:style-name="P14">Örneğin Güneş'in yerinde daha küçük bir yıldızın var olması, Dünya'nın aşırı derecede soğumasına, büyük bir yıldızın var olması ise Dünya'nın sıcaktan kavrulmasına neden olurdu.</text:p>
      <text:p text:style-name="P14">Dünya'nın birtakım tesadüflerin eseri olmadığını anlamak için uzaydaki milyonlarca ölü gezegene bakmak bile yeterlidir. Yaşam için gerekli koşullar, asla ve asla "kendiliğinden" oluşamayacak kadar karmaşıktır ve yalnızca Dünya, yaşam için özel bir yaratılışla yaratılmıştır.</text:p>
      <text:p text:style-name="P14"/>
      <text:h text:style-name="P34" text:outline-level="3">AZOT DENGESİ VE BAKTERİLER</text:h>
      <text:p text:style-name="P14">Dünya'nın insan yaşamı için yaratıldığının bir başka göstergesi de, yeryüzündeki azot çevrimidir. Azot tüm canlıların dokularında bulunan en temel elementlerden biridir. Atmosferin %78'ini oluşturduğu halde havadaki azot, insanlar ve hayvanlar tarafından doğrudan doğruya alınamaz. Azot ihtiyacının karşılanmasında en önemli görev bakterilere verilmiştir.</text:p>
      <text:p text:style-name="P14">Azot çevrimi havadaki azot gazı (N2) ile başlar. Bazı bitkilerde yaşayan bakteriler, havadaki azotu amonyağa (NH3) dönüştürürler. Başka cins bakteriler ise amonyağı nitrata (NO3) çevirirler. (Havadaki azotun amonyağa çeviriminde yıldırımlar da önemli rol oynamaktadır.)</text:p>
      <text:p text:style-name="P14">Bir sonraki aşamada nitrat, yeşil bitkiler gibi besinini kendi üreten canlılar tarafından emilir. Kendi besinlerini üretemeyen insan ve hayvanlar ancak bu bitkileri yiyerek azot ihtiyaçlarını karşılarlar. </text:p>
      <text:p text:style-name="P14">İnsanlar ve hayvanlardaki azotun yeniden doğaya dönmesi ise, bu canlıların atıkları ve ölülerinin yine bakterilerce parçalanması ile gerçekleşir. Bakteriler bu işi yaparken sadece temizlik işi yapmakla kalmaz, azotun temel kaynağı olan amonyağı da tekrar ortaya çıkarırlar. Amonyağın bir kısmı başka bakterilerce karbona dönüştürülerek tekrar havaya karışırken, diğer bir kısmı da yine başka çeşit bakterilerce nitrata dönüştürülür. Bunlardan bitkiler faydalanır ve çevrim böyle sürüp gider.</text:p>
      <text:p text:style-name="P14">Dikkat edilirse, bu çevrim içinde sadece bakterilerin bulunmamasının bile hayatın sonunu getireceği anlaşılacaktır. Çünkü bakteriler olmadan bitkiler karbon ihtiyaçlarını karşılayamayacak ve yok olacaklardır. Bitkilerin olmadığı bir ortamda ise elbette hayat söz konusu olamayacaktır.</text:p>
      <text:p text:style-name="P14"/>
      <text:h text:style-name="P34" text:outline-level="3">DÜNYA'NIN KORUNMUŞ TAVANI: ATMOSFER</text:h>
      <text:p text:style-name="P14">Biz çoğunlukla pek farkında olmayız, ama her gezegene olduğu gibi Dünya'ya da çok sayıda göktaşı düşmektedir. Diğer gezegenlere düştüklerinde dev kraterler açan bu göktaşlarının Dünya'ya zarar vermemelerinin nedeni, gezegenimizi saran atmosferin düşmekte olan göktaşlarına karşı büyük bir direnç <text:soft-page-break/>göstermesidir. Göktaşı bu dirence fazla dayanamaz ve sürtünmeden dolayı yanarak büyük bir kütle kaybına uğrar. Böylece, büyük felaketlere yol açabilecek bu tehlike, atmosfer sayesinde savuşturulmuş olur. Kuran'da, atmosferin yaratılışındaki bu özelliği Allah şöyle bildirmektedir: </text:p>
      <text:p text:style-name="P28">"Gökyüzünü korunmuş bir tavan kıldık, onlar ise bunun ayetlerinden yüz çevirmektedirler." (Enbiya Suresi, 32) </text:p>
      <text:p text:style-name="P14">Gökyüzünün "korunmuş bir tavan" oluşunun en önemli örneklerinden biri Dünya'yı saran manyetik alandır. Atmosferin en üst tabakası "Van Allen" adı verilen bir manyetik kuşaktan oluşur. Bu kuşak Dünya'nın çekirdeğinin sahip olduğu özellikler nedeniyle ortaya çıkmıştır.</text:p>
      <text:p text:style-name="P14">Çekirdek, demir ve nikel gibi manyetik özelliği olan ağır elementleri içerir. Ancak bunlardan daha önemlisi çekirdeğin iki farklı yapıdan oluşmuş olmasıdır: İç çekirdek katı, dış çekirdek ise sıvı haldedir. Çekirdeğin bu iki katmanı birbiri etrafında hareket eder. Bu hareket ağır metaller üzerinde bir çeşit mıknatıslanma etkisi yaparak bir manyetik alan oluşturur. İşte Van Allen Kuşakları bu manyetik alanın, atmosferin en dışına kadar ulaşan bir uzantısıdır. Bu manyetik alan sayesinde Dünya, uzaydan gelebilecek olan tehlikelere karşı korunmuş olur.</text:p>
      <text:p text:style-name="P14">Bu tehlikelerin en önemlilerinden biri, "Güneş rüzgarları"dır. Güneş, Dünya'ya ısı ve ışıktan başka, radyasyon ile beraber saatteki hızı 1.5 milyar kilometreyi bulan, proton ve elektronlardan oluşan bir rüzgar da gönderir. Güneş rüzgarları, Dünya'nın 40.000 mil uzağında manyetik halkalar çizen Van Allen Kuşakları'ndan geçemezler. Parçacık yağmuru şeklindeki güneş rüzgarı, bu manyetik alanla karşılaşır ve ayrılarak bu alanın çevresinden akar. Güneş'ten gelen X ve ultraviyole ışınlarının büyük bölümü ise atmosfer tarafından emilmektedir. Bu emilme olmadan, yeryüzünde hayat olması ise mümkün değildir.</text:p>
      <text:p text:style-name="P14">Etrafımızı saran atmosferik kuşaklar, sadece zararsız orandaki ışınlar, radyo dalgaları ve görünür ışığın Dünyamıza ulaşmasına imkan verecek bir geçirgenliğe sahiptirler. Eğer atmosferimiz bu geçirgenlik özelliğinden yoksun olsaydı, ne haberleşme dalgalarını kullanabilir, ne de canlılığın temeli olan gün ışığını bulabilirdik. </text:p>
      <text:p text:style-name="P14">Dünya'yı saran ozon tabakası da Güneş'ten gelen ve canlılar için zararlı olan morötesi ışınların yere kadar ulaşmasını önlemektedir. Güneş'ten gelen ultraviyole ışınları yeryüzündeki tüm canlıları öldürecek kadar fazla enerji yüklüdürler. Bu nedenle, Dünya'da yaşamın var olabilmesi için, gökyüzünün "korunmuş tavan"ına bir de ozon tabakası eklenmiştir.</text:p>
      <text:p text:style-name="P12"><text:span text:style-name="T4">Ozon, oksijenden üretilir. Oksijen gazının (O</text:span><text:span text:style-name="T17">2</text:span><text:span text:style-name="T4">) moleküllerinde 2 oksijen atomu bulunurken, ozon gazının (O</text:span><text:span text:style-name="T17">3</text:span><text:span text:style-name="T4">) moleküllerinde 3 oksijen atomu bulunur. Güneş'ten gelen ultraviyole ışınları, oksijen gazına bir atom daha ekleyerek ozonu oluştururlar. Ve ultraviyole sayesinde oluşan ozon tabakası, öldürücü ultraviyole ışınları tutarak yeryüzünde yaşamın en temel şartlarından birini oluşturur.</text:span></text:p>
      <text:p text:style-name="P14">Kısacası; eğer Dünya çekirdeğinin manyetik alan oluşturacak bir özelliği olmasaydı, atmosfer zararlı ışınları süzecek yapı ve yoğunlukta olmasaydı, kuşkusuz Dünya üzerinde yaşam söz konusu olamazdı. Ve kuşkusuz hiçbir insanın ya da başka bir canlının bunları düzenlemesi de mümkün değildir. Açıktır ki, insanın yaşamı için "olmazsa olmaz" şartlar olan bu koruyucu özelliklerin tümünü Allah var etmiş ve gökyüzünü, "korunmuş bir tavan" olarak yaratmıştır.</text:p>
      <text:p text:style-name="P14">Başka gezegenlerin bu tür "korunmuş tavan"lardan yoksun olması, Dünya'nın insan yaşamı için özel olarak yaratıldığının bir başka göstergesidir. Örneğin, Mars gezegeninin çekirdeği katıdır ve bu nedenle etrafında da manyetik bir koruma söz konusu değildir. Mars'ın büyüklüğü Dünya'nınki kadar olmadığı için çekirdekte sıvı kısmı oluşturacak kadar bir basınç doğuramamıştır. Ayrıca gezegenin uygun büyüklükte olması da manyetik alan için yeterli değildir. Örneğin, Venüs'ün çapı yaklaşık Dünya'nınki kadardır. Kütlesi Dünya'nınkinden ancak %2 daha azdır ve ağırlığı da hemen hemen Dünya'nınkine eşittir. Dolayısıyla hem basınç açısından, hem de diğer <text:soft-page-break/>nedenlerle Venüs'te de metalik bir sıvı çekirdek kısmının oluşması kaçınılmazdır. Buna rağmen Venüs'te de manyetik alan yoktur. Bunun sebebi Venüs'ün Dünya'ya göre oldukça yavaş dönmesidir. Dünya kendi etrafındaki turunu 1 günde tamamlarken Venüs bir turu 243 günde tamamlar.</text:p>
      <text:p text:style-name="P14">Dünya'nın "korunmuş tavan"ını oluşturan manyetik alanın var olması için, Ay'ın ve komşu gezegenlerin büyüklükleri ve Dünya'ya uzaklıkları da önemlidir. Komşu gezegenlerden birinin şimdikinden büyük olması, o gezegene büyük bir çekim kuvveti kazandıracaktı. Komşu gezegenin sahip olacağı bu büyük çekim kuvveti, Dünya'nın çekirdeğindeki katı ve sıvı kısımlardaki hareket hızını değiştirecek, bugünkü şekilde bir manyetik alanın oluşmasına engel olacaktı. Kısacası Dünya göğünün "korunmuş tavan" özelliğine sahip olması, Dünya'nın çekirdeğinin yapısı, dönüş hızı, gezegenler arası uzaklık ve gezegenlerin kütleleri gibi pek çok değişkenin en uygun noktada birleşmesini <text:s/>gerektirmektedir.</text:p>
      <text:p text:style-name="P14"/>
      <text:h text:style-name="P34" text:outline-level="3">SU DÖNÜŞÜMÜ VE HAYAT </text:h>
      <text:p text:style-name="P14">Her an milyonlarca metre küp su, okyanuslardan atmosfere, oradan da karalara taşınır. İnsan yaşamı, ancak bu dev su dolaşımı sayesinde sürebilmektedir. Eğer bu dolaşımı biz organize etmeye kalksaydık, kuşkusuz Dünya'nın tüm teknolojisini biraraya getirsek dahi başaramazdık. Ancak buharlaşma yoluyla, hayatımızın birinci şartı olan su, bize masrafsız ve zahmetsiz bir biçimde verilmektedir. Her yıl okyanuslardan 45 milyon metre küp su buharlaşır. Buharlaşan su bulutlar haline sokulup rüzgarlar vasıtasıyla karalara taşınır. Ve böylece her yıl 3-4 milyon kilometre küp su, okyanuslardan karalara, yani bize ulaşmış olur.</text:p>
      <text:p text:style-name="P14">Kısacası, bizim hiçbir şekilde dolaşımını kontrol edemediğimiz ve onsuz birkaç günden fazla yaşayamayacağımız su, bizlere özel olarak gönderilmektedir. Kuran'da, bunun insanın "şükretmesi" için en açık işaretlerden biri olduğunu Allah şöyle haber vermektedir:</text:p>
      <text:p text:style-name="P28">"Şimdi siz, içmekte olduğunuz suyu gördünüz mü? Onu sizler mi buluttan indiriyorsunuz, yoksa indiren Biz miyiz? Eğer dilemiş olsaydık onu tuzlu kılardık; şükretmeniz gerekmez mi?" (Vakıa Suresi, 68-70)</text:p>
      <text:p text:style-name="P14"/>
      <text:h text:style-name="P34" text:outline-level="3">YAĞMURDAKİ ÖLÇÜ</text:h>
      <text:p text:style-name="P14">Kuran'da yağmur hakkında verilen bir diğer bilgi ise, yağmurun belli bir ölçü ile indirildiğidir. Zuhruf Suresi'nde şöyle buyurulur:</text:p>
      <text:p text:style-name="P28">Ki O, belli bir miktar ile gökten su indirdi de, onunla ölü bir memleketi 'diriltti (ve her yanına hayat) yaydı'; siz de böyle (kabirlerinizden diriltilip) çıkarılacaksınız. <text:s/>(Zuhruf Suresi, 11)</text:p>
      <text:p text:style-name="P14">Yağmurdaki bu ölçü de, yine çağımızdaki araştırmalarla tespit edilmiştir. Ölçümlere göre, yeryüzünden bir saniyede 16 milyon ton su buharlaşmaktadır. Bir yılda bu miktar 505 trilyon tona ulaşır. Bu, aynı zamanda bir yılda Dünya'ya yağan yağmur miktarıdır. Yani su, sürekli bir denge içinde, "bir ölçüye göre" dönüp durmaktadır. Yeryüzündeki hayatın devamı da, bu su döngüsü sayesinde sağlanır. İnsan sahip olduğu tüm teknolojik imkanları kullansa dahi bu döngüyü asla yapay olarak gerçekleştiremez.</text:p>
      <text:p text:style-name="P14">Eğer bu miktarda çok küçük bir değişiklik olsa bile, kısa bir zaman sonra büyük bir ekolojik dengesizlik ortaya çıkacak ve bu da hayatın sonunu getirecektir. Fakat hiçbir zaman böyle olmaz; yağmur, Kuran'da bildirildiği gibi, yeryüzüne her sene aynı miktarda inmeye devam eder.</text:p>
      <text:p text:style-name="P14">Yağmurdaki ölçü sadece miktarında değil, aynı zamanda yağmur damlalarının düşüş hızında da söz konusudur. Yağmur damlası ne kadar büyük olursa olsun, yeryüzüne düşme hızları belli bir limitin üzerine çıkmaz. </text:p>
      <text:p text:style-name="P14"><text:soft-page-break/>Nobel ödüllü Alman fizikçi Philipp Lenard, çalışmaları sonucunda yağmur damlalarının çapları genişledikçe, düşme hızlarının arttığını tespit etmiştir. Ancak düşme hızındaki bu artış, yağmur damlasının çapı 4.5 mm olana kadar devam etmekteydi. Daha büyük yağmur damlalarında ise, düşme hızları saniyede 8 m'yi geçmemektedir. (http://www.islandnet.com/~see/weather/history/lenard.htm) Bunun sebebi damlaların düşerken aldıkları şekildir. Yağmur damlalarının bu özel şekli, atmosferin sürtünme etkisini artırır ve damlaların belli bir hız limitini aşmalarını önler.</text:p>
      <text:p text:style-name="P14">Görüldüğü gibi Kuran'da, yağmurun indirilişi ile ilgili, 1400 sene önce bilinmesi mümkün olmayan hassas bir ayara dikkat çekilmektedir. </text:p>
      <text:p text:style-name="P14"/>
      <text:h text:style-name="P34" text:outline-level="3">YAĞMURUN OLUŞUMU</text:h>
      <text:p text:style-name="P14">Yağmurların oluşması için gerekli evrelerin neler olduğu ancak hava radarlarının keşfiyle ortaya çıkarıldı. Buna göre yağmur 3 evreden geçerek oluşuyordu: Birincisi rüzgarın oluşması, ikincisi bulutların meydana gelmesi, üçüncüsü yağmur damlacıklarının ortaya çıkışı. Kuran'da yağmurun oluşması ile ilgili olarak aktarılanlar da, söz konusu bulgularla büyük bir paralellik göstermektedir:</text:p>
      <text:p text:style-name="P28">"Allah rüzgarları gönderir (1. evre), böylece bir bulut kaldırır da onu nasıl dilerse gökte yayıp dağıtır ve onu parça parça kılar (2. evre); nihayet onun arasından yağmurun akıp çıktığını görürsün (3. evre). Sonunda Kendi kullarından dilediğine verince hemen sevince kapılıverirler." (Rum Suresi, 48)</text:p>
      <text:p text:style-name="P14"/>
      <text:p text:style-name="P25">BİRİNCİ EVRE: "<text:span text:style-name="T19">Allah rüzgarları gönderir...</text:span>"</text:p>
      <text:p text:style-name="P14">Okyanuslardaki köpüklenme ile oluşan sayısız hava kabarcığı sürekli patlamakta ve su damlacıkları sürekli gökyüzüne fırlamaktadır. Tuzca zengin bu damlacıklar daha sonra rüzgarlarla taşınır ve atmosferde yukarı doğru yol alırlar. Aerosol adı verilen bu küçük parçacıklar, su tuzağı işlevi görür ve yine denizlerden yükselen su buharını kendi çevrelerinde minik damlalar halinde toplayarak bulut damlalarını oluştururlar. </text:p>
      <text:p text:style-name="P25">İKİNCİ EVRE: <text:span text:style-name="T19">"...böylece bir bulut kaldırır da onu nasıl dilerse gökte yayıp dağıtır ve onu parça parça kılar..."</text:span></text:p>
      <text:p text:style-name="P14">Tuz kristallerinin ya da havadaki toz zerreciklerinin etrafında yoğunlaşan su buharı sayesinde bulutlar oluşur. Bu bulutlar içerisindeki su damlacıkları çok küçük olduklarından (0.01 ila 0.02 mm çapında) havada asılı kalırlar ve göğe yayılırlar. Böylece gök bulutlarla kaplanır.</text:p>
      <text:p text:style-name="P25">ÜÇÜNCÜ EVRE: "<text:span text:style-name="T19">...nihayet onun arasından yağmurun akıp çıktığını görürsün."</text:span></text:p>
      <text:p text:style-name="P14">Tuz kristallerinin veya toz zerreciklerinin etrafında biraraya gelen su parçacıkları iyice yoğunlaşır yağmur damlalarını oluştururlar. Böylece havadan daha ağır bir konuma gelen damlalar buluttan ayrılır ve yağmur şeklinde düşmeye başlarlar.</text:p>
      <text:p text:style-name="P14"/>
      <text:h text:style-name="P34" text:outline-level="3">YAĞMURUN TATLI KILINMASI</text:h>
      <text:p text:style-name="P14">Kuran'da, yağmurun "tatlı" oluşuna da Allah şöyle dikkat çekmektedir:</text:p>
      <text:p text:style-name="P28">"Şimdi siz, içmekte olduğunuz suyu gördünüz mü? Onu sizler mi buluttan indiriyorsunuz, yoksa indiren Biz miyiz? Eğer dilemiş olsaydık onu tuzlu kılardık; şükretmeniz gerekmez mi?" (Vakıa Suresi, 68-70)</text:p>
      <text:p text:style-name="P28">"... Size tatlı bir su içirmedik mi?" (Mürselat Suresi, 27)</text:p>
      <text:p text:style-name="P28"><text:soft-page-break/>"Sizin için gökten su indiren O'dur; içecek ondan, ağaç ondandır (ki) hayvanlarınızı onda otlatmaktasınız." (Nahl Suresi, 10)</text:p>
      <text:p text:style-name="P14">Bilindiği gibi, yağmur suyunun kaynağı buharlaşmadır ve buharlaşmanın %97'si "tuzlu" okyanuslardan olmaktadır. Oysa yağmur suyu tatlıdır. Yağmurun tatlı olmasının sebebi Allah'ın koyduğu başka bir kanundur. Bu kanuna göre, su, ister tuzlu denizlerden, ister mineralli göllerden, ya da çamurların içinden buharlaşsın yanında başka hiçbir yabancı madde taşımaz. </text:p>
      <text:p text:style-name="P12"><text:span text:style-name="T6">"Biz, gökten tertemiz su indirdik..." </text:span><text:span text:style-name="T4">(Furkan Suresi, 48) hükmü gereği, duru ve tertemiz bir biçimde yere iner. </text:span></text:p>
      <text:p text:style-name="P14"/>
      <text:h text:style-name="P34" text:outline-level="3">ÖLÜ BİR BELDEYİ CANLANDIRAN YAĞMURLAR</text:h>
      <text:p text:style-name="P14">Kuran'da Allah, yağmurun "ölü bir beldeyi diriltme" işlevine birçok ayette dikkat çeker:</text:p>
      <text:p text:style-name="P28">"... Biz gökten tertemiz bir su indirmekteyiz. Onunla ölü bir beldeyi (toprağı) canlandırmak ve yarattığımız hayvanlardan ve insanlardan birçoğunu onunla sulamak için." (Furkan Suresi, 48-49)</text:p>
      <text:p text:style-name="P14">Yağmurun, canlılar için kaçınılmaz bir ihtiyaç olan suyu yeryüzüne bırakmasının yanında bir de gübreleme özelliği vardır.</text:p>
      <text:p text:style-name="P14">Denizlerden buharlaşarak bulutlara ulaşan yağmur damlaları, ölü toprağı "canlandıracak" bazı maddeler içerirler. Bu "canlandırıcı" özellikli yağmur damlalarına 'yüzey gerilim damlaları' adı verilir. Yüzey gerilim damlaları, biyologların deniz yüzeyinin mikro katmanı dedikleri üst kısımda oluşurlar; milimetrenin onda birinden daha ince olan bu yüzeysel zarda, mikroskobik alglerin ve zooplanktonun bozulmasından gelen pek çok organik artık vardır. Bu artıkların bazıları, deniz suyunda çok az bulunan fosfor, magnezyum, potasyum gibi elementleri ve ayrıca bakır çinko, kobalt, ve kurşun gibi ağır metalleri seçip ayırarak, kendi içlerinde toplanırlar. Yeryüzündeki tohum ve bitkiler yetişmeleri için gereksinim duydukları çok sayıdaki madensel tuzları ve elementleri işte bu yağmur damlalarında bulurlar. </text:p>
      <text:p text:style-name="P14">Kuran'da, bir başka ayette Allah bu olayı bize şöyle bildirir:</text:p>
      <text:p text:style-name="P28">"Ve gökten mübarek (bereket ve rahmet yüklü) su indirdik; böylece onunla bahçeler ve biçilecek taneler bitirdik." (Kaf Suresi, 9)</text:p>
      <text:p text:style-name="P14">Yağışlarla toprağa inen bu tuzlar, verimi artırmak için kullanılan geleneksel gübrelerin bazılarının (kalsiyum, magnezyum, potasyum v.b.) küçük örnekleridir. Bu tür aerosellerde bulunan ağır metaller ise, bitkilerin gelişiminde ve üretiminde verimlilik artırıcı elementleri oluştururlar. </text:p>
      <text:p text:style-name="P14">Kısacası, yağmur önemli bir gübredir. Fakir bir toprak, yalnızca yağmur aracılığıyla gelen bu gübrelerle bile, yüzyıllık bir süre içinde bitkiler için gereken tüm elementleri kazanabilir. Ormanlar da, yine bu deniz kökenli aerosoller yardımıyla gelişir ve beslenirler. Bu yolla, her yıl kara parçalarının toplam yüzeyi üzerine 150 milyon ton gübre düşmektedir. Bu doğal gübreleme işleyişi olmasaydı, Dünya üzerinde çok daha az bitki olacak, hayat dengesi bozulacaktı.</text:p>
      <text:p text:style-name="P14"/>
      <text:h text:style-name="P34" text:outline-level="3">ÜSTTEN DONMANIN FAYDASI</text:h>
      <text:p text:style-name="P14">Suyun en ilginç ve önemli özelliklerinden biri, diğer tüm maddelerin aksine, katı halinin sıvı halinden -yani buzun sudan- daha hafif olmasıdır. Bu nedenle, denizlerde donma üst taraftan başlar, çünkü donan tabaka, suyun diğer sıvı kesiminden daha hafiftir. Bu sayede, denizin tümünün donması ve canlılığın yok olması tehlikesi <text:soft-page-break/>ortadan kalkar. Çünkü donan ve üste çıkan tabaka, denizin altta kalan sıvı kısmını dışardaki soğuk havadan izole eder.</text:p>
      <text:p text:style-name="P14">Eğer buz, sudan ağır olsaydı (ki normalde olması beklenecek durum da budur) bu kez denizler de alttan donmaya başlayacaktı. Bu durumda, söz konusu izolasyon gerçekleşmediği için denizlerin tümü kolayca donabilir ve sudaki yaşam yok olabilirdi. Donan su, sıvı sudan daha çok yer kapladığı için, donan denizler eskisine göre daha çok yer kaplayacak ve diğer denizlerin yükselip taşmasına neden olacaktı.</text:p>
      <text:p text:style-name="P14">Bunun yanısıra, suyun en ağır halinin, +4°C'deki hali olması da yaşam için büyük önem taşır. Denizlerde +4°C ısıya ulaşan su en ağır konumunda olduğundan dibe çöker. Bu nedenle yüzeyi buz dağları ile kaplı denizlerin dibi daima sıvı haldedir ve canlıların yaşayabileceği +4°C'lik bir ısıdadır. Aynı şekilde kış aylarında buz tabakası ile kaplanan göl ve nehirlerin de alt kısımları yaşama elverişlidir.</text:p>
      <text:p text:style-name="P14"/>
      <text:h text:style-name="P34" text:outline-level="3">SUYUN GEÇ ISINIP GEÇ SOĞUMA ÖZELLİĞİ </text:h>
      <text:p text:style-name="P14">Suyun diğer bir özelliği de buharlaşma ve donma hızının çok yavaş olmasıdır. Yaz aylarında gündüz sıcağı ile çok çabuk ısınan kumun, gece ile birlikte çok çabuk soğuduğu bilinir. Buna karşın, deniz suyu sıcaklığı gece ile gündüz arasında ancak 2-3 derece fark etmektedir. Bunun nedeni suyun ani ısınmalarda veya soğumalarda sahip olduğu sıcaklığı bir ölçüde koruyarak buharlaşma ve donma olayını geciktirmesidir. Suyun bu etkisini yeryüzünün tamamı için düşünecek olursak, okyanuslarda ve atmosferde sıvı veya buhar halde bulunan suyun Dünya'nın sıcaklığında en önemli rolü oynadığı görülür. Yeryüzünü kaplayan sular, Dünya'nın güneş ışınlarına maruz kalan kısmında sıcaklığı emerek fazla ısınmayı engeller. Aynı şekilde güneş ışını alamayan kısımlarda ise okyanuslar ve diğer sular sahip oldukları ısı sayesinde kalorifer görevi görerek sıcaklığın fazla azalmasını önlerler. Böylece gece ile gündüz arasındaki sıcaklık farkı daima insanların ve diğer canlıların dayanabileceği bir sınırda kalmaktadır. Dünya üzerindeki su miktarının karalara oranı daha az olmuş olsaydı, gece ile gündüz sıcaklıkları arasındaki fark çok artacak, Dünya çöle dönecek ve yaşam imkansızlaşacak ya da en azından çok zorlaşacaktı.</text:p>
      <text:p text:style-name="P14"/>
      <text:h text:style-name="P34" text:outline-level="3">BULUTLARIN AĞIRLIĞI</text:h>
      <text:p text:style-name="P14">Bulutlar inanılmayacak kadar ağır olabilmektedir. Örneğin, "Cumulo-nimbus" türü fırtına bulutunda 300.000 ton ağırlığa ulaşan miktarlarda su toplanmaktadır. Gökyüzünde 300.000 tonluk bir kütlenin durabileceği bir düzenin "kurulmuş" olması kuşkusuz hayret vericidir. Bir Kuran ayetinde bulutların ağırlığına Allah şu şekilde dikkat çekmektedir: </text:p>
      <text:p text:style-name="P28">"Rahmetinin önünde rüzgarları bir müjde olarak gönderen O'dur. Bunlar ağırca bulutları kaldırıp yüklendiğinde, onları (kuraklıktan) ölmüş bir şehre sürükleyiveririz ve bununla oraya su indiririz de böylelikle bütün ürünlerden çıkarırız. İşte Biz, ölüleri de böyle diriltip-çıkarırız. Ki ibret alasınız." (Araf Suresi, 57)</text:p>
      <text:p text:style-name="P14"/>
      <text:h text:style-name="P34" text:outline-level="3">RÜZGARLAR</text:h>
      <text:p text:style-name="P28">" Ve rüzgarları (belli bir düzen içinde) yönetmesinde aklını kullanan bir kavim için ayetler vardır." (Casiye Suresi, 5)</text:p>
      <text:p text:style-name="P14">Rüzgar, farklı ısı merkezleri arasında oluşan hava akımıdır. Atmosferdeki farklı ısılar, farklı hava basınçları oluşturduğundan, hava sürekli olarak yüksek basınçtan alçak basınca doğru akar. Basınç merkezleri, yani <text:soft-page-break/>atmosferdeki ısılar arasındaki fark eğer büyük olursa, hava akımı yani rüzgar şiddetli olur ki, büyük yıkımlara yol açan kasırgalar böyle oluşmaktadır.</text:p>
      <text:p text:style-name="P14">İlginç olan, ekvator ve kutuplar gibi aralarında çok büyük fark olan ısı ve basınç kuşaklarına rağmen, bazı engel ve "ayarlama"lar sayesinde, Dünyamızın çok sert rüzgarlara maruz kalmamasıdır. Eğer kutuplar ve ekvator arasında gerçekleşecek dev hava akımı birazdan sayacağımız nedenlerle yumuşatılmış olmasaydı, Dünya yüzeyi sürekli olarak şiddetli kasırgaların yaşandığı bir ölü gezegene dönüşürdü. </text:p>
      <text:p text:style-name="P14">Öncelikle Dünya'daki yükselti farkları rüzgarları yumuşatır. Büyük yükselti farkı bulunan yerler, sıcak ve soğuk cephe sistemleri doğurur. Dağ eteklerinde görülen bu sistemler, yeni rüzgarları doğurur. Böylece ekvator-kutup arasındaki iki merkezli sistem, yükseltiler sayesinde çok merkezli sisteme dönüşür ve rüzgarlar farklı açılara dağılarak yumuşar. Yerkabuğu üzerindeki sıradağlar ise dev hava koridorları niteliğindedir. Koridorlar sayesinde hava, rüzgarlarla Dünya'ya eşit olarak yayılır.</text:p>
      <text:p text:style-name="P14">Rüzgarların yumuşatılmasında Dünya'nın eğiminin de büyük rolü vardır. Eğer, Dünya uzayda dimdik dursaydı, bir uçtan diğerine, şiddetli rüzgarla kavrulan bir gezegen olurdu. Halbuki gezegenimizin ekvatoru, bilindiği gibi hareket düzlemine göre 23°27΄ eğiktir. Böylece iki kutup arasındaki bölgelerde ısı her zaman aynı kalmaz, mevsimlere göre değişir. Bu, hava basıncının dengelenmesi ve dolayısıyla rüzgarın şiddetinin de kırılması demektir. Ekvatorla her iki kutup arasındaki ısı farkı azaldıkça rüzgarlar ılımlı eser.Isı farklılığını dengelemek için bir de gezegenin etrafında iki gaz tabakası oluşturulmuştur. Ozon ve karbondioksit tabakaları atmosferin ısısını dengeler. Ozon tabakası, "ihtiyaç fazlası" güneş ışınlarını emer. Karbondioksit ise tersine bir etki gösterip, kazanılan ısıyı koruyarak soğumayı önler.</text:p>
      <text:p text:style-name="P14">Bütün bu bilgilerin bize gösterdiği, hayatımızın birbirinden karmaşık alt-sistemler içeren bir büyük sistemin sayesinde sürdüğüdür. Tüm yeryüzü, insan yaşamını sağlamak için yaratılmıştır.</text:p>
      <text:p text:style-name="P14"/>
      <text:p text:style-name="P14"/>
      <text:h text:style-name="P4" text:outline-level="1">5. BÖLÜM<text:line-break/>EK BÖLÜM</text:h>
      <text:p text:style-name="P13"/>
      <text:p text:style-name="P13"/>
      <text:h text:style-name="P32" text:outline-level="2">Darwinizm’in Çöküşü</text:h>
      <text:p text:style-name="P13"/>
      <text:p text:style-name="P13">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3">Evrim teorisinin çöküşünü ve Yaratılış'ın delillerini diğer pek çok çalışmamızda bütün bilimsel detaylarıyla ele aldık ve almaya devam ediyoruz. Ancak konuyu, taşıdığı büyük önem nedeniyle, burada da özetlemekte yarar vardır.</text:p>
      <text:p text:style-name="P13"/>
      <text:h text:style-name="P35" text:outline-level="3">Darwin'i Yıkan Zorluklar</text:h>
      <text:p text:style-name="P12"><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2">Türlerin Kökeni</text:span><text:span text:style-name="T1">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3">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3">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3"><text:soft-page-break/>Darwinizm'in bilim karşısındaki yenilgisi, üç temel başlıkta incelenebilir:</text:p>
      <text:p text:style-name="P13">1) Teori, hayatın yeryüzünde ilk kez nasıl ortaya çıktığını asla açıklayamamaktadır.</text:p>
      <text:p text:style-name="P13">2) Teorinin öne sürdüğü "evrim mekanizmaları"nın, gerçekte evrimleştirici bir etkiye sahip olduğunu gösteren hiçbir bilimsel bulgu yoktur.</text:p>
      <text:p text:style-name="P13">3) Fosil kayıtları, evrim teorisinin öngörülerinin tam aksine bir tablo ortaya koymaktadır. </text:p>
      <text:p text:style-name="P13">Bu bölümde, bu üç temel başlığı ana hatları ile inceleyeceğiz.</text:p>
      <text:p text:style-name="P13"/>
      <text:h text:style-name="P35" text:outline-level="3">Aşılamayan İlk Basamak: Hayatın Kökeni </text:h>
      <text:p text:style-name="P13">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3">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3"/>
      <text:h text:style-name="P35" text:outline-level="3">"Hayat Hayattan Gelir"</text:h>
      <text:p text:style-name="P1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3">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2"><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3">"Cansız maddelerin hayat oluşturabileceği iddiası artık kesin olarak tarihe gömülmüştür."</text:span><text:span text:style-name="T1"> (Sidney Fox, Klaus Dose, </text:span><text:span text:style-name="T2">Molecular Evolution and The Origin of Life</text:span><text:span text:style-name="T1">, New York: Marcel Dekker, 1977, s. 2.)</text:span></text:p>
      <text:p text:style-name="P13">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3"/>
      <text:h text:style-name="P35" text:outline-level="3"><text:soft-page-break/>20. Yüzyıldaki Sonuçsuz Çabalar</text:h>
      <text:p text:style-name="P12"><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3">Maalesef hücrenin kökeni, evrim teorisinin tümünü içine alan en karanlık noktayı oluşturmaktadır."</text:span><text:span text:style-name="T1"> (Alexander I. Oparin, </text:span><text:span text:style-name="T2">Origin of Life</text:span><text:span text:style-name="T1">, (1936) New York, Dover Publications, 1953 (Reprint), s. 196.)</text:span></text:p>
      <text:p text:style-name="P1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2"><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text:span text:style-name="T2">Bulletin of the American Meteorological Society</text:span><text:span text:style-name="T1">, c. 63, Kasım 1982, s. 1328-1330)</text:span></text:p>
      <text:p text:style-name="P12"><text:span text:style-name="T1">Uzun süren bir sessizlikten sonra Miller'in kendisi de kullandığı atmosfer ortamının gerçekçi olmadığını itiraf etti. (Stanley Miller, </text:span><text:span text:style-name="T2">Molecular Evolution of Life: Current Status of the Prebiotic Synthesis of Small Molecules</text:span><text:span text:style-name="T1">, 1986, s. 7)</text:span></text:p>
      <text:p text:style-name="P12"><text:span text:style-name="T1">Hayatın kökeni sorununu açıklamak için 20. yüzyıl boyunca yürütülen tüm evrimci çabalar hep başarısızlıkla sonuçlandı. San Diego Scripps Enstitüsü'nden ünlü jeokimyacı Jeffrey Bada, evrimci </text:span><text:span text:style-name="T2">Earth</text:span><text:span text:style-name="T1"> dergisinde 1998 yılında yayınlanan bir makalede bu gerçeği şöyle kabul eder:</text:span></text:p>
      <text:p text:style-name="P11">Bugün, 20. yüzyılı geride bırakırken, hala, 20. yüzyıla girdiğimizde sahip olduğumuz en büyük çözülmemiş problemle karşı karşıyayız: Hayat yeryüzünde nasıl başladı? (Jeffrey Bada, Earth, Şubat 1998, s. 40)</text:p>
      <text:p text:style-name="P13"/>
      <text:h text:style-name="P35" text:outline-level="3">Hayatın Kompleks Yapısı </text:h>
      <text:p text:style-name="P13">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3">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3">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5">1.<text:tab/>Enzimler olmadan protein sentezlenemez ve enzimler de birer proteindir.</text:p>
      <text:p text:style-name="P25"><text:soft-page-break/>2.<text:tab/>Tek bir proteinin sentezlenmesi için 100'e yakın proteinin hazır bulunması gerekmektedir. Dolayısıyla proteinlerin varlığı için proteinler gerekir. </text:p>
      <text:p text:style-name="P25">3.<text:tab/>Proteinleri sentezleyen enzimleri DNA üretir. DNA olmadan protein sentezlenemez. Dolayısıyla proteinlerin oluşabilmesi için DNA da gerekir.</text:p>
      <text:p text:style-name="P25">4.<text:tab/>Protein sentezleme işleminde hücredeki tüm organellerin önemli görevleri vardır. Yani proteinlerin oluşabilmesi için, eksiksiz ve tam işleyen bir hücrenin tüm organelleri ile var olması gerekmektedir.</text:p>
      <text:p text:style-name="P13">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2"><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2">Scientific American</text:span><text:span text:style-name="T1"> dergisinin Ekim 1994 tarihli sayısında bu gerçeği şöyle itiraf eder:</text:span></text:p>
      <text:p text:style-name="P1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3">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3"/>
      <text:h text:style-name="P35" text:outline-level="3">Evrimin Hayali Mekanizmaları</text:h>
      <text:p text:style-name="P13">Darwin'in teorisini geçersiz kılan ikinci büyük nokta, teorinin "evrim mekanizmaları" olarak öne sürdüğü iki kavramın da gerçekte hiçbir evrimleştirici güce sahip olmadığının anlaşılmış olmasıdır. </text:p>
      <text:p text:style-name="P12"><text:span text:style-name="T1">Darwin, ortaya attığı evrim iddiasını tamamen "doğal seleksiyon" mekanizmasına bağlamıştı. Bu mekanizmaya verdiği önem, kitabının isminden de açıkça anlaşılıyordu: </text:span><text:span text:style-name="T2">Türlerin Kökeni, Doğal Seleksiyon Yoluyla</text:span><text:span text:style-name="T1">...</text:span></text:p>
      <text:p text:style-name="P13">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2"><text:span text:style-name="T1">Dolayısıyla doğal seleksiyon mekanizması hiçbir evrimleştirici güce sahip değildir. Darwin de bu gerçeğin farkındaydı ve Türlerin Kökeni adlı kitabında </text:span><text:span text:style-name="T3">"Faydalı değişiklikler oluşmadığı sürece doğal seleksiyon hiçbir şey yapamaz"</text:span><text:span text:style-name="T1"> demek zorunda kalmıştı. (Charles Darwin, </text:span><text:span text:style-name="T2">The Origin of Species: A Facsimile of the First Edition</text:span><text:span text:style-name="T1">, Harvard University Press, 1964, s. 184.)</text:span></text:p>
      <text:p text:style-name="P13"/>
      <text:h text:style-name="P35" text:outline-level="3"><text:soft-page-break/>Lamarck'ın Etkisi</text:h>
      <text:p text:style-name="P13">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2"><text:span text:style-name="T1">Darwin de benzeri örnekler vermiş, örneğin </text:span><text:span text:style-name="T2">Türlerin Kökeni</text:span><text:span text:style-name="T1"> adlı kitabında, yiyecek bulmak için suya giren bazı ayıların zamanla balinalara dönüştüğünü iddia etmişti. (B. G. Ranganathan, </text:span><text:span text:style-name="T2">Origins?, Pennsylvania: The Banner Of Truth Trust</text:span><text:span text:style-name="T1">, 1988.)</text:span></text:p>
      <text:p text:style-name="P13">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3"/>
      <text:h text:style-name="P35" text:outline-level="3">Neo-Darwinizm ve Mutasyonlar</text:h>
      <text:p text:style-name="P12"><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p>
      <text:p text:style-name="P13">Bunun nedeni çok basittir: DNA çok kompleks bir düzene sahiptir. Bu molekül üzerinde oluşan herhangi bir tesadüfi etki ancak zarar verir. Amerikalı genetikçi B. G. Ranganathan bunu şöyle açıklar:</text:p>
      <text:p text:style-name="P1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3">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3"/>
      <text:h text:style-name="P35" text:outline-level="3"><text:soft-page-break/>Fosil Kayıtları: Ara Formlardan Eser Yok</text:h>
      <text:p text:style-name="P13">Evrim teorisinin iddia ettiği senaryonun yaşanmamış olduğunun en açık göstergesi ise fosil kayıtlarıdır.</text:p>
      <text:p text:style-name="P13">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3">Bu durumda, iddia edilen uzun dönüşüm süreci içinde sayısız "ara türler"in oluşmuş ve yaşamış olmaları gerekir. </text:p>
      <text:p text:style-name="P1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3">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text:p>
      <text:p text:style-name="P11">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3">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1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s. 172, 280) </text:p>
      <text:p text:style-name="P13"/>
      <text:h text:style-name="P35" text:outline-level="3">Darwin'in Yıkılan Umutları</text:h>
      <text:p text:style-name="P1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3">Ünlü İngiliz paleontolog (fosil bilimci) Derek W. Ager, bir evrimci olmasına karşın bu gerçeği şöyle itiraf eder:</text:p>
      <text:p text:style-name="P11">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3"><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5">Fosiller ise, canlıların yeryüzünde eksiksiz ve mükemmel bir biçimde ortaya çıktıklarını göstermektedir. Yani "türlerin kökeni", Darwin'in sandığının aksine, evrim değil Yaratılıştır.</text:p>
      <text:p text:style-name="P13"/>
      <text:h text:style-name="P35" text:outline-level="3">İnsanın Evrimi Masalı</text:h>
      <text:p text:style-name="P13">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1">1- Australopithecus</text:p>
      <text:p text:style-name="P11">2- Homo habilis</text:p>
      <text:p text:style-name="P11">3- Homo erectus</text:p>
      <text:p text:style-name="P11">4- Homo sapiens</text:p>
      <text:p text:style-name="P12"><text:span text:style-name="T1">Evrimciler, insanların sözde ilk maymunsu atalarına "güney maymunu" anlamına gelen "</text:span><text:span text:style-name="T2">Australopithecus</text:span><text:span text:style-name="T1">" ismini verirler. Bu canlılar gerçekte soyu tükenmiş bir maymun türünden başka bir şey değildir. Lord Solly Zuckerman ve Prof. Charles Oxnard gibi İngiltere ve ABD'den dünyaca ünlü iki anatomistin </text:span><text:span text:style-name="T2">Australopithecus</text:span><text:span text:style-name="T1"> örnekleri üzerinde yaptıkları çok geniş kapsamlı çalışmalar, bu canlıların sadece soyu tükenmiş bir maymun türüne ait olduklarını ve insanlarla hiçbir benzerlik taşımadıklarını göstermiştir. (Charles E. Oxnard, </text:span><text:span text:style-name="T2">"The Place of Australopithecines in Human Evolution: Grounds for Doubt"</text:span><text:span text:style-name="T1">, Nature, c. 258, s. 389. )</text:span></text:p>
      <text:p text:style-name="P12"><text:span text:style-name="T1">Evrimciler insan evriminin bir sonraki safhasını da, "homo" yani insan olarak sınıflandırırlar. İddiaya göre homo serisindeki canlılar, </text:span><text:span text:style-name="T2">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2">"Homo sapiens'e uzanan zincir gerçekte kayıptır"</text:span><text:span text:style-name="T1"> diyerek bunu kabul eder. (J. Rennie, "Darwin's Current Bulldog: Ernst Mayr", </text:span><text:span text:style-name="T2">Scientific American</text:span><text:span text:style-name="T1">, Aralık 1992)</text:span></text:p>
      <text:p text:style-name="P12"><text:span text:style-name="T1">Evrimciler </text:span><text:span text:style-name="T2">"Australopithecus &gt; Homo habilis &gt; Homo erectus &gt; Homo sapiens"</text:span><text:span text:style-name="T1"> sıralamasını yazarken, bu türlerin her birinin, bir sonrakinin atası olduğu izlenimini verirler. Oysa paleoantropologların son bulguları, </text:span><text:span text:style-name="T2">Australopithecus</text:span><text:span text:style-name="T1">, </text:span><text:span text:style-name="T2">Homo habilis</text:span><text:span text:style-name="T1"> ve </text:span><text:span text:style-name="T2">Homo erectus</text:span><text:span text:style-name="T1">'un dünya'nın farklı bölgelerinde aynı dönemlerde yaşadıklarını göstermektedir. (Alan Walker, </text:span><text:span text:style-name="T2">Science</text:span><text:span text:style-name="T1">, c. 207, 1980, s. 1103; A. J. Kelso, Physical Antropology, 1. baskı, New </text:span><text:soft-page-break/><text:span text:style-name="T1">York: J. B. Lipincott Co., 1970, s. 221; M. D. Leakey, Olduvai Gorge, c. 3, Cambridge: Cambridge University Press, 1971, s. 272)</text:span></text:p>
      <text:p text:style-name="P12"><text:span text:style-name="T1">Dahası </text:span><text:span text:style-name="T2">Homo erectus</text:span><text:span text:style-name="T1"> sınıflamasına ait insanların bir bölümü çok modern zamanlara kadar yaşamışlar, </text:span><text:span text:style-name="T2">Homo sapiens neandertalensis</text:span><text:span text:style-name="T1"> ve </text:span><text:span text:style-name="T2">Homo sapiens sapiens</text:span><text:span text:style-name="T1"> (insan) ile aynı ortamda yan yana bulunmuşlardır. (</text:span><text:span text:style-name="T2">Time</text:span><text:span text:style-name="T1">, Kasım 1996)</text:span></text:p>
      <text:p text:style-name="P13">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2"><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2">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3">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3">İşte insanın evrimi masalı da, teorilerine körü körüne inanan birtakım insanların buldukları bazı fosilleri ön yargılı bir biçimde yorumlamalarından ibarettir.</text:p>
      <text:p text:style-name="P13"/>
      <text:h text:style-name="P35" text:outline-level="3">Darwin Formülü!</text:h>
      <text:p text:style-name="P13">Şimdiye kadar ele aldığımız tüm teknik delillerin yanında, isterseniz evrimcilerin nasıl saçma bir inanışa sahip olduklarını bir de çocukların bile anlayabileceği kadar açık bir örnekle özetleyelim. </text:p>
      <text:p text:style-name="P13">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3"><text:soft-page-break/>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3">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2"><text:span text:style-name="T1">Kısacası, bilinçsiz </text:span><text:span text:style-name="T3">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3">Madde, ancak Yüce Allah'ın üstün yaratmasıyla hayat bulur</text:span><text:span text:style-name="T1">.</text:span></text:p>
      <text:p text:style-name="P13">Bunun aksini iddia eden evrim teorisi ise, akla tamamen aykırı bir safsatadır. Evrimcilerin ortaya attığı iddialar üzerinde biraz bile düşünmek, üstteki örnekte olduğu gibi, bu gerçeği açıkça gösterir.</text:p>
      <text:p text:style-name="P13"/>
      <text:h text:style-name="P35" text:outline-level="3">Göz ve Kulaktaki Teknoloji</text:h>
      <text:p text:style-name="P13">Evrim teorisinin kesinlikle açıklama getiremeyeceği bir diğer konu ise göz ve kulaktaki üstün algılama kalitesidir.</text:p>
      <text:p text:style-name="P13">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3">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3">Uzun yıllardır on binlerce mühendis üç boyutlu TV yapmaya, gözün görme kalitesine ulaşmaya çalışmaktadırlar. Evet, üç boyutlu bir televizyon sistemi yapabildiler ama onu da gözlük takmadan üç boyutlu <text:soft-page-break/>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3">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3">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3">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3">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3">Şimdiye kadar insanoğlunun yaptığı hiçbir görüntü ve ses cihazı, göz ve kulak kadar hassas ve başarılı birer algılayıcı olamamıştır. Ancak görme ve işitme olayında, tüm bunların ötesinde, çok büyük bir gerçek daha vardır.</text:p>
      <text:p text:style-name="P13"/>
      <text:h text:style-name="P35" text:outline-level="3">Beynin İçinde Gören ve Duyan Şuur Kime Aittir?</text:h>
      <text:p text:style-name="P13">Beynin içinde, ışıl ışıl renkli bir dünyayı seyreden, senfonileri, kuşların cıvıltılarını dinleyen, gülü koklayan kimdir?</text:p>
      <text:p text:style-name="P1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3">Beynin içinde göze, kulağa, burna ihtiyaç duymadan tüm bunları algılayan bir şuur bulunmaktadır. Bu şuur kime aittir?</text:p>
      <text:p text:style-name="P13">Elbette bu şuur beyni oluşturan sinirler, yağ tabakası ve sinir hücrelerine ait değildir. İşte bu yüzden, herşeyin maddeden ibaret olduğunu zanneden Darwinist-materyalistler bu sorulara hiçbir cevap verememektedirler. <text:soft-page-break/>Çünkü bu şuur, Allah'ın yaratmış olduğu ruhtur. Ruh, görüntüyü seyretmek için göze, sesi duymak için kulağa ihtiyaç duymaz. Bunların da ötesinde düşünmek için beyne ihtiyaç duymaz. </text:p>
      <text:p text:style-name="P13">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3"/>
      <text:h text:style-name="P35" text:outline-level="3">Materyalist Bir İnanç</text:h>
      <text:p text:style-name="P13">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3">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3">Bazen bunu açıkça itiraf da ederler. Harvard Üniversitesi'nden ünlü bir genetikçi ve aynı zamanda önde gelen bir evrimci olan Richard Lewontin, "önce materyalist, sonra bilim adamı" olduğunu şöyle itiraf etmektedir:</text:p>
      <text:p text:style-name="P1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3">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3">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3"/>
      <text:h text:style-name="P35" text:outline-level="3"><text:soft-page-break/>Evrim Teorisi Dünya Tarihinin En Etkili Büyüsüdür</text:h>
      <text:p text:style-name="P1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9">Şüphesiz, inkar edenleri uyarsan da, uyarmasan da, onlar için fark etmez; inanmazlar. Allah, onların kalplerini ve kulaklarını mühürlemiştir; gözlerinin üzerinde perdeler vardır. Ve büyük azap onlaradır. (Bakara Suresi, 6-7)</text:p>
      <text:p text:style-name="P29">…<text:span text:style-name="T15"> </text:span>Kalpleri vardır bununla kavrayıp-anlamazlar, gözleri vardır bununla görmezler, kulakları vardır bununla işitmezler. Bunlar hayvanlar gibidir, hatta daha aşağılıktırlar. İşte bunlar gafil olanlardır. (Araf Suresi, 179)</text:p>
      <text:p text:style-name="P13">Allah, Hicr Suresi'nde ise, bu insanların mucizeler görseler bile inanmayacak kadar büyülendiklerini şöyle bildirmektedir:</text:p>
      <text:p text:style-name="P29">Onların üzerlerine gökyüzünden bir kapı açsak, ordan yukarı yükselseler de, mutlaka: "Gözlerimiz döndürüldü, belki biz büyülenmiş bir topluluğuz" diyeceklerdir. (Hicr Suresi, 14-15)</text:p>
      <text:p text:style-name="P1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3">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9"><text:soft-page-break/>(Musa:) "Siz atın" dedi. (Asalarını) atıverince, insanların gözlerini büyüleyiverdiler, onları dehşete düşürdüler ve (ortaya) büyük bir sihir getirmiş oldular. (Araf Suresi, 116)</text:p>
      <text:p text:style-name="P13">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29">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3">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0"><text:span text:style-name="T3">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 43)</text:span></text:p>
      <text:p text:style-name="P13">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3"/>
      <text:p text:style-name="P13"/>
      <text:p text:style-name="P13"/>
      <text:p text:style-name="P8">Dediler ki: "Sen Yücesin, bize öğrettiğinden başka bizim hiçbir bilgimiz yok. Gerçekten Sen, herşeyi bilen, hüküm ve hikmet sahibi olansın." (Bakara Suresi, 32)</text:p>
      <text:p text:style-name="P13"/>
      <text:p text:style-name="P13"/>
      <text:p text:style-name="P13"/>
      <text:h text:style-name="P6" text:outline-level="1">RESİM ALTI YAZILARI</text:h>
      <text:p text:style-name="P13"/>
      <text:p text:style-name="P13"/>
      <text:p text:style-name="P13">s.19</text:p>
      <text:p text:style-name="P14">Çiftleşme olgunluğuna gelen erkek sivrisinek dişisini bulmak için işitme organı olan duyargalarını kullanır. Erkeğin duyargaları dişininkinden farklı bir görev üstlenmiştir. Duyargaların ucundaki ince tüyler, dişi sivrisineğin çıkardığı sese karşı son derece hassas bir algılama yeteneğine sahiptir. Erkek sivrisineklerin cinsel organlarının yanında havadaki çiftleşme sırasında dişilerini tutmaya yarayan uzantılar vardır. Erkek sivrisinekler bir bulut oluştururcasına grup halinde uçarlar. Bu grubun arasına bir dişi girince onu yakalama şansına sahip olan erkek, uçuş esnasında çiftleşmeyi de gerçekleştirir. Çiftleşme kısa sürer ve erkek sivrisinek grubuna geri döner. Dişi sivrisinek, işte bu andan itibaren yumurtalarının gelişmesi için kana ihtiyaç duyar. </text:p>
      <text:p text:style-name="P14"/>
      <text:p text:style-name="P14">s.22</text:p>
      <text:p text:style-name="P14">Pupa dönemindeki sivrisinek</text:p>
      <text:p text:style-name="P14"/>
      <text:p text:style-name="P14">s.23</text:p>
      <text:p text:style-name="P14">SOLUNUM SİSTEMİ: Sivrisineğe dönüşecek olan kurdun solunum için kullandığı sistemin esası, içi boş bir borunun su üstüne çıkarılarak havanın solunmasına dayanmaktadır. Bu sırada kurtçuklar su içinde ters asılmış halde durmaktadırlar. Vücutlarının salgıladığı yapışkan bir salgı suyun, hava aldıkları deliklerden içeri kaçmasını da engeller.</text:p>
      <text:p text:style-name="P14"/>
      <text:p text:style-name="P14">s.24</text:p>
      <text:p text:style-name="P14">Sivrisinek kabuğundan çıkarken kafasının su ile hiç temas etmemesi gerekir. Çünkü bir an bile havasız kalması ölümüne sebep olacaktır. Bu yüzden esecek en küçük bir rüzgar veya sudaki küçük bir akıntı bile sivrisinek için son derece tehlikelidir. Sivrisinek bunu bilirmişçesine hareket eder ve sudan büyük bir beceriyle çıkar. </text:p>
      <text:p text:style-name="P14"/>
      <text:p text:style-name="P14">Sivrisinek suyun içinde aşama aşama dış dünyadaki yaşamı için hazırlanmıştır. Sivrisineklere sahip oldukları bütün özellikleri veren herşeyin hakimi olan Allah'tır.</text:p>
      <text:p text:style-name="P14"/>
      <text:p text:style-name="P14">s.25</text:p>
      <text:p text:style-name="P25">ÇEVRESİNDEKİ CANLILARI BÖYLE ALGILIYOR</text:p>
      <text:p text:style-name="P14">Sivrisinekler, son derece hassas ısı algılayıcılarına sahiptirler. Etraflarındaki varlıkları, yandaki resimdeki gibi sıcaklıklarına göre renk renk algılayabilirler.</text:p>
      <text:p text:style-name="P14"><text:soft-page-break/>Bu algılama ışığa bağımlı olmadığı için, karanlık bir odada bile kan damarlarını rahatlıkla bulurlar. </text:p>
      <text:p text:style-name="P14">Sivrisineğin ısı algılayıcıları, 1/1000 derecelik sıcaklık değişmelerini bile fark edecek hassasiyettedir. </text:p>
      <text:p text:style-name="P14"/>
      <text:p text:style-name="P14">s.26</text:p>
      <text:p text:style-name="P14">Sivrisineğin başının üzerinde petek şeklinde yerleşmiş 100'e yakın göz vardır. </text:p>
      <text:p text:style-name="P14">Üstteki resimde bu göz kümesi içinden üç tanesinin kesiti alınmıştır. </text:p>
      <text:p text:style-name="P14">Sağda ise, bu gözler üzerinde bulunan bir objenin görüntüsünün beyne nasıl iletildiği görülmektedir.</text:p>
      <text:p text:style-name="P14"/>
      <text:p text:style-name="P14">s.27</text:p>
      <text:p text:style-name="P14">iğne</text:p>
      <text:p text:style-name="P14"/>
      <text:p text:style-name="P14">kılıf</text:p>
      <text:p text:style-name="P14"/>
      <text:p text:style-name="P14">s.28</text:p>
      <text:p text:style-name="P12">İĞNE</text:p>
      <text:p text:style-name="P12"/>
      <text:p text:style-name="P12">KILIF</text:p>
      <text:p text:style-name="P12"/>
      <text:p text:style-name="P12">s.29</text:p>
      <text:p text:style-name="P14">Bu fotoğraf, sivrisineklerin üzerinde parazit olarak yaşayan küçük bir hayvana ait. Sivrisineğin sahip olduğu ve sadece bir bölümünü incelediğimiz beslenme, üreme, solunum, kan dolaşımı gibi sistemlerin yanında, sivrisineğin üstünde yaşayan bu küçük bitin de karmaşık sistemleri ve yaşamsal fonksiyonları bulunduğu düşünüldüğünde Allah'ın ayetlerinin sınırsızlığı daha iyi anlaşılmaktadır.</text:p>
      <text:p text:style-name="P14"/>
      <text:p text:style-name="P14">Göklerde ve yerde olanların tümü Allah'ı tesbih etmiştir. O, üstün ve güçlü (aziz) olandır, hüküm ve hikmet sahibidir. Göklerin ve yerin mülkü O'nundur. Diriltir ve öldürür. O, herşeye güç yetirendir.</text:p>
      <text:p text:style-name="P12"><text:span text:style-name="T4">HAD</text:span>İ<text:span text:style-name="T4">D</text:span><text:span text:style-name="T13"> </text:span><text:span text:style-name="T4">SURES</text:span>İ<text:span text:style-name="T4">, 1-2</text:span></text:p>
      <text:p text:style-name="P13"/>
      <text:p text:style-name="P13">s.33</text:p>
      <text:p text:style-name="P14">“Biz onlara (hayvanlara) kendileri için boyun eğdirdik; işte bir kısmı binekleridir, bir kısmını(n da etini) yiyorlar. Onlarda kendileri için daha nice yararlar ve içecekler vardır. Yine de şükretmeyecekler mi?” (Yasin Suresi, 72-73)</text:p>
      <text:p text:style-name="P14"/>
      <text:p text:style-name="P14">s.44</text:p>
      <text:p text:style-name="P14"><text:soft-page-break/>"...Onların (arıların) karınlarından türlü renklerde şerbet çıkar, onda insanlar için şifa vardır..." (Nahl Suresi, 69)</text:p>
      <text:p text:style-name="P14"/>
      <text:p text:style-name="P14">s.47</text:p>
      <text:p text:style-name="P14">“Sizin yaratılışınızda ve türetip-yaydığı canlılarda kesin bilgiyle inanan bir kavim için ayetler vardır.” (Casiye Suresi, 4)</text:p>
      <text:p text:style-name="P14"/>
      <text:p text:style-name="P14">s.55</text:p>
      <text:p text:style-name="P14">Hecin develeri, Orta Asya'nın yüksek yaylalarında -52 derecelik soğuğa karşı dayanabilmektedir.</text:p>
      <text:p text:style-name="P14"/>
      <text:p text:style-name="P14">KAYNAKLAR: </text:p>
      <text:p text:style-name="P14">The Camel, Hilde Gauthier-Pilters &amp; Anne Innis Dag, The University of Chicago Press, 1981... Ça m'intéresse, Aralık 1992... Science Illustrée Temmuz 1993, Il grande libro degli animali e lambiente, Paolo Schmidt di Friedberg, Vallarddi Industrie Grafiche, Lainate-Italia, 1975.</text:p>
      <text:p text:style-name="P13"/>
      <text:p text:style-name="P14">s.64</text:p>
      <text:p text:style-name="P14">"İnsan önceden, hiçbir şey değilken, gerçekten Bizim onu yaratmış bulunduğumuzu düşünmüyor mu?" (Meryem Suresi, 67)</text:p>
      <text:p text:style-name="P14"/>
      <text:p text:style-name="P14">s.66</text:p>
      <text:p text:style-name="P14">O'nun bilgisi olmaksızın, hiçbir dişi gebe kalmaz ve doğurmaz da. Ömür sürene, ömür verilmesi ve onun ömründen kısaltılması da mutlaka bir kitaptadır. Gerçekten bu, Allah'a göre kolaydır.</text:p>
      <text:p text:style-name="P12"><text:span text:style-name="T4">FATIR SURES</text:span>İ<text:span text:style-name="T4">, 11</text:span></text:p>
      <text:p text:style-name="P14"/>
      <text:p text:style-name="P14">s.70</text:p>
      <text:p text:style-name="P14">Yumurtanın etrafını saran spermler.</text:p>
      <text:p text:style-name="P14"/>
      <text:p text:style-name="P14">Yumurtayı dölleyecek sperm yumurtaya yaklaştığında, yumurta birdenbire özel bir sıvı salgılar ve bu sıvı spermin koruyucu zırhını eritir. Böylece spermin ucunda özel olarak hazırlanmış bulunan eritici enzim kesecikleri açığa çıkar. Sperm yumurtaya ulaştığında bu enzimler yumurtanın zarını delerek spermin içeri girmesini sağlar.</text:p>
      <text:p text:style-name="P14"/>
      <text:p text:style-name="P14">Uzun ve zorlu bir yolculuk geçiren spermlerden biri yumurtayı döllemek için içeri giriyor...</text:p>
      <text:p text:style-name="P14"/>
      <text:p text:style-name="P14">İlk 4.gün</text:p>
      <text:p text:style-name="P14"/>
      <text:p text:style-name="P14"><text:soft-page-break/>İlk 40.saatte hücrelerin çoğalmaya başlaması. Tek bir hücreyle başlayan gelişim, hücrelerin sürekli bölünmesiyle devam eder.</text:p>
      <text:p text:style-name="P14"/>
      <text:p text:style-name="P14">s.72</text:p>
      <text:p text:style-name="P14">1. Gün</text:p>
      <text:p text:style-name="P14"/>
      <text:p text:style-name="P14">2. Gün</text:p>
      <text:p text:style-name="P14"/>
      <text:p text:style-name="P14">3-4. Gün</text:p>
      <text:p text:style-name="P14"/>
      <text:p text:style-name="P14">İlk Çatlama</text:p>
      <text:p text:style-name="P14"/>
      <text:p text:style-name="P14">2 hücreli aşama</text:p>
      <text:p text:style-name="P14"/>
      <text:p text:style-name="P14">4 hücreli aşama</text:p>
      <text:p text:style-name="P14"/>
      <text:p text:style-name="P14">8 hücreli yoğun olmayan morula</text:p>
      <text:p text:style-name="P14"/>
      <text:p text:style-name="P14">4. Gün</text:p>
      <text:p text:style-name="P14"/>
      <text:p text:style-name="P14">8 hücreli yoğun morula</text:p>
      <text:p text:style-name="P14"/>
      <text:p text:style-name="P14">Döllenmiş yumurta (zigot)</text:p>
      <text:p text:style-name="P14"/>
      <text:p text:style-name="P14">Döllenme öncesi</text:p>
      <text:p text:style-name="P14"/>
      <text:p text:style-name="P14">5. Gün</text:p>
      <text:p text:style-name="P14"/>
      <text:p text:style-name="P14">Yumurtalık</text:p>
      <text:p text:style-name="P14"/>
      <text:p text:style-name="P14">Erken blastokist</text:p>
      <text:p text:style-name="P14"/>
      <text:p text:style-name="P14"><text:soft-page-break/>6-7. Gün</text:p>
      <text:p text:style-name="P14"/>
      <text:p text:style-name="P14">Ovosit</text:p>
      <text:p text:style-name="P14"/>
      <text:p text:style-name="P14">Yumurtlama</text:p>
      <text:p text:style-name="P14"/>
      <text:p text:style-name="P14">Sonraki aşamadaki blastokist</text:p>
      <text:p text:style-name="P14"/>
      <text:p text:style-name="P14">8-9. Gün</text:p>
      <text:p text:style-name="P14"/>
      <text:p text:style-name="P14">Blastokistin yerleştirilmesi</text:p>
      <text:p text:style-name="P14"/>
      <text:p text:style-name="P14">Sperm ve yumurta döllenme yoluyla birleşerek zigotu oluşturur. Zigot 8-9 gün içinde fallop duvarına yerleşerek 9 ay boyunca burada gelişir.</text:p>
      <text:p text:style-name="P14"/>
      <text:p text:style-name="P14">6 günlük embriyo</text:p>
      <text:p text:style-name="P14"/>
      <text:p text:style-name="P14">s.73</text:p>
      <text:p text:style-name="P14">6-7 haftalık embriyo</text:p>
      <text:p text:style-name="P14"/>
      <text:p text:style-name="P14">Görüntüdeki embriyo Fallop kanalında bulunmaktadır.</text:p>
      <text:p text:style-name="P14"/>
      <text:p text:style-name="P14">s.74</text:p>
      <text:p text:style-name="P25">ÜÇ KARANLIK BÖLGE</text:p>
      <text:p text:style-name="P14">Çocuğun döllenmeden itibaren gelişimi üç bölge içinde olmaktadır. </text:p>
      <text:p text:style-name="P14">Bu üç bölge:</text:p>
      <text:p text:style-name="P12"><text:span text:style-name="T6">1.</text:span><text:span text:style-name="T4"> Fallop borusundaki bölge; bu bölge spermle yumurtanın birleştiği ve yumurtalığın rahime bağlı olduğu bölümdür.</text:span></text:p>
      <text:p text:style-name="P12"><text:span text:style-name="T6">2. </text:span><text:span text:style-name="T4">Ceninin tutunarak gelişmeye başladığı rahim duvarının içindeki bölme.</text:span></text:p>
      <text:p text:style-name="P12"><text:span text:style-name="T6">3.</text:span><text:span text:style-name="T4"> Ceninin özel bir sıvı dolu kese içerisinde gelişmeyi sürdürdüğü bölge.</text:span></text:p>
      <text:p text:style-name="P14">Kuran-ı Kerim'de Allah konuyla ilgili olarak şöyle buyurmaktadır:</text:p>
      <text:p text:style-name="P28"><text:soft-page-break/>"... Sizi annelerinizin karınlarında, üç karanlık içinde, bir yaratılıştan sonra (bir başka) yaratılışa (dönüştürüp) yaratmaktadır. İşte Rabbiniz olan Allah budur, mülk O'nundur. O'ndan başka ilah yoktur. Buna rağmen nasıl çevriliyorsunuz?" (Zümer Suresi, 6)</text:p>
      <text:p text:style-name="P14"/>
      <text:p text:style-name="P14">s.75</text:p>
      <text:p text:style-name="P25">GÖZ OLUŞURKEN...</text:p>
      <text:p text:style-name="P14"/>
      <text:p text:style-name="P14">s.76</text:p>
      <text:p text:style-name="P25">EMME REFLEKSİ</text:p>
      <text:p text:style-name="P14">Bebekler anne karnından emme refleksini kazanmış olarak doğarlar. Anne karnında parmak emme ile başlayan emme talimleri doğum sonrası bebeğin beslenmesi için büyük önem taşımaktadır. Çünkü bebeğin, tek besin kaynağı olan sütü başka bir şekilde almasına olanak yoktur.</text:p>
      <text:p text:style-name="P14"/>
      <text:p text:style-name="P14">s.85</text:p>
      <text:p text:style-name="P25">SİNDİRİM SİSTEMİ</text:p>
      <text:p text:style-name="P27">Ağız boşluğu, tükürük bezleri ve mide</text:p>
      <text:p text:style-name="P14">Sindirim ağızda yiyeceklerin tükürük ile birleşmesiyle başlar. Tükürük yiyeceklerdeki nişastayı parçalayarak küçük şeker haline getirir. Boğazdan geçerek mideye ulaşan yiyecekler burada enzim ve hidroklorik asid ile tam olarak parçalanır. Mukus tabakası mide çeperini hidroklorik asidin vereceği zarardan korur. </text:p>
      <text:p text:style-name="P14"/>
      <text:p text:style-name="P14">Ağız boşluğu </text:p>
      <text:p text:style-name="P14"/>
      <text:p text:style-name="P14">Karaciğer</text:p>
      <text:p text:style-name="P14"/>
      <text:p text:style-name="P14">Mide</text:p>
      <text:p text:style-name="P14"/>
      <text:p text:style-name="P14">Safra Kesesi</text:p>
      <text:p text:style-name="P14"/>
      <text:p text:style-name="P14">Mide duvarı</text:p>
      <text:p text:style-name="P14"/>
      <text:p text:style-name="P14">Mide iç kırıklıkları</text:p>
      <text:p text:style-name="P14"/>
      <text:p text:style-name="P14">Oniki parmak bağırsağı</text:p>
      <text:p text:style-name="P14"><text:soft-page-break/></text:p>
      <text:p text:style-name="P14">Pankreas</text:p>
      <text:p text:style-name="P14"/>
      <text:p text:style-name="P14">İnce bağırsağın üst bölümü duvarı</text:p>
      <text:p text:style-name="P14"/>
      <text:p text:style-name="P14">Kalın Bağırsak</text:p>
      <text:p text:style-name="P14"/>
      <text:p text:style-name="P14">Kalın bağırsak duvarı</text:p>
      <text:p text:style-name="P14"/>
      <text:p text:style-name="P14">İnce Bağırsak</text:p>
      <text:p text:style-name="P14"/>
      <text:p text:style-name="P14">Sigmold Bağırsak</text:p>
      <text:p text:style-name="P14"/>
      <text:p text:style-name="P18">Karaciğer, Pankreas ve Onikiparmak bağırsağı</text:p>
      <text:p text:style-name="P14">Kısmen sindirilmiş yemekler mideden oniki parmak bağırsağına geçer. Burada safra ve pankreastan gelen enzimler yiyeceklerdeki yağ, protein ve karbonhidratları parçalar. <text:s/>Safra karaciğerde üretilir ve öd kesesinde biriktirilir. </text:p>
      <text:p text:style-name="P14"/>
      <text:p text:style-name="P18">İnce ve Kalın Bağırsaklar</text:p>
      <text:p text:style-name="P14">Kimus (yarı sindirilmiş haldeki besin maddeleri) ince bağırsakların son bölümlerine, yani yiyeceklerin emilerek kan dolaşımına geçtiği bölüme geçer. Besin maddeleri de depolanmak üzere karaciğere gönderilir. Sindirilmemiş maddelerin kalın bağırsakta suyu ve elektrolitleri emilir. Kalan atıklar vücuttan atılana kadar biriktirilir. </text:p>
      <text:p text:style-name="P14"/>
      <text:p text:style-name="P14">Anüs</text:p>
      <text:p text:style-name="P14"/>
      <text:p text:style-name="P14">s.87</text:p>
      <text:p text:style-name="P25">SOLUNUM SİSTEMİ </text:p>
      <text:p text:style-name="P14"/>
      <text:p text:style-name="P27">İletken sistem</text:p>
      <text:p text:style-name="P14">İletken sistem havanın akciğerlere ulaşması için gereken tüm yolları kapsar. Bu yollar arasında burun boşluğu, yutak, gırtlak, solunum borusu ve bronşlar yer alır. İletken sistem içerisinde hava ısınır, filtreden geçirilip nemlendirilir ve akciğerlerin hava değiş-tokuş alanından gönderilir. </text:p>
      <text:p text:style-name="P14"/>
      <text:p text:style-name="P14"><text:soft-page-break/>Ön sinüs</text:p>
      <text:p text:style-name="P14"/>
      <text:p text:style-name="P14">Üst burun konkası</text:p>
      <text:p text:style-name="P14"/>
      <text:p text:style-name="P14">Burun boşluğu</text:p>
      <text:p text:style-name="P14"/>
      <text:p text:style-name="P14">Ağız boşluğu</text:p>
      <text:p text:style-name="P14"/>
      <text:p text:style-name="P14">Sfenoid sinüs</text:p>
      <text:p text:style-name="P14"/>
      <text:p text:style-name="P14">Orta burun konkası</text:p>
      <text:p text:style-name="P14"/>
      <text:p text:style-name="P14">Alt burun konkası</text:p>
      <text:p text:style-name="P14"/>
      <text:p text:style-name="P14">Yumuşak damak</text:p>
      <text:p text:style-name="P14"/>
      <text:p text:style-name="P14">Orofarenks</text:p>
      <text:p text:style-name="P14"/>
      <text:p text:style-name="P14">Küçük dil</text:p>
      <text:p text:style-name="P14"/>
      <text:p text:style-name="P14">Yemek borusu</text:p>
      <text:p text:style-name="P14"/>
      <text:p text:style-name="P14">Tiroid kıkırdağı</text:p>
      <text:p text:style-name="P14"/>
      <text:p text:style-name="P14">Soluk borusu</text:p>
      <text:p text:style-name="P14"/>
      <text:p text:style-name="P14">Akciğer tepesi</text:p>
      <text:p text:style-name="P14"/>
      <text:p text:style-name="P14">Sol ana bronş</text:p>
      <text:p text:style-name="P14"/>
      <text:p text:style-name="P14">Sağ üst lober bronş</text:p>
      <text:p text:style-name="P14"><text:soft-page-break/></text:p>
      <text:p text:style-name="P14">Sağ ana bronş</text:p>
      <text:p text:style-name="P14"/>
      <text:p text:style-name="P14">Yatay fisür</text:p>
      <text:p text:style-name="P14"/>
      <text:p text:style-name="P14">Eğik fisür</text:p>
      <text:p text:style-name="P14"/>
      <text:p text:style-name="P14">Kalp</text:p>
      <text:p text:style-name="P14"/>
      <text:p text:style-name="P14">Orta lop</text:p>
      <text:p text:style-name="P14"/>
      <text:p text:style-name="P14">Alt lop</text:p>
      <text:p text:style-name="P14"/>
      <text:p text:style-name="P14">Kardiyak yarık</text:p>
      <text:p text:style-name="P14"/>
      <text:p text:style-name="P14">Terminal bronşçuk</text:p>
      <text:p text:style-name="P14"/>
      <text:p text:style-name="P14">Diyafram</text:p>
      <text:p text:style-name="P14"/>
      <text:p text:style-name="P14">Hava keseciği enine kesiti</text:p>
      <text:p text:style-name="P14"/>
      <text:p text:style-name="P14">Alveolar kanal</text:p>
      <text:p text:style-name="P14"/>
      <text:p text:style-name="P14">Yumuşak kas</text:p>
      <text:p text:style-name="P14"/>
      <text:p text:style-name="P14">Kılcal damar</text:p>
      <text:p text:style-name="P14"/>
      <text:p text:style-name="P14">Elastik lifçik</text:p>
      <text:p text:style-name="P14"/>
      <text:p text:style-name="P14">Fibroblast</text:p>
      <text:p text:style-name="P14"/>
      <text:p text:style-name="P14"><text:soft-page-break/>Alveolar</text:p>
      <text:p text:style-name="P14"/>
      <text:p text:style-name="P14">Hücre</text:p>
      <text:p text:style-name="P14"/>
      <text:p text:style-name="P14">Yumuşak kas</text:p>
      <text:p text:style-name="P14"/>
      <text:p text:style-name="P14">Akciğer atardamarı</text:p>
      <text:p text:style-name="P14"/>
      <text:p text:style-name="P14">Akciğer damarı</text:p>
      <text:p text:style-name="P14"/>
      <text:p text:style-name="P14">Makrofaj</text:p>
      <text:p text:style-name="P14"/>
      <text:p text:style-name="P14">Alveol</text:p>
      <text:p text:style-name="P14"/>
      <text:p text:style-name="P14">Bazal zar</text:p>
      <text:p text:style-name="P14"/>
      <text:p text:style-name="P14">Solunum bronşçukları</text:p>
      <text:p text:style-name="P14"/>
      <text:p text:style-name="P14">Alveolar damar</text:p>
      <text:p text:style-name="P14"/>
      <text:p text:style-name="P14">Alveolar kese</text:p>
      <text:p text:style-name="P14"/>
      <text:p text:style-name="P14">Alveolar gözenekler</text:p>
      <text:p text:style-name="P14"/>
      <text:p text:style-name="P14">İntrapulmoner Hava Yollarının Yapısı</text:p>
      <text:p text:style-name="P14"/>
      <text:p text:style-name="P14">Nefes alma sırasında, diyafram ve dış kaburgalararası kaslar kasılır ve göğüs kafesi genişlemesine, torasik boşluğun hacminin artmasına neden olur. Daha sonra hava bu basıncı eşitlemek için hızla akar. Soluk verme sırasında da diyafram ve kaburgalar arası kaslar gevşerken, akciğerler havayı dışarı iterek pasif bir çekilde geri çekilir.</text:p>
      <text:p text:style-name="P14"/>
      <text:p text:style-name="P14">Hava değiş-tokuşu</text:p>
      <text:p text:style-name="P14"><text:soft-page-break/></text:p>
      <text:p text:style-name="P14">s.89</text:p>
      <text:p text:style-name="P14">İskelet 206 ayrı parçanın birleştirilmesinden oluşmuş gerçek bir mühendislik harikasıdır. İnsan vücudu, birbirine eklenmiş bu parçalar sayesinde olağanüstü bir hareket kabiliyetine sahip olur. Bugüne kadar yapılmış hiçbir robot, insan vücudunun hareket kabiliyetini taklit edememiştir.</text:p>
      <text:p text:style-name="P14"/>
      <text:p text:style-name="P14">kafatası</text:p>
      <text:p text:style-name="P14"/>
      <text:p text:style-name="P14">yüz kemikleri</text:p>
      <text:p text:style-name="P14"/>
      <text:p text:style-name="P14">boyun kemiği</text:p>
      <text:p text:style-name="P14"/>
      <text:p text:style-name="P14">sternum</text:p>
      <text:p text:style-name="P14"/>
      <text:p text:style-name="P14">leğen kemiği</text:p>
      <text:p text:style-name="P14"/>
      <text:p text:style-name="P14">s.91</text:p>
      <text:p text:style-name="P14">Süngerimsi kemik</text:p>
      <text:p text:style-name="P14"/>
      <text:p text:style-name="P14">Proksimal kemik ucu</text:p>
      <text:p text:style-name="P14"/>
      <text:p text:style-name="P14">Diyafiz (kemik gövdesi)</text:p>
      <text:p text:style-name="P14"/>
      <text:p text:style-name="P14">Mafsaldan uzak kemik ucu</text:p>
      <text:p text:style-name="P14"/>
      <text:p text:style-name="P14">Artüküler (eklemsel kıkırdak)</text:p>
      <text:p text:style-name="P14"/>
      <text:p text:style-name="P14">Epifiz çizgisi</text:p>
      <text:p text:style-name="P14"/>
      <text:p text:style-name="P14">Kemik örtüsü zarı</text:p>
      <text:p text:style-name="P14"/>
      <text:p text:style-name="P14">Öz kemik</text:p>
      <text:p text:style-name="P14"><text:soft-page-break/></text:p>
      <text:p text:style-name="P14">İliksi delik</text:p>
      <text:p text:style-name="P14"/>
      <text:p text:style-name="P14">Süngerimsi kemik</text:p>
      <text:p text:style-name="P14"/>
      <text:p text:style-name="P14">Öz kemik</text:p>
      <text:p text:style-name="P14"/>
      <text:p text:style-name="P14">Artüküler (eklemsel kıkırdak)</text:p>
      <text:p text:style-name="P14"/>
      <text:p text:style-name="P14">Kemik boşluklarını astarlayan bağ dokusundan meydana gelmiş kılıf</text:p>
      <text:p text:style-name="P14"/>
      <text:p text:style-name="P14">Kemik iliği</text:p>
      <text:p text:style-name="P14"/>
      <text:p text:style-name="P14">Öz kemik</text:p>
      <text:p text:style-name="P14"/>
      <text:p text:style-name="P14">Kemik örtüsü zarı</text:p>
      <text:p text:style-name="P14"/>
      <text:p text:style-name="P14">Delikli lifler</text:p>
      <text:p text:style-name="P14"/>
      <text:p text:style-name="P14">Besleyici atardamar</text:p>
      <text:p text:style-name="P14"/>
      <text:p text:style-name="P14">İnsan vücuduna ait uzun kemiklerin içindeki muhteşem organizasyon ve kemik kesitinin mikrografiği. Kan hücreleri üreten, vücudun mineral bankası olan kemikler canlıdırlar.</text:p>
      <text:p text:style-name="P14"/>
      <text:p text:style-name="P14">s.92</text:p>
      <text:p text:style-name="P14">BOYUN OMURGALARI</text:p>
      <text:p text:style-name="P14"/>
      <text:p text:style-name="P14">AKCİĞER BÖLGESİ OMURGALARI</text:p>
      <text:p text:style-name="P14"/>
      <text:p text:style-name="P14">BEL OMURGALARI</text:p>
      <text:p text:style-name="P14"/>
      <text:p text:style-name="P14">SACRUM</text:p>
      <text:p text:style-name="P14"><text:soft-page-break/></text:p>
      <text:p text:style-name="P14">KUYRUK SOKUMU</text:p>
      <text:p text:style-name="P14"/>
      <text:p text:style-name="P14">Atılan her adımda, vücudun ağırlığı yüzünden, yerden vücuda doğru bir tepki kuvveti doğar. Eğer omurlar arasında bulunan amortisörler olmasa ve omurga dümdüz bir yapıya sahip olsaydı, bu kuvvet direkt olarak kafatasına iletilirdi. Bunun sonucunda, omurganın üst ucu, beynin içine girer, kafatası kemiklerini parçalardı.</text:p>
      <text:p text:style-name="P14"/>
      <text:p text:style-name="P14">s.94</text:p>
      <text:p text:style-name="P14">Sinir Sistemi</text:p>
      <text:p text:style-name="P14"/>
      <text:p text:style-name="P14">Sindirim Sistemi</text:p>
      <text:p text:style-name="P14"/>
      <text:p text:style-name="P14">Kas Sistemi</text:p>
      <text:p text:style-name="P14"/>
      <text:p text:style-name="P14">Damar Sistemi</text:p>
      <text:p text:style-name="P14"/>
      <text:p text:style-name="P14">Solunum Sistemi</text:p>
      <text:p text:style-name="P14"/>
      <text:p text:style-name="P14">İskelet Sistemi</text:p>
      <text:p text:style-name="P14"/>
      <text:p text:style-name="P14">Şekilde görülen sistemlerden tek bir tanesinin bile kendi kendine tesadüfen oluşması imkansızdır. Kaldı ki bu sistemlerin teker teker oluşmalarının bir anlamı yoktur. Birbirleriyle mutlak bir uyum içinde, aynı anda var olmaları gerekir.</text:p>
      <text:p text:style-name="P14"/>
      <text:p text:style-name="P14">s.95</text:p>
      <text:p text:style-name="P14">Kas lifi </text:p>
      <text:p text:style-name="P14"/>
      <text:p text:style-name="P14">Perimusyum</text:p>
      <text:p text:style-name="P14"/>
      <text:p text:style-name="P14">Epimisyum</text:p>
      <text:p text:style-name="P14"/>
      <text:p text:style-name="P14">Kan damarları ve sinirler</text:p>
      <text:p text:style-name="P14"/>
      <text:p text:style-name="P14"><text:soft-page-break/>Epimisyum</text:p>
      <text:p text:style-name="P14"/>
      <text:p text:style-name="P18">Kas demetinin enine kesiti</text:p>
      <text:p text:style-name="P14">Kas demetleri içinde bulanan kas lifleri arasındaki sensörler, kasların o anki konumlarını merkezi sinir sistemine bildirirler. Merkezi sinir sistemi milyarlarca reseptörden ulaşan bilgiler sayesinde kaslar üzerinde mutlak bir denetim sağlar.</text:p>
      <text:p text:style-name="P14"/>
      <text:p text:style-name="P14">Tendon (demet halinde ise) veya aponöroz (geniş bir levha halinde ise)</text:p>
      <text:p text:style-name="P14"/>
      <text:p text:style-name="P14">s.96</text:p>
      <text:p text:style-name="P14">Beyine doğru</text:p>
      <text:p text:style-name="P14"/>
      <text:p text:style-name="P14">1 Gerilme DUYU RESEPTÖR’ünü gerer (kas duyu lifi)</text:p>
      <text:p text:style-name="P14"/>
      <text:p text:style-name="P14">2 DUYU NÖRONU</text:p>
      <text:p text:style-name="P14"/>
      <text:p text:style-name="P14">5 DENGELEYİCİ: Buradaki kas kasılarak gerilimi rahatlatır.</text:p>
      <text:p text:style-name="P14"/>
      <text:p text:style-name="P14">4 MOTOR NÖRONU</text:p>
      <text:p text:style-name="P14"/>
      <text:p text:style-name="P14">Omurilik Siniri</text:p>
      <text:p text:style-name="P14"/>
      <text:p text:style-name="P14">3 ENTEGRE MERKEZİ içerisindeki duyu nöronu motor nöronu harekete geçirir</text:p>
      <text:p text:style-name="P14"/>
      <text:p text:style-name="P14">s.100</text:p>
      <text:p text:style-name="P14">Deri (Tüysüz)</text:p>
      <text:p text:style-name="P14"/>
      <text:p text:style-name="P14">Epidermis</text:p>
      <text:p text:style-name="P14"/>
      <text:p text:style-name="P14">Yüzeysel arteriyövenöz ağı</text:p>
      <text:p text:style-name="P14"/>
      <text:p text:style-name="P14">Dermis</text:p>
      <text:p text:style-name="P14"><text:soft-page-break/></text:p>
      <text:p text:style-name="P14">Gözenekli dermis</text:p>
      <text:p text:style-name="P14"/>
      <text:p text:style-name="P14">Ter kanalı</text:p>
      <text:p text:style-name="P14"/>
      <text:p text:style-name="P14">Ciltaltı/hipodermis</text:p>
      <text:p text:style-name="P14"/>
      <text:p text:style-name="P14">Derin arteriyövenöz sinir ağı</text:p>
      <text:p text:style-name="P14"/>
      <text:p text:style-name="P14">Ciltaltı yağ tabakası</text:p>
      <text:p text:style-name="P14"/>
      <text:p text:style-name="P14">Alt deri sinir lifleri</text:p>
      <text:p text:style-name="P14"/>
      <text:p text:style-name="P14">Eccrine ter bezleri</text:p>
      <text:p text:style-name="P14"/>
      <text:p text:style-name="P14">Deri (Tüylü)</text:p>
      <text:p text:style-name="P14"/>
      <text:p text:style-name="P14">Saç, tüy</text:p>
      <text:p text:style-name="P14"/>
      <text:p text:style-name="P14">Ter kanalının açılması</text:p>
      <text:p text:style-name="P14"/>
      <text:p text:style-name="P14">Deri kabarcıkları</text:p>
      <text:p text:style-name="P14"/>
      <text:p text:style-name="P14">Kaldırıcı kas</text:p>
      <text:p text:style-name="P14"/>
      <text:p text:style-name="P14">Yağ bezi</text:p>
      <text:p text:style-name="P14"/>
      <text:p text:style-name="P14">Saç folikülü</text:p>
      <text:p text:style-name="P14"/>
      <text:p text:style-name="P14">Ekrin ter kanalı</text:p>
      <text:p text:style-name="P14"/>
      <text:p text:style-name="P14"><text:soft-page-break/>Ekrin ter bezi</text:p>
      <text:p text:style-name="P14"/>
      <text:p text:style-name="P14">s.106</text:p>
      <text:p text:style-name="P25">KALBİN YAPISI</text:p>
      <text:p text:style-name="P14"/>
      <text:p text:style-name="P14">Göğüs kafesi</text:p>
      <text:p text:style-name="P14"/>
      <text:p text:style-name="P14">Kalbin önden görünümü</text:p>
      <text:p text:style-name="P14"/>
      <text:p text:style-name="P14">Kalp duvarının kesiti</text:p>
      <text:p text:style-name="P14"/>
      <text:p text:style-name="P14">Kalp dış zarı (lifli)</text:p>
      <text:p text:style-name="P14"/>
      <text:p text:style-name="P14">Yan kalp dış zarı</text:p>
      <text:p text:style-name="P14"/>
      <text:p text:style-name="P14">Kalp kası</text:p>
      <text:p text:style-name="P14"/>
      <text:p text:style-name="P14">Kalp içi zarı</text:p>
      <text:p text:style-name="P14"/>
      <text:p text:style-name="P14">Kapaklar</text:p>
      <text:p text:style-name="P14"/>
      <text:p text:style-name="P14">Kalp atışı sırasında ana atardamar ve pulmoner kapaklar kan basıncı nedeniyle açılır kapanır.</text:p>
      <text:p text:style-name="P14"/>
      <text:p text:style-name="P14">Kapalı</text:p>
      <text:p text:style-name="P14"/>
      <text:p text:style-name="P14">Açık</text:p>
      <text:p text:style-name="P14"/>
      <text:p text:style-name="P14">Kalbin önden görünümü</text:p>
      <text:p text:style-name="P14"/>
      <text:p text:style-name="P14">Kalbin arkadan görünümü</text:p>
      <text:p text:style-name="P14"/>
      <text:p text:style-name="P14"><text:soft-page-break/>Kalp kapakları</text:p>
      <text:p text:style-name="P14"/>
      <text:p text:style-name="P14">Koroner atardamar (önden görünüm)</text:p>
      <text:p text:style-name="P14"/>
      <text:p text:style-name="P14">Koroner damarlar kalp dokusuna kan sağlar, çıkışı aort damarındadır.</text:p>
      <text:p text:style-name="P14"/>
      <text:p text:style-name="P14">Atriyal Kalp Kasılması</text:p>
      <text:p text:style-name="P14">Atriyal kasılarak kanı karıncığa boşaltır.</text:p>
      <text:p text:style-name="P14"/>
      <text:p text:style-name="P14">Karıncık Kalp Kasılması</text:p>
      <text:p text:style-name="P14">Atriyal kalp kasılmasından hemen sonra karıncıklar kasılır ve kanı kalpten akciğerlere ve vücudun geri kalanına gönderir.</text:p>
      <text:p text:style-name="P14"/>
      <text:p text:style-name="P14">Kalbin ritmik genişlemesi</text:p>
      <text:p text:style-name="P14">Atriyal ve karıncıklar genişler ve kan her bir odacığı tekrar doldurur.</text:p>
      <text:p text:style-name="P14"/>
      <text:p text:style-name="P14">Kan vücutta pompalanırken damarlara belli bir basınç uygular. Buna kan basıncı denir. Kan basıncının ölçülmesi kalbin kasılımı ve genişlemesi sırasında damar yüzeyine yaptığı basıncın ölçülmesidir.</text:p>
      <text:p text:style-name="P14"/>
      <text:p text:style-name="P14">Normal Tansiyon</text:p>
      <text:p text:style-name="P14">Büyük Tansiyon mmHg<text:tab/>130 mmHg</text:p>
      <text:p text:style-name="P14">Küçük Tansiyon<text:tab/><text:tab/>85 mmHg</text:p>
      <text:p text:style-name="P14"/>
      <text:p text:style-name="P14">Düşük Tansiyon</text:p>
      <text:p text:style-name="P14">Büyük Tansiyon mmHg<text:tab/>80 mmHg</text:p>
      <text:p text:style-name="P14">Küçük Tansiyon<text:tab/><text:tab/>60 mmHg</text:p>
      <text:p text:style-name="P14"/>
      <text:p text:style-name="P14">Yüksek Tansiyon</text:p>
      <text:p text:style-name="P14">Büyük Tansiyon mmHg<text:tab/>140 mmHg</text:p>
      <text:p text:style-name="P14">Küçük Tansiyon<text:tab/><text:tab/>90 mmHg</text:p>
      <text:p text:style-name="P14"/>
      <text:p text:style-name="P27">Kardiyak Döngü</text:p>
      <text:p text:style-name="P14"><text:soft-page-break/>Kalp iki farklı özellikte kanı birbirlerine karıştırmadan vücudun farklı bölgelerine pompalayan, dört farklı odacığı, emniyet sübabı görevi gören kapakçıkları bulunan ve son derece hassas dengeler üzerine kurulu, üstün bir tasarıma sahiptir. </text:p>
      <text:p text:style-name="P14">Bu tasarımın önemli bir parçası olan kalp kasları sürekli bir kardiyak döngü içerisinde kasılıp gevşeyerek dakikada yaklaşık 70 kere atar ve vücuda kan pompalar. Bu döngü esnasında oksijeni kalmamış olan kan vücuttan kalbin sağ bölümüne giriş yaparak akciğere pompalanır. Akciğerlerden gelen oksijen dolu kan ise kalbin sol tarafından vücuda pompalanır. </text:p>
      <text:p text:style-name="P23"/>
      <text:p text:style-name="P14">s.109</text:p>
      <text:p text:style-name="P25">EL VE BİLEK</text:p>
      <text:p text:style-name="P14"/>
      <text:p text:style-name="P14">Arkadan görünüm</text:p>
      <text:p text:style-name="P14"/>
      <text:p text:style-name="P14">Bilek</text:p>
      <text:p text:style-name="P14"/>
      <text:p text:style-name="P14">Yarım ay şeklindeki bilek kemiği</text:p>
      <text:p text:style-name="P14"/>
      <text:p text:style-name="P14">El tarağı kemiği</text:p>
      <text:p text:style-name="P14"/>
      <text:p text:style-name="P14">Yakınsal parmak kemiği</text:p>
      <text:p text:style-name="P14"/>
      <text:p text:style-name="P14">Orta parmak kemiği</text:p>
      <text:p text:style-name="P14"/>
      <text:p text:style-name="P14">Uç parmak kemiği</text:p>
      <text:p text:style-name="P14"/>
      <text:p text:style-name="P14">Ön kol kemiği</text:p>
      <text:p text:style-name="P14"/>
      <text:p text:style-name="P14">El tarağı kemiği</text:p>
      <text:p text:style-name="P14"/>
      <text:p text:style-name="P14">Orta parmak kemiği</text:p>
      <text:p text:style-name="P14"/>
      <text:p text:style-name="P14">Uç parmak kemiği</text:p>
      <text:p text:style-name="P14"/>
      <text:p text:style-name="P14"><text:soft-page-break/>Uzatma</text:p>
      <text:p text:style-name="P14"/>
      <text:p text:style-name="P14">Bükme</text:p>
      <text:p text:style-name="P14"/>
      <text:p text:style-name="P14">Bükme hareketini yaptıran kas</text:p>
      <text:p text:style-name="P14"/>
      <text:p text:style-name="P14">Başparmağın hareket kapsamı</text:p>
      <text:p text:style-name="P14"/>
      <text:p text:style-name="P14">Esnetici süperfisiyalis</text:p>
      <text:p text:style-name="P14"/>
      <text:p text:style-name="P14">Ön kol kemiği</text:p>
      <text:p text:style-name="P14"/>
      <text:p text:style-name="P14">Esnetici bilek kemeri</text:p>
      <text:p text:style-name="P14"/>
      <text:p text:style-name="P14">Açıcı tendon</text:p>
      <text:p text:style-name="P14"/>
      <text:p text:style-name="P14">Tendon</text:p>
      <text:p text:style-name="P14"/>
      <text:p text:style-name="P14">Yaklaştırıcı kas</text:p>
      <text:p text:style-name="P14"/>
      <text:p text:style-name="P14">Tendonlar</text:p>
      <text:p text:style-name="P14"/>
      <text:p text:style-name="P14">Esnetici retinakülüm</text:p>
      <text:p text:style-name="P14"/>
      <text:p text:style-name="P14">Derin çapraz metakarpal bağ dokusu</text:p>
      <text:p text:style-name="P14"/>
      <text:p text:style-name="P14">Tendonlar</text:p>
      <text:p text:style-name="P14"/>
      <text:p text:style-name="P14">Bilek</text:p>
      <text:p text:style-name="P14"/>
      <text:p text:style-name="P14">Orta sinir</text:p>
      <text:p text:style-name="P14"><text:soft-page-break/></text:p>
      <text:p text:style-name="P14">Üst kol siniri</text:p>
      <text:p text:style-name="P14"/>
      <text:p text:style-name="P14">Çapraz karpal bağ dokusu</text:p>
      <text:p text:style-name="P14"/>
      <text:p text:style-name="P12">Karpal tünel sendromu</text:p>
      <text:p text:style-name="P14">Orta sinirlerin kemikli ve ligamentöz karpal tünelden geçişi sırasında elde uyuşukluk ve karıncalanma oluşabilir. Orta dereceli vakalar bilek atelleriyle tedavi edilebilir. Daha şiddetli olanlar ise sinir üzerindeki baskının rahatlaması için karpal ligamentine cerrahi müdahale gerektirebilir. </text:p>
      <text:p text:style-name="P14"/>
      <text:p text:style-name="P14">s.111</text:p>
      <text:p text:style-name="P14">Sizin yaratılışınızda ve türetip-yaydığı canlılarda kesin bilgiyle inanan bir kavim için ayetler vardır. (Casiye Suresi, 4)</text:p>
      <text:p text:style-name="P14"/>
      <text:p text:style-name="P14">s.116</text:p>
      <text:p text:style-name="P14">1. Saldıran Taraf</text:p>
      <text:p text:style-name="P14">Virüs ve bakteriler vücuda girebilmek için ciltte bir açık nokta yada mukoza zarında bir tahriş veya kuruluğa ihtiyaç duyar. Normal olarak mukoza zarlarında virüs ve bakterileri öldüren immunoglobulin A bulunur. Ciltte bir giriş noktası olması veya nezle olan birinin yüzünüze hapşırması gibi çok fazla sayıda virüs veya bakteriye maruz kalmanız durumunda bu virüs ve bakteriler mukoza zarındaki bariyerleri geçebilir. </text:p>
      <text:p text:style-name="P14"/>
      <text:p text:style-name="P14">Akyuvar</text:p>
      <text:p text:style-name="P14"/>
      <text:p text:style-name="P14">ATEŞ NASIL BAŞLIYOR? </text:p>
      <text:p text:style-name="P14">Beyaz kan hücreleri sıcaklığını yükseltmek için hipotalamus üzerinde çalışmak endojen Pirojenleri bırakın. Çoğu virüs ve bakterilerin sıcak ortamlarda gelişemezler.</text:p>
      <text:p text:style-name="P14"/>
      <text:p text:style-name="P14">istilacı</text:p>
      <text:p text:style-name="P14"/>
      <text:p text:style-name="P14">2. Savunma </text:p>
      <text:p text:style-name="P14">Kanda bulunan antikorlar vücuda ait olmayan virüs ve bakterileri tanır. Bu saldırı karşısında bir zincirleme reaksiyon başlatılır. Bu reaksiyonla kan damarları, dalak ve kemik iliğinde bulunan akyuvarlar giriş noktasına hücum ederler. </text:p>
      <text:p text:style-name="P14"/>
      <text:p text:style-name="P14"><text:soft-page-break/>Hipotalamus</text:p>
      <text:p text:style-name="P14"/>
      <text:p text:style-name="P14">Virüsler</text:p>
      <text:p text:style-name="P14"/>
      <text:p text:style-name="P14">Alerjenler</text:p>
      <text:p text:style-name="P14"/>
      <text:p text:style-name="P14">Bakteriler</text:p>
      <text:p text:style-name="P14"/>
      <text:p text:style-name="P14">Küf</text:p>
      <text:p text:style-name="P14"/>
      <text:p text:style-name="P14">3. Öldürme anı</text:p>
      <text:p text:style-name="P14">Giriş noktasında akyuvarlar kelimenin tam anlamıyla virüs ve bakterileri yutarak onları yok eder. </text:p>
      <text:p text:style-name="P14"/>
      <text:p text:style-name="P25">VÜCUDUNUZUN EN ÖNEMLİ SAVUNMA ÖĞELERİ</text:p>
      <text:p text:style-name="P14"/>
      <text:p text:style-name="P14">Bademcikler: Boğazın arka bölümünde bulunan bu lenf dokusu enfeksiyona sebep olan organizmaları ayırarak vücuda geçmesini önler. </text:p>
      <text:p text:style-name="P14"/>
      <text:p text:style-name="P14">Timus: Yeni akyuvar hücreleri büyüyük özel fonksiyonları bu organda geliştirir. <text:s/></text:p>
      <text:p text:style-name="P14"/>
      <text:p text:style-name="P14">Karaciğer: Bu filtre görevi yapan organ organizmaları kandan geçerken seçerek ayırır. </text:p>
      <text:p text:style-name="P14"/>
      <text:p text:style-name="P14">Dalak: Dolaşımdan normal olmayan hücreleri ayırır.</text:p>
      <text:p text:style-name="P14"/>
      <text:p text:style-name="P14">Mukoza Zarı : Solunum ve gastrointestinal sistemlerde bulunan mukoza zarı organizma ve alerjenleri bir yandan iterken bir yandan girmeye çalışan organizmalarla savaşan imunoglobulinleri barındırır. <text:s/></text:p>
      <text:p text:style-name="P14"/>
      <text:p text:style-name="P14">Lenf bezleri: Filtre görevi yaparak virüs, bakteri ve normal olmayan hücreleri öldüren antikorları üretir. </text:p>
      <text:p text:style-name="P14"/>
      <text:p text:style-name="P14">Kemik İliği: Tüm bağışıklık sistemine ait hücreler buradan başlar. Akyuvar hücreleri burada oluşarak kan dolaşımına bırakılır. </text:p>
      <text:p text:style-name="P14"/>
      <text:p text:style-name="P14"><text:soft-page-break/>Cilt: Organizma ve alerjenlerin vücuda girmesini önler. <text:s/></text:p>
      <text:p text:style-name="P14"/>
      <text:p text:style-name="P14">s.119</text:p>
      <text:p text:style-name="P14">Ey insanlar, siz Allah'a muhtaçlarsınız; Allah ise, Ganiy (hiçbir şeye ihtiyacı olmayan)dır, Hamid (övülmeye layık)tır...</text:p>
      <text:p text:style-name="P12"><text:span text:style-name="T4">FATIR SURES</text:span>İ<text:span text:style-name="T4">,15-17</text:span></text:p>
      <text:p text:style-name="P14"/>
      <text:p text:style-name="P14">s.122</text:p>
      <text:p text:style-name="P25">Savunma Sistemi</text:p>
      <text:p text:style-name="P14"/>
      <text:p text:style-name="P14">Sayıları bir trilyon civarında olan akyuvarlar, ileri derecede özelleşmiş bir savunma ordusu oluştururlar. Bu ordunun en önemli elemanları ve bir düşmanla savaş sırasında üstlendikleri görevleri aşağıda belirtilmiştir.</text:p>
      <text:p text:style-name="P14"/>
      <text:p text:style-name="P25">VİRÜS</text:p>
      <text:p text:style-name="P14">Bir genetik bilgi paketi olan virüs harekete geçmek için çevreye bağımlıdır. Çoğalabilmek için bir konakçı hücredeki mekanizmaları kullanmak zorundadır.</text:p>
      <text:p text:style-name="P14"/>
      <text:p text:style-name="P25">1</text:p>
      <text:p text:style-name="P25">SAVAŞ BAŞLIYOR</text:p>
      <text:p text:style-name="P14">Virüsler bedende yayılırken bir kaç tanesi makrofajlar tarafından yutulur. Makrofajlar virüsün antijenlerini ayırarak kendi yüzeylerine yerleştirirler. Kan dolaşımında bulunan milyonlarca yardımcı T hücresinden çok azı bu özel antijeni 'okuma' yeteneğine sahiptir. Makrofaja bağlanan bu T hücreleri etkin hale geçerler. </text:p>
      <text:p text:style-name="P14"/>
      <text:p text:style-name="P25">MAKROFAJ</text:p>
      <text:p text:style-name="P14">Bir gözcü ve ön saflardaki savunma hücresidir. Kandaki her türlü yabancı maddeyi yutar ve sindirir. Yabancı bir organizma ile karşılaşınca yardımcı T hücrelerini olay yerine çağırır.</text:p>
      <text:p text:style-name="P14"/>
      <text:p text:style-name="P25">YARDIMCI T HÜCRESİ</text:p>
      <text:p text:style-name="P14">Bağışıklık sisteminin yöneticisi görevini üstlenmiştir. Düşmanı saptadıktan sonra dalak ve lenf bezlerine gider ve diğer hücreleri hastalık etkeni ile savaşmak üzere uyarır.</text:p>
      <text:p text:style-name="P14"/>
      <text:p text:style-name="P25">ÖLDÜRÜCÜ T HÜCRESİ</text:p>
      <text:p text:style-name="P14">Yardımcı T hücresi tarafından uyarılan bu hücre yabancı organizmaların işgal ettiği hücreleri ve kanser hücrelerini yok eder. </text:p>
      <text:p text:style-name="P14"><text:soft-page-break/></text:p>
      <text:p text:style-name="P25">B HÜCRESİ</text:p>
      <text:p text:style-name="P14">Biyolojik silah fabrikaları olan bu hücreler dalak ve lenf bezlerinde bulunurlar. Yardımcı T hücreleri tarafından uyarılınca <text:s/>antikor denen güçlü kimyasal silahlar üretirler. </text:p>
      <text:p text:style-name="P14"/>
      <text:p text:style-name="P25">ANTİKOR</text:p>
      <text:p text:style-name="P14">Y şeklindeki bu protein molekülü hastalık etkenine yapışarak onu etkisiz hale getirir ve yok edici hücreler için hedef haline getirir.</text:p>
      <text:p text:style-name="P14"/>
      <text:p text:style-name="P25">BASKILAYICI T HÜCRESİ</text:p>
      <text:p text:style-name="P14">T hücrelerinin bu üçüncü tipi diğer T ve B hücrelerinin etkinliklerini yavaşlatır veya durdurur. Hastalık yenildikten sonra saldırının durmasını sağlar.</text:p>
      <text:p text:style-name="P14"/>
      <text:p text:style-name="P25">BELLEK HÜCRESİ</text:p>
      <text:p text:style-name="P14">İlk kez hastalık geçirildiğinde oluşturulan savunma hücresidir. Yıllarca vücutta kalarak aynı hastalık etkeniyle tekrar karşılaştığında savunmanın çok süratli ve etkili olmasını sağlar.</text:p>
      <text:p text:style-name="P14"/>
      <text:p text:style-name="P14">s.123</text:p>
      <text:p text:style-name="P25">2 </text:p>
      <text:p text:style-name="P25">SAVUNMA HÜCRELERİ ÇOĞALIYOR</text:p>
      <text:p text:style-name="P14">Yardımcı T hücreleri etkin hale geçince çoğalmaya başlarlar. Daha sonra az sayıdaki, düşman virüse duyarlı olan öldürücü T hücrelerini ve B hücrelerini uyarırlar. B hücrelerinin sayısı artarken yardımcı T hücreleri onlara antikor yapmaları için işaret verir.</text:p>
      <text:p text:style-name="P14"/>
      <text:p text:style-name="P25">3 </text:p>
      <text:p text:style-name="P25">HASTALIĞIN YENİLMESİ</text:p>
      <text:p text:style-name="P14">Bu sırada virüslerin bir kısmı hücrelerin içine girmişlerdir. Virüsler sadece hücre içinde çoğalabilir. Öldürücü T hücreleri salgıladıkları kimyasal maddelerle bu hücrelerin zarlarını delerek ölümlerine neden olur, böylece hücre içindeki virüsün çoğalmasını önlerler. Antikorlar da doğrudan virüsün yüzeyine bağlanarak onu nötralize eder hücrelere girişini önler ve içine sızılan hücreleri yok edecek kimyasal tepkimeler başlatırlar. </text:p>
      <text:p text:style-name="P14"/>
      <text:p text:style-name="P25">4 </text:p>
      <text:p text:style-name="P25">SAVAŞ SONRASI </text:p>
      <text:p text:style-name="P14"><text:soft-page-break/>Hastalık yenilgiye uğratılınca baskılayıcı T hücreleri tüm saldırı sistemini durdururlar. Bellek T ve B hücreleri, eğer tekrar aynı virüsle karşılaşılırsa hemen harekete geçmek üzere, kan ve lenf sisteminde kalırlar.</text:p>
      <text:p text:style-name="P14"/>
      <text:p text:style-name="P13">s.125</text:p>
      <text:p text:style-name="P25">ATEŞ BALIĞI </text:p>
      <text:p text:style-name="P14">Göz alıcı renklere sahip bu balık, küçük balıkları kayalık veya mağara biçimindeki yerlerde sıkıştırdıktan sonra, göğüs yüzgeçlerini bir ağ gibi kullanarak balıkların kaçış yollarını kapatır. Kaçmaya çabalayan balıklar bu kez ateş balığının zehirli dikenleriyle tanışırlar. Ateş balığının son derece kuvvetli olan zehiri anında etkisini göstererek avının ölümüne neden olur.</text:p>
      <text:p text:style-name="P14"/>
      <text:p text:style-name="P14">s.128</text:p>
      <text:p text:style-name="P14">Arka orta göz</text:p>
      <text:p text:style-name="P14"/>
      <text:p text:style-name="P14">Arka yan göz</text:p>
      <text:p text:style-name="P14"/>
      <text:p text:style-name="P14">Ön yan göz</text:p>
      <text:p text:style-name="P14"/>
      <text:p text:style-name="P14">Ön orta göz</text:p>
      <text:p text:style-name="P14"/>
      <text:p text:style-name="P14">Sıçrayan örümceğin son derece ilginç bir başka özelliği ise, görme yeteneğidir. İnsan da dahil olmak üzere çoğu yaratık, sahip oldukları iki göz ile yalnızca belirli bir alanı görebilir, arkalarını ise hiç göremezler. Oysa sıçrayan örümcek, kafasının üzerindeki dört çift özel gözle, arkasındakiler dahil etrafındaki herşeyi görebilir. Bu gözlerin iki tanesi kafanın ortasından test tüpleri biçiminde ileri uzanmıştır. Bu iki büyük göz, yuvalarının içinde sağa-sola ve yukarı-aşağı hareket edebilir. Kafanın yanındaki diğer dört göz ise görüntüyü tam olarak algılayamaz, ancak etraftaki her hareketi fark edebilir. Bu, örümceğe arkasını görme imkanı verir.</text:p>
      <text:p text:style-name="P14"/>
      <text:p text:style-name="P14">Sıçrayan örümceğin gözlerinin birbirinden bağımsız görebilme yeteneği, hayvanın, cisimleri daha çabuk algılayabilmesini sağlar. Resimlerde siyah olan göz kameraya, açık olan göz başka bir yere bakmaktadır. Acaba neden diğer benzerleri iki gözlüyken, sıçrayan örümcek sekiz gözlüdür ve görüş açısı 360 derecedir? </text:p>
      <text:p text:style-name="P14">Elbette hayvan, böyle olmasının kendisi için daha faydalı olacağını "düşünmüş" de, kendine ilave gözler imal etmemiştir. Ya da bu gözler tesadüfen meydana çıkmamıştır. Örümceği tüm bu özelliklerle birlikte Allah yaratmıştır.</text:p>
      <text:p text:style-name="P14"/>
      <text:p text:style-name="P14">s.129</text:p>
      <text:p text:style-name="P25">ÖLÜ VE YARALI TAKLİDİ </text:p>
      <text:p text:style-name="P14"><text:soft-page-break/>Bir-iki istisna dışında "avcı" hayvanlar, yem olarak canlı hayvanları tercih ederler. Leş eti ise pek rağbet görmez.Bu eğilim, bazı canlı türlerinin savunmalarının temelini oluşturur. Resimlerde birkaç örneğini gördüğünüz canlılar ölü veya yaralı taklidi yaparak düşman saldırılarından kurtulurlar. Bu bilgiyi onlara veren, nasıl taklit yapacaklarını ilham eden Allah'tır.</text:p>
      <text:p text:style-name="P14"/>
      <text:p text:style-name="P14">YAĞMUR KUŞU, yavrularına göz diken hayvanları uzaklaştırmak için kanatlarından birini kırıkmış gibi yere bırakır ve yaralı gibi yerde sürüyerek düşmanını kendi üzerine çeker. Yuva güvenliğe alınana kadar düşmanın kendisini takibine izin verir. Düşmanının yuvadan yeterince uzaklaştığına kanaat getirdiğinde rol yapmayı bırakır ve hızla yavrularının yanına döner. </text:p>
      <text:p text:style-name="P14"/>
      <text:p text:style-name="P14">KAPLAN GÜVESİ de ölü taklidi yapar. Fakat onun bir numarası daha vardır. Yan tarafa doğru düştüğünde portakal rengi gövdesi görülür. Bu parlak renk, avcıya güvenin tadının kötü olduğunu haber veren bir uyarıdır. Kuşkusuz, güve ne böylesine bir "taktiği" hesaplayacak bir akla sahiptir, ne de kendi vücudunun rengini, karşı tarafa tadının acı olduğu mesajı verecek bir renge sokabilecek beceriye... O, bu ilginç özellikle birlikte yaratılmıştır.</text:p>
      <text:p text:style-name="P14"/>
      <text:p text:style-name="P14">OPOSSUM isimli bu hayvan kendini ölü taklidi yaparak koruyacak şekilde yaratılmıştır. Düşmanı, karşısındakinin bir leş olduğunu sandığından ona itibar etmez. Rolünü öyle güzel yapar ki kalp atışları durma noktasına kadar yavaşlar. Kalp atışlarını yavaşlatabilmesi, kuşkusuz hayvanın sonradan kazandığı bir yetenek değil, yaratılışında ona verilmiş bir yetenektir.</text:p>
      <text:p text:style-name="P14"/>
      <text:p text:style-name="P14">HOGNOSE YILANI da kendini ölü numarasıyla korur. Sırtüstü ağzını açar ve ölü bir yılan gibi hiç kıpırdamadan bu pozisyonda kalır.</text:p>
      <text:p text:style-name="P14"/>
      <text:p text:style-name="P13">s.131</text:p>
      <text:p text:style-name="P13">Gerçekten, gece ile gündüzün ardı ardına gelişinde ve Allah’ın göklerde ve yerde yarattığı şeylerde korkup-sakınan bir topluluk için elbette ayetler vardır. (Yunus Suresi, 6)</text:p>
      <text:p text:style-name="P13"/>
      <text:p text:style-name="P25">BALIĞIN SU TABANCASI</text:p>
      <text:p text:style-name="P14">Bu balık ağzına doldurduğu suyu, su üzerine sarkmış olan dallardaki böceklere püskürtüyor. Böcek, basınçlı su nedeniyle düşüyor ve balığa kolay bir yem oluyor. </text:p>
      <text:p text:style-name="P14">Burada dikkat edilmesi gereken nokta, balığın bu saldırıyı gerçekleştirirken başını sudan hiç çıkarmaması ve su altından böceğin yerini doğru olarak tespit edebilmesidir.</text:p>
      <text:p text:style-name="P14">Bilindiği gibi su içinden bakıldığında dışarıdaki cisimler -ışığın kırılması nedeniyle- bulundukları yerden farklı bir yerde gözükürler. Dolayısıyla, su içinden dışarıyı "vurmak" için, ışığın suda hangi açıda kırıldığını bilmek ve "atış"ı da bu açı farkına göre yapmak gerekir.</text:p>
      <text:p text:style-name="P14"><text:soft-page-break/>Ama bu balık, yaratılışı gereği, bu sorunun üstesinden gelir ve her defasında tam isabet kaydeder. Balığa bu hesaplama yeteneğini veren Yüce Allah'tır.</text:p>
      <text:p text:style-name="P14"/>
      <text:p text:style-name="P14">s.133</text:p>
      <text:p text:style-name="P14">Burun deliği</text:p>
      <text:p text:style-name="P14"/>
      <text:p text:style-name="P14">Isı algılama çukuru</text:p>
      <text:p text:style-name="P14"/>
      <text:p text:style-name="P14">Kapaksız göz</text:p>
      <text:p text:style-name="P14"/>
      <text:p text:style-name="P14">Zehir bezi</text:p>
      <text:p text:style-name="P14"/>
      <text:p text:style-name="P14">Diş kılıfı</text:p>
      <text:p text:style-name="P14"/>
      <text:p text:style-name="P14">Uzun sivri diş</text:p>
      <text:p text:style-name="P14"/>
      <text:p text:style-name="P14">Yedek uzun sivri dişler</text:p>
      <text:p text:style-name="P14"/>
      <text:p text:style-name="P14">Kavrama dişleri</text:p>
      <text:p text:style-name="P14"/>
      <text:p text:style-name="P14">Beslenme sırasında nefes alma deliği</text:p>
      <text:p text:style-name="P14"/>
      <text:p text:style-name="P14">Kavrama dişleri</text:p>
      <text:p text:style-name="P14"/>
      <text:p text:style-name="P14">Koku algılayıcı dil</text:p>
      <text:p text:style-name="P14"/>
      <text:p text:style-name="P14">Alt çene kemikleri arasındaki esnek doku</text:p>
      <text:p text:style-name="P14"/>
      <text:p text:style-name="P14">Kuvvetli kaslı kuyruk</text:p>
      <text:p text:style-name="P14"/>
      <text:p text:style-name="P14">Safra kesesi</text:p>
      <text:p text:style-name="P14"/>
      <text:p text:style-name="P14"><text:soft-page-break/>Çıngırak</text:p>
      <text:p text:style-name="P14"/>
      <text:p text:style-name="P14">Erkek çiftleşme organları</text:p>
      <text:p text:style-name="P14"/>
      <text:p text:style-name="P14">Yağ tabakası</text:p>
      <text:p text:style-name="P14"/>
      <text:p text:style-name="P14">Bağırsak</text:p>
      <text:p text:style-name="P14"/>
      <text:p text:style-name="P14">Böbrekler</text:p>
      <text:p text:style-name="P14"/>
      <text:p text:style-name="P14">Mide</text:p>
      <text:p text:style-name="P14"/>
      <text:p text:style-name="P14">Deri</text:p>
      <text:p text:style-name="P14"/>
      <text:p text:style-name="P14">s.134</text:p>
      <text:p text:style-name="P25">KUMDA NASIL HAREKET EDİYOR?</text:p>
      <text:p text:style-name="P14">Çölde yaşayan bu yılan kumun üzerinde oldukça seri biçimde hareket edebilmektedir. Yılan göğüs kaslarını aşamalı olarak kasarak vücudunu S şeklinde hareket ettirir.</text:p>
      <text:p text:style-name="P14">Hareketinin başında vücudunu bir kıvrım halinde büker ve kafasını kaldırarak havada tutar. Bu hareketi sağlayan kasılma kuyruğa doğru ilerlerken, hayvanın kafası ileride yere değer. Bu arada kasılma hareketi kuyruk kısmına gelir. Başlayan yeni bir dalga kuyruğun kumdan kaldırılarak başın hizasına gelmesini sağlar. Böylece yılan ortalama 45 derecelik eğime sahip birbirine paralel izler bırakarak öne doğru ilerler. Bu hareket sırasında yılanın sadece iki noktası kuma değer. Bu ilerleyiş şekliyle yılanın, korkunç derecede ısınmış kuma en az şekilde temas ederek vücudunun kavrulması engellenmiş olmuş olur.</text:p>
      <text:p text:style-name="P14"/>
      <text:p text:style-name="P14">s.135</text:p>
      <text:p text:style-name="P25">SAVAŞ MAKİNESİ:AKREP</text:p>
      <text:p text:style-name="P14">BEYİN</text:p>
      <text:p text:style-name="P14">Başından kuyruğuna kadar uzanan 15 sinir düğümünden oluşan bir beyin yapısına sahiptir. Beyinin bu yapısı hayvanın süratli karar alma, refleks ve gerekli emirlerin organlara ulaştırılması için büyük bir avantaj sağlar.</text:p>
      <text:p text:style-name="P14"/>
      <text:p text:style-name="P14">AYAKLAR</text:p>
      <text:p text:style-name="P14"><text:soft-page-break/>Ayaklarındaki alıcılar hayvanın her türlü hareketi, sesi ve titreşimi algılamasını sağmaktadır. Bu alıcılar o kadar hassastır ki, akrep, yakınındaki bir canlının <text:s/>kumda neden olduğu titreşimleri, saniyenin 1/1000'i kadar bir sürede algılıyabilir. </text:p>
      <text:p text:style-name="P14"/>
      <text:p text:style-name="P14">ZEHİRLİ MIZRAK</text:p>
      <text:p text:style-name="P14">Akreplerin bazen insanı bile öldürecek derecede olan kuvvetli zehirleri vücutlarının arka tarafında bulunan mızrakları vasıtasıyla düşmanlara aktarılır.</text:p>
      <text:p text:style-name="P14"/>
      <text:p text:style-name="P14">KISKAÇLAR</text:p>
      <text:p text:style-name="P14">Akrebin kıskaçlarının görevi, kurbanlarını iğnesiyle sokmadan önce etkisiz hale getirmektir. Ayrıca kıskaçlar vasıtasıyla kumu kazıp yer altına gizlenebilirler.</text:p>
      <text:p text:style-name="P14"/>
      <text:p text:style-name="P14">GÜÇLÜ ZIRH</text:p>
      <text:p text:style-name="P14">Vücudunu bir zırh gibi saran kabuğu, onu yalnız düşmanlarından değil, radyasyondan bile koruyacak kadar dirençlidir. İnsan vücudunun radyasyona direci 600 rads dolayındadır. Oysa akreplerde bu direnç 40-150 bin <text:s/>rads'a kadar yükseliyor.</text:p>
      <text:p text:style-name="P14"/>
      <text:p text:style-name="P14">CİĞERLER</text:p>
      <text:p text:style-name="P14">Karınlarında sekiz adet nefes deliği bulunur. Bunlardan sadece biri açık olsa bile hiç zorlanmadan nefes almaya devam eder. Güçlü ciğerleri sayesinde iki gün suyun altıda rahatlıkla kalabilir.</text:p>
      <text:p text:style-name="P14"/>
      <text:p text:style-name="P14">KARIN BÖLGESİ</text:p>
      <text:p text:style-name="P14">Dişi akrebin karnı tarak adı verilen çok duyarlı organlarla kaplıdır. Bunlarla toprağın sertlik düzeyini tespit eder ve yumurtaları bırakmak için en uygun yeri belirler.</text:p>
      <text:p text:style-name="P14"/>
      <text:p text:style-name="P14">OLTA BALIĞI</text:p>
      <text:p text:style-name="P14">Bu balık avlanmak istediğinde, kafasından çıkan uzantıyı bir olta gibi salar ve beklemeye başlar. Bu uzantıyı küçük bir balık zannederek yaklaşan diğer balıklar birdenbire ortaya çıkan avcıya yem olmaktan kurtulamazlar. Balığın kendi kendine vücudunda bir olta var edecek bir yeteneğe sahip olmadığını kesindir. Böyle bir olay, "tesadüfen böyle olmuş" gibi anlamsız bir açıklama ile de geçiştirilemez.</text:p>
      <text:p text:style-name="P14"/>
      <text:p text:style-name="P14">s.136</text:p>
      <text:p text:style-name="P25">USTA BİR AVCI: BUKALEMUN</text:p>
      <text:p text:style-name="P14"/>
      <text:p text:style-name="P14">KAMUFLAJ: </text:p>
      <text:p text:style-name="P14"><text:soft-page-break/>Bukalemun kamuflaj konusunda kuşkusuz ilk akla gelen hayvandır. Bukalemun üstünde bulunduğu zemine göre renkten renge girer.</text:p>
      <text:p text:style-name="P14">Yandaki resimde kısa bir süre için bukalemunun sırtına bırakılan eğreltiotunun, hayvanın derisinde bıraktığı iz görümektedir Buna yol açan tepkimelerde, hem ışık hem de ısı değişimlerinin rolü olduğu düşünülmektedir. Gerçekte bukalemun, kendisine büyük avantaj sağlayan bu renk değiştirme yeteneğinin farkında bile değildir. Vücudu, o herhangi bir şey yapmadan, kendiliğinden, dokunduğu ortamın rengini alacak şekilde yaratılmıştır.</text:p>
      <text:p text:style-name="P14"/>
      <text:p text:style-name="P14">DİL: </text:p>
      <text:p text:style-name="P14">Bukalemunun dili ağzının içinde bir akordeon gibi katlanmıştır. Dilinin ortasında ucu sivri bir kıkırdak vardır. Dilin ucundaki dairesel kaslar kasılınca, dil dışarı fırlar. Ayrıca dil, yapışkan bir sıvı ile kaplıdır. Avına yeteri kadar yaklaştığında bukalemun ağzını açar ve dilini hızla avının üzerine fırlatır. İç içe geçmiş kaslar sayesinde yapışkan dil, hayvanın uzunluğunun 1,5 katı mesafeye kadar ulaşır. Bukalemunun dilinin avı yakalayıp geri çekilme süresi ise sadece 0.1 saniyedir.</text:p>
      <text:p text:style-name="P14"/>
      <text:p text:style-name="P14">s.137</text:p>
      <text:p text:style-name="P14">Otlar arasında mükemmel derece kamufle olmuş bu kaplan, çevikliği, güçlü çenesi, pençeleri, sürati ve gücüyle tam bir avcı olarak yaratılmıştır. Kaplanın diğer bir özelliği de pusuda avını izlerken rüzgarı kesinlikle arkasına almamasıdır. Çünkü arkasından esecek rüzgar kendi kokusunu avına taşıyacak ve fark edilmesine sebep olacaktır. </text:p>
      <text:p text:style-name="P14"/>
      <text:p text:style-name="P14">s.140</text:p>
      <text:p text:style-name="P14">Çiçeğin avlanma mekanizmasını harekete geçiren, yapraklarının iç yüzeyinde bulunan birkaç tüydür. </text:p>
      <text:p text:style-name="P14">Sinek tüyleri titreştiriyorve reaksiyon başlıyor...</text:p>
      <text:p text:style-name="P14">Kimyasal reaksiyonlarla oluşan elektriksel uyarılar yaprağa yayılıyor...</text:p>
      <text:p text:style-name="P14">Ve çiçek sineği avlıyor!</text:p>
      <text:p text:style-name="P14"/>
      <text:p text:style-name="P14">s.141</text:p>
      <text:p text:style-name="P14">Sundew'in Tüyleri</text:p>
      <text:p text:style-name="P14">Bu bitkinin yaprakları uzun kırmızı tüylerle doludur. Bu tüylerin ucu, böcekleri kendine çekecek koku içeren bir sıvı ile kaplıdır. Sıvının bir başka özelliği ise son derece yapışkan olmasıdır. Kokunun kaynağına yönelen böcek, bu yapışkan tüylere takılır. Böcek kurtulmak için debelendikçe, tüyler hayvanı daha iyi kavrayacak şekilde bükülmeye başlar. Kıpırdayamaz hale gelen böcek protein parçalayıcı salgı içinde hazmedilir. Bitkinin hareket sistemi Venüs bitkisininkine benzemektedir. Tepesinde ve sapındaki tüycükler titreşir ve diplerinde oluşan elektriksel uyarılar reaksiyonu başlatır.</text:p>
      <text:p text:style-name="P14"/>
      <text:p text:style-name="P13">s.143</text:p>
      <text:p text:style-name="P14"><text:soft-page-break/>Korkunç bir yılan görünümündeki bu hayvan, aslında birkaç santimlik bir tırtıldan başka birşey değildir.</text:p>
      <text:p text:style-name="P14"/>
      <text:p text:style-name="P14">s.146</text:p>
      <text:p text:style-name="P14">HIDROKINON</text:p>
      <text:p text:style-name="P14"/>
      <text:p text:style-name="P14">HİDROJEN PEROKSİT</text:p>
      <text:p text:style-name="P14"/>
      <text:p text:style-name="P14">PATLAMA ODASI</text:p>
      <text:p text:style-name="P14"/>
      <text:p text:style-name="P12"><text:span text:style-name="T4">100</text:span><text:span text:style-name="T14"></text:span><text:span text:style-name="T4">C’LİK KAYNAR GAZIN ÇIKIŞI</text:span></text:p>
      <text:p text:style-name="P14"/>
      <text:p text:style-name="P14">s.146-147</text:p>
      <text:p text:style-name="P25">KİMYASAL SİLAHLAR</text:p>
      <text:p text:style-name="P14">Kimi canlılar, üretimi için çok ileri teknoloji gereken oldukça karmaşık kimyasal bileşimleri kendi bünyelerinde laboratuvar hassaslığında ve son derece kolayca üretebilirler. İşte bunlardan bazıları:</text:p>
      <text:p text:style-name="P25">BOMBARDIMAN BÖCEĞİ</text:p>
      <text:p text:style-name="P14">Yandaki resimde gördüğünüz hayvanın ismi "Bombardıman böceği"dir. Bu böceğin savunma yöntemi diğer hayvanlara pek benzemez. Hayvan, düşman saldırısına uğradığı anda, vücudunun alt tarafında birbirinden ayrı iki bölmede depolanan iki kimyasal maddeyi (hidrojen peroksit ve hidrokinon) 'yakma odası' olarak adlandırılan özel bir bölmede birleştirir. Aynı anda bu 'yakma odası'nın duvarlarından salgılanan özel bir katalizör (peroksidaz) maddenin hızlandırıcı etkisiyle, karışım 100OC'lik korkunç bir kimyasal silaha dönüştürür. Basınçla fışkırtılan bu çok sıcak kimyasal maddeyle haşlanan düşman ise, paniğe kapılarak avlanmaktan vazgeçer.</text:p>
      <text:p text:style-name="P14">"Bu son derece karmaşık savunma mekanizması nasıl var olmuştur?" sorusuna cevap aradığımızda ise, böceğin bu mekanizmayı "kendi kendine" geliştirmesinin imkansız olduğunu görürüz. </text:p>
      <text:p text:style-name="P14">Bir böcek, birbirine karıştığı anda patlayacak iki ayrı kimyasal maddenin formülünü nasıl oluşturabilir? Farz edelim oluşturdu, bunları nasıl kendi vücudunda salgılayıp biriktirebilir? Salgıladı diyelim, bunlar için kendi vücudunda iki ayrı 'bekleme' ve bir de 'yanma' odası nasıl meydana getirebilir? Tüm bunları 'başarsa' bile, iki maddenin reaksiyonunu hızlandıracak bir katalizör maddenin formülünü nasıl hesaplayıp bunlara ekleyebilir? Üstelik tüm bunların ardından bir de, kendi kendini yakmamak için, 'yanma odası'nın ve karışımı püskürttüğü borunun duvarlarını yanmaz bir alaşımla 'izole' etmelidir!</text:p>
      <text:p text:style-name="P14">Böceğin 'yaptığı' bu işlemleri, kimyagerler dışında, insanlar dahi yapamazlar. Kimyagerler de bu işlemi kendi vücutlarının içinde değil, ancak laboratuvarda yapabilirler.</text:p>
      <text:p text:style-name="P14">Böceğin böylesine üstün bir kimya uzmanı olduğunu ve kendi vücudunu, yapacağı reaksiyona göre dönüştürüp-düzenleyecek yeteneğe sahip bir mucizevi tasarımcı olduğunu kabul etmek elbette akıl dışıdır. Belli ki böcek, bu inanılmaz işlemleri, içeriğinin farkında olmadan, yalnızca bir refleks olarak yapmaktadır. Tabiatta böylesine üstün bir güce ve akla sahip bir varlık yoktur. İnsan da böyle bir canlıyı var edemez. Bırakın böylesine <text:soft-page-break/>kompleks bir canlıyı var etmek, bilim adamları canlılığın en basit temeli olan proteini bile -ellerinde örneği olduğu halde-yapabilmiş değillerdir. Açıktır ki bu böceği, son derece üstün bir bilgiye ve güce sahip olan Allah yaratmıştır. 'Bombardıman böceği', yaratılmış milyarlarca canlı gibi, Rabbimizin sonsuz gücünün ve benzersiz yaratmasının bir örneğidir.</text:p>
      <text:p text:style-name="P14"/>
      <text:p text:style-name="P14">s.148</text:p>
      <text:p text:style-name="P25">KIZIL YÜZLÜ TIRTIL, ASİTLİ SAVUNMA</text:p>
      <text:p text:style-name="P14">Bombardıman böceğine benzer bir savunma sistemine sahip olan Kızıl Yüzlü Tırtıl, kendisine saldıran düşmanlarına karşı vücudunda üretilen bir asit püskürtür. Elbette o da, aynı bombardıman böceği gibi olağanüstü bir kimyager, sihirli bir <text:s/>biyolog ve mucizevi bir tasarımcı değil, Allah'ın varlığının ve gücünün örneği olarak yaratılmış bir "ayet"tir.</text:p>
      <text:p text:style-name="P14"/>
      <text:p text:style-name="P25">KOKARCA VE KABAK BÖCEĞİNİN KOKU BOMBALARI</text:p>
      <text:p text:style-name="P14">Kokarcaların (yanda) düşmanlarına karşı püsküttükleri kimyasal maddenin tek özelliği oldukça kötü kokmasıdır. Bu tiksindirici ve kalıcı koku onları düşmanlarından korumaya yeter. Üstte gördüğünüz "kabak böceği" da aynı korunma sistemiyle yaratılmış hayvanlardan biridir.</text:p>
      <text:p text:style-name="P14"/>
      <text:p text:style-name="P14">s.149</text:p>
      <text:p text:style-name="P25">BENZERLİĞİN KAZANDIRDIKLARI</text:p>
      <text:p text:style-name="P14">Üstteki Viceroy Kelebeği'nin kuşlar için oldukça güzel bir tadı vardır. Ancak, bu cins kelebeklerin kuşların tadını hiç sevmediği Monark kelebeklerine (üstte) benzer şekilde yaratılmış olmaları, onları kuşların tehdidinden büyük ölçüde korumaktadır.</text:p>
      <text:p text:style-name="P14"/>
      <text:p text:style-name="P14">Üstteki resim bir arıya, onun altındaki ise bir sineğe ait. Bu benzerlik sayesinde sineğin düşmanları, karşılarındakini arı sanarak yaklaşmaya çekinmektedirler. Sineğin, arıya olan bu görünüm benzerliğinin yanında bir de aynen arılar gibi vızıldama özelliği bulunmaktadır. Dahası, bu sinek düşman saldırısına uğradığında kanatlarını yukarı doğru kaldırıp, gövdesini öne doğru bükerek aynı arıların saldırı pozisyonunu almaktadır. Alttaki resimde yaban arısına benzeyen bir güve görülmektedir. </text:p>
      <text:p text:style-name="P14"/>
      <text:p text:style-name="P14">s.150</text:p>
      <text:p text:style-name="P25">ZIRH VE DİKENLER</text:p>
      <text:p text:style-name="P14">Bazı hayvanlar son derece yavaş hareket ederler, bu yüzden düşmanlarından kaçma ya da gizlenme gibi bir imkanları yoktur. Ama onlara verilen başka savunma mekanizmaları vardır: Zırhları ve dikenleri.</text:p>
      <text:p text:style-name="P14"/>
      <text:p text:style-name="P14">Kirpi, savunmasını dikenle sağlayan hayvanların en ünlüsüdür. Oldukça yavaş hareket edebilen bu canlı, eğer böyle bir sistemle korunmuş olmasaydı, kuşkusuz milyonlarca yıl önce yok olup gidecekti. Hayatta kalmasını <text:soft-page-break/>sağlayan korunma yöntemi ise, kuşkusuz ne kendisinin "akledip" ürettiği, ne de tesadüflerce oluşturulmuş bir sistemdir. Allah kirpiyi bu üstün özelliklerle yaratmıştır.</text:p>
      <text:p text:style-name="P14"/>
      <text:p text:style-name="P14">Bu sürüngen bir tehlike anında kuyruğunu ağzına alır ve yuvarlak bir şekil alır. Bu şekilde bütün vücudunu kaplayan zırhı onu dışarıdan gelebilecek her türlü tehlikeye karşı korur.</text:p>
      <text:p text:style-name="P14"/>
      <text:p text:style-name="P14">Tesbih böceği tehlike anında içine kıvrılarak top gibi bir hal alır ve dayanıklı kabuğu sayesinde korunur.</text:p>
      <text:p text:style-name="P14"/>
      <text:p text:style-name="P14">Armodillo</text:p>
      <text:p text:style-name="P14"/>
      <text:p text:style-name="P14">Pangolin</text:p>
      <text:p text:style-name="P14"/>
      <text:p text:style-name="P14">Pangolinin sert zırhı bir kozalağı andırır. Kıvrıldığında üzerindeki zırhlar dikilir. Oldukça keskin kenarlara sahip bu zırhı, kolay kolay hiçbir hayvan açamaz.</text:p>
      <text:p text:style-name="P14">Armodillo da zırhını pangolin gibi kullanarak kendini korur.</text:p>
      <text:p text:style-name="P14"/>
      <text:p text:style-name="P14">s.151</text:p>
      <text:p text:style-name="P25">KAMUFLAJ</text:p>
      <text:p text:style-name="P14">Bazı hayvanlar, yaşadıkları ortama son derece uyumlu şekilde yaratılan vücut yapıları ile korunma altına alınmışlardır. Allah'ın bu hayvanlara verdiği "kamuflaj" özellikleri bulundukları ortama o denli uyumludur ki, konuyla ilgili bazı resimlerin bir bitkiye mi, yoksa bir hayvana mı ait olduğunu anlamak veya ortam içinde hayvanı seçebilmek neredeyse imkansızdır. Kamuflaj o kadar etkili ve ustacadır ki, özel biçimde planlanıp "yaratılmış" bir savunma mekanizması olduğu açıkça görülmektedir.</text:p>
      <text:p text:style-name="P14"/>
      <text:p text:style-name="P14">Bu resimlerdeki Mantisler de bulundukları ortamda saklanabilecekleri renk ve şekillere sahipler.</text:p>
      <text:p text:style-name="P14"/>
      <text:p text:style-name="P14">Orkidenin üzerine konan bir Mantisi çiçekten ayırt etmek oldukça zor. (aşağıda)</text:p>
      <text:p text:style-name="P14"/>
      <text:p text:style-name="P14">MANTISLER, yaşadıkları çevreye uyumlu olarak yaratılan canlılardandır. Bazen bir yaprağın, bazen de bir dalın arasında gizlenirler. Tek silahları vücutlarının şekli ve rengidir. Bu sayede düşmanlarından en iyi biçimde gizlenebilirler. </text:p>
      <text:p text:style-name="P14"/>
      <text:p text:style-name="P14">s.153</text:p>
      <text:p text:style-name="P14">"Gerçekten hayvanlarda da sizin için bir ibret vardır." (Müminun Suresi, 21)</text:p>
      <text:p text:style-name="P14"><text:soft-page-break/></text:p>
      <text:p text:style-name="P14">s.154</text:p>
      <text:p text:style-name="P25">KURUMUŞ YAPRAK MI? KELEBEK Mİ?</text:p>
      <text:p text:style-name="P14">İlk bakışta kurumuş birer yaprak sanılabilecek bu resimler (alt ve üst) aslında kelebeklere ait. Damarlardan, çürümüş bölgelere ve tonlamalara kadar her türlü ayrıntıyı üzerinde taşıyan bu yaprak benzeri kanatlar, kelebekler için çok güzel bir korunma sağlıyor. Kelebeğin yaprağa böylesine olağanüstü bir şekilde (yaprağın damarları ve kurumuş kısımları bile ihmal edilmeden) benzemesine "rastlantı" deyip geçmek elbette mümkün değil. Kelebeğin kendi kendini "yapraklaştırdığını" kabul etmekse aynı oranda mantık dışı bir iddiadır. Bu Allah'ın üstün yaratışının bir örneğidir.</text:p>
      <text:p text:style-name="P14"/>
      <text:p text:style-name="P14">Yapraklar arasında kamufle olmuş kelebekler.</text:p>
      <text:p text:style-name="P14"/>
      <text:p text:style-name="P14">s.156</text:p>
      <text:p text:style-name="P14">Yaprakların arasında tırtıl</text:p>
      <text:p text:style-name="P14"/>
      <text:p text:style-name="P14">Sinekleri yakalamak için saklanan sarı örümceği de, üzerinde bulunduğu çiçekten ayırt etmek pek de kolay değil.</text:p>
      <text:p text:style-name="P14"/>
      <text:p text:style-name="P14">Kuş pisliği görünümündeki tırtıl.</text:p>
      <text:p text:style-name="P14"/>
      <text:p text:style-name="P14">Yaprakla beslenen çekirgelerin ömürleri doğal olarak yaprakların arasında geçer. Sahip oldukları renk yaprakla birebir benzeştiğinden, en büyük düşmanları olan kertenkele ve kuşların çekirgeleri fark etmeleri genelde mümkün olmaz. Böylece çekirgeler güvenlik içinde yaşamlarını sürdürür ve beslenirler. Herhalde çekirgelerin yaprakların yanında dura dura "yapraklaştığını" kimse iddia edemez. Ya da kendi kendilerini, her nasılsa, "yapraklaştırdıklarını"...</text:p>
      <text:p text:style-name="P14">Açıktır ki, yaprak yiyen çekirgeler, yaşamlarını sürdürmeleri için böyle bir kamuflaj özelliği ile birlikte yaratılmışlardır.</text:p>
      <text:p text:style-name="P14"/>
      <text:p text:style-name="P14">Diken benzeri yaprak bitleri.</text:p>
      <text:p text:style-name="P14"/>
      <text:p text:style-name="P14">s.157</text:p>
      <text:p text:style-name="P14">Bir başka kamuflajlı yaratma örneği: Ağaç gövdesinin deseninden farksız deri rengine sahip iki kurbağa.</text:p>
      <text:p text:style-name="P14"/>
      <text:p text:style-name="P14">Yeşil yapraklar ve yeşil kurbağa.</text:p>
      <text:p text:style-name="P14"/>
      <text:p text:style-name="P14"><text:soft-page-break/>Baykuş</text:p>
      <text:p text:style-name="P14"/>
      <text:p text:style-name="P14">Gelincikler yaşadıkları ortama tam uyum</text:p>
      <text:p text:style-name="P14"/>
      <text:p text:style-name="P14">Ceylanın otlarla aynı olan rengi kendisi için çok büyük bir avantajdır.</text:p>
      <text:p text:style-name="P14"/>
      <text:p text:style-name="P14">s.158</text:p>
      <text:p text:style-name="P14">Çita</text:p>
      <text:p text:style-name="P14"/>
      <text:p text:style-name="P14">Yandaki Bakırbaşlı yılan, ormanın yapraklarla örtülü zeminine mükemmel şekilde kamufle olabilmektedir. Derisinin rengi ona savunmada olduğu kadar, avlanmada da büyük avantaj sağlamaktadır.</text:p>
      <text:p text:style-name="P14"/>
      <text:p text:style-name="P14">Yapraklarla tam bir uyum içinde olan çekirgeler</text:p>
      <text:p text:style-name="P14"/>
      <text:p text:style-name="P14">s.159</text:p>
      <text:p text:style-name="P25">MEVSİME VE ZEMİNE GÖRE DEĞİŞEN TÜY RENGİ</text:p>
      <text:p text:style-name="P14">Üstte yer alan kuşun ve alttaki tavşanın ortak özelliği mevsimlere göre tüy renklerinin değişmesidir. Bu hayvanlar, kış aylarında bembeyaz bir kıyafet kuşanırken, bahar geldiğinde toprağın ve bitki örtüsünün rengine birebir uygun yepyeni bir görünüme bürünürler.Ortama göre renk değiştirme olayı, hayvanların vücutlarında yaratılmış olan oldukça karmaşık mekanizmalar sayesinde gerçekleşmektedir. Güneşte kalan insan derisinin kızarıp-koyulaşmasına benzetilebilecek bu mekanizmalar, hayvanların deri ve tüylerinde renk değişikliklerine yol açmaktadır. Vücudumuzun güneşte yanmasını engelleyemememiz (özel korunma yöntemleri hariç) gibi hayvanlar da vücutlarındaki değişimi kontrol kabiliyetine sahip değillerdir. </text:p>
      <text:p text:style-name="P14">Önemli olan, bu tüy değişiminin hayvan için büyük bir korunma mekanizması oluşturmasıdır. Kışın karlı günlerinde beyaz, diğer mevsimlerde toprak renginde olan tüyleri, kamuflaj yönünde büyük avantaj sağlar. </text:p>
      <text:p text:style-name="P14">Bunun tersi de olabilir ve hayvan kışın toprak rengi, yazın bembeyaz kalabilirdi. Ya da hiç renk değiştirmeyebilirdi. Kısacası renklerin mevsimlere göre değişmesinde açık bir akıl ve hesap vardır. Ve hayvan bunu kendisi hesaplayıp kontrol edemez. Kuşkusuz hayvanı yaratan Rabbimiz onu böylesine bir korunma mekanizması ile donatmıştır.</text:p>
      <text:p text:style-name="P14"/>
      <text:p text:style-name="P14">s.160</text:p>
      <text:p text:style-name="P14">Yaprağın renklerine bürünmüş bir kurbağalar</text:p>
      <text:p text:style-name="P14"/>
      <text:p text:style-name="P14">s.161</text:p>
      <text:p text:style-name="P14">Tropidoderus Childrenii</text:p>
      <text:p text:style-name="P14"><text:soft-page-break/></text:p>
      <text:p text:style-name="P14">Ağaç gövdesinde kertenkele.</text:p>
      <text:p text:style-name="P14"/>
      <text:p text:style-name="P14">Baykuş</text:p>
      <text:p text:style-name="P14"/>
      <text:p text:style-name="P14">Kumların içinde yaşayan kaya balıkları</text:p>
      <text:p text:style-name="P14"/>
      <text:p text:style-name="P14">Katydid</text:p>
      <text:p text:style-name="P14"/>
      <text:p text:style-name="P14">s.162</text:p>
      <text:p text:style-name="P25">KIRMIZININ AYRICALIĞI...</text:p>
      <text:p text:style-name="P14">Bazı hayvanların korunmaları, kırmızı rengin caydırıcılığına bağlanmıştır. Örneğin, ağaç çekirgesi tehlike anında sırtındaki kırmızılığı düşmanına gösterirken, yengeçler kıskaçlarındaki kırmızı rengi açığa çıkarırlar. İlginç olan, hayvanın vücudundaki kırmızılığın normalde görünmeyen ama tehlike anında kolayca açılıp gösterilebilecek bir bölgede yer almasıdır. Bu sayede, saldırgan üzerinde gerekli "şok etkisi"ni oluşturulabilmektedir.</text:p>
      <text:p text:style-name="P14"/>
      <text:p text:style-name="P14">Bazı kelebekler ve güveler kanatlarındaki kırmızılığı göstererek düşmanlarını korkuturlar.</text:p>
      <text:p text:style-name="P14"/>
      <text:p text:style-name="P14">s.163</text:p>
      <text:p text:style-name="P25">OLDUĞUNDAN KORKUNÇ GÖZÜKME</text:p>
      <text:p text:style-name="P14">AT KESTANESİ BALIĞI, ilginç bir savunma mekanizmasıyla donatılmıştır. Bu balık, tehlike anında su yutar ve şişer. Vücudunun her yanından çıkan dikenler avcı balıkları caydırmaya yeterlidir.</text:p>
      <text:p text:style-name="P14"/>
      <text:p text:style-name="P14">Resimdeki küçük kertenkele tehlike anında kendisini şişirerek vücudunu görünenden çok daha büyük bir hale getiriyor. Hayvan şiştiğinde, başının çevresinde beliren bir yele ise görüntüsünün daha da ürkütücü olmasına yol açıyor...</text:p>
      <text:p text:style-name="P14"/>
      <text:p text:style-name="P14">s.164</text:p>
      <text:p text:style-name="P25">SAHTE GÖZLER</text:p>
      <text:p text:style-name="P14">Son derece şaşırtıcı ve hayranlık uyandırıcı bir başka savunma yöntemi ise, "sahte gözler"dir. Bazı hayvanların vücutlarında "sahte gözler" denebilecek şekiller vardır. Bu "sahte gözler" o denli inandırıcıdır ki, bu canlıları avlamak isteyen diğerleri, gözler nedeniyle, karşılarında çok daha devasa bir hayvan olduğunu sanıp kaçabilirler. "Sahte gözler"e sahip hayvanlarsa, farkında bile olmadıkları bu özelliklerinin kendilerine sağladığı rahatlığı yaşarlar.</text:p>
      <text:p text:style-name="P14"><text:soft-page-break/>Bazı kelebekler kanatlarını açtıkları anda karşımıza bir çift göz çıkar. Bütün ayrıntılarıyla ve simetrisiyle eksiksiz iki gözdür bunlar. Sadece bu gözler bile, düşmanlarını karşılarındaki canlının bir kelebek olmadığı konusunda ikna etmeye yeter de artar. Özellikle üstteki Şönling Kelebeği gibi bazı kelebek türlerinin sahte yüzleri; ortasındaki pırıltılarıyla gözleri, yüz hatları, çatık kaşları, ağzı ve burnuyla öylesine mükemmeldir ki, ortaya çıkan görüntü birçok düşman için oldukça caydırıcıdır. Peki bu gözler nasıl ortaya çıkmıştır?</text:p>
      <text:p text:style-name="P14">Bu olağanüstü görüntünün, "ilginç bir rastlantı" sonucunda ortaya çıktığını iddia etmek mümkün değildir. Üstteki resim detaylı incelendiğinde kusursuz bir tasarıma sahip olan bu yüz şeklinin rastlantıyla oluşamayacağı kolaylıkla anlaşılacaktır. Rastlantılar simetri oluşturabilirler mi? Rastlantılar aynı renk ve tıpatıp aynı desenleri farklı iki yerde oluşturabilirler mi? Tabii ki oluşturamazlar. Böyle bir iddia bilimsellikle alakası olmayan, son derece anlamsız bir iddiadır. Kelebek faydalı olacağını düşündüğü için kendi kendine bu sistemi oluşturmuş olabilir mi? Bu sorunun cevabı da tabii ki "hayır"dır.</text:p>
      <text:p text:style-name="P14">Bir kaç haftalık ömrü olan bir tırtılın, kendi renkleriyle, desenleriyle oynayıp, ressamlara taş çıkartacak bir çizimi gerçekleştirmesi ve bunu savunma için kullanması söz konusu bile değildir. Yeryüzündeki tüm canlılar gibi "sahte gözleri" olan bu canlıları da <text:s text:c="2"/>Allah yaratmıştır. Onlardaki kusursuz tasarımın sahibi hiç kuşkusuz ki alemlerin Rabbi olan Allah'tır.</text:p>
      <text:p text:style-name="P14"/>
      <text:p text:style-name="P14">s.165</text:p>
      <text:p text:style-name="P14">Sahte organlar, yalnızca korkutmaya değil, bazen de kaçmaya yardımcı olur. Üstteki resimdeki güvenin kuyruk kısmı, üzerinde antenleri de olan bir kafa görünümündedir. Bu şekil, saldırganların, güvenin kuyruğunu kafası sanarak oraya yönelmesine yol açar. Zaten güve de arkasını dönerek saldırganın aldanmasına yardımcı olur. Bu hedef şaşırtma operasyonu küçük güveye kaçmak için zaman kazandırır. Aynı "sahte kafa" görüntüsü, soldaki kelebekte de vardır.</text:p>
      <text:p text:style-name="P14"/>
      <text:p text:style-name="P14">(Üstte solda) Bu tırtıl da kuyruk kısmındaki sahte gözler sayesinde düşmanlarından korunuyor.</text:p>
      <text:p text:style-name="P14">(Sağda) Tropik ormanlarda yaşayan bu kuş, yuvasındaki yavrularına ve yumurtalarına ya da kendisine bir düşman saldırdığında birden kanatlarını açar. Kanatlarda aniden beliren iki parlak renkli şekil, saldırganın üzerinde caydırıcı bir etki oluşturur.</text:p>
      <text:p text:style-name="P14"/>
      <text:p text:style-name="P14">Dörtgöz kelebek balığı da kuyruğunda sahte göz ...</text:p>
      <text:p text:style-name="P14"/>
      <text:p text:style-name="P14">s.168</text:p>
      <text:p text:style-name="P14">Su altı</text:p>
      <text:p text:style-name="P14"/>
      <text:p text:style-name="P13">s.168-169</text:p>
      <text:p text:style-name="P14">Kunduzun yaratılışı, yapacağı inşaat işi için özel tasarımlarla doludur.</text:p>
      <text:p text:style-name="P14">Hayvanın en önemli aleti, dişleridir. Yaptığı barajı, dişleriyle kemirip-kestiği ağaç dallarıyla inşa eder. Doğal olarak da, dişleri sürekli yıpranır, aşınır, sık sık da kırılır. Eğer bu iş için özel bir sistemle donatılmış olarak <text:soft-page-break/>yaratılmasaydı, hayvan kısa sürede dişlerini yitirebilir ve aç kalarak ölebilirdi. Ancak, dediğimiz gibi, hayvanın bu problemi, en baştan çözülmüştür. Çünkü ağaçları kemirmek için kullandığı dört tane ön dişi, hayvanın hayatı boyunca sürekli büyür.</text:p>
      <text:p text:style-name="P14">Acaba dişler nasıl olmuştur da böyle bir özelliğe sahip olmuşlardır? Kunduz, dişlerinin kırıldığını görünce, onları uzatmaya mı karar vermiştir? Yoksa, tesadüfen, ilk barajı yapan kunduzun dişleri uzamaya mı başlamıştır? Açıktır ki, hayvan, böyle bir özellikle yaratılmıştır. Bunun özel bir yaratılış olduğu, arka dişlerin boyunun sabit kalmasından da anlaşılmaktadır. Çünkü eğer hayvanın bütün dişleri sürekli olarak uzasaydı, aşınmayla karşılaşmayan arka dişler, aşırı büyüyecek, hayvanın çenesini zorlayacak, ağzı kullanılmaz hale gelecekti. Ama yalnızca öndeki dört diş uzamaktadır: Yani ağaç kemirirken kullandığı dişler... Kunduzun dişlerinden başka pek çok organı özel olarak yaptığı işe uygun şekilde yaratılmıştır. Su altında çalışırken gözün zarar görmesini engelleyen şeffaf perdeler, burnuna ve kulak içlerine su kaçması engelleyen özel kapakçıklar, su içinde bir balık gibi hareket etmesini sağlayan taraklı arka ayaklar, ayrıca yassı, geniş ve sert bir kuyruk hayvanın yaratılıştan sahip olduğu ayrıcalıklardır.</text:p>
      <text:p text:style-name="P14"/>
      <text:p text:style-name="P14">s.169</text:p>
      <text:p text:style-name="P14">Havalandırma deliği</text:p>
      <text:p text:style-name="P14"/>
      <text:p text:style-name="P14">Yuva zemini</text:p>
      <text:p text:style-name="P14"/>
      <text:p text:style-name="P14">Su seviyesi</text:p>
      <text:p text:style-name="P14"/>
      <text:p text:style-name="P14">Akarsu zemini</text:p>
      <text:p text:style-name="P14"/>
      <text:p text:style-name="P14">s.171</text:p>
      <text:p text:style-name="P14">Boyları birkaç santimi geçmeyen termitler hiçbir araç-gereç kullanmadan yüksekliği 4.5 metreye ulaşan gökdelenler yapabiliyorlar. Bu görkemli yuva, içinde yaşayan ve sayıları bir milyonu aşan termit kolonisini düşmanlarından ve dışarıdaki elverişsiz yaşam koşullarından mükemmel bir biçimde koruyor.</text:p>
      <text:p text:style-name="P14"/>
      <text:p text:style-name="P14">s.172</text:p>
      <text:p text:style-name="P14">Merkez baca</text:p>
      <text:p text:style-name="P14"/>
      <text:p text:style-name="P14">yan bacalar</text:p>
      <text:p text:style-name="P14"/>
      <text:p text:style-name="P14">besin deposu</text:p>
      <text:p text:style-name="P14"/>
      <text:p text:style-name="P14"><text:soft-page-break/>mantar bahçeleri</text:p>
      <text:p text:style-name="P14"/>
      <text:p text:style-name="P14">kraliçe odası</text:p>
      <text:p text:style-name="P14"/>
      <text:p text:style-name="P14">yeraltına çıkan tüneller</text:p>
      <text:p text:style-name="P14"/>
      <text:p text:style-name="P14">larvaların bırakıldığı odalar</text:p>
      <text:p text:style-name="P14"/>
      <text:p text:style-name="P14">Yeraltındaki yuvanın üzerine inşa edildiği destek</text:p>
      <text:p text:style-name="P14"/>
      <text:p text:style-name="P14">Termit yuvasının içi</text:p>
      <text:p text:style-name="P14"/>
      <text:p text:style-name="P14">s.173</text:p>
      <text:p text:style-name="P25">GÖKDELEN İÇİNDE TARIM</text:p>
      <text:p text:style-name="P14">Bazı termitler, gökdelenin içinde yaptıkları bahçelerde, beslenmek amacıyla mantar yetiştirirler.</text:p>
      <text:p text:style-name="P14">Ancak, bu mantarlar, normal yaşamsal faaliyetleri sonucu, termitlerin sağladığı sıcaklık dengesini bozacak şekilde ısı yayarlar. Bu aşırı ısı artışını termitlerin mutlaka dengelemeleri gerekmektedir. Termitler, hem kendilerinin meydana getirdiği ısıyı, hem de yuva içindeki bahçedeki mantarların metabolizmalarından açığa çıkan ısıyı uzaklaştırmak için ilginç yollara başvururlar. Oluşan sıcaklık yuvadaki ana kuleye (bacaya) doğru yükselir. Hava dolaşarak duvarlara yakın küçük kanallar boyunca yan bacalara geçer. Burada oksijen içeri alınıp, kendilerinin ve mantarların çıkardığı karbondioksit geri verilir. Bundan dolayı bir termit yuvası bütün koloni için dev bir ciğer gibi çalışır. Hava kılcal kanal sistemi boyunca ilerledikçe serinler.</text:p>
      <text:p text:style-name="P14">Sonuçta; devamlı serin ve oksijence zengin hava, dakikada yaklaşık 12 cm kadar hızla içeri girer ve böylece içerdeki sıcaklık devamlı olarak 30 derecede sabit kalır.</text:p>
      <text:p text:style-name="P14"/>
      <text:p text:style-name="P14">Termit yuvası</text:p>
      <text:p text:style-name="P14"/>
      <text:p text:style-name="P14">s.176</text:p>
      <text:p text:style-name="P25">DOKUMACI KARINCALAR</text:p>
      <text:p text:style-name="P14">Dokumacı karıncalar Afrika'nın yağışlı ormanlarında yaşarlar. Bu karıncaların özelliği yuvalarını diğer hemcinsleri gibi toprak altında değil de ağaçların tepelerinde yaprakları kullanarak yapmalarıdır. </text:p>
      <text:p text:style-name="P14"/>
      <text:p text:style-name="P14">Karıncalar ilk aşamada yerleşmeyi planladıkları ağaç üzerine dağılırlar. (üstte) Ağacın yuva yapacakları bölgesini tespit ettikten sonra süratle işe koyulurlar. Kullanacakları yaprakları kenarlarından bükerler. Yaprakları <text:soft-page-break/>biraraya getirmek için, birbirlerine kenetlenerek asma köprüler oluştururlar (solda ve altta). Zincirin en başındaki, yaprağı ucundan yakalar ve kendine kenetlenen ikinci karıncaya uzatır. Bu nakil işlemi, yaprak ucunun en son karıncaya ulaşmasına ve iki yaprağın üst üste gelmesine kadar sürer.</text:p>
      <text:p text:style-name="P14"/>
      <text:p text:style-name="P14">LARVADAN DİKİŞ MAKİNESİ OLUR MU?</text:p>
      <text:p text:style-name="P14">Birkaç karınca ayak ve ağızlarıyla yaprakların kenarlarını tutarken diğerleri de kuluçka yuvasından yarı gelişmiş larvalar getirir.</text:p>
      <text:p text:style-name="P14">Larvalar ağız salgılarıyla birlikte mekik vazifesi görecektir. Yetişkin karıncalar larvaları yaprak kenarlarına bastırınca larvaların ağ salgı bezleri çalışmaya başlar. Karıncalar yapraklar birbirine sımsıkı tutununcaya kadar larvaları bir dikiş iğnesi gibi ileri getirip götürürler. </text:p>
      <text:p text:style-name="P14"/>
      <text:p text:style-name="P14">s.177</text:p>
      <text:p text:style-name="P14">Dışarıdan gelecek saldırılar da göz önüne alınarak yapılan yuva bazen üç ağaca yayılacak kadar büyük olur. Yuva her türlü ihtiyaca cevap verebilecek şekilde hazırlanmıştır. Özel çocuk odalarından, gözetleme kulelerine kadar birçok bölüm vardır.</text:p>
      <text:p text:style-name="P14"/>
      <text:p text:style-name="P13">s.179</text:p>
      <text:p text:style-name="P25">SONDAJCI ARI</text:p>
      <text:p text:style-name="P14">Bu arı cinsi yavrularını sireks adı verilen başka bir arının larvası ile besler. Ama karşılaştığı bir sorun var: Sireks larva dönemini, ağaç kabuğunun 4 cm. kadar altında geçirir. Bu nedenle, sondajcı anne göremediği sireks larvalarının önce yerini tespit etmelidir. Arı, sireks larvasının yerini tesbit için vücuduna yerleştirilmiş olan çok hassas alıcıları kullanır ve ilk sorun, yani yer tespiti böylece çözümlenmiş olur. Peki ya ikincisi?... Bunu da ağaç kabuğunu delerek yapar.</text:p>
      <text:p text:style-name="P14">Arının ağaç kabuğunu delmek için sahip olduğu organa 'Ovipositor' adı verilmiştir. Bu özel organ, arının tüm vücudundan daha fazla bir uzunluğa sahiptir. Bu organ kuyruktan çıkan iki uzantının birleşmesiyle oluşur ve ucu keskin bir bıçak gibidir. Bıçağın ağzı kullanım amacına uygun olarak tırtıklı olarak yaratılmıştır.</text:p>
      <text:p text:style-name="P14">Sondajcı arı, kabuk altındaki sireksin yerini bulur bulmaz delme uzantılarını en kestirme yolu izleyecek biçimde hedefine yöneltiyor. İki uzantı, bir testere gibi ileri geri hareket ederek kabuğu deliyor. Arı sirekse isabet eder etmez, kendi yumurtasını borusu aracılığıyla larvanın içine bırakıyor. Ve yavru yaban arısı, annesinin bulup kendisine hem yem, hem sığınak olarak bıraktığı kurtçuğun içinde büyüyerek hayata başlıyor.</text:p>
      <text:p text:style-name="P14">Bu denli mükemmel bir tasarımın, asla tesadüflerin eseri olamaz.Tam tersine sonsuz akıl ve güç sahibi olan Allah'ın eseri olduğunu açıkça ortaya koymaktadır.</text:p>
      <text:p text:style-name="P14"/>
      <text:p text:style-name="P14">s.180</text:p>
      <text:p text:style-name="P25">ÇÖMLEKÇİ ARI</text:p>
      <text:p text:style-name="P14">Resimdeki yaban arısı büyük bir maharetle çamurdan yaptığı yuvasında, larva halinde bulunan yavrularını çok ilginç bir biçimde besliyor:</text:p>
      <text:p text:style-name="P14"><text:soft-page-break/>Önce büyükçe bir tırtıl buluyor ve tırtılın hareket merkezine ait 9 bölgesini sokuyor. Bu operasyon sonucu tırtıl ölmüyor ama felç edilerek hareket etmesi engellenmiş oluyor. Ardından bir ölü gibi hareketsiz olan tırtılı büyük bir dikkatle yuvaya sokuyor.Bu felçli tırtıl, yaban arısı yavrularının, erginleşip yuvadan çıkana kadarki et ihtiyaçlarını karşılıyor.</text:p>
      <text:p text:style-name="P14"/>
      <text:p text:style-name="P14">s.184</text:p>
      <text:p text:style-name="P14">Penguenler, son derece soğuk olan kutup ikliminin etkisinden korunmak için biraraya toplanırlar. Böylece bu topluluğun üyesi olan yavrular soğuk rüzgarların da etkisinden korunarak toplanma imkanı bulabilirler.</text:p>
      <text:p text:style-name="P14"/>
      <text:p text:style-name="P14">s.185</text:p>
      <text:p text:style-name="P14">Gerçekten de doğa Darwin'in dediği gibi olsaydı, yani her birey yalnız kendi yaşamını düşünseydi, hiçbir canlı yavrularını büyütmek, beslemek ve korumak pahasına bu kadar enerji, zaman ve yiyecek kaybına katlanmazdı.</text:p>
      <text:p text:style-name="P14"/>
      <text:p text:style-name="P14">s.188</text:p>
      <text:p text:style-name="P14">O'nun bilgisi olmaksızın, hiçbir dişi gebe kalmaz ve doğurmaz da. Ömür sürene, ömür verilmesi ve onun ömründen kısaltılması da mutlaka bir kitaptadır. Gerçekten bu, Allah'a göre kolaydır.</text:p>
      <text:p text:style-name="P12"><text:span text:style-name="T4">FATIR SURES</text:span>İ<text:span text:style-name="T4">, 11</text:span></text:p>
      <text:p text:style-name="P14"/>
      <text:p text:style-name="P14">s.191</text:p>
      <text:p text:style-name="P14">Anne timsah son derece hantal ve vahşi görünümüne rağmen, yavrularının üzerine adeta titrer. Korumasız yavrularını ağzındaki özel kesede toplayarak onlar için güvenli bir ortam oluşturur. </text:p>
      <text:p text:style-name="P14"/>
      <text:p text:style-name="P14">s.192</text:p>
      <text:p text:style-name="P14">OTTAN YUVA</text:p>
      <text:p text:style-name="P14"/>
      <text:p text:style-name="P14">s.194</text:p>
      <text:p text:style-name="P14">Baba megapod, yumurtalar için çukur kazarken, dişi bu işe hiç müdahale etmeden yanlızca denetçilik yapar. Yumurtalar, çatlama vakti geldiğinde, kum yığını içinden çıkarılırlar.</text:p>
      <text:p text:style-name="P14"/>
      <text:p text:style-name="P14">s.197</text:p>
      <text:p text:style-name="P14">Dişi guguk kuşu, yumurtalarını başka bir kuşun yumurtalarının yanına bırakır. Bunun için seçtiği bir yuvayı uzun süre gözetler. Yuvanın sahibi uzaklaşınca, hemen yuvaya gizlice bir yumurta bırakır. Bu arada yuvadaki yumurtalardan birini de aşağı atarak, durumun fark edilmesini önler.</text:p>
      <text:p text:style-name="P14">Yavru guguk kuşunun yumurtadan çıkar çıkmaz yaptığı ilk iş yuvadaki diğer yumurtaları sırtlayarak yuvadan aşağı atmaktır. Böylece yuvadaki bakıcı ebeveynler yalnızca kendisini besleyecektir.</text:p>
      <text:p text:style-name="P14"><text:soft-page-break/></text:p>
      <text:p text:style-name="P14">s.198</text:p>
      <text:p text:style-name="P14">YAVRU HANGİSİ?</text:p>
      <text:p text:style-name="P14">Bakıcı kuş, 6 hafta geçmesine ve guguk kuşu yavrusu kendisinin birkaç misli büyüklüğe ulaşmasına rağmen annelik vazifesini özenle sürdürür.</text:p>
      <text:p text:style-name="P14"/>
      <text:p text:style-name="P14">s.199</text:p>
      <text:p text:style-name="P14">Yaban arısı “Pepsis”</text:p>
      <text:p text:style-name="P14"/>
      <text:p text:style-name="P14">s.200</text:p>
      <text:p text:style-name="P14">Pepsis tarantulayı karnının sol üst tarafından sokar (altta). Bu bölge tarantulanın felç olması için en uygun noktadır.</text:p>
      <text:p text:style-name="P14"/>
      <text:p text:style-name="P14">s.201</text:p>
      <text:p text:style-name="P14">Eğer aklınızı kullanabiliyorsanız, O, doğunun da, batının da ve bunlar arasında olan herşeyin de Rabbidir.</text:p>
      <text:p text:style-name="P12">Ş<text:span text:style-name="T4">UARA SURES</text:span>İ<text:span text:style-name="T4">, 28</text:span></text:p>
      <text:p text:style-name="P14"/>
      <text:p text:style-name="P13">s.205</text:p>
      <text:p text:style-name="P14">Görmedin mi ki, göklerde ve yerde olanlar ve dizi dizi uçan kuşlar, gerçekten Allah'ı tesbih etmektedir. Her biri, kendi duasını ve tesbihini şüphesiz bilmiştir. Allah, onların işlediklerini bilendir. </text:p>
      <text:p text:style-name="P14">(Nur Suresi, 41)</text:p>
      <text:p text:style-name="P14"/>
      <text:p text:style-name="P14">Sarı salkım kuşu</text:p>
      <text:p text:style-name="P14"/>
      <text:p text:style-name="P14">Kuluçka ve Üreme Alanı</text:p>
      <text:p text:style-name="P14"/>
      <text:p text:style-name="P14">Kışlama Yeri</text:p>
      <text:p text:style-name="P14"/>
      <text:p text:style-name="P14">Sarı salkım kuşunun göç yolları</text:p>
      <text:p text:style-name="P14"/>
      <text:p text:style-name="P14">s.209</text:p>
      <text:p text:style-name="P14">Aşağıdaki illustrasyon, kuşların uçarken faydalandıkları 12 unsuru göstermektedir.</text:p>
      <text:p text:style-name="P14"><text:soft-page-break/>1- Güneş, 2- Zamanlama hissi, 3- Yıldızların konumları, 4- Ultraviyole ışınları, 5- Polarize ışık, 6- Çok düşük frekanslı sesler, 7- Çok uzaklardan gelen dalga, gökgürültüsü gibi sesler, 8- Dünyanın manyetik alanı, 9- Yerçekimi, 10- Meteoroloji değerlendirmesi, 11- Uygun rüzgarlar, 12- Yeryüzü şekilleri.</text:p>
      <text:p text:style-name="P14"/>
      <text:p text:style-name="P14">s.210</text:p>
      <text:p text:style-name="P14">Çok küçük olmasına rağmen uzun göç yolculukları yapabilen kolibri.</text:p>
      <text:p text:style-name="P14">s.214</text:p>
      <text:p text:style-name="P14">Monarkların binlercesi bir ağaca konduklarında, ağaç neredeyse görünmez olur.</text:p>
      <text:p text:style-name="P14"/>
      <text:p text:style-name="P14">s.215</text:p>
      <text:p text:style-name="P14">Sözünüzü ister gizleyin, ister açığa vurun. Şüphesiz O, sinelerin özünde saklı duranı bilendir. O, yarattığını bilmez mi? O, Latif'tir; Habir'dir. (Mülk Suresi, 13-14)</text:p>
      <text:p text:style-name="P14"/>
      <text:p text:style-name="P14">s.216</text:p>
      <text:p text:style-name="P14">GEMİ PRUVASI - YUNUS</text:p>
      <text:p text:style-name="P14">Yunusların burun çıkıntısı, modern büyük gemilerin pruvasına model olmuştur.</text:p>
      <text:p text:style-name="P14">Günümüzde inşa edilen büyük gemilerde "V" şeklindeki pruvalar yerine yunusların burun çıkıntısına benzer bir yapı kullanılmaktadır. Bu biçimdeki pruva su yüzeyini daha iyi yarmakta, böylece daha az enerji harcamasıyla daha süratli yol alınması sağlanmaktadır. Yunus burnu şeklindeki bu tip pruvalardan %25’e ulaşan oranda yakıt tasarrufu sağlanmaktadır.</text:p>
      <text:p text:style-name="P14"/>
      <text:p text:style-name="P14">s.217</text:p>
      <text:p text:style-name="P14">CONCORDE - YUNUS</text:p>
      <text:p text:style-name="P14">Yunus pruvası aynı zamanda Concorde’un tasarımcılarına da model olmuştur. "Mühendisler, havanın Concorde'un dış yüzeyinde yaptığı sürtünmeyi engellemek için yaptıkları çalışmada, yunus balığının iğ biçimindeki burnundan etkilendiler. Bu balığın kuyruk yüzgeci suyun içinde adeta bir motor görevi görüyor. Concorde'un da motorları yunustaki gibi arkaya yerleştirilmiş ve mükemmel bir sonuç elde edilmiştir." </text:p>
      <text:p text:style-name="P14"/>
      <text:p text:style-name="P14">s.218</text:p>
      <text:p text:style-name="P14">Yollanan ses dalgaları</text:p>
      <text:p text:style-name="P14"/>
      <text:p text:style-name="P14">Yansıyan ses dalgaları</text:p>
      <text:p text:style-name="P14"/>
      <text:p text:style-name="P14">SONAR - YUNUS</text:p>
      <text:p text:style-name="P14"><text:soft-page-break/>Yunuslar başlarının önündeki özel bir organdan saniyede 200.000 titreşime sahip ses dalgaları yollarlar. Bu titreşimlerin yardımıyla sadece yollarındaki engelleri hissetmekle kalmaz aynı zamanda, yankının özelliklerinden söz konusu cismin yönünü, uzaklığını, hızını, büyüklüğünü ve şeklini de ayrıntılarıyla hesaplayabilirler. Sonarın çalışma prensibi yunusların bu algısıyla aynıdır.</text:p>
      <text:p text:style-name="P14"/>
      <text:p text:style-name="P14">s.219</text:p>
      <text:p text:style-name="P14">DENİZALTILAR - YUNUS</text:p>
      <text:p text:style-name="P14">Yunusların mekik biçimindeki vücut yapıları onlara büyük bir hızda hareket yeteneği kazandırmaktadır. Ancak bilim adamları balığın bu kadar hızlı gitmesinde büyük bir rol oynayan başka bir yapı daha keşfettiler:</text:p>
      <text:p text:style-name="P14">Yunus derisi üç katmandan oluşur. Dıştaki katman ince ve çok esnektir; içteki katman kalındır ve bu katmana plastik kıllı bir fırça görünümünü sağlayan esnek kıllardan kuruludur. Katmanların üçüncüsü olan ortadaki ise süngerimsi bir maddeden yapılmıştır. </text:p>
      <text:p text:style-name="P14">Son hızla yüzen yunus balığına etki edebilecek ani bir basınç iç katmanlara iletilerek söndürülür.</text:p>
      <text:p text:style-name="P14">Alman denizaltı mühendisleri, dört yıllık bir araştırmadan sonra bu özelliğe sahip sentetik bir kaplama yapmayı başardılar. Söz konusu kaplama iki kauçuk tabakadan olşuyor ve tabakalar arasında yunusun deri hücrelerine benzeyen kabarcıklar bulunuyordu. Bu kaplamaların kullanıldığı denizaltıların hızlarında %250 oranında bir artış görüldü.</text:p>
      <text:p text:style-name="P14"/>
      <text:p text:style-name="P14">Kavun</text:p>
      <text:p text:style-name="P14"/>
      <text:p text:style-name="P14">Beyin</text:p>
      <text:p text:style-name="P14"/>
      <text:p text:style-name="P14">s.220</text:p>
      <text:p text:style-name="P14">Kanadın tırmanma, seyir ya da iniş anındaki en etkin konumu</text:p>
      <text:p text:style-name="P14"/>
      <text:p text:style-name="P14">Kuşların kanat yapıları bir tasarım harikasıdır. Bu canlılar sıcak, soğuk, rüzgarlı, durgun havada kısacası değişen tüm şartlara karşı kanadını en başarılı biçimde kullanarak uçabilirler. Kuşların bu üstün özelliği bilim adamlarının dikkatini çekmiş ve değişen şartlara göre biçim değiştirebilen kanatlar yapmayı amaçlamışlardır. Soldaki çizim resimlerde bu amaçla tasarlanan bir kanadın kesitleri ve fonksiyonları görülüyor.</text:p>
      <text:p text:style-name="P14"/>
      <text:p text:style-name="P14">Kuşun kalkış ve ilk tırmanma anındaki genişleyen kanat alanı</text:p>
      <text:p text:style-name="P14"/>
      <text:p text:style-name="P14">Kuş kanadının maksimum kaldırma ve yüksek hava direnci</text:p>
      <text:p text:style-name="P14"/>
      <text:p text:style-name="P14">Kanadın pistte iken fren amaçlı maksimum hava direnci ve azaltılmış kaldırma özelliği</text:p>
      <text:p text:style-name="P14"><text:soft-page-break/></text:p>
      <text:p text:style-name="P14">s.221</text:p>
      <text:p text:style-name="P14">Gerçekten hayvanlarda da sizin için bir ders (ibret) vardır; karınlarının içinde olanlardan size içirmekteyiz ve onlarda sizin için daha birçok yararlar var…</text:p>
      <text:p text:style-name="P14">MÜMİNUN SURESİ, 21</text:p>
      <text:p text:style-name="P13"/>
      <text:p text:style-name="P14">s.222</text:p>
      <text:p text:style-name="P14">Köpek balığının derisindeki pullarda U biçimi kanallar bulunur. Bu kanallar girdaplar oluşturarak suyu vücuda yaklaştırır ve suyun yüzücüye karşı oluşturduğu direnci de azaltır. Yukarıdaki sağ alttaki resimde köpek balığının derisinin taramalı elektron mikroskobundaki görünüşü yer alıyor. Sidney Olimpiyatlarında Avustralyalı Ian Thorpe gibi altın madalyalı tüm yüzücüler köpek balığı derisinin özelliğini taşıyan mayolar giydiler. Bu, yeni bir iş sahasının açılmasını sağlayacak kadar önemli bir gelişmeydi. Mayo üretiminde dünyanın en ünlü isimleri arasında yer alan Speedo, Nike ve Adidas gibi firmalar biyomekanik ve hidrodinamik konusunda birçok uzmanı işe aldılar.</text:p>
      <text:p text:style-name="P14"/>
      <text:p text:style-name="P14">s.223</text:p>
      <text:p text:style-name="P25">EIFFEL KULESİ-İNSAN KEMİĞİ</text:p>
      <text:p text:style-name="P14">Kulenin mimarı Eiffel'in yardımcısı Maurice Koechlin, ünlü kulenin projesini çizerken vücudun en hafif ve en dirençli kemiği olan uyluk kemiğinden etkilenmiş. Sonuç: kendinden havalandırmalı ve sarsılmaz bir mimari. Kuleye ilham kaynağı olan kemik, boru şeklinde ancak içi iğli bir yapıya sahiptir. Bu yapı kemiklere esneklik ve hafiflik kazandırırken sağlamlıklarından da hiçbir şey kaybettirmez. Aynı şekilde yapılan binalarda hem malzeme tasarrufu sağlanmakta hem de yapının iskeleti, kemikteki gibi sağlamlık ve esneklik kazanmaktadır.</text:p>
      <text:p text:style-name="P14"/>
      <text:p text:style-name="P14">s.224</text:p>
      <text:p text:style-name="P25">HELİKOPTER-YUSUFÇUK</text:p>
      <text:p text:style-name="P14">Savaş araçları ve roketler üreten MBB firması, BO 105 tipi helikopteri üretirken, Yusufçuğun yapısını ve uçuş stilini kendine örnek almış. </text:p>
      <text:p text:style-name="P14">Helikopter üreten Amerikan Skorsky firması da yusufçuğu doğrudan helikoptere adapte ederek yeni bir tasarım yapmıştır. Yukarıda helikopterin tasarımı sırasında, bu işin nasıl yapıldığını gösteren arabasamaklar yer alıyor.</text:p>
      <text:p text:style-name="P14"/>
      <text:p text:style-name="P25">DENİZALTILAR NAUTILUS</text:p>
      <text:p text:style-name="P14">Nautilus isimli deniz canlısı dalmak istediğinde vücudunda bulunan içi boş odacıkları su ile doldurur. Yüzeye çıkmak istediğinde ise, ürettiği özel bir gazı bu dalış hücrelerine pompalar ve suyun boşalmasını sağlar. Denizaltılarda da Nautilus'taki gibi dalış odaları yapılmakta, içeri alınan suyun boşaltılmasında ise su motorlarından faydalanılmaktadır. </text:p>
      <text:p text:style-name="P14"/>
      <text:p text:style-name="P14"><text:soft-page-break/>s.225</text:p>
      <text:p text:style-name="P25">RADAR-YARASA</text:p>
      <text:p text:style-name="P14">Görme duyuları 'kör' denebilecek kadar zayıf olan yarasalar ultrason denilen çok yüksek titreşimli ses dalgaları yayarlar. Bu sesler saniyede 20.000 titreşimin üzerinde olduğundan, insan tarafından duyulamaz. Yarasının yaydığı ses dalgaları havadaki ve yerdeki hayvanlara veya hayvanın önündeki diğer engellere çarparak yansır. Yarasa, yansıyan ve kendine gelen bu titreşimlere göre yönünü ve hareket tarzını belirler. Radarın çalışma prensibi de aynıdır.</text:p>
      <text:p text:style-name="P14"/>
      <text:p text:style-name="P25">%100 Verimle IŞIK Üreten Ateş Böceklerİ</text:p>
      <text:p text:style-name="P14">Ateş böcekleri karın kısımlarında yeşil-sarı ışık üretir. Ateş böceklerinde ışık üreten hücreler, oksijen ve "lusiferaz" adlı bir kimyasalla reaksiyona giren "lusiferin" adlı bir kimyasal içerir. Böcek, hücrelerine nefes alma tüpleriyle sağladığı hava miktarını ayarlayarak ışığının yanıp sönmesini kontrol eder. Normal elektrik ampulleri %10 verimle çalışırlar, %90'ı ise ısı olarak açığa çıkar. Buna karşın ateş böcekleri %100'lük bir verimle ışık üretirler. Ateş böceklerinin bu başarılı elektrik üretimi bilim adamlarına örnek teşkil etmektedir.</text:p>
      <text:p text:style-name="P14">Peki ama ateş böceklerini bu kadar verimli bir üretim yapmaya yönelten güç nedir? Evrimcilere göre bu güç şuursuz atomlar, tesadüfler ya da hiçbir zorlayıcı gücü olmayan dış etkenlerdir. Ancak bu saydıklarımızın hiçbiri bu verimli çalışmayı başlatacak güce sahip değildir. Allah'ın sanatı benzersizdir ve sonsuzdur. Allah Kuran'daki pek çok ayette aklını kullanan insanların yaratılmış olan varlıkları düşünerek öğüt almaları gerektiğinden bahseder. Dolayısıyla insana düşen yaratılış mucizeleri üzerinde düşünmek ve sadece Allah'a yönelmektir.</text:p>
      <text:p text:style-name="P14"/>
      <text:p text:style-name="P14">s.226</text:p>
      <text:p text:style-name="P14">MİMARİ-ÖRÜMCEK AĞI</text:p>
      <text:p text:style-name="P14">Günümüzde bu prensip inşaat mühendisleri tarafından fark edilmiş ve tel örgüler yardımıyla kullanılmaya başlanmıştır. Örneğin Cidde Havaalanı Hac Terminali ve Münih'teki hayvanat bahçesi bu prensipten yararlanılarak yapılan binalardandır.</text:p>
      <text:p text:style-name="P14"/>
      <text:p text:style-name="P14">MÜNİH OLİMPİYAT STADI, YUSUFÇUĞUN KANATLARI VE ÖRÜMCEK AĞLARI</text:p>
      <text:p text:style-name="P14">Yusufçuk böceğinin kanatları, milimetrenin 1/3000'i kalınlığındadır. Bu denli ince olmasına rağmen oldukça dayanıklıdır. Bunun sebebi böceğin kanatlarının sayıları 1000'e varan bölmelerden oluşmasıdır. Bu bölmeli yapı sayesinde hayvanın kanatları yırtılmamakta, uçarken oluşan basınca dayanabilmektedir. Münih Olimpiyat Stadı'nın çatısı da (küçük fotoğraf) aynı prensip kullanılarak yapılmıştır.</text:p>
      <text:p text:style-name="P14">Münih Olimpiyat Stadı'ndaki tavan kaplama alanlarının inşasında, "tepeli toygar örümceği"nin ot ve çalıların üzerine ağ gererek yaptığı yuvasının yapısı (yanda) örnek alınmıştır.</text:p>
      <text:p text:style-name="P14"/>
      <text:p text:style-name="P14">s.227</text:p>
      <text:p text:style-name="P25">LOTUS BİTKİSİ VE DIŞ CEPHE KAPLAMA MALZEMESİ</text:p>
      <text:p text:style-name="P14"/>
      <text:p text:style-name="P14"><text:soft-page-break/>Üzerinde sıvı bulunan Lotus bitkisinin yaprağı</text:p>
      <text:p text:style-name="P14"/>
      <text:p text:style-name="P12"><text:span text:style-name="T4">Bonn Üniversitesi'nden Dr. Wilhelm Barthlott, mikroskop altında yaptığı incelemelerde, en az temizlik gerektiren yaprakların en pürüzlü yüzeylere sahip olduğunu fark etmiştir. Dr. Barthlott, bunların en temizi olan Lotus bitkisi üzerinde, bir çivi yatağı gibi minik noktalar olduğunu buldu. Bir toz ya da kir zerresi yaprak üzerine düştüğünde, belli belirsiz biçimde bu noktalar üzerinde iki yana sallanır. Bir damla su, bu minik noktalar üzerinde yuvarlanınca zayıf şekilde tutunmuş olan kiri alıp götürür. Diğer bir deyişle, nilüfer çiçeği, kendi kendini temizleyen bir yaprağa sahiptir. </text:span><text:span text:style-name="T7">(Jim Robbins, Engineers Ask Nature for Design Advice", New York Times, 11 December 2001) </text:span><text:span text:style-name="T4">Nilüfer çiçeğinin bu özelliği araştırmacılara ilham kaynağı olmuş ve LOTUSAN adı verilen, 5 yıl kendisini temiz tutacağı garantisi verilen dış cephe malzemesi üretilmiştir.</text:span></text:p>
      <text:p text:style-name="P14"/>
      <text:p text:style-name="P14">Su damlasının normal bir yüzeydeki etkisi</text:p>
      <text:p text:style-name="P14"/>
      <text:p text:style-name="P14">Lotusanla kaplı bir bina cephesinde su damlalarının temizleyici etkisi</text:p>
      <text:p text:style-name="P14"/>
      <text:p text:style-name="P14">Yağmur damlasının lotus yaprağı üzerindeki temizleyici etkisi</text:p>
      <text:p text:style-name="P14"/>
      <text:p text:style-name="P13">s.235</text:p>
      <text:p text:style-name="P12"><text:span text:style-name="T1">N</text:span><text:span text:style-name="T18">2</text:span></text:p>
      <text:p text:style-name="P13">Atmosferdeki nitrojen</text:p>
      <text:p text:style-name="P13"/>
      <text:p text:style-name="P12"><text:span text:style-name="T1">N</text:span><text:span text:style-name="T18">2</text:span></text:p>
      <text:p text:style-name="P24"/>
      <text:p text:style-name="P12"><text:span text:style-name="T1">N</text:span><text:span text:style-name="T18">2</text:span></text:p>
      <text:p text:style-name="P24"/>
      <text:p text:style-name="P13">Bitkilerde protein</text:p>
      <text:p text:style-name="P13"/>
      <text:p text:style-name="P13">Sindirme</text:p>
      <text:p text:style-name="P13"/>
      <text:p text:style-name="P13">Otçul protein</text:p>
      <text:p text:style-name="P13"/>
      <text:p text:style-name="P13">Sindirme</text:p>
      <text:p text:style-name="P13"/>
      <text:p text:style-name="P13">Etobur protein</text:p>
      <text:p text:style-name="P13"/>
      <text:p text:style-name="P13"><text:soft-page-break/>Bitki köklerince emilen amonyak ve nitrat</text:p>
      <text:p text:style-name="P13"/>
      <text:p text:style-name="P13">Nitratsızlaştırıcı bakteri</text:p>
      <text:p text:style-name="P13"/>
      <text:p text:style-name="P13">Azot sabitleştirici bakteri</text:p>
      <text:p text:style-name="P13"/>
      <text:p text:style-name="P12"><text:span text:style-name="T1">NH</text:span><text:span text:style-name="T18">3</text:span></text:p>
      <text:p text:style-name="P13">Amonyak</text:p>
      <text:p text:style-name="P13"/>
      <text:p text:style-name="P12"><text:span text:style-name="T1">+NO</text:span><text:span text:style-name="T18">2</text:span></text:p>
      <text:p text:style-name="P13">Nitrat</text:p>
      <text:p text:style-name="P13"/>
      <text:p text:style-name="P13">Nitrifiyan bakteri</text:p>
      <text:p text:style-name="P13"/>
      <text:p text:style-name="P12"><text:span text:style-name="T1">-NO</text:span><text:span text:style-name="T18">2</text:span></text:p>
      <text:p text:style-name="P13">Nitrit</text:p>
      <text:p text:style-name="P13"/>
      <text:p text:style-name="P13">Nitrifiyan bakteri</text:p>
      <text:p text:style-name="P13"/>
      <text:p text:style-name="P13">Ölü organik madde içerisinde protein</text:p>
      <text:p text:style-name="P13"/>
      <text:p text:style-name="P13">Azot çöpü</text:p>
      <text:p text:style-name="P13"/>
      <text:p text:style-name="P13">Bozulmaya sebep olan öğeler</text:p>
      <text:p text:style-name="P13"/>
      <text:p text:style-name="P12"><text:span text:style-name="T1">NH</text:span><text:span text:style-name="T18">3</text:span></text:p>
      <text:p text:style-name="P13">Amonyak</text:p>
      <text:p text:style-name="P14"/>
      <text:p text:style-name="P14">s.236</text:p>
      <text:p text:style-name="P14">Dönüşlü Eksen</text:p>
      <text:p text:style-name="P14"/>
      <text:p text:style-name="P14"><text:soft-page-break/>Dış radyasyon kemeri</text:p>
      <text:p text:style-name="P14"/>
      <text:p text:style-name="P14">İç radyasyon kemeri</text:p>
      <text:p text:style-name="P14"/>
      <text:p text:style-name="P14">Manyetik Eksen</text:p>
      <text:p text:style-name="P14"/>
      <text:p text:style-name="P14">İç radyasyon kemeri</text:p>
      <text:p text:style-name="P14"/>
      <text:p text:style-name="P14">Dış radyasyon kemeri</text:p>
      <text:p text:style-name="P14"/>
      <text:p text:style-name="P13">s.238</text:p>
      <text:p text:style-name="P14">Gezegenimize düşen göktaşları atmosferden geçerken sürtünmeden kaynaklanan büyük kütle kaybına uğrar. Böylece dünyamız büyük felaketlerden korunmuş olur.</text:p>
      <text:p text:style-name="P14"/>
      <text:p text:style-name="P14">s.241</text:p>
      <text:p text:style-name="P14">SU DÖNGÜSÜ</text:p>
      <text:p text:style-name="P14"/>
      <text:p text:style-name="P14">Yoğunlaşma</text:p>
      <text:p text:style-name="P14"/>
      <text:p text:style-name="P14">Deniz, göl ve nehirlerden buharlaşma</text:p>
      <text:p text:style-name="P14"/>
      <text:p text:style-name="P14">Bitkilerden terleme yoluyla buharlaşma</text:p>
      <text:p text:style-name="P14"/>
      <text:p text:style-name="P14">Yağış</text:p>
      <text:p text:style-name="P14"/>
      <text:p text:style-name="P14">Yeryüzü suyu</text:p>
      <text:p text:style-name="P14"/>
      <text:p text:style-name="P14">Yüzey akışı</text:p>
      <text:p text:style-name="P14"/>
      <text:p text:style-name="P14">"Görmüyor musun; gerçekten Allah, gökyüzünden su indirdi de onu yerin içindeki kaynaklara yürütüp-geçirdi. Sonra onunla çeşitli renklerde ekinler çıkarıyor. Sonra kurumaya başlar, böylece onu sararmış görürsün. Sonra da onu kurumuş kırıntılar kılıyor. Şüphesiz bunda, temiz akıl sahipleri için gerçekten öğüt alınacak bir ders (zikr) vardır." (Zümer Suresi, 21)</text:p>
      <text:p text:style-name="P14"><text:soft-page-break/></text:p>
      <text:p text:style-name="P14">s.242</text:p>
      <text:p text:style-name="P14">Su parçacıkları, okyanuslardan bulutlara kadar taşınan tuz kristallerinin etrafında biraraya gelerek, yağmur damlalarını oluştururlar. Böylece havadan daha ağır bir konuma gelen damlalar buluttan ayrılır ve yağmur şeklinde düşmeye başlarlar.</text:p>
      <text:p text:style-name="P14"/>
      <text:p text:style-name="P14">Okyanusların yüzeyinde, her an, köpüklenmeden dolayı oluşan sayısız küçük hava kabarcığı patlamakta ve deniz tuzlarınca zengin pek çok su damlacığı atmosfere fırlatılmaktadır. Atmosfer, bu damlacıkların rüzgarla taşınması sayesinde, günde 27 milyon ton tuz kazanır. Bu tuzlar sonradan oluşacak yağmur damlasının çekirdeğini oluşturacaktır.</text:p>
      <text:p text:style-name="P14"/>
      <text:p text:style-name="P14">s.243</text:p>
      <text:p text:style-name="P12"><text:span text:style-name="T4">NAHL SURES</text:span>İ<text:span text:style-name="T4">, 10-11</text:span></text:p>
      <text:p text:style-name="P14">Sizin için gökten su indiren O'dur; içecek ondan, ağaç ondandır (ki) hayvanlarınızı onda otlatmaktasınız. Onunla sizin için ekin, zeytin, hurmalıklar, üzümler ve meyvelerin her türlüsünden bitirir. Şüphesiz bunda, düşünebilen bir topluluk için ayetler vardır.</text:p>
      <text:p text:style-name="P14"/>
      <text:p text:style-name="P14">s.246</text:p>
      <text:p text:style-name="P14">"O'nun ayetlerinden biri de, senin gerçekten yeryüzünü huşu içinde (solmuş, boynu bükülmüş ve kupkuru) görmendir. Ama Biz onun üzerine suyu indirdiğimiz zaman, deprenir ve kabarır. Şüphesiz onu dirilten, ölüleri de elbette dirilticidir. Çünkü O, herşeye güç yetirendir." (Fussilet Suresi, 39)</text:p>
      <text:p text:style-name="P14"/>
      <text:p text:style-name="P14">s.257</text:p>
      <text:p text:style-name="P13">En son evrimci kaynakların da kabul ettiği gibi, hayatın kökeni, hala evrim teorisi için son derece büyük bir açmazdır.</text:p>
      <text:p text:style-name="P13"/>
      <text:p text:style-name="P13">s.258</text:p>
      <text:p text:style-name="P13">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3"/>
      <text:p text:style-name="P13">s.261</text:p>
      <text:p text:style-name="P13">anten</text:p>
      <text:p text:style-name="P13"/>
      <text:p text:style-name="P13"><text:soft-page-break/>gözler</text:p>
      <text:p text:style-name="P13"/>
      <text:p text:style-name="P13">ağız</text:p>
      <text:p text:style-name="P13"/>
      <text:p text:style-name="P13">bacak</text:p>
      <text:p text:style-name="P13"/>
      <text:p text:style-name="P13">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3"/>
      <text:p text:style-name="P13">s.263</text:p>
      <text:p text:style-name="P13">Kretase dönemine ait bu timsah fosili 65 milyon yıllıktır. Günümüzde yaşayan timsahlardan hiçbir farkı yoktur.</text:p>
      <text:p text:style-name="P13"/>
      <text:p text:style-name="P13">İtalya'da çıkarılmış bu Mene balığı fosili 54 - 37 milyon yıllıktır.</text:p>
      <text:p text:style-name="P13"/>
      <text:p text:style-name="P13">Bu 50 milyon yıllık çınar yaprağı fosili ABD çıkarılmıştır. 50 milyon yıldır çınar yaprakları hiç değişmemiş, evrim geçirmemiştir.</text:p>
      <text:p text:style-name="P13"/>
      <text:p text:style-name="P13">s.266</text:p>
      <text:p text:style-name="P13">SAHTE</text:p>
      <text:p text:style-name="P13"/>
      <text:p text:style-name="P13">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text:p>
      <text:p text:style-name="P13"/>
      <text:p text:style-name="P13">s.269</text:p>
      <text:p text:style-name="P13">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3"/>
      <text:p text:style-name="P13">s.274</text:p>
      <text:p text:style-name="P13"><text:soft-page-break/>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3"/>
      <text:p text:style-name="P13">s.278</text:p>
      <text:p text:style-name="P13">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h text:style-name="P6" text:outline-level="1">ARKA KAPAK</text:h>
      <text:p text:style-name="P13"/>
      <text:p text:style-name="P12"/>
      <text:p text:style-name="P14">Yüce Allah, Kuran'ın yüzlerce ayetinde insanları yaratılmışlar üzerinde düşünmeye çağırır. Örneğin Bakara Suresi'nin 164. ayetinde şöyle bildirilir: </text:p>
      <text:p text:style-name="P28">“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çevirmesinde düşünen bir topluluk için gerçekten ayetler (ibret ve deliller) vardır.”</text:p>
      <text:p text:style-name="P14">İnsan, sadece kendi bedenini, ya da doğadaki herhangi bir şeyi incelediğinde büyük bir ölçü, sanat, plan ve akıl bulacaktır.</text:p>
      <text:p text:style-name="P14">Bu kitap, Allah'ın sayısız ayetlerinden bir kısmını görebilme ve gösterebilme amacıyla hazırlanmıştır.</text:p>
      <text:p text:style-name="P14"/>
      <text:p text:style-name="P12"><text:span text:style-name="T6">YAZAR HAKKINDA:</text:span><text:span text:style-name="T4">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4">Harun Yahya Külliyatı, -Allah'ın izniyle- 21. yüzyılda dünya insanlarını Kuran'da tarif edilen huzur ve barışa, doğruluk ve adalete, güzellik ve mutluluğa taşımaya bir vesile olacaktır.</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rutiger55Roman" svg:font-family="Frutiger55Roman" style:font-pitch="variable"/>
    <style:font-face style:name="Lato" svg:font-family="Lato" style:font-pitch="variable"/>
    <style:font-face style:name="MS Reference Sans Serif" svg:font-family="'MS Reference Sans Serif'" style:font-pitch="variable"/>
    <style:font-face style:name="Palatino" svg:font-family="Palatino"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035cm" loext:contextual-spacing="false" fo:orphans="2" fo:widows="2" fo:text-indent="0cm" style:auto-text-indent="false" fo:keep-with-next="always"/>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C_20_ANA_20_BOLUM_20_BASLIKLARI" style:display-name="C ANA BOLUM BASLIKLAR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METIN_20_AYET" style:display-name="C METIN AYET" style:family="paragraph" style:next-style-name="C_20_BASLIK">
      <style:paragraph-properties fo:margin-left="0.801cm" fo:margin-right="0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BASLIK" style:display-name="C BASLIK" style:family="paragraph">
      <style:paragraph-properties fo:line-height="0.437cm" fo:text-align="end"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GRI_20_KUTU_20_AYET" style:display-name="C GRI KUTU AYET" style:family="paragraph">
      <style:paragraph-properties fo:margin-left="2cm" fo:margin-right="0.499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AC.ALT_20_BASLIK" style:display-name="C AC.ALT BASLIK" style:family="paragraph">
      <style:paragraph-properties fo:margin-left="0.801cm" fo:margin-right="0cm" fo:line-height="0.56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next-style-name="C_20_RESIM_20_USTU_20_YAZIKUTUSU_20_BASLIK">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RESIM_20_USTU_20_YAZIKUTUSU_20_BASLIK" style:display-name="C RESIM USTU YAZIKUTUSU BASLIK" style:family="paragraph">
      <style:paragraph-properties fo:line-height="0.529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ANAMETIN" style:display-name="C ANA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RESIM_20_YAZI" style:display-name="C RESIM YAZI" style:family="paragraph">
      <style:paragraph-properties fo:line-height="0.35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GRI_20_KUTU_20_AYET_20_ISMI_20_NO" style:display-name="C GRI KUTU AYET ISMI NO" style:family="paragraph">
      <style:paragraph-properties fo:margin-left="0cm" fo:margin-right="0.801cm" fo:line-height="0.071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ÜŞÜNEN İNSANLAR İÇİN</dc:title>
    <dc:subject>DÜŞÜNEN İNSANLAR İÇİN</dc:subject>
    <meta:initial-creator>Harun Yahya</meta:initial-creator>
    <meta:creation-date>2015-07-29T17:53:00</meta:creation-date>
    <dc:date>2019-10-13T10:05:08.975688483</dc:date>
    <meta:print-date>2012-02-09T12:44:00</meta:print-date>
    <meta:editing-cycles>59</meta:editing-cycles>
    <meta:editing-duration>PT4H46M28S</meta:editing-duration>
    <meta:generator>LibreOffice/6.3.2.2$Linux_X86_64 LibreOffice_project/ddcf6633b674837c71d3649d97a9cb3c0d392a84</meta:generator>
    <meta:document-statistic meta:table-count="0" meta:image-count="0" meta:object-count="0" meta:page-count="138" meta:paragraph-count="1662" meta:word-count="43108" meta:character-count="328286" meta:non-whitespace-character-count="286540"/>
  </office:meta>
</office:document-meta>
</file>